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242510" officeooo:paragraph-rsid="00242510"/>
    </style:style>
    <style:style style:name="P68" style:family="paragraph" style:parent-style-name="Standard">
      <style:paragraph-properties fo:margin-top="0cm" fo:margin-bottom="0cm" loext:contextual-spacing="false"/>
      <style:text-properties officeooo:rsid="002794e2" officeooo:paragraph-rsid="002794e2"/>
    </style:style>
    <style:style style:name="P69" style:family="paragraph" style:parent-style-name="Standard">
      <style:paragraph-properties fo:margin-top="0cm" fo:margin-bottom="0cm" loext:contextual-spacing="false"/>
      <style:text-properties officeooo:paragraph-rsid="0029db5c"/>
    </style:style>
    <style:style style:name="P70" style:family="paragraph" style:parent-style-name="Standard">
      <style:paragraph-properties fo:margin-top="0cm" fo:margin-bottom="0cm" loext:contextual-spacing="false"/>
      <style:text-properties officeooo:rsid="002b0512" officeooo:paragraph-rsid="002b0512"/>
    </style:style>
    <style:style style:name="P71" style:family="paragraph" style:parent-style-name="Standard">
      <style:paragraph-properties fo:margin-top="0cm" fo:margin-bottom="0cm" loext:contextual-spacing="false"/>
      <style:text-properties officeooo:rsid="002b217c" officeooo:paragraph-rsid="002b217c"/>
    </style:style>
    <style:style style:name="P72" style:family="paragraph" style:parent-style-name="Standard">
      <style:paragraph-properties fo:margin-top="0cm" fo:margin-bottom="0cm" loext:contextual-spacing="false"/>
      <style:text-properties officeooo:rsid="002c23c7" officeooo:paragraph-rsid="002c23c7"/>
    </style:style>
    <style:style style:name="P73" style:family="paragraph" style:parent-style-name="Standard">
      <style:paragraph-properties fo:margin-top="0cm" fo:margin-bottom="0cm" loext:contextual-spacing="false"/>
      <style:text-properties officeooo:rsid="002e1787" officeooo:paragraph-rsid="002e1787"/>
    </style:style>
    <style:style style:name="P74" style:family="paragraph" style:parent-style-name="Standard">
      <style:paragraph-properties fo:margin-top="0cm" fo:margin-bottom="0cm" loext:contextual-spacing="false"/>
      <style:text-properties officeooo:rsid="002f625f" officeooo:paragraph-rsid="002f625f"/>
    </style:style>
    <style:style style:name="P75" style:family="paragraph" style:parent-style-name="Standard">
      <style:paragraph-properties fo:margin-top="0cm" fo:margin-bottom="0cm" loext:contextual-spacing="false"/>
      <style:text-properties officeooo:rsid="0020f7b1" officeooo:paragraph-rsid="0020f7b1"/>
    </style:style>
    <style:style style:name="P76" style:family="paragraph" style:parent-style-name="Standard">
      <style:paragraph-properties fo:margin-top="0cm" fo:margin-bottom="0cm" loext:contextual-spacing="false"/>
      <style:text-properties officeooo:rsid="0035b470" officeooo:paragraph-rsid="0035b470"/>
    </style:style>
    <style:style style:name="P77" style:family="paragraph" style:parent-style-name="Standard">
      <style:paragraph-properties fo:margin-top="0cm" fo:margin-bottom="0cm" loext:contextual-spacing="false"/>
      <style:text-properties officeooo:rsid="0038b914" officeooo:paragraph-rsid="0038b914"/>
    </style:style>
    <style:style style:name="P78" style:family="paragraph" style:parent-style-name="Standard">
      <style:paragraph-properties fo:margin-top="0cm" fo:margin-bottom="0cm" loext:contextual-spacing="false"/>
      <style:text-properties officeooo:rsid="0038b914" officeooo:paragraph-rsid="003c7493"/>
    </style:style>
    <style:style style:name="P79" style:family="paragraph" style:parent-style-name="Standard">
      <style:paragraph-properties fo:margin-top="0cm" fo:margin-bottom="0cm" loext:contextual-spacing="false"/>
      <style:text-properties officeooo:paragraph-rsid="003ccc33"/>
    </style:style>
    <style:style style:name="P80" style:family="paragraph" style:parent-style-name="Standard">
      <style:paragraph-properties fo:margin-top="0cm" fo:margin-bottom="0cm" loext:contextual-spacing="false"/>
      <style:text-properties officeooo:rsid="003dde4c" officeooo:paragraph-rsid="003dde4c"/>
    </style:style>
    <style:style style:name="P81" style:family="paragraph" style:parent-style-name="Standard">
      <style:paragraph-properties fo:margin-top="0cm" fo:margin-bottom="0cm" loext:contextual-spacing="false"/>
      <style:text-properties officeooo:rsid="00415be0" officeooo:paragraph-rsid="00415be0"/>
    </style:style>
    <style:style style:name="P82" style:family="paragraph" style:parent-style-name="Standard">
      <style:paragraph-properties fo:margin-top="0cm" fo:margin-bottom="0cm" loext:contextual-spacing="false"/>
      <style:text-properties officeooo:paragraph-rsid="0031c3eb"/>
    </style:style>
    <style:style style:name="P83" style:family="paragraph" style:parent-style-name="Standard">
      <style:paragraph-properties fo:margin-top="0cm" fo:margin-bottom="0cm" loext:contextual-spacing="false"/>
      <style:text-properties officeooo:rsid="004c83c9" officeooo:paragraph-rsid="004c83c9"/>
    </style:style>
    <style:style style:name="P84" style:family="paragraph" style:parent-style-name="Standard">
      <style:paragraph-properties fo:margin-top="0cm" fo:margin-bottom="0cm" loext:contextual-spacing="false"/>
      <style:text-properties officeooo:rsid="004f8c8a" officeooo:paragraph-rsid="004f8c8a"/>
    </style:style>
    <style:style style:name="P85" style:family="paragraph" style:parent-style-name="Standard">
      <style:paragraph-properties fo:margin-top="0cm" fo:margin-bottom="0cm" loext:contextual-spacing="false"/>
      <style:text-properties officeooo:rsid="004f8c8a" officeooo:paragraph-rsid="0051ddc4"/>
    </style:style>
    <style:style style:name="P86" style:family="paragraph" style:parent-style-name="Standard">
      <style:paragraph-properties fo:margin-top="0cm" fo:margin-bottom="0cm" loext:contextual-spacing="false"/>
      <style:text-properties officeooo:paragraph-rsid="004f8c8a"/>
    </style:style>
    <style:style style:name="P87" style:family="paragraph" style:parent-style-name="Standard">
      <style:paragraph-properties fo:margin-top="0cm" fo:margin-bottom="0cm" loext:contextual-spacing="false"/>
      <style:text-properties officeooo:rsid="0051ddc4" officeooo:paragraph-rsid="0051ddc4"/>
    </style:style>
    <style:style style:name="P88" style:family="paragraph" style:parent-style-name="Standard">
      <style:paragraph-properties fo:margin-top="0cm" fo:margin-bottom="0cm" loext:contextual-spacing="false"/>
      <style:text-properties officeooo:paragraph-rsid="0054c81a"/>
    </style:style>
    <style:style style:name="P89" style:family="paragraph" style:parent-style-name="Standard">
      <style:paragraph-properties fo:margin-top="0cm" fo:margin-bottom="0cm" loext:contextual-spacing="false"/>
      <style:text-properties officeooo:rsid="0054c81a" officeooo:paragraph-rsid="0054c81a"/>
    </style:style>
    <style:style style:name="P90" style:family="paragraph" style:parent-style-name="Standard">
      <style:paragraph-properties fo:margin-top="0cm" fo:margin-bottom="0cm" loext:contextual-spacing="false"/>
      <style:text-properties officeooo:paragraph-rsid="006879ea"/>
    </style:style>
    <style:style style:name="P91" style:family="paragraph" style:parent-style-name="Standard">
      <style:paragraph-properties fo:margin-top="0cm" fo:margin-bottom="0cm" loext:contextual-spacing="false"/>
      <style:text-properties officeooo:paragraph-rsid="00698dda"/>
    </style:style>
    <style:style style:name="P92" style:family="paragraph" style:parent-style-name="Standard">
      <style:paragraph-properties fo:margin-top="0cm" fo:margin-bottom="0cm" loext:contextual-spacing="false"/>
      <style:text-properties officeooo:paragraph-rsid="006a0fc7"/>
    </style:style>
    <style:style style:name="P93" style:family="paragraph" style:parent-style-name="Standard">
      <style:paragraph-properties fo:margin-top="0cm" fo:margin-bottom="0cm" loext:contextual-spacing="false"/>
      <style:text-properties officeooo:paragraph-rsid="007f78d4"/>
    </style:style>
    <style:style style:name="P94" style:family="paragraph" style:parent-style-name="Standard">
      <style:paragraph-properties fo:margin-top="0cm" fo:margin-bottom="0cm" loext:contextual-spacing="false"/>
      <style:text-properties officeooo:paragraph-rsid="008267cf"/>
    </style:style>
    <style:style style:name="P95" style:family="paragraph" style:parent-style-name="Standard">
      <style:paragraph-properties fo:margin-top="0cm" fo:margin-bottom="0cm" loext:contextual-spacing="false"/>
      <style:text-properties officeooo:rsid="008267cf" officeooo:paragraph-rsid="008267cf"/>
    </style:style>
    <style:style style:name="P96" style:family="paragraph" style:parent-style-name="Standard">
      <style:paragraph-properties fo:margin-top="0cm" fo:margin-bottom="0cm" loext:contextual-spacing="false"/>
      <style:text-properties officeooo:paragraph-rsid="0084cb60"/>
    </style:style>
    <style:style style:name="P97" style:family="paragraph" style:parent-style-name="Standard">
      <style:paragraph-properties fo:margin-top="0cm" fo:margin-bottom="0cm" loext:contextual-spacing="false"/>
      <style:text-properties officeooo:rsid="0084cb60" officeooo:paragraph-rsid="0084cb60"/>
    </style:style>
    <style:style style:name="P98" style:family="paragraph" style:parent-style-name="Standard">
      <style:paragraph-properties fo:margin-top="0cm" fo:margin-bottom="0cm" loext:contextual-spacing="false"/>
      <style:text-properties officeooo:paragraph-rsid="00854889"/>
    </style:style>
    <style:style style:name="P99" style:family="paragraph" style:parent-style-name="Standard">
      <style:paragraph-properties fo:margin-top="0cm" fo:margin-bottom="0cm" loext:contextual-spacing="false"/>
      <style:text-properties officeooo:rsid="00854889" officeooo:paragraph-rsid="00854889"/>
    </style:style>
    <style:style style:name="P100" style:family="paragraph" style:parent-style-name="Standard">
      <style:paragraph-properties fo:margin-top="0cm" fo:margin-bottom="0cm" loext:contextual-spacing="false"/>
      <style:text-properties officeooo:paragraph-rsid="0086d125"/>
    </style:style>
    <style:style style:name="P101" style:family="paragraph" style:parent-style-name="Standard">
      <style:paragraph-properties fo:margin-top="0cm" fo:margin-bottom="0cm" loext:contextual-spacing="false"/>
      <style:text-properties officeooo:rsid="0086d125" officeooo:paragraph-rsid="0086d125"/>
    </style:style>
    <style:style style:name="P102" style:family="paragraph" style:parent-style-name="Standard">
      <style:paragraph-properties fo:margin-top="0cm" fo:margin-bottom="0cm" loext:contextual-spacing="false"/>
      <style:text-properties officeooo:paragraph-rsid="00875b60"/>
    </style:style>
    <style:style style:name="P103" style:family="paragraph" style:parent-style-name="Standard">
      <style:paragraph-properties fo:margin-top="0cm" fo:margin-bottom="0cm" loext:contextual-spacing="false"/>
      <style:text-properties officeooo:rsid="00875b60" officeooo:paragraph-rsid="00875b60"/>
    </style:style>
    <style:style style:name="P104" style:family="paragraph" style:parent-style-name="Standard">
      <style:paragraph-properties fo:margin-top="0cm" fo:margin-bottom="0cm" loext:contextual-spacing="false"/>
      <style:text-properties officeooo:rsid="00875b60" officeooo:paragraph-rsid="025ab9f4"/>
    </style:style>
    <style:style style:name="P105" style:family="paragraph" style:parent-style-name="Standard">
      <style:paragraph-properties fo:margin-top="0cm" fo:margin-bottom="0cm" loext:contextual-spacing="false"/>
      <style:text-properties officeooo:paragraph-rsid="008a5197"/>
    </style:style>
    <style:style style:name="P106" style:family="paragraph" style:parent-style-name="Standard">
      <style:paragraph-properties fo:margin-top="0cm" fo:margin-bottom="0cm" loext:contextual-spacing="false"/>
      <style:text-properties officeooo:rsid="008a5197" officeooo:paragraph-rsid="01fd3843"/>
    </style:style>
    <style:style style:name="P107" style:family="paragraph" style:parent-style-name="Standard">
      <style:paragraph-properties fo:margin-top="0cm" fo:margin-bottom="0cm" loext:contextual-spacing="false"/>
      <style:text-properties officeooo:rsid="008a5197" officeooo:paragraph-rsid="025ab9f4"/>
    </style:style>
    <style:style style:name="P108" style:family="paragraph" style:parent-style-name="Standard">
      <style:paragraph-properties fo:margin-top="0cm" fo:margin-bottom="0cm" loext:contextual-spacing="false"/>
      <style:text-properties officeooo:paragraph-rsid="008b8610"/>
    </style:style>
    <style:style style:name="P109" style:family="paragraph" style:parent-style-name="Standard">
      <style:paragraph-properties fo:margin-top="0cm" fo:margin-bottom="0cm" loext:contextual-spacing="false"/>
      <style:text-properties officeooo:rsid="008c27dd" officeooo:paragraph-rsid="018a6446"/>
    </style:style>
    <style:style style:name="P110" style:family="paragraph" style:parent-style-name="Standard">
      <style:paragraph-properties fo:margin-top="0cm" fo:margin-bottom="0cm" loext:contextual-spacing="false"/>
      <style:text-properties officeooo:rsid="008c27dd" officeooo:paragraph-rsid="019b50e6"/>
    </style:style>
    <style:style style:name="P111" style:family="paragraph" style:parent-style-name="Standard">
      <style:paragraph-properties fo:margin-top="0cm" fo:margin-bottom="0cm" loext:contextual-spacing="false"/>
      <style:text-properties officeooo:paragraph-rsid="00911605"/>
    </style:style>
    <style:style style:name="P112" style:family="paragraph" style:parent-style-name="Standard">
      <style:paragraph-properties fo:margin-top="0cm" fo:margin-bottom="0cm" loext:contextual-spacing="false"/>
      <style:text-properties officeooo:rsid="00926609" officeooo:paragraph-rsid="017f80a1"/>
    </style:style>
    <style:style style:name="P113" style:family="paragraph" style:parent-style-name="Standard">
      <style:paragraph-properties fo:margin-top="0cm" fo:margin-bottom="0cm" loext:contextual-spacing="false"/>
      <style:text-properties officeooo:rsid="00926609" officeooo:paragraph-rsid="0216e301"/>
    </style:style>
    <style:style style:name="P114" style:family="paragraph" style:parent-style-name="Standard">
      <style:paragraph-properties fo:margin-top="0cm" fo:margin-bottom="0cm" loext:contextual-spacing="false"/>
      <style:text-properties officeooo:rsid="00911605" officeooo:paragraph-rsid="00911605"/>
    </style:style>
    <style:style style:name="P115" style:family="paragraph" style:parent-style-name="Standard">
      <style:paragraph-properties fo:margin-top="0cm" fo:margin-bottom="0cm" loext:contextual-spacing="false"/>
      <style:text-properties officeooo:rsid="00b3a71e" officeooo:paragraph-rsid="00b3a71e"/>
    </style:style>
    <style:style style:name="P116" style:family="paragraph" style:parent-style-name="Standard">
      <style:paragraph-properties fo:margin-top="0cm" fo:margin-bottom="0cm" loext:contextual-spacing="false"/>
      <style:text-properties officeooo:rsid="00b45507" officeooo:paragraph-rsid="00b45507"/>
    </style:style>
    <style:style style:name="P117" style:family="paragraph" style:parent-style-name="Standard">
      <style:paragraph-properties fo:margin-top="0cm" fo:margin-bottom="0cm" loext:contextual-spacing="false"/>
      <style:text-properties officeooo:rsid="00b63fbb" officeooo:paragraph-rsid="00b63fbb"/>
    </style:style>
    <style:style style:name="P118" style:family="paragraph" style:parent-style-name="Standard">
      <style:paragraph-properties fo:margin-top="0cm" fo:margin-bottom="0cm" loext:contextual-spacing="false"/>
      <style:text-properties officeooo:paragraph-rsid="00d8a24f"/>
    </style:style>
    <style:style style:name="P119" style:family="paragraph" style:parent-style-name="Standard">
      <style:paragraph-properties fo:margin-top="0cm" fo:margin-bottom="0cm" loext:contextual-spacing="false"/>
      <style:text-properties officeooo:paragraph-rsid="00ed3a96"/>
    </style:style>
    <style:style style:name="P120" style:family="paragraph" style:parent-style-name="Standard">
      <style:paragraph-properties fo:margin-top="0cm" fo:margin-bottom="0cm" loext:contextual-spacing="false"/>
      <style:text-properties officeooo:paragraph-rsid="00eea9e0"/>
    </style:style>
    <style:style style:name="P121" style:family="paragraph" style:parent-style-name="Standard">
      <style:paragraph-properties fo:margin-top="0cm" fo:margin-bottom="0cm" loext:contextual-spacing="false"/>
      <style:text-properties officeooo:paragraph-rsid="00efff9b"/>
    </style:style>
    <style:style style:name="P122" style:family="paragraph" style:parent-style-name="Standard">
      <style:paragraph-properties fo:margin-top="0cm" fo:margin-bottom="0cm" loext:contextual-spacing="false"/>
      <style:text-properties officeooo:paragraph-rsid="00f09459"/>
    </style:style>
    <style:style style:name="P123" style:family="paragraph" style:parent-style-name="Standard">
      <style:paragraph-properties fo:margin-top="0cm" fo:margin-bottom="0cm" loext:contextual-spacing="false"/>
      <style:text-properties officeooo:rsid="00f09459" officeooo:paragraph-rsid="00f09459"/>
    </style:style>
    <style:style style:name="P124" style:family="paragraph" style:parent-style-name="Standard">
      <style:paragraph-properties fo:margin-top="0cm" fo:margin-bottom="0cm" loext:contextual-spacing="false"/>
      <style:text-properties officeooo:rsid="00a752c4" officeooo:paragraph-rsid="00a752c4"/>
    </style:style>
    <style:style style:name="P125" style:family="paragraph" style:parent-style-name="Standard">
      <style:paragraph-properties fo:margin-top="0cm" fo:margin-bottom="0cm" loext:contextual-spacing="false"/>
      <style:text-properties officeooo:rsid="00ffe8f0" officeooo:paragraph-rsid="01030bb9"/>
    </style:style>
    <style:style style:name="P126" style:family="paragraph" style:parent-style-name="Standard">
      <style:paragraph-properties fo:margin-top="0cm" fo:margin-bottom="0cm" loext:contextual-spacing="false"/>
      <style:text-properties officeooo:rsid="00f6b788" officeooo:paragraph-rsid="0111ecb1"/>
    </style:style>
    <style:style style:name="P127" style:family="paragraph" style:parent-style-name="Standard">
      <style:paragraph-properties fo:margin-top="0cm" fo:margin-bottom="0cm" loext:contextual-spacing="false"/>
      <style:text-properties officeooo:rsid="010ca951" officeooo:paragraph-rsid="0111ecb1"/>
    </style:style>
    <style:style style:name="P128" style:family="paragraph" style:parent-style-name="Standard">
      <style:paragraph-properties fo:margin-top="0cm" fo:margin-bottom="0cm" loext:contextual-spacing="false"/>
      <style:text-properties officeooo:paragraph-rsid="0111ecb1"/>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e2768"/>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paragraph-rsid="012e2768"/>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paragraph-rsid="01c622e8"/>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94e06a" officeooo:paragraph-rsid="0216e301"/>
    </style:style>
    <style:style style:name="P203" style:family="paragraph" style:parent-style-name="Standard">
      <style:paragraph-properties fo:margin-top="0cm" fo:margin-bottom="0cm" loext:contextual-spacing="false"/>
      <style:text-properties officeooo:rsid="0096b83b" officeooo:paragraph-rsid="0216e301"/>
    </style:style>
    <style:style style:name="P204" style:family="paragraph" style:parent-style-name="Standard">
      <style:paragraph-properties fo:margin-top="0cm" fo:margin-bottom="0cm" loext:contextual-spacing="false"/>
      <style:text-properties officeooo:rsid="00975451" officeooo:paragraph-rsid="0216e301"/>
    </style:style>
    <style:style style:name="P205" style:family="paragraph" style:parent-style-name="Standard">
      <style:paragraph-properties fo:margin-top="0cm" fo:margin-bottom="0cm" loext:contextual-spacing="false"/>
      <style:text-properties officeooo:paragraph-rsid="0216e301"/>
    </style:style>
    <style:style style:name="P206" style:family="paragraph" style:parent-style-name="Standard">
      <style:paragraph-properties fo:margin-top="0cm" fo:margin-bottom="0cm" loext:contextual-spacing="false"/>
      <style:text-properties officeooo:paragraph-rsid="021b522a"/>
    </style:style>
    <style:style style:name="P207" style:family="paragraph" style:parent-style-name="Standard">
      <style:paragraph-properties fo:margin-top="0cm" fo:margin-bottom="0cm" loext:contextual-spacing="false"/>
      <style:text-properties officeooo:paragraph-rsid="0191524b"/>
    </style:style>
    <style:style style:name="P208" style:family="paragraph" style:parent-style-name="Standard">
      <style:paragraph-properties fo:margin-top="0cm" fo:margin-bottom="0cm" loext:contextual-spacing="false"/>
      <style:text-properties officeooo:paragraph-rsid="021ca700"/>
    </style:style>
    <style:style style:name="P209" style:family="paragraph" style:parent-style-name="Standard">
      <style:paragraph-properties fo:margin-top="0cm" fo:margin-bottom="0cm" loext:contextual-spacing="false"/>
      <style:text-properties officeooo:paragraph-rsid="021f0b98"/>
    </style:style>
    <style:style style:name="P210" style:family="paragraph" style:parent-style-name="Standard">
      <style:paragraph-properties fo:margin-top="0cm" fo:margin-bottom="0cm" loext:contextual-spacing="false"/>
      <style:text-properties officeooo:rsid="00c0f176" officeooo:paragraph-rsid="0228279a"/>
    </style:style>
    <style:style style:name="P211" style:family="paragraph" style:parent-style-name="Standard">
      <style:paragraph-properties fo:margin-top="0cm" fo:margin-bottom="0cm" loext:contextual-spacing="false"/>
      <style:text-properties officeooo:paragraph-rsid="0228279a"/>
    </style:style>
    <style:style style:name="P212" style:family="paragraph" style:parent-style-name="Standard">
      <style:paragraph-properties fo:margin-top="0cm" fo:margin-bottom="0cm" loext:contextual-spacing="false"/>
      <style:text-properties officeooo:paragraph-rsid="022983a6"/>
    </style:style>
    <style:style style:name="P213" style:family="paragraph" style:parent-style-name="Standard">
      <style:paragraph-properties fo:margin-top="0cm" fo:margin-bottom="0cm" loext:contextual-spacing="false"/>
      <style:text-properties officeooo:rsid="022ef85a" officeooo:paragraph-rsid="022ef85a"/>
    </style:style>
    <style:style style:name="P214" style:family="paragraph" style:parent-style-name="Standard">
      <style:paragraph-properties fo:margin-top="0cm" fo:margin-bottom="0cm" loext:contextual-spacing="false"/>
      <style:text-properties officeooo:paragraph-rsid="023987a3"/>
    </style:style>
    <style:style style:name="P215" style:family="paragraph" style:parent-style-name="Standard">
      <style:paragraph-properties fo:margin-top="0cm" fo:margin-bottom="0cm" loext:contextual-spacing="false"/>
      <style:text-properties officeooo:paragraph-rsid="025b30dd"/>
    </style:style>
    <style:style style:name="P216" style:family="paragraph" style:parent-style-name="Standard">
      <style:paragraph-properties fo:margin-top="0cm" fo:margin-bottom="0cm" loext:contextual-spacing="false"/>
      <style:text-properties officeooo:paragraph-rsid="025b3859"/>
    </style:style>
    <style:style style:name="P217" style:family="paragraph" style:parent-style-name="Standard">
      <style:paragraph-properties fo:margin-top="0cm" fo:margin-bottom="0cm" loext:contextual-spacing="false"/>
      <style:text-properties officeooo:paragraph-rsid="025bfb36"/>
    </style:style>
    <style:style style:name="P218" style:family="paragraph" style:parent-style-name="Standard">
      <style:paragraph-properties fo:margin-top="0cm" fo:margin-bottom="0cm" loext:contextual-spacing="false"/>
      <style:text-properties officeooo:paragraph-rsid="025f05bd"/>
    </style:style>
    <style:style style:name="P219" style:family="paragraph" style:parent-style-name="Standard">
      <style:paragraph-properties fo:margin-top="0cm" fo:margin-bottom="0cm" loext:contextual-spacing="false"/>
      <style:text-properties officeooo:paragraph-rsid="0262ba6c"/>
    </style:style>
    <style:style style:name="P220" style:family="paragraph" style:parent-style-name="Standard">
      <style:paragraph-properties fo:margin-top="0cm" fo:margin-bottom="0cm" loext:contextual-spacing="false"/>
      <style:text-properties officeooo:paragraph-rsid="02718368"/>
    </style:style>
    <style:style style:name="P221" style:family="paragraph" style:parent-style-name="Standard">
      <style:paragraph-properties fo:margin-top="0cm" fo:margin-bottom="0cm" loext:contextual-spacing="false"/>
      <style:text-properties officeooo:rsid="0284a3f1" officeooo:paragraph-rsid="02a0b50c"/>
    </style:style>
    <style:style style:name="P222" style:family="paragraph" style:parent-style-name="Standard">
      <style:paragraph-properties fo:margin-top="0cm" fo:margin-bottom="0cm" loext:contextual-spacing="false"/>
      <style:text-properties officeooo:rsid="0284a3f1" officeooo:paragraph-rsid="02bfcc86"/>
    </style:style>
    <style:style style:name="P223" style:family="paragraph" style:parent-style-name="Standard">
      <style:paragraph-properties fo:margin-top="0cm" fo:margin-bottom="0cm" loext:contextual-spacing="false"/>
      <style:text-properties officeooo:rsid="02863f86" officeooo:paragraph-rsid="02a0b50c"/>
    </style:style>
    <style:style style:name="P224" style:family="paragraph" style:parent-style-name="Standard">
      <style:paragraph-properties fo:margin-top="0cm" fo:margin-bottom="0cm" loext:contextual-spacing="false"/>
      <style:text-properties officeooo:rsid="02863f86" officeooo:paragraph-rsid="02bfcc86"/>
    </style:style>
    <style:style style:name="P225" style:family="paragraph" style:parent-style-name="Standard">
      <style:paragraph-properties fo:margin-top="0cm" fo:margin-bottom="0cm" loext:contextual-spacing="false"/>
      <style:text-properties officeooo:rsid="0287d0c0" officeooo:paragraph-rsid="029ba821"/>
    </style:style>
    <style:style style:name="P226" style:family="paragraph" style:parent-style-name="Standard">
      <style:paragraph-properties fo:margin-top="0cm" fo:margin-bottom="0cm" loext:contextual-spacing="false"/>
      <style:text-properties officeooo:rsid="0287d0c0" officeooo:paragraph-rsid="02bfcc86"/>
    </style:style>
    <style:style style:name="P227" style:family="paragraph" style:parent-style-name="Standard">
      <style:paragraph-properties fo:margin-top="0cm" fo:margin-bottom="0cm" loext:contextual-spacing="false"/>
      <style:text-properties officeooo:rsid="02953a30" officeooo:paragraph-rsid="02a16251"/>
    </style:style>
    <style:style style:name="P228" style:family="paragraph" style:parent-style-name="Standard">
      <style:paragraph-properties fo:margin-top="0cm" fo:margin-bottom="0cm" loext:contextual-spacing="false"/>
      <style:text-properties officeooo:rsid="02953a30" officeooo:paragraph-rsid="02bfcc86"/>
    </style:style>
    <style:style style:name="P229" style:family="paragraph" style:parent-style-name="Standard">
      <style:paragraph-properties fo:margin-top="0cm" fo:margin-bottom="0cm" loext:contextual-spacing="false"/>
      <style:text-properties officeooo:paragraph-rsid="02995927"/>
    </style:style>
    <style:style style:name="P230" style:family="paragraph" style:parent-style-name="Standard">
      <style:paragraph-properties fo:margin-top="0cm" fo:margin-bottom="0cm" loext:contextual-spacing="false"/>
      <style:text-properties officeooo:paragraph-rsid="029ba821"/>
    </style:style>
    <style:style style:name="P231" style:family="paragraph" style:parent-style-name="Standard">
      <style:paragraph-properties fo:margin-top="0cm" fo:margin-bottom="0cm" loext:contextual-spacing="false"/>
      <style:text-properties officeooo:rsid="029ba821" officeooo:paragraph-rsid="029ba821"/>
    </style:style>
    <style:style style:name="P232" style:family="paragraph" style:parent-style-name="Standard">
      <style:paragraph-properties fo:margin-top="0cm" fo:margin-bottom="0cm" loext:contextual-spacing="false"/>
      <style:text-properties officeooo:paragraph-rsid="029ef39e"/>
    </style:style>
    <style:style style:name="P233" style:family="paragraph" style:parent-style-name="Standard">
      <style:paragraph-properties fo:margin-top="0cm" fo:margin-bottom="0cm" loext:contextual-spacing="false"/>
      <style:text-properties officeooo:rsid="029ef39e" officeooo:paragraph-rsid="029ef39e"/>
    </style:style>
    <style:style style:name="P234" style:family="paragraph" style:parent-style-name="Standard">
      <style:paragraph-properties fo:margin-top="0cm" fo:margin-bottom="0cm" loext:contextual-spacing="false"/>
      <style:text-properties officeooo:paragraph-rsid="02a0b50c"/>
    </style:style>
    <style:style style:name="P235" style:family="paragraph" style:parent-style-name="Standard">
      <style:paragraph-properties fo:margin-top="0cm" fo:margin-bottom="0cm" loext:contextual-spacing="false"/>
      <style:text-properties officeooo:paragraph-rsid="02a16251"/>
    </style:style>
    <style:style style:name="P236" style:family="paragraph" style:parent-style-name="Standard">
      <style:paragraph-properties fo:margin-top="0cm" fo:margin-bottom="0cm" loext:contextual-spacing="false"/>
      <style:text-properties officeooo:paragraph-rsid="02ba3400"/>
    </style:style>
    <style:style style:name="P237" style:family="paragraph" style:parent-style-name="Standard">
      <style:paragraph-properties fo:margin-top="0cm" fo:margin-bottom="0cm" loext:contextual-spacing="false"/>
      <style:text-properties officeooo:rsid="02ba3400"/>
    </style:style>
    <style:style style:name="P238" style:family="paragraph" style:parent-style-name="Standard">
      <style:paragraph-properties fo:margin-top="0cm" fo:margin-bottom="0cm" loext:contextual-spacing="false"/>
      <style:text-properties officeooo:rsid="013d9545" officeooo:paragraph-rsid="02bfcc86"/>
    </style:style>
    <style:style style:name="P239" style:family="paragraph" style:parent-style-name="Standard">
      <style:paragraph-properties fo:margin-top="0cm" fo:margin-bottom="0cm" loext:contextual-spacing="false"/>
      <style:text-properties officeooo:rsid="0141103c" officeooo:paragraph-rsid="02bfcc86"/>
    </style:style>
    <style:style style:name="P240" style:family="paragraph" style:parent-style-name="Standard">
      <style:paragraph-properties fo:margin-top="0cm" fo:margin-bottom="0cm" loext:contextual-spacing="false"/>
      <style:text-properties officeooo:rsid="0279c15c" officeooo:paragraph-rsid="02bfcc86"/>
    </style:style>
    <style:style style:name="P241" style:family="paragraph" style:parent-style-name="Standard">
      <style:paragraph-properties fo:margin-top="0cm" fo:margin-bottom="0cm" loext:contextual-spacing="false"/>
      <style:text-properties officeooo:rsid="027da3a5" officeooo:paragraph-rsid="02bfcc86"/>
    </style:style>
    <style:style style:name="P242" style:family="paragraph" style:parent-style-name="Standard">
      <style:paragraph-properties fo:margin-top="0cm" fo:margin-bottom="0cm" loext:contextual-spacing="false"/>
      <style:text-properties officeooo:rsid="02913156" officeooo:paragraph-rsid="02bfcc86"/>
    </style:style>
    <style:style style:name="P243" style:family="paragraph" style:parent-style-name="Standard">
      <style:paragraph-properties fo:margin-top="0cm" fo:margin-bottom="0cm" loext:contextual-spacing="false"/>
      <style:text-properties officeooo:rsid="011d0ab3" officeooo:paragraph-rsid="02bfcc86"/>
    </style:style>
    <style:style style:name="P244" style:family="paragraph" style:parent-style-name="Standard">
      <style:paragraph-properties fo:margin-top="0cm" fo:margin-bottom="0cm" loext:contextual-spacing="false"/>
      <style:text-properties officeooo:paragraph-rsid="02bfcc86"/>
    </style:style>
    <style:style style:name="P245" style:family="paragraph" style:parent-style-name="Standard">
      <style:paragraph-properties fo:margin-top="0cm" fo:margin-bottom="0cm" loext:contextual-spacing="false"/>
      <style:text-properties officeooo:rsid="02bfcc86" officeooo:paragraph-rsid="02bfcc86"/>
    </style:style>
    <style:style style:name="P246" style:family="paragraph" style:parent-style-name="Standard">
      <style:paragraph-properties fo:margin-top="0cm" fo:margin-bottom="0cm" loext:contextual-spacing="false"/>
      <style:text-properties officeooo:paragraph-rsid="02d0bc9d"/>
    </style:style>
    <style:style style:name="P247" style:family="paragraph" style:parent-style-name="Standard">
      <style:paragraph-properties fo:margin-top="0cm" fo:margin-bottom="0cm" loext:contextual-spacing="false"/>
      <style:text-properties officeooo:rsid="02d0bc9d" officeooo:paragraph-rsid="02d0bc9d"/>
    </style:style>
    <style:style style:name="P248" style:family="paragraph" style:parent-style-name="Standard">
      <style:paragraph-properties fo:margin-top="0cm" fo:margin-bottom="0cm" loext:contextual-spacing="false"/>
      <style:text-properties officeooo:paragraph-rsid="02d21d2b"/>
    </style:style>
    <style:style style:name="P249" style:family="paragraph" style:parent-style-name="Standard">
      <style:paragraph-properties fo:margin-top="0cm" fo:margin-bottom="0cm" loext:contextual-spacing="false"/>
      <style:text-properties officeooo:rsid="02d21d2b" officeooo:paragraph-rsid="02d21d2b"/>
    </style:style>
    <style:style style:name="P250" style:family="paragraph" style:parent-style-name="Standard">
      <style:paragraph-properties fo:margin-top="0cm" fo:margin-bottom="0cm" loext:contextual-spacing="false"/>
      <style:text-properties fo:font-size="7pt" style:font-size-asian="7pt" style:font-size-complex="7pt"/>
    </style:style>
    <style:style style:name="P251" style:family="paragraph" style:parent-style-name="Standard">
      <style:paragraph-properties fo:margin-top="0cm" fo:margin-bottom="0cm" loext:contextual-spacing="false"/>
      <style:text-properties officeooo:rsid="02f12614" officeooo:paragraph-rsid="02f12614"/>
    </style:style>
    <style:style style:name="P252" style:family="paragraph" style:parent-style-name="Standard">
      <style:paragraph-properties fo:margin-top="0cm" fo:margin-bottom="0cm" loext:contextual-spacing="false"/>
      <style:text-properties officeooo:rsid="0198e463" officeooo:paragraph-rsid="0198e463"/>
    </style:style>
    <style:style style:name="P253" style:family="paragraph" style:parent-style-name="Standard">
      <style:paragraph-properties fo:margin-top="0cm" fo:margin-bottom="0cm" loext:contextual-spacing="false"/>
      <style:text-properties officeooo:rsid="019b50e6" officeooo:paragraph-rsid="019b50e6"/>
    </style:style>
    <style:style style:name="P254" style:family="paragraph" style:parent-style-name="Standard">
      <style:paragraph-properties fo:margin-top="0cm" fo:margin-bottom="0cm" loext:contextual-spacing="false"/>
      <style:text-properties officeooo:rsid="019b50e6" officeooo:paragraph-rsid="019d35f3"/>
    </style:style>
    <style:style style:name="P255" style:family="paragraph" style:parent-style-name="Standard">
      <style:paragraph-properties fo:margin-top="0cm" fo:margin-bottom="0cm" loext:contextual-spacing="false"/>
      <style:text-properties officeooo:rsid="019b50e6" officeooo:paragraph-rsid="019d3b7a"/>
    </style:style>
    <style:style style:name="P256" style:family="paragraph" style:parent-style-name="Standard">
      <style:paragraph-properties fo:margin-top="0cm" fo:margin-bottom="0cm" loext:contextual-spacing="false"/>
      <style:text-properties officeooo:rsid="02818d38" officeooo:paragraph-rsid="02bfcc86"/>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Listenabsatz">
      <style:paragraph-properties fo:margin-top="0cm" fo:margin-bottom="0cm" loext:contextual-spacing="false"/>
      <style:text-properties officeooo:paragraph-rsid="02bfcc86"/>
    </style:style>
    <style:style style:name="P27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2" style:family="paragraph" style:parent-style-name="Text_20_body">
      <style:paragraph-properties fo:margin-top="0cm" fo:margin-bottom="0cm" loext:contextual-spacing="false"/>
    </style:style>
    <style:style style:name="P273" style:family="paragraph" style:parent-style-name="Text_20_body">
      <style:paragraph-properties fo:margin-top="0cm" fo:margin-bottom="0cm" loext:contextual-spacing="false"/>
      <style:text-properties officeooo:rsid="009235af" officeooo:paragraph-rsid="009235af"/>
    </style:style>
    <style:style style:name="P274" style:family="paragraph" style:parent-style-name="Text_20_body">
      <style:paragraph-properties fo:margin-top="0cm" fo:margin-bottom="0cm" loext:contextual-spacing="false"/>
      <style:text-properties officeooo:rsid="00926609" officeooo:paragraph-rsid="00926609"/>
    </style:style>
    <style:style style:name="P275" style:family="paragraph" style:parent-style-name="Listenabsatz">
      <style:paragraph-properties fo:margin-left="0cm" fo:margin-right="0cm" fo:text-indent="0cm" style:auto-text-indent="false"/>
    </style:style>
    <style:style style:name="P276" style:family="paragraph" style:parent-style-name="Listenabsatz">
      <style:paragraph-properties fo:margin-left="0cm" fo:margin-right="0cm" fo:line-height="100%" fo:text-indent="0cm" style:auto-text-indent="false"/>
    </style:style>
    <style:style style:name="P277" style:family="paragraph" style:parent-style-name="Listenabsatz">
      <style:paragraph-properties fo:margin-left="0cm" fo:margin-right="0cm" fo:text-indent="0cm" style:auto-text-indent="false">
        <style:tab-stops/>
      </style:paragraph-properties>
    </style:style>
    <style:style style:name="P278" style:family="paragraph" style:parent-style-name="Standard">
      <style:paragraph-properties fo:margin-left="0cm" fo:margin-right="0cm" fo:margin-top="0cm" fo:margin-bottom="0cm" loext:contextual-spacing="false" fo:text-indent="0cm" style:auto-text-indent="false"/>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2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7" style:family="paragraph" style:parent-style-name="Listenabsatz">
      <style:paragraph-properties fo:margin-left="0cm" fo:margin-right="0cm" fo:margin-top="0cm" fo:margin-bottom="0cm" loext:contextual-spacing="false" fo:text-indent="0cm" style:auto-text-indent="false"/>
    </style:style>
    <style:style style:name="P42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2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3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3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3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1" style:family="paragraph" style:parent-style-name="Standard">
      <style:paragraph-properties fo:margin-left="-1.249cm" fo:margin-right="0cm" fo:margin-top="0cm" fo:margin-bottom="0cm" loext:contextual-spacing="false" fo:text-indent="0cm" style:auto-text-indent="false"/>
    </style:style>
    <style:style style:name="P452" style:family="paragraph" style:parent-style-name="Standard">
      <style:paragraph-properties fo:margin-left="1.249cm" fo:margin-right="0cm" fo:margin-top="0cm" fo:margin-bottom="0cm" loext:contextual-spacing="false" fo:text-indent="0cm" style:auto-text-indent="false"/>
    </style:style>
    <style:style style:name="P453" style:family="paragraph" style:parent-style-name="Listenabsatz">
      <style:paragraph-properties fo:margin-left="1.249cm" fo:margin-right="0cm" fo:margin-top="0cm" fo:margin-bottom="0cm" loext:contextual-spacing="false" fo:text-indent="0cm" style:auto-text-indent="false"/>
    </style:style>
    <style:style style:name="P454" style:family="paragraph" style:parent-style-name="Table_20_Contents">
      <style:paragraph-properties fo:text-align="center" style:justify-single-word="false"/>
      <style:text-properties fo:font-size="9pt" style:font-size-asian="9pt" style:font-size-complex="9pt"/>
    </style:style>
    <style:style style:name="P45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5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5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5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5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6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6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6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6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6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6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6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7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7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7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8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8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8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9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9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98"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0"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2"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04"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0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07" style:family="paragraph" style:parent-style-name="Listenabsatz">
      <style:text-properties officeooo:rsid="0054c81a" officeooo:paragraph-rsid="0054c81a"/>
    </style:style>
    <style:style style:name="P508" style:family="paragraph" style:parent-style-name="Verzeichnis_20_1">
      <style:paragraph-properties>
        <style:tab-stops>
          <style:tab-stop style:position="16.002cm" style:type="right" style:leader-style="dotted" style:leader-text="."/>
        </style:tab-stops>
      </style:paragraph-properties>
    </style:style>
    <style:style style:name="P509" style:family="paragraph" style:parent-style-name="Verzeichnis_20_2">
      <style:paragraph-properties>
        <style:tab-stops>
          <style:tab-stop style:position="16.002cm" style:type="right" style:leader-style="dotted" style:leader-text="."/>
        </style:tab-stops>
      </style:paragraph-properties>
    </style:style>
    <style:style style:name="P510" style:family="paragraph" style:parent-style-name="Verzeichnis_20_3">
      <style:paragraph-properties>
        <style:tab-stops>
          <style:tab-stop style:position="16.002cm" style:type="right" style:leader-style="dotted" style:leader-text="."/>
        </style:tab-stops>
      </style:paragraph-properties>
    </style:style>
    <style:style style:name="P511" style:family="paragraph" style:parent-style-name="Heading_20_2">
      <style:text-properties officeooo:paragraph-rsid="01b09c48"/>
    </style:style>
    <style:style style:name="P512" style:family="paragraph" style:parent-style-name="Heading_20_2">
      <style:text-properties officeooo:paragraph-rsid="0031c3eb"/>
    </style:style>
    <style:style style:name="P513" style:family="paragraph" style:parent-style-name="Heading_20_2">
      <style:text-properties officeooo:paragraph-rsid="028c309e"/>
    </style:style>
    <style:style style:name="P514"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515" style:family="paragraph" style:parent-style-name="Heading_20_3">
      <style:text-properties officeooo:rsid="00abe3bb" officeooo:paragraph-rsid="01b09c48"/>
    </style:style>
    <style:style style:name="P516" style:family="paragraph" style:parent-style-name="Heading_20_3">
      <style:text-properties officeooo:paragraph-rsid="02bfcc86"/>
    </style:style>
    <style:style style:name="P517" style:family="paragraph" style:parent-style-name="Heading_20_3">
      <style:text-properties officeooo:paragraph-rsid="02ba3400"/>
    </style:style>
    <style:style style:name="P518" style:family="paragraph" style:parent-style-name="Heading_20_3">
      <style:text-properties officeooo:paragraph-rsid="00de9f7f"/>
    </style:style>
    <style:style style:name="P519" style:family="paragraph" style:parent-style-name="Heading_20_3">
      <style:text-properties officeooo:paragraph-rsid="001af535"/>
    </style:style>
    <style:style style:name="P520" style:family="paragraph" style:parent-style-name="Heading_20_3">
      <style:text-properties officeooo:paragraph-rsid="0029db5c"/>
    </style:style>
    <style:style style:name="P521" style:family="paragraph" style:parent-style-name="Heading_20_3">
      <style:text-properties officeooo:rsid="0035b470" officeooo:paragraph-rsid="0035b470"/>
    </style:style>
    <style:style style:name="P52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23" style:family="paragraph" style:parent-style-name="Heading_20_4">
      <style:paragraph-properties fo:line-height="100%"/>
    </style:style>
    <style:style style:name="P524" style:family="paragraph" style:parent-style-name="Heading_20_4">
      <style:text-properties officeooo:paragraph-rsid="00aa0c2e"/>
    </style:style>
    <style:style style:name="P525" style:family="paragraph" style:parent-style-name="Heading_20_4">
      <style:text-properties officeooo:rsid="02ba3400"/>
    </style:style>
    <style:style style:name="P526" style:family="paragraph" style:parent-style-name="Heading_20_4">
      <style:text-properties officeooo:paragraph-rsid="0176b34c"/>
    </style:style>
    <style:style style:name="P527" style:family="paragraph" style:parent-style-name="Heading_20_4">
      <style:text-properties officeooo:paragraph-rsid="007f78d4"/>
    </style:style>
    <style:style style:name="P528" style:family="paragraph" style:parent-style-name="Heading_20_4">
      <style:text-properties officeooo:rsid="008267cf" officeooo:paragraph-rsid="009a90c1"/>
    </style:style>
    <style:style style:name="P529" style:family="paragraph" style:parent-style-name="Heading_20_4">
      <style:text-properties officeooo:rsid="0084cb60" officeooo:paragraph-rsid="0084cb60"/>
    </style:style>
    <style:style style:name="P530" style:family="paragraph" style:parent-style-name="Heading_20_4">
      <style:text-properties officeooo:rsid="00854889" officeooo:paragraph-rsid="00854889"/>
    </style:style>
    <style:style style:name="P531" style:family="paragraph" style:parent-style-name="Heading_20_4">
      <style:text-properties officeooo:rsid="0086d125" officeooo:paragraph-rsid="0086d125"/>
    </style:style>
    <style:style style:name="P532" style:family="paragraph" style:parent-style-name="Heading_20_4">
      <style:text-properties officeooo:rsid="00875b60" officeooo:paragraph-rsid="00875b60"/>
    </style:style>
    <style:style style:name="P533" style:family="paragraph" style:parent-style-name="Heading_20_4">
      <style:text-properties officeooo:rsid="008a5197" officeooo:paragraph-rsid="01ff6811"/>
    </style:style>
    <style:style style:name="P534" style:family="paragraph" style:parent-style-name="Heading_20_4">
      <style:text-properties officeooo:rsid="008a5197" officeooo:paragraph-rsid="008a5197"/>
    </style:style>
    <style:style style:name="P535" style:family="paragraph" style:parent-style-name="Heading_20_4">
      <style:text-properties officeooo:rsid="008a5197" officeooo:paragraph-rsid="008b8610"/>
    </style:style>
    <style:style style:name="P536" style:family="paragraph" style:parent-style-name="Heading_20_4">
      <style:text-properties officeooo:rsid="011d0ab3" officeooo:paragraph-rsid="02bd950f"/>
    </style:style>
    <style:style style:name="P537" style:family="paragraph" style:parent-style-name="Heading_20_4">
      <style:text-properties officeooo:rsid="0054c81a" officeooo:paragraph-rsid="0054c81a"/>
    </style:style>
    <style:style style:name="P538" style:family="paragraph" style:parent-style-name="Heading_20_4">
      <style:text-properties officeooo:paragraph-rsid="0150b005"/>
    </style:style>
    <style:style style:name="P539" style:family="paragraph" style:parent-style-name="Heading_20_4">
      <style:text-properties officeooo:rsid="00911605" officeooo:paragraph-rsid="00911605"/>
    </style:style>
    <style:style style:name="P540" style:family="paragraph" style:parent-style-name="Heading_20_4">
      <style:text-properties officeooo:rsid="009235af" officeooo:paragraph-rsid="009235af"/>
    </style:style>
    <style:style style:name="P541" style:family="paragraph" style:parent-style-name="Heading_20_4">
      <style:text-properties officeooo:rsid="00926609" officeooo:paragraph-rsid="00926609"/>
    </style:style>
    <style:style style:name="P542" style:family="paragraph" style:parent-style-name="Heading_20_4">
      <style:text-properties officeooo:rsid="013d9545" officeooo:paragraph-rsid="01e37e9b"/>
    </style:style>
    <style:style style:name="P543" style:family="paragraph" style:parent-style-name="Heading_20_4">
      <style:text-properties officeooo:rsid="013d9545" officeooo:paragraph-rsid="02bfcc86"/>
    </style:style>
    <style:style style:name="P544" style:family="paragraph" style:parent-style-name="Heading_20_4">
      <style:text-properties officeooo:rsid="01f9ea0c" officeooo:paragraph-rsid="01f9ea0c"/>
    </style:style>
    <style:style style:name="P545" style:family="paragraph" style:parent-style-name="Heading_20_4">
      <style:text-properties officeooo:paragraph-rsid="02bfcc86"/>
    </style:style>
    <style:style style:name="P546" style:family="paragraph" style:parent-style-name="Heading_20_4">
      <style:text-properties officeooo:rsid="01bece4a" officeooo:paragraph-rsid="02bfcc86"/>
    </style:style>
    <style:style style:name="P547" style:family="paragraph" style:parent-style-name="Heading_20_4">
      <style:text-properties officeooo:rsid="027c66c2" officeooo:paragraph-rsid="02bfcc86"/>
    </style:style>
    <style:style style:name="P548" style:family="paragraph" style:parent-style-name="Heading_20_4">
      <style:text-properties officeooo:rsid="0284a3f1" officeooo:paragraph-rsid="02bfcc86"/>
    </style:style>
    <style:style style:name="P549" style:family="paragraph" style:parent-style-name="Heading_20_4">
      <style:text-properties officeooo:rsid="0284a3f1" officeooo:paragraph-rsid="02f77521"/>
    </style:style>
    <style:style style:name="P550" style:family="paragraph" style:parent-style-name="Heading_20_4">
      <style:text-properties officeooo:rsid="0284a3f1" officeooo:paragraph-rsid="02a0b50c"/>
    </style:style>
    <style:style style:name="P551" style:family="paragraph" style:parent-style-name="Heading_20_4">
      <style:text-properties officeooo:rsid="0284a3f1" officeooo:paragraph-rsid="02d21d2b"/>
    </style:style>
    <style:style style:name="P552" style:family="paragraph" style:parent-style-name="Heading_20_4">
      <style:text-properties officeooo:rsid="02913156" officeooo:paragraph-rsid="02bfcc86"/>
    </style:style>
    <style:style style:name="P553" style:family="paragraph" style:parent-style-name="Heading_20_4">
      <style:text-properties officeooo:rsid="02953a30" officeooo:paragraph-rsid="02bfcc86"/>
    </style:style>
    <style:style style:name="P554" style:family="paragraph" style:parent-style-name="Heading_20_4">
      <style:text-properties officeooo:rsid="02953a30" officeooo:paragraph-rsid="02a16251"/>
    </style:style>
    <style:style style:name="P555" style:family="paragraph" style:parent-style-name="Heading_20_4">
      <style:text-properties officeooo:paragraph-rsid="02d0bc9d"/>
    </style:style>
    <style:style style:name="P556" style:family="paragraph" style:parent-style-name="Heading_20_4">
      <style:text-properties officeooo:paragraph-rsid="02ba3400"/>
    </style:style>
    <style:style style:name="P557" style:family="paragraph" style:parent-style-name="Heading_20_4">
      <style:text-properties officeooo:paragraph-rsid="006879ea"/>
    </style:style>
    <style:style style:name="P558" style:family="paragraph" style:parent-style-name="Heading_20_4">
      <style:text-properties officeooo:paragraph-rsid="00698dda"/>
    </style:style>
    <style:style style:name="P559" style:family="paragraph" style:parent-style-name="Heading_20_4">
      <style:text-properties officeooo:paragraph-rsid="006a0fc7"/>
    </style:style>
    <style:style style:name="P560" style:family="paragraph" style:parent-style-name="Heading_20_4">
      <style:text-properties officeooo:paragraph-rsid="029ba821"/>
    </style:style>
    <style:style style:name="P561" style:family="paragraph" style:parent-style-name="Heading_20_4">
      <style:text-properties officeooo:rsid="029ef39e" officeooo:paragraph-rsid="029ef39e"/>
    </style:style>
    <style:style style:name="P562" style:family="paragraph" style:parent-style-name="Heading_20_4">
      <style:text-properties officeooo:rsid="02d21d2b" officeooo:paragraph-rsid="02d21d2b"/>
    </style:style>
    <style:style style:name="P563" style:family="paragraph" style:parent-style-name="Heading_20_4">
      <style:text-properties officeooo:paragraph-rsid="015af7de"/>
    </style:style>
    <style:style style:name="P564" style:family="paragraph" style:parent-style-name="Heading_20_4">
      <style:text-properties officeooo:rsid="015c2ca6" officeooo:paragraph-rsid="015c2ca6"/>
    </style:style>
    <style:style style:name="P565" style:family="paragraph" style:parent-style-name="Heading_20_4">
      <style:text-properties officeooo:rsid="015c8561" officeooo:paragraph-rsid="015c8561"/>
    </style:style>
    <style:style style:name="P566" style:family="paragraph" style:parent-style-name="Heading_20_4">
      <style:text-properties officeooo:rsid="015d776e" officeooo:paragraph-rsid="015d776e"/>
    </style:style>
    <style:style style:name="P567" style:family="paragraph" style:parent-style-name="Heading_20_4">
      <style:text-properties officeooo:rsid="015e0ca3" officeooo:paragraph-rsid="015e0ca3"/>
    </style:style>
    <style:style style:name="P568" style:family="paragraph" style:parent-style-name="Heading_20_4">
      <style:text-properties officeooo:paragraph-rsid="015fc106"/>
    </style:style>
    <style:style style:name="P569" style:family="paragraph" style:parent-style-name="Heading_20_4">
      <style:text-properties officeooo:rsid="020fc401"/>
    </style:style>
    <style:style style:name="P570" style:family="paragraph" style:parent-style-name="Heading_20_4">
      <style:text-properties officeooo:rsid="020fc401" officeooo:paragraph-rsid="020fc401"/>
    </style:style>
    <style:style style:name="P571" style:family="paragraph" style:parent-style-name="Heading_20_4">
      <style:text-properties officeooo:rsid="020fc401" officeooo:paragraph-rsid="02106cc0"/>
    </style:style>
    <style:style style:name="P572" style:family="paragraph" style:parent-style-name="Heading_20_4">
      <style:text-properties officeooo:paragraph-rsid="01f06d78"/>
    </style:style>
    <style:style style:name="P573" style:family="paragraph" style:parent-style-name="Heading_20_4">
      <style:text-properties officeooo:paragraph-rsid="0262ba6c"/>
    </style:style>
    <style:style style:name="P574" style:family="paragraph" style:parent-style-name="Heading_20_4">
      <style:text-properties officeooo:paragraph-rsid="01c94192"/>
    </style:style>
    <style:style style:name="P575" style:family="paragraph" style:parent-style-name="Heading_20_4">
      <style:text-properties officeooo:rsid="01c8365c" officeooo:paragraph-rsid="01c94192"/>
    </style:style>
    <style:style style:name="P576" style:family="paragraph" style:parent-style-name="Heading_20_4">
      <style:text-properties officeooo:rsid="01c8365c" officeooo:paragraph-rsid="01c8365c"/>
    </style:style>
    <style:style style:name="P577" style:family="paragraph" style:parent-style-name="Heading_20_4">
      <style:text-properties officeooo:paragraph-rsid="01c6e085"/>
    </style:style>
    <style:style style:name="P578" style:family="paragraph" style:parent-style-name="Heading_20_4">
      <style:text-properties officeooo:paragraph-rsid="01c8365c"/>
    </style:style>
    <style:style style:name="P579" style:family="paragraph" style:parent-style-name="Heading_20_4">
      <style:text-properties officeooo:paragraph-rsid="01caa465"/>
    </style:style>
    <style:style style:name="P580" style:family="paragraph" style:parent-style-name="Heading_20_4">
      <style:text-properties officeooo:paragraph-rsid="00f09459"/>
    </style:style>
    <style:style style:name="P581" style:family="paragraph" style:parent-style-name="Heading_20_4">
      <style:text-properties officeooo:rsid="001f99d5" officeooo:paragraph-rsid="00255fed"/>
    </style:style>
    <style:style style:name="P582" style:family="paragraph" style:parent-style-name="Heading_20_4">
      <style:text-properties officeooo:rsid="00271a68" officeooo:paragraph-rsid="00271a68"/>
    </style:style>
    <style:style style:name="P583" style:family="paragraph" style:parent-style-name="Heading_20_4">
      <style:text-properties officeooo:rsid="00271a68" officeooo:paragraph-rsid="002794e2"/>
    </style:style>
    <style:style style:name="P584" style:family="paragraph" style:parent-style-name="Heading_20_4">
      <style:text-properties officeooo:rsid="00213d35" officeooo:paragraph-rsid="00271a68"/>
    </style:style>
    <style:style style:name="P585" style:family="paragraph" style:parent-style-name="Heading_20_4">
      <style:text-properties officeooo:rsid="00228dc3" officeooo:paragraph-rsid="00271a68"/>
    </style:style>
    <style:style style:name="P586" style:family="paragraph" style:parent-style-name="Heading_20_4">
      <style:text-properties officeooo:rsid="00242510" officeooo:paragraph-rsid="00271a68"/>
    </style:style>
    <style:style style:name="P587" style:family="paragraph" style:parent-style-name="Heading_20_4">
      <style:text-properties officeooo:rsid="00291a07" officeooo:paragraph-rsid="00291a07"/>
    </style:style>
    <style:style style:name="P588" style:family="paragraph" style:parent-style-name="Heading_20_4">
      <style:text-properties officeooo:rsid="00291a07" officeooo:paragraph-rsid="0029db5c"/>
    </style:style>
    <style:style style:name="P589" style:family="paragraph" style:parent-style-name="Heading_20_4">
      <style:text-properties officeooo:rsid="002b0512" officeooo:paragraph-rsid="002b0512"/>
    </style:style>
    <style:style style:name="P590" style:family="paragraph" style:parent-style-name="Heading_20_4">
      <style:text-properties officeooo:rsid="002b0512" officeooo:paragraph-rsid="002b217c"/>
    </style:style>
    <style:style style:name="P591" style:family="paragraph" style:parent-style-name="Heading_20_4">
      <style:text-properties officeooo:rsid="002b217c" officeooo:paragraph-rsid="002b217c"/>
    </style:style>
    <style:style style:name="P592" style:family="paragraph" style:parent-style-name="Heading_20_4">
      <style:text-properties officeooo:rsid="002c23c7" officeooo:paragraph-rsid="002c23c7"/>
    </style:style>
    <style:style style:name="P593" style:family="paragraph" style:parent-style-name="Heading_20_4">
      <style:text-properties officeooo:rsid="002e1787" officeooo:paragraph-rsid="002e1787"/>
    </style:style>
    <style:style style:name="P594" style:family="paragraph" style:parent-style-name="Heading_20_4">
      <style:text-properties officeooo:rsid="002f625f" officeooo:paragraph-rsid="002f625f"/>
    </style:style>
    <style:style style:name="P595" style:family="paragraph" style:parent-style-name="Heading_20_4">
      <style:text-properties officeooo:paragraph-rsid="002a2442"/>
    </style:style>
    <style:style style:name="P596" style:family="paragraph" style:parent-style-name="Heading_20_4">
      <style:text-properties officeooo:paragraph-rsid="0029db5c"/>
    </style:style>
    <style:style style:name="P597" style:family="paragraph" style:parent-style-name="Heading_20_4">
      <style:text-properties officeooo:paragraph-rsid="00d8a24f"/>
    </style:style>
    <style:style style:name="P598" style:family="paragraph" style:parent-style-name="Heading_20_4">
      <style:text-properties officeooo:paragraph-rsid="001a5d31"/>
    </style:style>
    <style:style style:name="P599" style:family="paragraph" style:parent-style-name="Heading_20_4">
      <style:text-properties officeooo:paragraph-rsid="01c622e8"/>
    </style:style>
    <style:style style:name="P600" style:family="paragraph" style:parent-style-name="Heading_20_4">
      <style:text-properties officeooo:rsid="01c67655" officeooo:paragraph-rsid="01c67655"/>
    </style:style>
    <style:style style:name="P601" style:family="paragraph" style:parent-style-name="Heading_20_4">
      <style:text-properties officeooo:rsid="01c67655" officeooo:paragraph-rsid="01f9f8d1"/>
    </style:style>
    <style:style style:name="P602" style:family="paragraph" style:parent-style-name="Heading_20_4">
      <style:text-properties officeooo:rsid="01c67655" officeooo:paragraph-rsid="020ce3ce"/>
    </style:style>
    <style:style style:name="P603" style:family="paragraph" style:parent-style-name="Heading_20_4">
      <style:text-properties officeooo:paragraph-rsid="003749a0"/>
    </style:style>
    <style:style style:name="P604" style:family="paragraph" style:parent-style-name="Heading_20_4">
      <style:text-properties officeooo:paragraph-rsid="003e7458"/>
    </style:style>
    <style:style style:name="P605" style:family="paragraph" style:parent-style-name="Heading_20_4">
      <style:text-properties officeooo:paragraph-rsid="01789679"/>
    </style:style>
    <style:style style:name="P606" style:family="paragraph" style:parent-style-name="Heading_20_4">
      <style:text-properties officeooo:paragraph-rsid="0154fa7f"/>
    </style:style>
    <style:style style:name="P607" style:family="paragraph" style:parent-style-name="Heading_20_4">
      <style:text-properties officeooo:paragraph-rsid="0191524b"/>
    </style:style>
    <style:style style:name="P608" style:family="paragraph" style:parent-style-name="Heading_20_4">
      <style:text-properties officeooo:paragraph-rsid="01567205"/>
    </style:style>
    <style:style style:name="P609" style:family="paragraph" style:parent-style-name="Heading_20_4">
      <style:text-properties officeooo:paragraph-rsid="01e06d91"/>
    </style:style>
    <style:style style:name="P610" style:family="paragraph" style:parent-style-name="Heading_20_4">
      <style:text-properties officeooo:paragraph-rsid="018a6446"/>
    </style:style>
    <style:style style:name="P611" style:family="paragraph" style:parent-style-name="Heading_20_4">
      <style:text-properties officeooo:rsid="008c27dd" officeooo:paragraph-rsid="018a6446"/>
    </style:style>
    <style:style style:name="P612" style:family="paragraph" style:parent-style-name="Heading_20_4">
      <style:text-properties officeooo:rsid="008c27dd" officeooo:paragraph-rsid="019b50e6"/>
    </style:style>
    <style:style style:name="P613" style:family="paragraph" style:parent-style-name="Heading_20_4">
      <style:text-properties officeooo:rsid="019658f0" officeooo:paragraph-rsid="019658f0"/>
    </style:style>
    <style:style style:name="P614" style:family="paragraph" style:parent-style-name="Heading_20_4">
      <style:text-properties officeooo:rsid="019658f0" officeooo:paragraph-rsid="025f05bd"/>
    </style:style>
    <style:style style:name="P615" style:family="paragraph" style:parent-style-name="Heading_20_4">
      <style:text-properties officeooo:rsid="0198e463" officeooo:paragraph-rsid="0198e463"/>
    </style:style>
    <style:style style:name="P616" style:family="paragraph" style:parent-style-name="Heading_20_4">
      <style:text-properties officeooo:rsid="019b50e6" officeooo:paragraph-rsid="019b50e6"/>
    </style:style>
    <style:style style:name="P617" style:family="paragraph" style:parent-style-name="Heading_20_4">
      <style:text-properties officeooo:rsid="019b50e6" officeooo:paragraph-rsid="019d35f3"/>
    </style:style>
    <style:style style:name="P618" style:family="paragraph" style:parent-style-name="Heading_20_4">
      <style:text-properties officeooo:rsid="019d3b7a" officeooo:paragraph-rsid="019d3b7a"/>
    </style:style>
    <style:style style:name="P619" style:family="paragraph" style:parent-style-name="Heading_20_4">
      <style:paragraph-properties fo:margin-left="0cm" fo:margin-right="0cm" fo:margin-top="0cm" fo:margin-bottom="0cm" loext:contextual-spacing="false" fo:text-indent="0cm" style:auto-text-indent="false"/>
    </style:style>
    <style:style style:name="P62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2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2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2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2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2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2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2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28"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29"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30"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3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3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3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3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3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3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3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3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3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64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641"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64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643" style:family="paragraph" style:parent-style-name="Heading_20_4">
      <style:paragraph-properties fo:margin-left="0cm" fo:margin-right="0cm" fo:text-indent="0cm" style:auto-text-indent="false"/>
      <style:text-properties officeooo:paragraph-rsid="00f09459"/>
    </style:style>
    <style:style style:name="P644" style:family="paragraph" style:parent-style-name="Heading_20_4">
      <style:paragraph-properties fo:margin-left="0cm" fo:margin-right="0cm" fo:text-indent="0cm" style:auto-text-indent="false"/>
      <style:text-properties officeooo:paragraph-rsid="01a202d8"/>
    </style:style>
    <style:style style:name="P645" style:family="paragraph" style:parent-style-name="Heading_20_4">
      <style:paragraph-properties fo:margin-top="0cm" fo:margin-bottom="0cm" loext:contextual-spacing="false"/>
    </style:style>
    <style:style style:name="P646" style:family="paragraph" style:parent-style-name="Heading_20_4">
      <style:paragraph-properties fo:margin-top="0cm" fo:margin-bottom="0cm" loext:contextual-spacing="false"/>
      <style:text-properties officeooo:rsid="004f8c8a" officeooo:paragraph-rsid="004f8c8a"/>
    </style:style>
    <style:style style:name="P647" style:family="paragraph" style:parent-style-name="Heading_20_4">
      <style:paragraph-properties fo:margin-top="0cm" fo:margin-bottom="0cm" loext:contextual-spacing="false"/>
      <style:text-properties officeooo:rsid="0051ddc4" officeooo:paragraph-rsid="0051ddc4"/>
    </style:style>
    <style:style style:name="P648" style:family="paragraph" style:parent-style-name="Listenabsatz" style:list-style-name="L2"/>
    <style:style style:name="P649" style:family="paragraph" style:parent-style-name="Listenabsatz" style:list-style-name="L3"/>
    <style:style style:name="P650" style:family="paragraph" style:parent-style-name="Listenabsatz" style:list-style-name="L3">
      <style:text-properties officeooo:paragraph-rsid="02789215"/>
    </style:style>
    <style:style style:name="P651" style:family="paragraph" style:parent-style-name="Listenabsatz" style:list-style-name="L1">
      <style:paragraph-properties fo:line-height="100%"/>
    </style:style>
    <style:style style:name="P652" style:family="paragraph" style:parent-style-name="Listenabsatz" style:list-style-name="L33"/>
    <style:style style:name="P653" style:family="paragraph" style:parent-style-name="Listenabsatz" style:list-style-name="L1">
      <style:paragraph-properties fo:margin-top="0cm" fo:margin-bottom="0cm" loext:contextual-spacing="false"/>
    </style:style>
    <style:style style:name="P654" style:family="paragraph" style:parent-style-name="Listenabsatz" style:list-style-name="L1">
      <style:paragraph-properties fo:margin-top="0cm" fo:margin-bottom="0cm" loext:contextual-spacing="false"/>
      <style:text-properties officeooo:rsid="02782a58" officeooo:paragraph-rsid="02782a58"/>
    </style:style>
    <style:style style:name="P655" style:family="paragraph" style:parent-style-name="Listenabsatz" style:list-style-name="L1">
      <style:paragraph-properties fo:margin-top="0cm" fo:margin-bottom="0cm" loext:contextual-spacing="false"/>
      <style:text-properties officeooo:rsid="004b697e" officeooo:paragraph-rsid="004b697e"/>
    </style:style>
    <style:style style:name="P656" style:family="paragraph" style:parent-style-name="Listenabsatz" style:list-style-name="L11">
      <style:paragraph-properties fo:margin-top="0cm" fo:margin-bottom="0cm" loext:contextual-spacing="false"/>
    </style:style>
    <style:style style:name="P657" style:family="paragraph" style:parent-style-name="Listenabsatz" style:list-style-name="L11">
      <style:paragraph-properties fo:margin-top="0cm" fo:margin-bottom="0cm" loext:contextual-spacing="false"/>
      <style:text-properties officeooo:rsid="02ab125b" officeooo:paragraph-rsid="02ab125b"/>
    </style:style>
    <style:style style:name="P658" style:family="paragraph" style:parent-style-name="Listenabsatz" style:list-style-name="L12">
      <style:paragraph-properties fo:margin-top="0cm" fo:margin-bottom="0cm" loext:contextual-spacing="false"/>
    </style:style>
    <style:style style:name="P659" style:family="paragraph" style:parent-style-name="Listenabsatz" style:list-style-name="L13">
      <style:paragraph-properties fo:margin-top="0cm" fo:margin-bottom="0cm" loext:contextual-spacing="false"/>
    </style:style>
    <style:style style:name="P660" style:family="paragraph" style:parent-style-name="Listenabsatz" style:list-style-name="L13">
      <style:paragraph-properties fo:margin-top="0cm" fo:margin-bottom="0cm" loext:contextual-spacing="false"/>
      <style:text-properties officeooo:rsid="02762e21" officeooo:paragraph-rsid="02762e21"/>
    </style:style>
    <style:style style:name="P661" style:family="paragraph" style:parent-style-name="Listenabsatz" style:list-style-name="L14">
      <style:paragraph-properties fo:margin-top="0cm" fo:margin-bottom="0cm" loext:contextual-spacing="false"/>
    </style:style>
    <style:style style:name="P662" style:family="paragraph" style:parent-style-name="Listenabsatz" style:list-style-name="L14">
      <style:paragraph-properties fo:margin-top="0cm" fo:margin-bottom="0cm" loext:contextual-spacing="false"/>
      <style:text-properties officeooo:paragraph-rsid="00734d24"/>
    </style:style>
    <style:style style:name="P663" style:family="paragraph" style:parent-style-name="Listenabsatz" style:list-style-name="L14">
      <style:paragraph-properties fo:margin-top="0cm" fo:margin-bottom="0cm" loext:contextual-spacing="false"/>
      <style:text-properties officeooo:paragraph-rsid="01b9563f"/>
    </style:style>
    <style:style style:name="P664" style:family="paragraph" style:parent-style-name="Listenabsatz" style:list-style-name="L14">
      <style:paragraph-properties fo:margin-top="0cm" fo:margin-bottom="0cm" loext:contextual-spacing="false"/>
      <style:text-properties officeooo:paragraph-rsid="00aa0c2e"/>
    </style:style>
    <style:style style:name="P665" style:family="paragraph" style:parent-style-name="Listenabsatz" style:list-style-name="L14">
      <style:paragraph-properties fo:margin-top="0cm" fo:margin-bottom="0cm" loext:contextual-spacing="false"/>
      <style:text-properties officeooo:rsid="00a8ed90" officeooo:paragraph-rsid="00aa0c2e"/>
    </style:style>
    <style:style style:name="P666" style:family="paragraph" style:parent-style-name="Listenabsatz" style:list-style-name="L15">
      <style:paragraph-properties fo:margin-top="0cm" fo:margin-bottom="0cm" loext:contextual-spacing="false"/>
      <style:text-properties officeooo:rsid="00adfe6c" officeooo:paragraph-rsid="02324977"/>
    </style:style>
    <style:style style:name="P667" style:family="paragraph" style:parent-style-name="Listenabsatz" style:list-style-name="L15">
      <style:paragraph-properties fo:margin-top="0cm" fo:margin-bottom="0cm" loext:contextual-spacing="false"/>
      <style:text-properties officeooo:paragraph-rsid="02324977"/>
    </style:style>
    <style:style style:name="P668" style:family="paragraph" style:parent-style-name="Listenabsatz" style:list-style-name="L15">
      <style:paragraph-properties fo:margin-top="0cm" fo:margin-bottom="0cm" loext:contextual-spacing="false"/>
      <style:text-properties officeooo:rsid="02324977" officeooo:paragraph-rsid="02324977"/>
    </style:style>
    <style:style style:name="P669" style:family="paragraph" style:parent-style-name="Listenabsatz" style:list-style-name="L31">
      <style:paragraph-properties fo:margin-top="0cm" fo:margin-bottom="0cm" loext:contextual-spacing="false"/>
    </style:style>
    <style:style style:name="P670" style:family="paragraph" style:parent-style-name="Listenabsatz" style:list-style-name="L31">
      <style:paragraph-properties fo:margin-top="0cm" fo:margin-bottom="0cm" loext:contextual-spacing="false"/>
      <style:text-properties officeooo:rsid="02ba3400"/>
    </style:style>
    <style:style style:name="P671" style:family="paragraph" style:parent-style-name="Listenabsatz" style:list-style-name="L32">
      <style:paragraph-properties fo:margin-top="0cm" fo:margin-bottom="0cm" loext:contextual-spacing="false"/>
    </style:style>
    <style:style style:name="P672" style:family="paragraph" style:parent-style-name="Listenabsatz" style:list-style-name="L32">
      <style:paragraph-properties fo:margin-top="0cm" fo:margin-bottom="0cm" loext:contextual-spacing="false"/>
      <style:text-properties officeooo:paragraph-rsid="0216e301"/>
    </style:style>
    <style:style style:name="P673" style:family="paragraph" style:parent-style-name="Listenabsatz" style:list-style-name="L32">
      <style:paragraph-properties fo:margin-top="0cm" fo:margin-bottom="0cm" loext:contextual-spacing="false"/>
      <style:text-properties officeooo:paragraph-rsid="025f05bd"/>
    </style:style>
    <style:style style:name="P674" style:family="paragraph" style:parent-style-name="Listenabsatz" style:list-style-name="L32">
      <style:paragraph-properties fo:margin-top="0cm" fo:margin-bottom="0cm" loext:contextual-spacing="false"/>
      <style:text-properties officeooo:paragraph-rsid="019b50e6"/>
    </style:style>
    <style:style style:name="P675" style:family="paragraph" style:parent-style-name="Listenabsatz" style:list-style-name="L32">
      <style:paragraph-properties fo:margin-top="0cm" fo:margin-bottom="0cm" loext:contextual-spacing="false"/>
      <style:text-properties officeooo:paragraph-rsid="019d35f3"/>
    </style:style>
    <style:style style:name="P676" style:family="paragraph" style:parent-style-name="Listenabsatz" style:list-style-name="L32">
      <style:paragraph-properties fo:margin-top="0cm" fo:margin-bottom="0cm" loext:contextual-spacing="false"/>
      <style:text-properties officeooo:paragraph-rsid="019d3b7a"/>
    </style:style>
    <style:style style:name="P677" style:family="paragraph" style:parent-style-name="Listenabsatz" style:list-style-name="L32">
      <style:paragraph-properties fo:margin-top="0cm" fo:margin-bottom="0cm" loext:contextual-spacing="false" fo:text-align="justify" style:justify-single-word="false"/>
    </style:style>
    <style:style style:name="P678" style:family="paragraph" style:parent-style-name="Listenabsatz" style:list-style-name="L32">
      <style:paragraph-properties fo:margin-top="0cm" fo:margin-bottom="0cm" loext:contextual-spacing="false" fo:text-align="start" style:justify-single-word="false"/>
    </style:style>
    <style:style style:name="P679" style:family="paragraph" style:parent-style-name="Listenabsatz" style:list-style-name="L33">
      <style:paragraph-properties fo:margin-top="0cm" fo:margin-bottom="0cm" loext:contextual-spacing="false"/>
    </style:style>
    <style:style style:name="P680" style:family="paragraph" style:parent-style-name="Listenabsatz" style:list-style-name="L33">
      <style:paragraph-properties fo:margin-top="0cm" fo:margin-bottom="0cm" loext:contextual-spacing="false"/>
      <style:text-properties officeooo:paragraph-rsid="01729de3"/>
    </style:style>
    <style:style style:name="P681" style:family="paragraph" style:parent-style-name="Listenabsatz" style:list-style-name="L33">
      <style:paragraph-properties fo:margin-top="0cm" fo:margin-bottom="0cm" loext:contextual-spacing="false"/>
      <style:text-properties officeooo:paragraph-rsid="0258176a"/>
    </style:style>
    <style:style style:name="P682" style:family="paragraph" style:parent-style-name="Listenabsatz" style:list-style-name="L33">
      <style:paragraph-properties fo:margin-top="0cm" fo:margin-bottom="0cm" loext:contextual-spacing="false"/>
      <style:text-properties officeooo:paragraph-rsid="007f78d4"/>
    </style:style>
    <style:style style:name="P683" style:family="paragraph" style:parent-style-name="Listenabsatz" style:list-style-name="L33">
      <style:paragraph-properties fo:margin-top="0cm" fo:margin-bottom="0cm" loext:contextual-spacing="false"/>
      <style:text-properties officeooo:paragraph-rsid="008267cf"/>
    </style:style>
    <style:style style:name="P684" style:family="paragraph" style:parent-style-name="Listenabsatz" style:list-style-name="L33">
      <style:paragraph-properties fo:margin-top="0cm" fo:margin-bottom="0cm" loext:contextual-spacing="false"/>
      <style:text-properties officeooo:paragraph-rsid="0084cb60"/>
    </style:style>
    <style:style style:name="P685" style:family="paragraph" style:parent-style-name="Listenabsatz" style:list-style-name="L33">
      <style:paragraph-properties fo:margin-top="0cm" fo:margin-bottom="0cm" loext:contextual-spacing="false"/>
      <style:text-properties officeooo:paragraph-rsid="00854889"/>
    </style:style>
    <style:style style:name="P686" style:family="paragraph" style:parent-style-name="Listenabsatz" style:list-style-name="L33">
      <style:paragraph-properties fo:margin-top="0cm" fo:margin-bottom="0cm" loext:contextual-spacing="false"/>
      <style:text-properties officeooo:paragraph-rsid="0086d125"/>
    </style:style>
    <style:style style:name="P687" style:family="paragraph" style:parent-style-name="Listenabsatz" style:list-style-name="L33">
      <style:paragraph-properties fo:margin-top="0cm" fo:margin-bottom="0cm" loext:contextual-spacing="false"/>
      <style:text-properties officeooo:paragraph-rsid="00875b60"/>
    </style:style>
    <style:style style:name="P688" style:family="paragraph" style:parent-style-name="Listenabsatz" style:list-style-name="L33">
      <style:paragraph-properties fo:margin-top="0cm" fo:margin-bottom="0cm" loext:contextual-spacing="false"/>
      <style:text-properties officeooo:paragraph-rsid="025ab9f4"/>
    </style:style>
    <style:style style:name="P689" style:family="paragraph" style:parent-style-name="Listenabsatz" style:list-style-name="L33">
      <style:paragraph-properties fo:margin-top="0cm" fo:margin-bottom="0cm" loext:contextual-spacing="false"/>
      <style:text-properties officeooo:paragraph-rsid="01ff6811"/>
    </style:style>
    <style:style style:name="P690" style:family="paragraph" style:parent-style-name="Listenabsatz" style:list-style-name="L33">
      <style:paragraph-properties fo:margin-top="0cm" fo:margin-bottom="0cm" loext:contextual-spacing="false"/>
      <style:text-properties officeooo:paragraph-rsid="008a5197"/>
    </style:style>
    <style:style style:name="P691" style:family="paragraph" style:parent-style-name="Listenabsatz" style:list-style-name="L33">
      <style:paragraph-properties fo:margin-top="0cm" fo:margin-bottom="0cm" loext:contextual-spacing="false"/>
      <style:text-properties officeooo:paragraph-rsid="008b8610"/>
    </style:style>
    <style:style style:name="P692" style:family="paragraph" style:parent-style-name="Listenabsatz" style:list-style-name="L33">
      <style:paragraph-properties fo:margin-top="0cm" fo:margin-bottom="0cm" loext:contextual-spacing="false"/>
      <style:text-properties officeooo:paragraph-rsid="0111ecb1"/>
    </style:style>
    <style:style style:name="P693" style:family="paragraph" style:parent-style-name="Listenabsatz" style:list-style-name="L33">
      <style:paragraph-properties fo:margin-top="0cm" fo:margin-bottom="0cm" loext:contextual-spacing="false"/>
      <style:text-properties officeooo:paragraph-rsid="012c6d9a"/>
    </style:style>
    <style:style style:name="P694" style:family="paragraph" style:parent-style-name="Listenabsatz" style:list-style-name="L33">
      <style:paragraph-properties fo:margin-top="0cm" fo:margin-bottom="0cm" loext:contextual-spacing="false"/>
      <style:text-properties officeooo:paragraph-rsid="01f9ea0c"/>
    </style:style>
    <style:style style:name="P695" style:family="paragraph" style:parent-style-name="Listenabsatz" style:list-style-name="L33">
      <style:paragraph-properties fo:margin-top="0cm" fo:margin-bottom="0cm" loext:contextual-spacing="false"/>
      <style:text-properties officeooo:paragraph-rsid="01e37e9b"/>
    </style:style>
    <style:style style:name="P696" style:family="paragraph" style:parent-style-name="Listenabsatz" style:list-style-name="L33">
      <style:paragraph-properties fo:margin-top="0cm" fo:margin-bottom="0cm" loext:contextual-spacing="false"/>
      <style:text-properties officeooo:paragraph-rsid="02bfcc86"/>
    </style:style>
    <style:style style:name="P697" style:family="paragraph" style:parent-style-name="Listenabsatz" style:list-style-name="L33">
      <style:paragraph-properties fo:margin-top="0cm" fo:margin-bottom="0cm" loext:contextual-spacing="false"/>
      <style:text-properties officeooo:paragraph-rsid="02f77521"/>
    </style:style>
    <style:style style:name="P698" style:family="paragraph" style:parent-style-name="Listenabsatz" style:list-style-name="L33">
      <style:paragraph-properties fo:margin-top="0cm" fo:margin-bottom="0cm" loext:contextual-spacing="false"/>
      <style:text-properties officeooo:paragraph-rsid="02d0bc9d"/>
    </style:style>
    <style:style style:name="P699" style:family="paragraph" style:parent-style-name="Listenabsatz" style:list-style-name="L33">
      <style:paragraph-properties fo:margin-top="0cm" fo:margin-bottom="0cm" loext:contextual-spacing="false"/>
      <style:text-properties officeooo:paragraph-rsid="025b30dd"/>
    </style:style>
    <style:style style:name="P700" style:family="paragraph" style:parent-style-name="Listenabsatz" style:list-style-name="L33">
      <style:paragraph-properties fo:margin-top="0cm" fo:margin-bottom="0cm" loext:contextual-spacing="false"/>
      <style:text-properties officeooo:paragraph-rsid="006879ea"/>
    </style:style>
    <style:style style:name="P701" style:family="paragraph" style:parent-style-name="Listenabsatz" style:list-style-name="L33">
      <style:paragraph-properties fo:margin-top="0cm" fo:margin-bottom="0cm" loext:contextual-spacing="false"/>
      <style:text-properties officeooo:paragraph-rsid="025b3859"/>
    </style:style>
    <style:style style:name="P702" style:family="paragraph" style:parent-style-name="Listenabsatz" style:list-style-name="L33">
      <style:paragraph-properties fo:margin-top="0cm" fo:margin-bottom="0cm" loext:contextual-spacing="false"/>
      <style:text-properties officeooo:paragraph-rsid="00698dda"/>
    </style:style>
    <style:style style:name="P703" style:family="paragraph" style:parent-style-name="Listenabsatz" style:list-style-name="L33">
      <style:paragraph-properties fo:margin-top="0cm" fo:margin-bottom="0cm" loext:contextual-spacing="false"/>
      <style:text-properties officeooo:paragraph-rsid="025bfb36"/>
    </style:style>
    <style:style style:name="P704" style:family="paragraph" style:parent-style-name="Listenabsatz" style:list-style-name="L33">
      <style:paragraph-properties fo:margin-top="0cm" fo:margin-bottom="0cm" loext:contextual-spacing="false"/>
      <style:text-properties officeooo:paragraph-rsid="006a0fc7"/>
    </style:style>
    <style:style style:name="P705" style:family="paragraph" style:parent-style-name="Listenabsatz" style:list-style-name="L33">
      <style:paragraph-properties fo:margin-top="0cm" fo:margin-bottom="0cm" loext:contextual-spacing="false"/>
      <style:text-properties officeooo:paragraph-rsid="029ba821"/>
    </style:style>
    <style:style style:name="P706" style:family="paragraph" style:parent-style-name="Listenabsatz" style:list-style-name="L33">
      <style:paragraph-properties fo:margin-top="0cm" fo:margin-bottom="0cm" loext:contextual-spacing="false"/>
      <style:text-properties officeooo:paragraph-rsid="029ef39e"/>
    </style:style>
    <style:style style:name="P707" style:family="paragraph" style:parent-style-name="Listenabsatz" style:list-style-name="L33">
      <style:paragraph-properties fo:margin-top="0cm" fo:margin-bottom="0cm" loext:contextual-spacing="false"/>
      <style:text-properties officeooo:paragraph-rsid="02a0b50c"/>
    </style:style>
    <style:style style:name="P708" style:family="paragraph" style:parent-style-name="Listenabsatz" style:list-style-name="L33">
      <style:paragraph-properties fo:margin-top="0cm" fo:margin-bottom="0cm" loext:contextual-spacing="false"/>
      <style:text-properties officeooo:paragraph-rsid="02d21d2b"/>
    </style:style>
    <style:style style:name="P709" style:family="paragraph" style:parent-style-name="Listenabsatz" style:list-style-name="L33">
      <style:paragraph-properties fo:margin-top="0cm" fo:margin-bottom="0cm" loext:contextual-spacing="false"/>
      <style:text-properties officeooo:paragraph-rsid="02a16251"/>
    </style:style>
    <style:style style:name="P710" style:family="paragraph" style:parent-style-name="Listenabsatz" style:list-style-name="L33">
      <style:paragraph-properties fo:margin-top="0cm" fo:margin-bottom="0cm" loext:contextual-spacing="false"/>
      <style:text-properties officeooo:paragraph-rsid="015c2ca6"/>
    </style:style>
    <style:style style:name="P711" style:family="paragraph" style:parent-style-name="Listenabsatz" style:list-style-name="L33">
      <style:paragraph-properties fo:margin-top="0cm" fo:margin-bottom="0cm" loext:contextual-spacing="false"/>
      <style:text-properties officeooo:paragraph-rsid="015c8561"/>
    </style:style>
    <style:style style:name="P712" style:family="paragraph" style:parent-style-name="Listenabsatz" style:list-style-name="L33">
      <style:paragraph-properties fo:margin-top="0cm" fo:margin-bottom="0cm" loext:contextual-spacing="false"/>
      <style:text-properties officeooo:paragraph-rsid="01f06d78"/>
    </style:style>
    <style:style style:name="P713" style:family="paragraph" style:parent-style-name="Listenabsatz" style:list-style-name="L33">
      <style:paragraph-properties fo:margin-top="0cm" fo:margin-bottom="0cm" loext:contextual-spacing="false"/>
      <style:text-properties officeooo:paragraph-rsid="00f09459"/>
    </style:style>
    <style:style style:name="P714" style:family="paragraph" style:parent-style-name="Listenabsatz" style:list-style-name="L33">
      <style:paragraph-properties fo:margin-top="0cm" fo:margin-bottom="0cm" loext:contextual-spacing="false"/>
      <style:text-properties officeooo:paragraph-rsid="01a202d8"/>
    </style:style>
    <style:style style:name="P715" style:family="paragraph" style:parent-style-name="Listenabsatz" style:list-style-name="L33">
      <style:paragraph-properties fo:margin-top="0cm" fo:margin-bottom="0cm" loext:contextual-spacing="false"/>
      <style:text-properties officeooo:paragraph-rsid="004f8c8a"/>
    </style:style>
    <style:style style:name="P716" style:family="paragraph" style:parent-style-name="Listenabsatz" style:list-style-name="L33">
      <style:paragraph-properties fo:margin-top="0cm" fo:margin-bottom="0cm" loext:contextual-spacing="false"/>
      <style:text-properties officeooo:paragraph-rsid="00d56b85"/>
    </style:style>
    <style:style style:name="P717" style:family="paragraph" style:parent-style-name="Listenabsatz" style:list-style-name="L33">
      <style:paragraph-properties fo:margin-top="0cm" fo:margin-bottom="0cm" loext:contextual-spacing="false"/>
      <style:text-properties officeooo:paragraph-rsid="00d8a24f"/>
    </style:style>
    <style:style style:name="P718" style:family="paragraph" style:parent-style-name="Listenabsatz" style:list-style-name="L33">
      <style:paragraph-properties fo:margin-top="0cm" fo:margin-bottom="0cm" loext:contextual-spacing="false"/>
      <style:text-properties officeooo:paragraph-rsid="01f9f8d1"/>
    </style:style>
    <style:style style:name="P719" style:family="paragraph" style:parent-style-name="Listenabsatz" style:list-style-name="L33">
      <style:paragraph-properties fo:margin-top="0cm" fo:margin-bottom="0cm" loext:contextual-spacing="false"/>
      <style:text-properties officeooo:paragraph-rsid="020df501"/>
    </style:style>
    <style:style style:name="P720" style:family="paragraph" style:parent-style-name="Listenabsatz" style:list-style-name="L33">
      <style:paragraph-properties fo:margin-top="0cm" fo:margin-bottom="0cm" loext:contextual-spacing="false"/>
      <style:text-properties officeooo:paragraph-rsid="01789679"/>
    </style:style>
    <style:style style:name="P721" style:family="paragraph" style:parent-style-name="Listenabsatz" style:list-style-name="L33">
      <style:paragraph-properties fo:margin-top="0cm" fo:margin-bottom="0cm" loext:contextual-spacing="false"/>
      <style:text-properties officeooo:paragraph-rsid="012cbe33"/>
    </style:style>
    <style:style style:name="P722" style:family="paragraph" style:parent-style-name="Listenabsatz" style:list-style-name="L33">
      <style:paragraph-properties fo:margin-top="0cm" fo:margin-bottom="0cm" loext:contextual-spacing="false"/>
      <style:text-properties officeooo:paragraph-rsid="012e2768"/>
    </style:style>
    <style:style style:name="P723" style:family="paragraph" style:parent-style-name="Listenabsatz" style:list-style-name="L33">
      <style:paragraph-properties fo:margin-top="0cm" fo:margin-bottom="0cm" loext:contextual-spacing="false"/>
      <style:text-properties officeooo:rsid="0084699c" officeooo:paragraph-rsid="0084699c"/>
    </style:style>
    <style:style style:name="P724" style:family="paragraph" style:parent-style-name="Listenabsatz" style:list-style-name="L33">
      <style:paragraph-properties fo:margin-top="0cm" fo:margin-bottom="0cm" loext:contextual-spacing="false"/>
      <style:text-properties officeooo:rsid="0084699c" officeooo:paragraph-rsid="00875b60"/>
    </style:style>
    <style:style style:name="P725" style:family="paragraph" style:parent-style-name="Listenabsatz" style:list-style-name="L33">
      <style:paragraph-properties fo:margin-top="0cm" fo:margin-bottom="0cm" loext:contextual-spacing="false"/>
      <style:text-properties officeooo:rsid="0084699c" officeooo:paragraph-rsid="008a5197"/>
    </style:style>
    <style:style style:name="P726" style:family="paragraph" style:parent-style-name="Listenabsatz" style:list-style-name="L33">
      <style:paragraph-properties fo:margin-top="0cm" fo:margin-bottom="0cm" loext:contextual-spacing="false"/>
      <style:text-properties officeooo:rsid="0084699c" officeooo:paragraph-rsid="008b8610"/>
    </style:style>
    <style:style style:name="P727" style:family="paragraph" style:parent-style-name="Listenabsatz" style:list-style-name="L33">
      <style:paragraph-properties fo:margin-top="0cm" fo:margin-bottom="0cm" loext:contextual-spacing="false"/>
      <style:text-properties officeooo:rsid="009a90c1" officeooo:paragraph-rsid="009a90c1"/>
    </style:style>
    <style:style style:name="P728" style:family="paragraph" style:parent-style-name="Listenabsatz" style:list-style-name="L33">
      <style:paragraph-properties fo:margin-top="0cm" fo:margin-bottom="0cm" loext:contextual-spacing="false"/>
      <style:text-properties officeooo:rsid="0084cb60" officeooo:paragraph-rsid="0084cb60"/>
    </style:style>
    <style:style style:name="P729" style:family="paragraph" style:parent-style-name="Listenabsatz" style:list-style-name="L33">
      <style:paragraph-properties fo:margin-top="0cm" fo:margin-bottom="0cm" loext:contextual-spacing="false"/>
      <style:text-properties fo:color="#000000" officeooo:paragraph-rsid="0086d125"/>
    </style:style>
    <style:style style:name="P730" style:family="paragraph" style:parent-style-name="Listenabsatz" style:list-style-name="L33">
      <style:paragraph-properties fo:margin-top="0cm" fo:margin-bottom="0cm" loext:contextual-spacing="false"/>
      <style:text-properties officeooo:rsid="008a5197" officeooo:paragraph-rsid="008a5197"/>
    </style:style>
    <style:style style:name="P731" style:family="paragraph" style:parent-style-name="Listenabsatz" style:list-style-name="L33">
      <style:paragraph-properties fo:margin-top="0cm" fo:margin-bottom="0cm" loext:contextual-spacing="false"/>
      <style:text-properties officeooo:rsid="008a5197" officeooo:paragraph-rsid="008b8610"/>
    </style:style>
    <style:style style:name="P732" style:family="paragraph" style:parent-style-name="Listenabsatz" style:list-style-name="L34">
      <style:paragraph-properties fo:margin-top="0cm" fo:margin-bottom="0cm" loext:contextual-spacing="false"/>
    </style:style>
    <style:style style:name="P733" style:family="paragraph" style:parent-style-name="Listenabsatz" style:list-style-name="L34">
      <style:paragraph-properties fo:margin-top="0cm" fo:margin-bottom="0cm" loext:contextual-spacing="false"/>
      <style:text-properties officeooo:paragraph-rsid="0154fa7f"/>
    </style:style>
    <style:style style:name="P734" style:family="paragraph" style:parent-style-name="Listenabsatz" style:list-style-name="L34">
      <style:paragraph-properties fo:margin-top="0cm" fo:margin-bottom="0cm" loext:contextual-spacing="false"/>
      <style:text-properties officeooo:paragraph-rsid="01567205"/>
    </style:style>
    <style:style style:name="P735" style:family="paragraph" style:parent-style-name="Listenabsatz" style:list-style-name="L34">
      <style:paragraph-properties fo:margin-top="0cm" fo:margin-bottom="0cm" loext:contextual-spacing="false"/>
      <style:text-properties officeooo:rsid="0152a26e" officeooo:paragraph-rsid="0152a26e"/>
    </style:style>
    <style:style style:name="P736" style:family="paragraph" style:parent-style-name="Listenabsatz" style:list-style-name="L34">
      <style:paragraph-properties fo:margin-top="0cm" fo:margin-bottom="0cm" loext:contextual-spacing="false"/>
      <style:text-properties officeooo:rsid="0152a26e" officeooo:paragraph-rsid="0154fa7f"/>
    </style:style>
    <style:style style:name="P737" style:family="paragraph" style:parent-style-name="Listenabsatz" style:list-style-name="L34">
      <style:paragraph-properties fo:margin-top="0cm" fo:margin-bottom="0cm" loext:contextual-spacing="false"/>
      <style:text-properties officeooo:rsid="0152a26e" officeooo:paragraph-rsid="01567205"/>
    </style:style>
    <style:style style:name="P738" style:family="paragraph" style:parent-style-name="Listenabsatz" style:list-style-name="L33">
      <style:paragraph-properties fo:margin-top="0cm" fo:margin-bottom="0cm" loext:contextual-spacing="false"/>
      <style:text-properties officeooo:rsid="012c6d9a" officeooo:paragraph-rsid="012c6d9a"/>
    </style:style>
    <style:style style:name="P739" style:family="paragraph" style:parent-style-name="Listenabsatz" style:list-style-name="L33">
      <style:paragraph-properties fo:margin-top="0cm" fo:margin-bottom="0cm" loext:contextual-spacing="false"/>
      <style:text-properties officeooo:rsid="014b878d" officeooo:paragraph-rsid="014c29b5"/>
    </style:style>
    <style:style style:name="P740" style:family="paragraph" style:parent-style-name="Listenabsatz" style:list-style-name="L33">
      <style:paragraph-properties fo:margin-top="0cm" fo:margin-bottom="0cm" loext:contextual-spacing="false"/>
      <style:text-properties officeooo:rsid="013d9545" officeooo:paragraph-rsid="01e3dfd4"/>
    </style:style>
    <style:style style:name="P741" style:family="paragraph" style:parent-style-name="Listenabsatz" style:list-style-name="L33">
      <style:paragraph-properties fo:margin-top="0cm" fo:margin-bottom="0cm" loext:contextual-spacing="false"/>
      <style:text-properties officeooo:rsid="013d9545" officeooo:paragraph-rsid="01ea9b4c"/>
    </style:style>
    <style:style style:name="P742" style:family="paragraph" style:parent-style-name="Listenabsatz" style:list-style-name="L33">
      <style:paragraph-properties fo:margin-top="0cm" fo:margin-bottom="0cm" loext:contextual-spacing="false"/>
      <style:text-properties officeooo:rsid="013d9545" officeooo:paragraph-rsid="02bfcc86"/>
    </style:style>
    <style:style style:name="P743" style:family="paragraph" style:parent-style-name="Listenabsatz" style:list-style-name="L33">
      <style:paragraph-properties fo:margin-top="0cm" fo:margin-bottom="0cm" loext:contextual-spacing="false"/>
      <style:text-properties officeooo:rsid="01e3dfd4" officeooo:paragraph-rsid="01e3dfd4"/>
    </style:style>
    <style:style style:name="P744" style:family="paragraph" style:parent-style-name="Listenabsatz" style:list-style-name="L33">
      <style:paragraph-properties fo:margin-top="0cm" fo:margin-bottom="0cm" loext:contextual-spacing="false"/>
      <style:text-properties officeooo:rsid="01e44a78" officeooo:paragraph-rsid="01e44a78"/>
    </style:style>
    <style:style style:name="P745" style:family="paragraph" style:parent-style-name="Listenabsatz" style:list-style-name="L33">
      <style:paragraph-properties fo:margin-top="0cm" fo:margin-bottom="0cm" loext:contextual-spacing="false"/>
      <style:text-properties officeooo:rsid="01e5625e" officeooo:paragraph-rsid="01e5625e"/>
    </style:style>
    <style:style style:name="P746" style:family="paragraph" style:parent-style-name="Listenabsatz" style:list-style-name="L33">
      <style:paragraph-properties fo:margin-top="0cm" fo:margin-bottom="0cm" loext:contextual-spacing="false"/>
      <style:text-properties officeooo:rsid="01e6aff2" officeooo:paragraph-rsid="01e6aff2"/>
    </style:style>
    <style:style style:name="P747" style:family="paragraph" style:parent-style-name="Listenabsatz" style:list-style-name="L33">
      <style:paragraph-properties fo:margin-top="0cm" fo:margin-bottom="0cm" loext:contextual-spacing="false"/>
      <style:text-properties officeooo:rsid="01e6fe7c" officeooo:paragraph-rsid="01e6fe7c"/>
    </style:style>
    <style:style style:name="P748" style:family="paragraph" style:parent-style-name="Listenabsatz" style:list-style-name="L33">
      <style:paragraph-properties fo:margin-top="0cm" fo:margin-bottom="0cm" loext:contextual-spacing="false"/>
      <style:text-properties officeooo:rsid="01e9269c" officeooo:paragraph-rsid="01e9269c"/>
    </style:style>
    <style:style style:name="P749" style:family="paragraph" style:parent-style-name="Listenabsatz" style:list-style-name="L33">
      <style:paragraph-properties fo:margin-top="0cm" fo:margin-bottom="0cm" loext:contextual-spacing="false"/>
      <style:text-properties officeooo:rsid="01eb1790" officeooo:paragraph-rsid="01eb1790"/>
    </style:style>
    <style:style style:name="P750" style:family="paragraph" style:parent-style-name="Listenabsatz" style:list-style-name="L33">
      <style:paragraph-properties fo:margin-top="0cm" fo:margin-bottom="0cm" loext:contextual-spacing="false"/>
      <style:text-properties officeooo:rsid="01e9e1c3" officeooo:paragraph-rsid="01e9e1c3"/>
    </style:style>
    <style:style style:name="P751" style:family="paragraph" style:parent-style-name="Listenabsatz" style:list-style-name="L33">
      <style:paragraph-properties fo:margin-top="0cm" fo:margin-bottom="0cm" loext:contextual-spacing="false"/>
      <style:text-properties officeooo:rsid="01f9ea0c" officeooo:paragraph-rsid="01f9ea0c"/>
    </style:style>
    <style:style style:name="P752" style:family="paragraph" style:parent-style-name="Listenabsatz" style:list-style-name="L33">
      <style:paragraph-properties fo:margin-top="0cm" fo:margin-bottom="0cm" loext:contextual-spacing="false"/>
      <style:text-properties officeooo:rsid="01f9ea0c" officeooo:paragraph-rsid="01f9f8d1"/>
    </style:style>
    <style:style style:name="P753" style:family="paragraph" style:parent-style-name="Listenabsatz" style:list-style-name="L33">
      <style:paragraph-properties fo:margin-top="0cm" fo:margin-bottom="0cm" loext:contextual-spacing="false"/>
      <style:text-properties officeooo:rsid="01f9ea0c" officeooo:paragraph-rsid="020ce3ce"/>
    </style:style>
    <style:style style:name="P754" style:family="paragraph" style:parent-style-name="Listenabsatz" style:list-style-name="L33">
      <style:paragraph-properties fo:margin-top="0cm" fo:margin-bottom="0cm" loext:contextual-spacing="false"/>
      <style:text-properties officeooo:rsid="00f4daf9" officeooo:paragraph-rsid="02bfcc86"/>
    </style:style>
    <style:style style:name="P755" style:family="paragraph" style:parent-style-name="Listenabsatz" style:list-style-name="L33">
      <style:paragraph-properties fo:margin-top="0cm" fo:margin-bottom="0cm" loext:contextual-spacing="false"/>
      <style:text-properties officeooo:rsid="0143020f" officeooo:paragraph-rsid="02bfcc86"/>
    </style:style>
    <style:style style:name="P756" style:family="paragraph" style:parent-style-name="Listenabsatz" style:list-style-name="L33">
      <style:paragraph-properties fo:margin-top="0cm" fo:margin-bottom="0cm" loext:contextual-spacing="false"/>
      <style:text-properties officeooo:rsid="01447dc4" officeooo:paragraph-rsid="02bfcc86"/>
    </style:style>
    <style:style style:name="P757" style:family="paragraph" style:parent-style-name="Listenabsatz" style:list-style-name="L33">
      <style:paragraph-properties fo:margin-top="0cm" fo:margin-bottom="0cm" loext:contextual-spacing="false"/>
      <style:text-properties officeooo:rsid="014500dd" officeooo:paragraph-rsid="02bfcc86"/>
    </style:style>
    <style:style style:name="P758" style:family="paragraph" style:parent-style-name="Listenabsatz" style:list-style-name="L33">
      <style:paragraph-properties fo:margin-top="0cm" fo:margin-bottom="0cm" loext:contextual-spacing="false"/>
      <style:text-properties officeooo:rsid="0284a3f1" officeooo:paragraph-rsid="02bfcc86"/>
    </style:style>
    <style:style style:name="P759" style:family="paragraph" style:parent-style-name="Listenabsatz" style:list-style-name="L33">
      <style:paragraph-properties fo:margin-top="0cm" fo:margin-bottom="0cm" loext:contextual-spacing="false"/>
      <style:text-properties officeooo:rsid="0284a3f1" officeooo:paragraph-rsid="02a0b50c"/>
    </style:style>
    <style:style style:name="P760" style:family="paragraph" style:parent-style-name="Listenabsatz" style:list-style-name="L33">
      <style:paragraph-properties fo:margin-top="0cm" fo:margin-bottom="0cm" loext:contextual-spacing="false"/>
      <style:text-properties officeooo:rsid="02892673" officeooo:paragraph-rsid="02bfcc86"/>
    </style:style>
    <style:style style:name="P761" style:family="paragraph" style:parent-style-name="Listenabsatz" style:list-style-name="L33">
      <style:paragraph-properties fo:margin-top="0cm" fo:margin-bottom="0cm" loext:contextual-spacing="false"/>
      <style:text-properties officeooo:rsid="02892673" officeooo:paragraph-rsid="029ba821"/>
    </style:style>
    <style:style style:name="P762" style:family="paragraph" style:parent-style-name="Listenabsatz" style:list-style-name="L33">
      <style:paragraph-properties fo:margin-top="0cm" fo:margin-bottom="0cm" loext:contextual-spacing="false"/>
      <style:text-properties officeooo:rsid="02913156" officeooo:paragraph-rsid="02bfcc86"/>
    </style:style>
    <style:style style:name="P763" style:family="paragraph" style:parent-style-name="Listenabsatz" style:list-style-name="L33">
      <style:paragraph-properties fo:margin-top="0cm" fo:margin-bottom="0cm" loext:contextual-spacing="false"/>
      <style:text-properties officeooo:rsid="02818d38" officeooo:paragraph-rsid="02bfcc86"/>
    </style:style>
    <style:style style:name="P764" style:family="paragraph" style:parent-style-name="Listenabsatz" style:list-style-name="L33">
      <style:paragraph-properties fo:margin-top="0cm" fo:margin-bottom="0cm" loext:contextual-spacing="false"/>
      <style:text-properties officeooo:rsid="01c6e085" officeooo:paragraph-rsid="01c94192"/>
    </style:style>
    <style:style style:name="P765" style:family="paragraph" style:parent-style-name="Listenabsatz" style:list-style-name="L33">
      <style:paragraph-properties fo:margin-top="0cm" fo:margin-bottom="0cm" loext:contextual-spacing="false"/>
      <style:text-properties officeooo:rsid="01c6e085" officeooo:paragraph-rsid="01c6e085"/>
    </style:style>
    <style:style style:name="P766" style:family="paragraph" style:parent-style-name="Listenabsatz" style:list-style-name="L33">
      <style:paragraph-properties fo:margin-top="0cm" fo:margin-bottom="0cm" loext:contextual-spacing="false"/>
      <style:text-properties officeooo:rsid="01c6e085" officeooo:paragraph-rsid="01c8365c"/>
    </style:style>
    <style:style style:name="P767" style:family="paragraph" style:parent-style-name="Listenabsatz" style:list-style-name="L45">
      <style:paragraph-properties fo:margin-top="0cm" fo:margin-bottom="0cm" loext:contextual-spacing="false"/>
    </style:style>
    <style:style style:name="P768" style:family="paragraph" style:parent-style-name="Listenabsatz" style:list-style-name="L45">
      <style:paragraph-properties fo:margin-top="0cm" fo:margin-bottom="0cm" loext:contextual-spacing="false"/>
      <style:text-properties officeooo:rsid="00f09459" officeooo:paragraph-rsid="00f09459"/>
    </style:style>
    <style:style style:name="P769" style:family="paragraph" style:parent-style-name="Listenabsatz" style:list-style-name="L33">
      <style:paragraph-properties fo:margin-top="0cm" fo:margin-bottom="0cm" loext:contextual-spacing="false"/>
      <style:text-properties officeooo:rsid="004f8c8a" officeooo:paragraph-rsid="004f8c8a"/>
    </style:style>
    <style:style style:name="P770" style:family="paragraph" style:parent-style-name="Listenabsatz" style:list-style-name="L33">
      <style:paragraph-properties fo:margin-top="0cm" fo:margin-bottom="0cm" loext:contextual-spacing="false"/>
      <style:text-properties officeooo:rsid="004f8c8a" officeooo:paragraph-rsid="0051ddc4"/>
    </style:style>
    <style:style style:name="P771" style:family="paragraph" style:parent-style-name="Listenabsatz" style:list-style-name="L33">
      <style:paragraph-properties fo:margin-top="0cm" fo:margin-bottom="0cm" loext:contextual-spacing="false"/>
      <style:text-properties officeooo:rsid="00da9f98" officeooo:paragraph-rsid="00da9f98"/>
    </style:style>
    <style:style style:name="P772" style:family="paragraph" style:parent-style-name="Listenabsatz" style:list-style-name="L54">
      <style:paragraph-properties fo:margin-top="0cm" fo:margin-bottom="0cm" loext:contextual-spacing="false"/>
    </style:style>
    <style:style style:name="P773" style:family="paragraph" style:parent-style-name="Listenabsatz" style:list-style-name="L55">
      <style:paragraph-properties fo:margin-top="0cm" fo:margin-bottom="0cm" loext:contextual-spacing="false"/>
    </style:style>
    <style:style style:name="P774" style:family="paragraph" style:parent-style-name="Listenabsatz" style:list-style-name="L55">
      <style:paragraph-properties fo:margin-top="0cm" fo:margin-bottom="0cm" loext:contextual-spacing="false"/>
      <style:text-properties officeooo:paragraph-rsid="025f05bd"/>
    </style:style>
    <style:style style:name="P775" style:family="paragraph" style:parent-style-name="Listenabsatz" style:list-style-name="L56">
      <style:paragraph-properties fo:margin-top="0cm" fo:margin-bottom="0cm" loext:contextual-spacing="false"/>
    </style:style>
    <style:style style:name="P776" style:family="paragraph" style:parent-style-name="Listenabsatz" style:list-style-name="L61">
      <style:paragraph-properties fo:margin-top="0cm" fo:margin-bottom="0cm" loext:contextual-spacing="false"/>
      <style:text-properties officeooo:paragraph-rsid="0216e301"/>
    </style:style>
    <style:style style:name="P777" style:family="paragraph" style:parent-style-name="Listenabsatz" style:list-style-name="L32">
      <style:paragraph-properties fo:margin-top="0cm" fo:margin-bottom="0cm" loext:contextual-spacing="false"/>
      <style:text-properties officeooo:rsid="00926609" officeooo:paragraph-rsid="0216e301"/>
    </style:style>
    <style:style style:name="P778" style:family="paragraph" style:parent-style-name="Listenabsatz" style:list-style-name="L1">
      <style:paragraph-properties fo:margin-left="0cm" fo:margin-right="0cm" fo:margin-top="0cm" fo:margin-bottom="0cm" loext:contextual-spacing="false" fo:text-indent="0cm" style:auto-text-indent="false"/>
    </style:style>
    <style:style style:name="P779" style:family="paragraph" style:parent-style-name="Listenabsatz" style:list-style-name="L12">
      <style:paragraph-properties fo:margin-left="0cm" fo:margin-right="0cm" fo:margin-top="0cm" fo:margin-bottom="0cm" loext:contextual-spacing="false" fo:text-indent="0cm" style:auto-text-indent="false"/>
    </style:style>
    <style:style style:name="P780" style:family="paragraph" style:parent-style-name="Listenabsatz" style:list-style-name="L14">
      <style:paragraph-properties fo:margin-left="0cm" fo:margin-right="0cm" fo:margin-top="0cm" fo:margin-bottom="0cm" loext:contextual-spacing="false" fo:text-indent="0cm" style:auto-text-indent="false"/>
    </style:style>
    <style:style style:name="P781" style:family="paragraph" style:parent-style-name="Listenabsatz" style:list-style-name="L21">
      <style:paragraph-properties fo:margin-left="0cm" fo:margin-right="0cm" fo:margin-top="0cm" fo:margin-bottom="0cm" loext:contextual-spacing="false" fo:text-indent="0cm" style:auto-text-indent="false"/>
    </style:style>
    <style:style style:name="P782" style:family="paragraph" style:parent-style-name="Listenabsatz" style:list-style-name="L32">
      <style:paragraph-properties fo:margin-left="0cm" fo:margin-right="0cm" fo:margin-top="0cm" fo:margin-bottom="0cm" loext:contextual-spacing="false" fo:text-indent="0cm" style:auto-text-indent="false"/>
    </style:style>
    <style:style style:name="P783" style:family="paragraph" style:parent-style-name="Listenabsatz" style:list-style-name="L33">
      <style:paragraph-properties fo:margin-left="0cm" fo:margin-right="0cm" fo:margin-top="0cm" fo:margin-bottom="0cm" loext:contextual-spacing="false" fo:text-indent="0cm" style:auto-text-indent="false"/>
    </style:style>
    <style:style style:name="P78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78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78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78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78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78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790" style:family="paragraph" style:parent-style-name="Listenabsatz" style:list-style-name="L34">
      <style:paragraph-properties fo:margin-left="0cm" fo:margin-right="0cm" fo:margin-top="0cm" fo:margin-bottom="0cm" loext:contextual-spacing="false" fo:text-indent="0cm" style:auto-text-indent="false"/>
    </style:style>
    <style:style style:name="P791"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79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793"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794"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79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796"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797" style:family="paragraph" style:parent-style-name="Listenabsatz" style:list-style-name="L54">
      <style:paragraph-properties fo:margin-left="0cm" fo:margin-right="0cm" fo:margin-top="0cm" fo:margin-bottom="0cm" loext:contextual-spacing="false" fo:text-indent="0cm" style:auto-text-indent="false"/>
    </style:style>
    <style:style style:name="P798" style:family="paragraph" style:parent-style-name="Listenabsatz" style:list-style-name="L33">
      <style:paragraph-properties fo:margin-left="0cm" fo:margin-right="0cm" fo:text-indent="0cm" style:auto-text-indent="false"/>
    </style:style>
    <style:style style:name="P799" style:family="paragraph" style:parent-style-name="Standard" style:master-page-name="MP0">
      <style:paragraph-properties style:page-number="auto" fo:break-before="page"/>
      <style:text-properties fo:font-weight="bold" style:font-weight-asian="bold" style:font-weight-complex="bold"/>
    </style:style>
    <style:style style:name="P800" style:family="paragraph" style:parent-style-name="Standard" style:list-style-name="L1"/>
    <style:style style:name="P801" style:family="paragraph" style:parent-style-name="Standard" style:list-style-name="L44">
      <style:text-properties officeooo:paragraph-rsid="02106cc0"/>
    </style:style>
    <style:style style:name="P80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80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80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80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80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80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80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80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81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81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81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81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81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81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81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81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81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81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82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82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82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82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8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8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82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82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82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82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83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83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83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83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83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83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83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83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83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83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84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84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84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84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84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84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84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84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84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84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85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85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85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85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85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85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85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85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85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85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86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86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86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86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86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86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86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86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86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86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87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87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87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87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87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87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87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87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87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87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88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88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88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88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88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88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88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88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88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88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89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89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89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89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89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89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89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89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89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89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90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90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90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90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90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90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90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90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90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90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91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91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91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91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91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91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91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91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91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91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920"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92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92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923"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924"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925"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926"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927"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928"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92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93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931" style:family="paragraph" style:parent-style-name="Standard" style:list-style-name="L22">
      <style:paragraph-properties fo:margin-top="0cm" fo:margin-bottom="0cm" loext:contextual-spacing="false"/>
      <style:text-properties style:use-window-font-color="true" officeooo:paragraph-rsid="01b09c48"/>
    </style:style>
    <style:style style:name="P932" style:family="paragraph" style:parent-style-name="Standard" style:list-style-name="L1">
      <style:paragraph-properties fo:margin-top="0cm" fo:margin-bottom="0cm" loext:contextual-spacing="false"/>
    </style:style>
    <style:style style:name="P933" style:family="paragraph" style:parent-style-name="Standard" style:list-style-name="L16">
      <style:paragraph-properties fo:margin-top="0cm" fo:margin-bottom="0cm" loext:contextual-spacing="false"/>
      <style:text-properties officeooo:rsid="00b3a71e" officeooo:paragraph-rsid="00b3a71e"/>
    </style:style>
    <style:style style:name="P934" style:family="paragraph" style:parent-style-name="Standard" style:list-style-name="L16">
      <style:paragraph-properties fo:margin-top="0cm" fo:margin-bottom="0cm" loext:contextual-spacing="false"/>
      <style:text-properties officeooo:rsid="00b45507" officeooo:paragraph-rsid="00b45507"/>
    </style:style>
    <style:style style:name="P935" style:family="paragraph" style:parent-style-name="Standard" style:list-style-name="L17">
      <style:paragraph-properties fo:margin-top="0cm" fo:margin-bottom="0cm" loext:contextual-spacing="false"/>
      <style:text-properties officeooo:rsid="00b45507" officeooo:paragraph-rsid="00b45507"/>
    </style:style>
    <style:style style:name="P936" style:family="paragraph" style:parent-style-name="Standard" style:list-style-name="L18">
      <style:paragraph-properties fo:margin-top="0cm" fo:margin-bottom="0cm" loext:contextual-spacing="false"/>
      <style:text-properties officeooo:rsid="00b63fbb" officeooo:paragraph-rsid="00b7bf2f"/>
    </style:style>
    <style:style style:name="P937" style:family="paragraph" style:parent-style-name="Standard" style:list-style-name="L18">
      <style:paragraph-properties fo:margin-top="0cm" fo:margin-bottom="0cm" loext:contextual-spacing="false"/>
      <style:text-properties officeooo:rsid="00b63fbb" officeooo:paragraph-rsid="00b63fbb"/>
    </style:style>
    <style:style style:name="P938" style:family="paragraph" style:parent-style-name="Standard" style:list-style-name="L19">
      <style:paragraph-properties fo:margin-top="0cm" fo:margin-bottom="0cm" loext:contextual-spacing="false"/>
    </style:style>
    <style:style style:name="P939" style:family="paragraph" style:parent-style-name="Standard" style:list-style-name="L19">
      <style:paragraph-properties fo:margin-top="0cm" fo:margin-bottom="0cm" loext:contextual-spacing="false"/>
      <style:text-properties officeooo:rsid="00a752c4" officeooo:paragraph-rsid="00a752c4"/>
    </style:style>
    <style:style style:name="P940" style:family="paragraph" style:parent-style-name="Standard" style:list-style-name="L20">
      <style:paragraph-properties fo:margin-top="0cm" fo:margin-bottom="0cm" loext:contextual-spacing="false"/>
    </style:style>
    <style:style style:name="P941" style:family="paragraph" style:parent-style-name="Standard" style:list-style-name="L22">
      <style:paragraph-properties fo:margin-top="0cm" fo:margin-bottom="0cm" loext:contextual-spacing="false"/>
      <style:text-properties officeooo:rsid="009eaa36" officeooo:paragraph-rsid="01b09c48"/>
    </style:style>
    <style:style style:name="P942" style:family="paragraph" style:parent-style-name="Standard" style:list-style-name="L22">
      <style:paragraph-properties fo:margin-top="0cm" fo:margin-bottom="0cm" loext:contextual-spacing="false"/>
      <style:text-properties officeooo:rsid="01ad253b" officeooo:paragraph-rsid="01b09c48"/>
    </style:style>
    <style:style style:name="P943" style:family="paragraph" style:parent-style-name="Standard" style:list-style-name="L22">
      <style:paragraph-properties fo:margin-top="0cm" fo:margin-bottom="0cm" loext:contextual-spacing="false"/>
      <style:text-properties officeooo:paragraph-rsid="01b09c48"/>
    </style:style>
    <style:style style:name="P944" style:family="paragraph" style:parent-style-name="Standard" style:list-style-name="L23">
      <style:paragraph-properties fo:margin-top="0cm" fo:margin-bottom="0cm" loext:contextual-spacing="false"/>
      <style:text-properties officeooo:paragraph-rsid="01b09c48"/>
    </style:style>
    <style:style style:name="P945" style:family="paragraph" style:parent-style-name="Standard" style:list-style-name="L24">
      <style:paragraph-properties fo:margin-top="0cm" fo:margin-bottom="0cm" loext:contextual-spacing="false"/>
      <style:text-properties officeooo:paragraph-rsid="01b09c48"/>
    </style:style>
    <style:style style:name="P946" style:family="paragraph" style:parent-style-name="Standard" style:list-style-name="L25">
      <style:paragraph-properties fo:margin-top="0cm" fo:margin-bottom="0cm" loext:contextual-spacing="false"/>
      <style:text-properties officeooo:rsid="00c0f176" officeooo:paragraph-rsid="01b09c48"/>
    </style:style>
    <style:style style:name="P947" style:family="paragraph" style:parent-style-name="Standard" style:list-style-name="L26">
      <style:paragraph-properties fo:margin-top="0cm" fo:margin-bottom="0cm" loext:contextual-spacing="false"/>
      <style:text-properties officeooo:paragraph-rsid="0228279a"/>
    </style:style>
    <style:style style:name="P948" style:family="paragraph" style:parent-style-name="Standard" style:list-style-name="L27">
      <style:paragraph-properties fo:margin-top="0cm" fo:margin-bottom="0cm" loext:contextual-spacing="false"/>
      <style:text-properties officeooo:paragraph-rsid="0228279a"/>
    </style:style>
    <style:style style:name="P949" style:family="paragraph" style:parent-style-name="Standard" style:list-style-name="L28">
      <style:paragraph-properties fo:margin-top="0cm" fo:margin-bottom="0cm" loext:contextual-spacing="false"/>
      <style:text-properties officeooo:paragraph-rsid="023987a3"/>
    </style:style>
    <style:style style:name="P950" style:family="paragraph" style:parent-style-name="Standard" style:list-style-name="L29">
      <style:paragraph-properties fo:margin-top="0cm" fo:margin-bottom="0cm" loext:contextual-spacing="false"/>
    </style:style>
    <style:style style:name="P951" style:family="paragraph" style:parent-style-name="Standard" style:list-style-name="L30">
      <style:paragraph-properties fo:margin-top="0cm" fo:margin-bottom="0cm" loext:contextual-spacing="false"/>
    </style:style>
    <style:style style:name="P952" style:family="paragraph" style:parent-style-name="Standard" style:list-style-name="L31">
      <style:paragraph-properties fo:margin-top="0cm" fo:margin-bottom="0cm" loext:contextual-spacing="false"/>
    </style:style>
    <style:style style:name="P953" style:family="paragraph" style:parent-style-name="Standard" style:list-style-name="L33">
      <style:paragraph-properties fo:margin-top="0cm" fo:margin-bottom="0cm" loext:contextual-spacing="false"/>
      <style:text-properties officeooo:rsid="01729de3" officeooo:paragraph-rsid="01729de3"/>
    </style:style>
    <style:style style:name="P954" style:family="paragraph" style:parent-style-name="Standard" style:list-style-name="L33">
      <style:paragraph-properties fo:margin-top="0cm" fo:margin-bottom="0cm" loext:contextual-spacing="false"/>
      <style:text-properties officeooo:rsid="01729de3" officeooo:paragraph-rsid="01789679"/>
    </style:style>
    <style:style style:name="P955" style:family="paragraph" style:parent-style-name="Standard" style:list-style-name="L33">
      <style:paragraph-properties fo:margin-top="0cm" fo:margin-bottom="0cm" loext:contextual-spacing="false"/>
      <style:text-properties officeooo:rsid="0176b34c" officeooo:paragraph-rsid="0176b34c"/>
    </style:style>
    <style:style style:name="P956" style:family="paragraph" style:parent-style-name="Standard" style:list-style-name="L33">
      <style:paragraph-properties fo:margin-top="0cm" fo:margin-bottom="0cm" loext:contextual-spacing="false"/>
      <style:text-properties officeooo:rsid="0176b34c" officeooo:paragraph-rsid="01789679"/>
    </style:style>
    <style:style style:name="P957" style:family="paragraph" style:parent-style-name="Standard" style:list-style-name="L33">
      <style:paragraph-properties fo:margin-top="0cm" fo:margin-bottom="0cm" loext:contextual-spacing="false"/>
    </style:style>
    <style:style style:name="P958" style:family="paragraph" style:parent-style-name="Standard" style:list-style-name="L33">
      <style:paragraph-properties fo:margin-top="0cm" fo:margin-bottom="0cm" loext:contextual-spacing="false"/>
      <style:text-properties officeooo:paragraph-rsid="01caa465"/>
    </style:style>
    <style:style style:name="P959" style:family="paragraph" style:parent-style-name="Standard" style:list-style-name="L35">
      <style:paragraph-properties fo:margin-top="0cm" fo:margin-bottom="0cm" loext:contextual-spacing="false"/>
    </style:style>
    <style:style style:name="P960" style:family="paragraph" style:parent-style-name="Standard" style:list-style-name="L37">
      <style:paragraph-properties fo:margin-top="0cm" fo:margin-bottom="0cm" loext:contextual-spacing="false"/>
      <style:text-properties officeooo:paragraph-rsid="02bfcc86"/>
    </style:style>
    <style:style style:name="P961" style:family="paragraph" style:parent-style-name="Standard" style:list-style-name="L37">
      <style:paragraph-properties fo:margin-top="0cm" fo:margin-bottom="0cm" loext:contextual-spacing="false"/>
      <style:text-properties officeooo:rsid="02c8e80a" officeooo:paragraph-rsid="02c8e80a"/>
    </style:style>
    <style:style style:name="P962" style:family="paragraph" style:parent-style-name="Standard" style:list-style-name="L38">
      <style:paragraph-properties fo:margin-top="0cm" fo:margin-bottom="0cm" loext:contextual-spacing="false"/>
      <style:text-properties officeooo:paragraph-rsid="02bfcc86"/>
    </style:style>
    <style:style style:name="P963" style:family="paragraph" style:parent-style-name="Standard" style:list-style-name="L38">
      <style:paragraph-properties fo:margin-top="0cm" fo:margin-bottom="0cm" loext:contextual-spacing="false"/>
      <style:text-properties officeooo:paragraph-rsid="02f12614"/>
    </style:style>
    <style:style style:name="P964" style:family="paragraph" style:parent-style-name="Standard" style:list-style-name="L38">
      <style:paragraph-properties fo:margin-top="0cm" fo:margin-bottom="0cm" loext:contextual-spacing="false"/>
      <style:text-properties officeooo:paragraph-rsid="02f16f0f"/>
    </style:style>
    <style:style style:name="P965" style:family="paragraph" style:parent-style-name="Standard" style:list-style-name="L39">
      <style:paragraph-properties fo:margin-top="0cm" fo:margin-bottom="0cm" loext:contextual-spacing="false"/>
      <style:text-properties officeooo:paragraph-rsid="02bfcc86"/>
    </style:style>
    <style:style style:name="P966" style:family="paragraph" style:parent-style-name="Standard" style:list-style-name="L40">
      <style:paragraph-properties fo:margin-top="0cm" fo:margin-bottom="0cm" loext:contextual-spacing="false"/>
      <style:text-properties officeooo:rsid="027c66c2" officeooo:paragraph-rsid="02bfcc86"/>
    </style:style>
    <style:style style:name="P967" style:family="paragraph" style:parent-style-name="Standard" style:list-style-name="L40">
      <style:paragraph-properties fo:margin-top="0cm" fo:margin-bottom="0cm" loext:contextual-spacing="false"/>
      <style:text-properties officeooo:rsid="02cbc4ce" officeooo:paragraph-rsid="02cbc4ce"/>
    </style:style>
    <style:style style:name="P968" style:family="paragraph" style:parent-style-name="Standard" style:list-style-name="L41">
      <style:paragraph-properties fo:margin-top="0cm" fo:margin-bottom="0cm" loext:contextual-spacing="false"/>
      <style:text-properties officeooo:rsid="02818d38" officeooo:paragraph-rsid="02bfcc86"/>
    </style:style>
    <style:style style:name="P969" style:family="paragraph" style:parent-style-name="Standard" style:list-style-name="L42">
      <style:paragraph-properties fo:margin-top="0cm" fo:margin-bottom="0cm" loext:contextual-spacing="false"/>
    </style:style>
    <style:style style:name="P970" style:family="paragraph" style:parent-style-name="Standard" style:list-style-name="L42">
      <style:paragraph-properties fo:margin-top="0cm" fo:margin-bottom="0cm" loext:contextual-spacing="false"/>
      <style:text-properties officeooo:rsid="0203650f"/>
    </style:style>
    <style:style style:name="P971" style:family="paragraph" style:parent-style-name="Standard" style:list-style-name="L43">
      <style:paragraph-properties fo:margin-top="0cm" fo:margin-bottom="0cm" loext:contextual-spacing="false" fo:line-height="100%"/>
    </style:style>
    <style:style style:name="P972"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973" style:family="paragraph" style:parent-style-name="Standard" style:list-style-name="L44">
      <style:paragraph-properties fo:margin-top="0cm" fo:margin-bottom="0cm" loext:contextual-spacing="false"/>
      <style:text-properties officeooo:paragraph-rsid="02106cc0"/>
    </style:style>
    <style:style style:name="P974" style:family="paragraph" style:parent-style-name="Standard" style:list-style-name="L33">
      <style:paragraph-properties fo:margin-top="0cm" fo:margin-bottom="0cm" loext:contextual-spacing="false"/>
      <style:text-properties officeooo:rsid="01caa465" officeooo:paragraph-rsid="01caa465"/>
    </style:style>
    <style:style style:name="P975" style:family="paragraph" style:parent-style-name="Standard" style:list-style-name="L46">
      <style:paragraph-properties fo:margin-top="0cm" fo:margin-bottom="0cm" loext:contextual-spacing="false"/>
    </style:style>
    <style:style style:name="P976" style:family="paragraph" style:parent-style-name="Standard" style:list-style-name="L47">
      <style:paragraph-properties fo:margin-top="0cm" fo:margin-bottom="0cm" loext:contextual-spacing="false"/>
    </style:style>
    <style:style style:name="P977" style:family="paragraph" style:parent-style-name="Standard" style:list-style-name="L48">
      <style:paragraph-properties fo:margin-top="0cm" fo:margin-bottom="0cm" loext:contextual-spacing="false"/>
    </style:style>
    <style:style style:name="P978" style:family="paragraph" style:parent-style-name="Standard" style:list-style-name="L48">
      <style:paragraph-properties fo:margin-top="0cm" fo:margin-bottom="0cm" loext:contextual-spacing="false"/>
      <style:text-properties officeooo:paragraph-rsid="001b004e"/>
    </style:style>
    <style:style style:name="P979" style:family="paragraph" style:parent-style-name="Standard" style:list-style-name="L49">
      <style:paragraph-properties fo:margin-top="0cm" fo:margin-bottom="0cm" loext:contextual-spacing="false"/>
      <style:text-properties officeooo:rsid="001f99d5" officeooo:paragraph-rsid="001f99d5"/>
    </style:style>
    <style:style style:name="P980" style:family="paragraph" style:parent-style-name="Standard" style:list-style-name="L50">
      <style:paragraph-properties fo:margin-top="0cm" fo:margin-bottom="0cm" loext:contextual-spacing="false"/>
      <style:text-properties officeooo:rsid="00242510" officeooo:paragraph-rsid="00242510"/>
    </style:style>
    <style:style style:name="P981" style:family="paragraph" style:parent-style-name="Standard" style:list-style-name="L51">
      <style:paragraph-properties fo:margin-top="0cm" fo:margin-bottom="0cm" loext:contextual-spacing="false"/>
      <style:text-properties officeooo:rsid="002794e2" officeooo:paragraph-rsid="002794e2"/>
    </style:style>
    <style:style style:name="P982" style:family="paragraph" style:parent-style-name="Standard" style:list-style-name="L52">
      <style:paragraph-properties fo:margin-top="0cm" fo:margin-bottom="0cm" loext:contextual-spacing="false"/>
      <style:text-properties officeooo:rsid="002b0512" officeooo:paragraph-rsid="002b0512"/>
    </style:style>
    <style:style style:name="P983" style:family="paragraph" style:parent-style-name="Standard" style:list-style-name="L53">
      <style:paragraph-properties fo:margin-top="0cm" fo:margin-bottom="0cm" loext:contextual-spacing="false"/>
      <style:text-properties officeooo:rsid="0035b470" officeooo:paragraph-rsid="00362c79"/>
    </style:style>
    <style:style style:name="P984" style:family="paragraph" style:parent-style-name="Standard" style:list-style-name="L53">
      <style:paragraph-properties fo:margin-top="0cm" fo:margin-bottom="0cm" loext:contextual-spacing="false"/>
      <style:text-properties officeooo:rsid="0035b470" officeooo:paragraph-rsid="0035b470"/>
    </style:style>
    <style:style style:name="P985" style:family="paragraph" style:parent-style-name="Standard" style:list-style-name="L53">
      <style:paragraph-properties fo:margin-top="0cm" fo:margin-bottom="0cm" loext:contextual-spacing="false"/>
      <style:text-properties officeooo:rsid="00424da1" officeooo:paragraph-rsid="0044002e"/>
    </style:style>
    <style:style style:name="P986" style:family="paragraph" style:parent-style-name="Standard" style:list-style-name="L33">
      <style:paragraph-properties fo:margin-top="0cm" fo:margin-bottom="0cm" loext:contextual-spacing="false"/>
      <style:text-properties officeooo:rsid="0038b914" officeooo:paragraph-rsid="003ccc33"/>
    </style:style>
    <style:style style:name="P987" style:family="paragraph" style:parent-style-name="Standard" style:list-style-name="L33">
      <style:paragraph-properties fo:margin-top="0cm" fo:margin-bottom="0cm" loext:contextual-spacing="false"/>
      <style:text-properties officeooo:rsid="003ccc33" officeooo:paragraph-rsid="003ccc33"/>
    </style:style>
    <style:style style:name="P988" style:family="paragraph" style:parent-style-name="Standard" style:list-style-name="L33">
      <style:paragraph-properties fo:margin-top="0cm" fo:margin-bottom="0cm" loext:contextual-spacing="false"/>
      <style:text-properties officeooo:rsid="003dde4c" officeooo:paragraph-rsid="003dde4c"/>
    </style:style>
    <style:style style:name="P989" style:family="paragraph" style:parent-style-name="Standard" style:list-style-name="L57">
      <style:paragraph-properties fo:margin-top="0cm" fo:margin-bottom="0cm" loext:contextual-spacing="false"/>
    </style:style>
    <style:style style:name="P990" style:family="paragraph" style:parent-style-name="Standard" style:list-style-name="L58">
      <style:paragraph-properties fo:margin-top="0cm" fo:margin-bottom="0cm" loext:contextual-spacing="false"/>
      <style:text-properties officeooo:paragraph-rsid="02718368"/>
    </style:style>
    <style:style style:name="P991" style:family="paragraph" style:parent-style-name="Standard" style:list-style-name="L59">
      <style:paragraph-properties fo:margin-top="0cm" fo:margin-bottom="0cm" loext:contextual-spacing="false"/>
      <style:text-properties officeooo:paragraph-rsid="02718368"/>
    </style:style>
    <style:style style:name="P992" style:family="paragraph" style:parent-style-name="Standard" style:list-style-name="L60">
      <style:paragraph-properties fo:margin-top="0cm" fo:margin-bottom="0cm" loext:contextual-spacing="false"/>
      <style:text-properties officeooo:paragraph-rsid="02718368"/>
    </style:style>
    <style:style style:name="P993" style:family="paragraph" style:parent-style-name="Standard" style:list-style-name="L56">
      <style:paragraph-properties fo:margin-top="0cm" fo:margin-bottom="0cm" loext:contextual-spacing="false"/>
    </style:style>
    <style:style style:name="P994" style:family="paragraph" style:parent-style-name="Standard" style:list-style-name="L56">
      <style:paragraph-properties fo:margin-top="0cm" fo:margin-bottom="0cm" loext:contextual-spacing="false"/>
      <style:text-properties officeooo:paragraph-rsid="0273856b"/>
    </style:style>
    <style:style style:name="P995" style:family="paragraph" style:parent-style-name="Standard" style:list-style-name="L62">
      <style:paragraph-properties fo:margin-top="0cm" fo:margin-bottom="0cm" loext:contextual-spacing="false"/>
    </style:style>
    <style:style style:name="P996" style:family="paragraph" style:parent-style-name="Standard" style:list-style-name="L63">
      <style:paragraph-properties fo:margin-top="0cm" fo:margin-bottom="0cm" loext:contextual-spacing="false"/>
    </style:style>
    <style:style style:name="P997" style:family="paragraph" style:parent-style-name="Standard" style:list-style-name="L64">
      <style:paragraph-properties fo:margin-top="0cm" fo:margin-bottom="0cm" loext:contextual-spacing="false"/>
    </style:style>
    <style:style style:name="P998" style:family="paragraph" style:parent-style-name="Standard" style:list-style-name="L33">
      <style:paragraph-properties fo:margin-left="0cm" fo:margin-right="0cm" fo:margin-top="0cm" fo:margin-bottom="0cm" loext:contextual-spacing="false" fo:text-indent="0cm" style:auto-text-indent="false"/>
    </style:style>
    <style:style style:name="P999" style:family="paragraph" style:parent-style-name="Text_20_body" style:list-style-name="L36"/>
    <style:style style:name="P1000"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fo:font-style="normal" officeooo:rsid="012c7c6a" style:font-size-asian="11pt" style:font-style-asian="normal" style:font-size-complex="11pt" style:font-style-complex="normal"/>
    </style:style>
    <style:style style:name="T103" style:family="text">
      <style:text-properties fo:color="#000000" style:font-name="Calibri" fo:font-size="11pt" fo:font-style="normal" officeooo:rsid="017f80a1" style:font-size-asian="11pt" style:font-style-asian="normal" style:font-size-complex="11pt" style:font-style-complex="normal"/>
    </style:style>
    <style:style style:name="T104" style:family="text">
      <style:text-properties fo:color="#000000" style:font-name="Calibri" fo:font-size="11pt" fo:font-style="normal" officeooo:rsid="014c29b5" style:font-size-asian="11pt" style:font-style-asian="normal" style:font-size-complex="11pt" style:font-style-complex="normal"/>
    </style:style>
    <style:style style:name="T105" style:family="text">
      <style:text-properties fo:color="#000000" style:font-name="Calibri" fo:font-size="11pt" fo:font-style="normal" officeooo:rsid="014de6ac" style:font-size-asian="11pt" style:font-style-asian="normal" style:font-size-complex="11pt" style:font-style-complex="normal"/>
    </style:style>
    <style:style style:name="T106" style:family="text">
      <style:text-properties fo:color="#000000" style:font-name="Calibri" fo:font-size="11pt" fo:font-style="normal" officeooo:rsid="01ced8f8" style:font-size-asian="11pt" style:font-style-asian="normal" style:font-size-complex="11pt" style:font-style-complex="normal"/>
    </style:style>
    <style:style style:name="T107" style:family="text">
      <style:text-properties fo:color="#000000" style:font-name="Calibri" fo:font-size="11pt" fo:font-style="normal" officeooo:rsid="014b878d" style:font-size-asian="11pt" style:font-style-asian="normal" style:font-size-complex="11pt" style:font-style-complex="normal"/>
    </style:style>
    <style:style style:name="T108" style:family="text">
      <style:text-properties fo:color="#000000" style:font-name="Calibri" fo:font-size="11pt" fo:font-style="normal" officeooo:rsid="01f9ea0c" style:font-size-asian="11pt" style:font-style-asian="normal" style:font-size-complex="11pt" style:font-style-complex="normal"/>
    </style:style>
    <style:style style:name="T109" style:family="text">
      <style:text-properties fo:color="#000000" style:font-name="Calibri" fo:font-size="11pt" fo:font-style="normal" officeooo:rsid="0207e68f" style:font-size-asian="11pt" style:font-style-asian="normal" style:font-size-complex="11pt" style:font-style-complex="normal"/>
    </style:style>
    <style:style style:name="T110" style:family="text">
      <style:text-properties fo:color="#000000" style:font-name="Calibri" fo:font-size="11pt" fo:font-style="normal" officeooo:rsid="020ce3ce" style:font-size-asian="11pt" style:font-style-asian="normal" style:font-size-complex="11pt" style:font-style-complex="normal"/>
    </style:style>
    <style:style style:name="T111" style:family="text">
      <style:text-properties fo:color="#000000" style:font-name="Calibri" fo:font-size="11pt" fo:font-style="normal" officeooo:rsid="020df501" style:font-size-asian="11pt" style:font-style-asian="normal" style:font-size-complex="11pt" style:font-style-complex="normal"/>
    </style:style>
    <style:style style:name="T112" style:family="text">
      <style:text-properties fo:color="#000000" style:font-name="Calibri" fo:font-size="11pt" style:font-size-asian="9.60000038146973pt" style:font-size-complex="11pt"/>
    </style:style>
    <style:style style:name="T113" style:family="text">
      <style:text-properties fo:color="#000000" style:font-name="Calibri" fo:font-size="11pt" officeooo:rsid="02995927" style:font-size-asian="9.60000038146973pt" style:font-size-complex="11pt"/>
    </style:style>
    <style:style style:name="T114" style:family="text">
      <style:text-properties fo:color="#000000" style:font-name="Calibri" fo:font-size="11pt" officeooo:rsid="029ba821" style:font-size-asian="9.60000038146973pt" style:font-size-complex="11pt"/>
    </style:style>
    <style:style style:name="T115" style:family="text">
      <style:text-properties fo:color="#000000" style:font-name="Calibri" fo:font-size="11pt" officeooo:rsid="029ef39e" style:font-size-asian="9.60000038146973pt" style:font-size-complex="11pt"/>
    </style:style>
    <style:style style:name="T116" style:family="text">
      <style:text-properties fo:color="#000000" style:font-name="Calibri" fo:font-size="11pt" officeooo:rsid="02a0b50c" style:font-size-asian="9.60000038146973pt" style:font-size-complex="11pt"/>
    </style:style>
    <style:style style:name="T117" style:family="text">
      <style:text-properties fo:color="#000000" style:font-name="Calibri" fo:font-size="11pt" officeooo:rsid="02892673" style:font-size-asian="9.60000038146973pt" style:font-size-complex="11pt"/>
    </style:style>
    <style:style style:name="T118" style:family="text">
      <style:text-properties fo:color="#000000" style:font-name="Calibri" fo:font-size="11pt" officeooo:rsid="02953a30" style:font-size-asian="9.60000038146973pt" style:font-size-complex="11pt"/>
    </style:style>
    <style:style style:name="T119" style:family="text">
      <style:text-properties fo:color="#000000" style:font-name="Calibri" fo:font-size="11pt" officeooo:rsid="02a16251" style:font-size-asian="9.60000038146973pt" style:font-size-complex="11pt"/>
    </style:style>
    <style:style style:name="T120" style:family="text">
      <style:text-properties fo:color="#000000" style:font-name="Calibri" fo:font-size="11pt" officeooo:rsid="02a2d3e6" style:font-size-asian="9.60000038146973pt" style:font-size-complex="11pt"/>
    </style:style>
    <style:style style:name="T121" style:family="text">
      <style:text-properties fo:color="#000000" style:font-name="Calibri" fo:font-size="10pt" style:font-size-asian="10pt" style:font-size-complex="10pt"/>
    </style:style>
    <style:style style:name="T122" style:family="text">
      <style:text-properties fo:color="#000000" style:font-name="Calibri" fo:font-size="10pt" fo:font-weight="bold" style:font-size-asian="10pt" style:font-weight-asian="bold" style:font-size-complex="10pt" style:font-weight-complex="bold"/>
    </style:style>
    <style:style style:name="T123" style:family="text">
      <style:text-properties fo:color="#000000" style:font-name="Calibri" fo:language="en" fo:country="US"/>
    </style:style>
    <style:style style:name="T124" style:family="text">
      <style:text-properties fo:color="#000000" fo:font-size="9pt" style:font-size-asian="9pt" style:font-size-complex="9pt"/>
    </style:style>
    <style:style style:name="T125" style:family="text">
      <style:text-properties fo:color="#000000" fo:font-size="11pt" style:font-size-asian="11pt" style:font-size-complex="11pt"/>
    </style:style>
    <style:style style:name="T126" style:family="text">
      <style:text-properties fo:color="#000000" style:font-name="Calibri1" fo:font-size="11pt" style:font-name-asian="Calibri1" style:font-size-asian="11pt" style:font-name-complex="Calibri1" style:font-size-complex="11pt"/>
    </style:style>
    <style:style style:name="T127" style:family="text">
      <style:text-properties fo:color="#000000" officeooo:rsid="0062c7fc"/>
    </style:style>
    <style:style style:name="T128" style:family="text">
      <style:text-properties fo:color="#000000" officeooo:rsid="00751e06"/>
    </style:style>
    <style:style style:name="T129" style:family="text">
      <style:text-properties fo:color="#000000" officeooo:rsid="00fe7187"/>
    </style:style>
    <style:style style:name="T130" style:family="text">
      <style:text-properties fo:color="#000000" officeooo:rsid="010148c7"/>
    </style:style>
    <style:style style:name="T131" style:family="text">
      <style:text-properties fo:color="#000000" officeooo:rsid="010b8885"/>
    </style:style>
    <style:style style:name="T132" style:family="text">
      <style:text-properties fo:color="#000000" fo:language="zxx" fo:country="none" style:text-underline-style="none" style:language-asian="zxx" style:country-asian="none" style:language-complex="zxx" style:country-complex="none"/>
    </style:style>
    <style:style style:name="T133" style:family="text">
      <style:text-properties fo:color="#000000" fo:language="zxx" fo:country="none" style:text-underline-style="none" officeooo:rsid="0228279a" style:language-asian="zxx" style:country-asian="none" style:language-complex="zxx" style:country-complex="none"/>
    </style:style>
    <style:style style:name="T134" style:family="text">
      <style:text-properties fo:color="#000000" fo:language="zxx" fo:country="none" style:text-underline-style="none" officeooo:rsid="022983a6" style:language-asian="zxx" style:country-asian="none" style:language-complex="zxx" style:country-complex="none"/>
    </style:style>
    <style:style style:name="T135" style:family="text">
      <style:text-properties fo:color="#000000" fo:language="zxx" fo:country="none" style:text-underline-style="none" officeooo:rsid="022c6b0b" style:language-asian="zxx" style:country-asian="none" style:language-complex="zxx" style:country-complex="none"/>
    </style:style>
    <style:style style:name="T136" style:family="text">
      <style:text-properties fo:color="#000000" fo:language="zxx" fo:country="none" style:text-underline-style="none" officeooo:rsid="022ccf55" style:language-asian="zxx" style:country-asian="none" style:language-complex="zxx" style:country-complex="none"/>
    </style:style>
    <style:style style:name="T137" style:family="text">
      <style:text-properties fo:color="#000000" fo:language="zxx" fo:country="none" style:text-underline-style="none" officeooo:rsid="023468ef" style:language-asian="zxx" style:country-asian="none" style:language-complex="zxx" style:country-complex="none"/>
    </style:style>
    <style:style style:name="T138" style:family="text">
      <style:text-properties fo:color="#000000" fo:language="zxx" fo:country="none" style:text-underline-style="none" officeooo:rsid="0234cb17" style:language-asian="zxx" style:country-asian="none" style:language-complex="zxx" style:country-complex="none"/>
    </style:style>
    <style:style style:name="T139" style:family="text">
      <style:text-properties fo:color="#000000" fo:language="zxx" fo:country="none" style:text-underline-style="none" officeooo:rsid="0236db68" style:language-asian="zxx" style:country-asian="none" style:language-complex="zxx" style:country-complex="none"/>
    </style:style>
    <style:style style:name="T140" style:family="text">
      <style:text-properties fo:color="#000000" fo:language="zxx" fo:country="none" style:text-underline-style="none" officeooo:rsid="02371e83" style:language-asian="zxx" style:country-asian="none" style:language-complex="zxx" style:country-complex="none"/>
    </style:style>
    <style:style style:name="T141" style:family="text">
      <style:text-properties fo:color="#000000" fo:language="zxx" fo:country="none" style:text-underline-style="none" officeooo:rsid="023987a3" style:language-asian="zxx" style:country-asian="none" style:language-complex="zxx" style:country-complex="none"/>
    </style:style>
    <style:style style:name="T142" style:family="text">
      <style:text-properties fo:color="#000000" fo:language="zxx" fo:country="none" style:text-underline-style="none" officeooo:rsid="023ad730" style:language-asian="zxx" style:country-asian="none" style:language-complex="zxx" style:country-complex="none"/>
    </style:style>
    <style:style style:name="T143" style:family="text">
      <style:text-properties fo:color="#000000" officeooo:rsid="020fc401"/>
    </style:style>
    <style:style style:name="T144" style:family="text">
      <style:text-properties fo:color="#000000" officeooo:rsid="021c642e"/>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1567205" style:font-size-asian="7pt" style:font-size-complex="7pt"/>
    </style:style>
    <style:style style:name="T149" style:family="text">
      <style:text-properties fo:color="#000000" fo:font-size="7pt" officeooo:rsid="008c27dd" style:font-size-asian="7pt" style:font-size-complex="7pt"/>
    </style:style>
    <style:style style:name="T150" style:family="text">
      <style:text-properties fo:color="#000000" fo:font-size="7pt" officeooo:rsid="018a6446" style:font-size-asian="7pt" style:font-size-complex="7pt"/>
    </style:style>
    <style:style style:name="T151" style:family="text">
      <style:text-properties fo:font-weight="bold"/>
    </style:style>
    <style:style style:name="T152" style:family="text">
      <style:text-properties fo:font-weight="bold" style:font-weight-asian="bold" style:font-weight-complex="bold"/>
    </style:style>
    <style:style style:name="T153" style:family="text">
      <style:text-properties fo:color="#004586"/>
    </style:style>
    <style:style style:name="T154" style:family="text">
      <style:text-properties fo:color="#004586" fo:language="zxx" fo:country="none" style:text-underline-style="none" style:language-asian="zxx" style:country-asian="none" style:language-complex="zxx" style:country-complex="none"/>
    </style:style>
    <style:style style:name="T155" style:family="text">
      <style:text-properties fo:color="#004586" fo:language="zxx" fo:country="none" style:text-underline-style="none" officeooo:rsid="00ac8623" style:language-asian="zxx" style:country-asian="none" style:language-complex="zxx" style:country-complex="none"/>
    </style:style>
    <style:style style:name="T156" style:family="text">
      <style:text-properties fo:color="#004586" fo:language="zxx" fo:country="none" style:text-underline-style="none" officeooo:rsid="00b29301" style:language-asian="zxx" style:country-asian="none" style:language-complex="zxx" style:country-complex="none"/>
    </style:style>
    <style:style style:name="T157" style:family="text">
      <style:text-properties fo:color="#004586" style:font-name="Calibri" fo:font-size="11pt" style:font-size-asian="11pt" style:font-size-complex="11pt"/>
    </style:style>
    <style:style style:name="T158" style:family="text">
      <style:text-properties fo:color="#004586" style:font-name="Calibri" fo:font-size="11pt" officeooo:rsid="001b004e" style:font-size-asian="11pt" style:font-size-complex="11pt"/>
    </style:style>
    <style:style style:name="T159" style:family="text">
      <style:text-properties fo:color="#004586" style:font-name="Calibri" fo:font-size="11pt" officeooo:rsid="00a113a5" style:font-size-asian="11pt" style:font-size-complex="11pt"/>
    </style:style>
    <style:style style:name="T160" style:family="text">
      <style:text-properties fo:color="#004586" style:font-name="Calibri" fo:font-size="11pt" officeooo:rsid="027da3a5" style:font-size-asian="11pt" style:font-size-complex="11pt"/>
    </style:style>
    <style:style style:name="T161" style:family="text">
      <style:text-properties fo:color="#004586" officeooo:rsid="00a113a5"/>
    </style:style>
    <style:style style:name="T162" style:family="text">
      <style:text-properties fo:color="#004586" officeooo:rsid="018741ea"/>
    </style:style>
    <style:style style:name="T163" style:family="text">
      <style:text-properties fo:color="#004586" officeooo:rsid="020fc401"/>
    </style:style>
    <style:style style:name="T164" style:family="text">
      <style:text-properties fo:color="#004586" officeooo:rsid="021c642e"/>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41a2b"/>
    </style:style>
    <style:style style:name="T362" style:family="text">
      <style:text-properties officeooo:rsid="0195ca48"/>
    </style:style>
    <style:style style:name="T363" style:family="text">
      <style:text-properties officeooo:rsid="0197846c"/>
    </style:style>
    <style:style style:name="T364" style:family="text">
      <style:text-properties officeooo:rsid="019b50e6"/>
    </style:style>
    <style:style style:name="T365" style:family="text">
      <style:text-properties officeooo:rsid="019d35f3"/>
    </style:style>
    <style:style style:name="T366" style:family="text">
      <style:text-properties officeooo:rsid="01a202d8"/>
    </style:style>
    <style:style style:name="T367" style:family="text">
      <style:text-properties officeooo:rsid="01a6d3a3"/>
    </style:style>
    <style:style style:name="T368" style:family="text">
      <style:text-properties officeooo:rsid="01ab5f00"/>
    </style:style>
    <style:style style:name="T369" style:family="text">
      <style:text-properties officeooo:rsid="01ad253b"/>
    </style:style>
    <style:style style:name="T370" style:family="text">
      <style:text-properties officeooo:rsid="01b13390"/>
    </style:style>
    <style:style style:name="T371" style:family="text">
      <style:text-properties officeooo:rsid="01b19ccd"/>
    </style:style>
    <style:style style:name="T372" style:family="text">
      <style:text-properties officeooo:rsid="01b9563f"/>
    </style:style>
    <style:style style:name="T373" style:family="text">
      <style:text-properties officeooo:rsid="01c05e8d"/>
    </style:style>
    <style:style style:name="T374" style:family="text">
      <style:text-properties officeooo:rsid="01c52ccc"/>
    </style:style>
    <style:style style:name="T375" style:family="text">
      <style:text-properties officeooo:rsid="01c622e8"/>
    </style:style>
    <style:style style:name="T376" style:family="text">
      <style:text-properties officeooo:rsid="01c6e085"/>
    </style:style>
    <style:style style:name="T377" style:family="text">
      <style:text-properties officeooo:rsid="01c8365c"/>
    </style:style>
    <style:style style:name="T378" style:family="text">
      <style:text-properties officeooo:rsid="01caa465"/>
    </style:style>
    <style:style style:name="T379" style:family="text">
      <style:text-properties officeooo:rsid="01cabda3"/>
    </style:style>
    <style:style style:name="T380" style:family="text">
      <style:text-properties officeooo:rsid="01cc9a50"/>
    </style:style>
    <style:style style:name="T381" style:family="text">
      <style:text-properties officeooo:rsid="01ced8f8"/>
    </style:style>
    <style:style style:name="T382" style:family="text">
      <style:text-properties officeooo:rsid="01d256dd"/>
    </style:style>
    <style:style style:name="T383" style:family="text">
      <style:text-properties officeooo:rsid="01cd7fa3"/>
    </style:style>
    <style:style style:name="T384" style:family="text">
      <style:text-properties officeooo:rsid="01da546f"/>
    </style:style>
    <style:style style:name="T385" style:family="text">
      <style:text-properties officeooo:rsid="01dfe635"/>
    </style:style>
    <style:style style:name="T386" style:family="text">
      <style:text-properties officeooo:rsid="01e06d91"/>
    </style:style>
    <style:style style:name="T387" style:family="text">
      <style:text-properties officeooo:rsid="01e23ca6"/>
    </style:style>
    <style:style style:name="T388" style:family="text">
      <style:text-properties officeooo:rsid="01e316d7"/>
    </style:style>
    <style:style style:name="T389" style:family="text">
      <style:text-properties officeooo:rsid="01e37e9b"/>
    </style:style>
    <style:style style:name="T390" style:family="text">
      <style:text-properties officeooo:rsid="01e3dfd4"/>
    </style:style>
    <style:style style:name="T391" style:family="text">
      <style:text-properties officeooo:rsid="01e6fe7c"/>
    </style:style>
    <style:style style:name="T392" style:family="text">
      <style:text-properties officeooo:rsid="01e9269c"/>
    </style:style>
    <style:style style:name="T393" style:family="text">
      <style:text-properties officeooo:rsid="01eb1790"/>
    </style:style>
    <style:style style:name="T394" style:family="text">
      <style:text-properties officeooo:rsid="01f6d04e"/>
    </style:style>
    <style:style style:name="T395" style:family="text">
      <style:text-properties officeooo:rsid="01f998a3"/>
    </style:style>
    <style:style style:name="T396" style:family="text">
      <style:text-properties officeooo:rsid="01f9ea0c"/>
    </style:style>
    <style:style style:name="T397" style:family="text">
      <style:text-properties officeooo:rsid="01f9f8d1"/>
    </style:style>
    <style:style style:name="T398" style:family="text">
      <style:text-properties officeooo:rsid="01fc5e2d"/>
    </style:style>
    <style:style style:name="T399" style:family="text">
      <style:text-properties officeooo:rsid="01fd3843"/>
    </style:style>
    <style:style style:name="T400" style:family="text">
      <style:text-properties officeooo:rsid="01ff6811"/>
    </style:style>
    <style:style style:name="T401" style:family="text">
      <style:text-properties officeooo:rsid="020098d1"/>
    </style:style>
    <style:style style:name="T402" style:family="text">
      <style:text-properties officeooo:rsid="0202ba3a"/>
    </style:style>
    <style:style style:name="T403" style:family="text">
      <style:text-properties officeooo:rsid="0209c1c3"/>
    </style:style>
    <style:style style:name="T404" style:family="text">
      <style:text-properties officeooo:rsid="020b75e8"/>
    </style:style>
    <style:style style:name="T405" style:family="text">
      <style:text-properties officeooo:rsid="020ce3ce"/>
    </style:style>
    <style:style style:name="T406" style:family="text">
      <style:text-properties officeooo:rsid="020fc401"/>
    </style:style>
    <style:style style:name="T407" style:family="text">
      <style:text-properties officeooo:rsid="02106cc0"/>
    </style:style>
    <style:style style:name="T408" style:family="text">
      <style:text-properties officeooo:rsid="0212ec9a"/>
    </style:style>
    <style:style style:name="T409" style:family="text">
      <style:text-properties officeooo:rsid="021397d3"/>
    </style:style>
    <style:style style:name="T410" style:family="text">
      <style:text-properties officeooo:rsid="021b522a"/>
    </style:style>
    <style:style style:name="T411" style:family="text">
      <style:text-properties officeooo:rsid="021c642e"/>
    </style:style>
    <style:style style:name="T412" style:family="text">
      <style:text-properties officeooo:rsid="0220e826"/>
    </style:style>
    <style:style style:name="T413"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4"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5" style:family="text">
      <style:text-properties officeooo:rsid="022e64d8"/>
    </style:style>
    <style:style style:name="T416" style:family="text">
      <style:text-properties officeooo:rsid="00adfe6c"/>
    </style:style>
    <style:style style:name="T417" style:family="text">
      <style:text-properties officeooo:rsid="0233e1a4"/>
    </style:style>
    <style:style style:name="T418" style:family="text">
      <style:text-properties officeooo:rsid="0241606b"/>
    </style:style>
    <style:style style:name="T419" style:family="text">
      <style:text-properties officeooo:rsid="0245407e"/>
    </style:style>
    <style:style style:name="T420" style:family="text">
      <style:text-properties officeooo:rsid="024a3081"/>
    </style:style>
    <style:style style:name="T421" style:family="text">
      <style:text-properties officeooo:rsid="0256a648"/>
    </style:style>
    <style:style style:name="T422" style:family="text">
      <style:text-properties officeooo:rsid="02577a26"/>
    </style:style>
    <style:style style:name="T423" style:family="text">
      <style:text-properties officeooo:rsid="0258176a"/>
    </style:style>
    <style:style style:name="T424" style:family="text">
      <style:text-properties officeooo:rsid="0259d853"/>
    </style:style>
    <style:style style:name="T425" style:family="text">
      <style:text-properties officeooo:rsid="025ab667"/>
    </style:style>
    <style:style style:name="T426" style:family="text">
      <style:text-properties officeooo:rsid="025ab9f4"/>
    </style:style>
    <style:style style:name="T427" style:family="text">
      <style:text-properties officeooo:rsid="025b30dd"/>
    </style:style>
    <style:style style:name="T428" style:family="text">
      <style:text-properties style:text-underline-style="solid" style:text-underline-type="double" style:text-underline-width="auto" style:text-underline-color="font-color"/>
    </style:style>
    <style:style style:name="T429" style:family="text">
      <style:text-properties officeooo:rsid="025f05bd"/>
    </style:style>
    <style:style style:name="T430" style:family="text">
      <style:text-properties officeooo:rsid="0262ba6c"/>
    </style:style>
    <style:style style:name="T431" style:family="text">
      <style:text-properties officeooo:rsid="026ae1fe"/>
    </style:style>
    <style:style style:name="T432" style:family="text">
      <style:text-properties officeooo:rsid="0270687f"/>
    </style:style>
    <style:style style:name="T433" style:family="text">
      <style:text-properties officeooo:rsid="02718368"/>
    </style:style>
    <style:style style:name="T434" style:family="text">
      <style:text-properties officeooo:rsid="0273856b"/>
    </style:style>
    <style:style style:name="T435" style:family="text">
      <style:text-properties officeooo:rsid="02747009"/>
    </style:style>
    <style:style style:name="T436" style:family="text">
      <style:text-properties officeooo:rsid="02762e21"/>
    </style:style>
    <style:style style:name="T437" style:family="text">
      <style:text-properties officeooo:rsid="02782a58"/>
    </style:style>
    <style:style style:name="T438" style:family="text">
      <style:text-properties officeooo:rsid="02789215"/>
    </style:style>
    <style:style style:name="T439" style:family="text">
      <style:text-properties officeooo:rsid="0279c15c"/>
    </style:style>
    <style:style style:name="T440" style:family="text">
      <style:text-properties officeooo:rsid="027da3a5"/>
    </style:style>
    <style:style style:name="T441" style:family="text">
      <style:text-properties officeooo:rsid="02803992"/>
    </style:style>
    <style:style style:name="T442" style:family="text">
      <style:text-properties officeooo:rsid="02832d0e"/>
    </style:style>
    <style:style style:name="T443" style:family="text">
      <style:text-properties officeooo:rsid="02863f86"/>
    </style:style>
    <style:style style:name="T444" style:family="text">
      <style:text-properties officeooo:rsid="0287d0c0"/>
    </style:style>
    <style:style style:name="T445" style:family="text">
      <style:text-properties officeooo:rsid="02892673"/>
    </style:style>
    <style:style style:name="T446" style:family="text">
      <style:text-properties officeooo:rsid="028c309e"/>
    </style:style>
    <style:style style:name="T447" style:family="text">
      <style:text-properties officeooo:rsid="028e043a"/>
    </style:style>
    <style:style style:name="T448" style:family="text">
      <style:text-properties officeooo:rsid="02913156"/>
    </style:style>
    <style:style style:name="T449" style:family="text">
      <style:text-properties officeooo:rsid="02953a30"/>
    </style:style>
    <style:style style:name="T450" style:family="text">
      <style:text-properties officeooo:rsid="0296d4ac"/>
    </style:style>
    <style:style style:name="T451" style:family="text">
      <style:text-properties officeooo:rsid="02995927"/>
    </style:style>
    <style:style style:name="T452" style:family="text">
      <style:text-properties officeooo:rsid="029ba821"/>
    </style:style>
    <style:style style:name="T453" style:family="text">
      <style:text-properties officeooo:rsid="02a0b50c"/>
    </style:style>
    <style:style style:name="T454" style:family="text">
      <style:text-properties officeooo:rsid="02a8e74c"/>
    </style:style>
    <style:style style:name="T455" style:family="text">
      <style:text-properties officeooo:rsid="02ab125b"/>
    </style:style>
    <style:style style:name="T456" style:family="text">
      <style:text-properties officeooo:rsid="02ac8b0f"/>
    </style:style>
    <style:style style:name="T457" style:family="text">
      <style:text-properties officeooo:rsid="02afbd94"/>
    </style:style>
    <style:style style:name="T458" style:family="text">
      <style:text-properties officeooo:rsid="02b29106"/>
    </style:style>
    <style:style style:name="T459" style:family="text">
      <style:text-properties officeooo:rsid="02b48cf8"/>
    </style:style>
    <style:style style:name="T460" style:family="text">
      <style:text-properties style:font-name="Verdana" fo:font-size="8pt" fo:language="en" fo:country="US" style:font-size-asian="8pt"/>
    </style:style>
    <style:style style:name="T461" style:family="text">
      <style:text-properties style:font-name="Verdana" fo:font-size="8pt" fo:language="en" fo:country="US" officeooo:rsid="02aea94e" style:font-size-asian="8pt"/>
    </style:style>
    <style:style style:name="T462" style:family="text">
      <style:text-properties style:font-name="Verdana" fo:font-size="8pt" fo:language="en" fo:country="US" officeooo:rsid="02aeab4f" style:font-size-asian="8pt"/>
    </style:style>
    <style:style style:name="T463" style:family="text">
      <style:text-properties officeooo:rsid="02ba3400"/>
    </style:style>
    <style:style style:name="T464" style:family="text">
      <style:text-properties officeooo:rsid="02c67a28"/>
    </style:style>
    <style:style style:name="T465" style:family="text">
      <style:text-properties officeooo:rsid="02c9472c"/>
    </style:style>
    <style:style style:name="T466" style:family="text">
      <style:text-properties officeooo:rsid="02d0bc9d"/>
    </style:style>
    <style:style style:name="T467" style:family="text">
      <style:text-properties officeooo:rsid="02d21d2b"/>
    </style:style>
    <style:style style:name="T468" style:family="text">
      <style:text-properties officeooo:rsid="02d398fb"/>
    </style:style>
    <style:style style:name="T469" style:family="text">
      <style:text-properties officeooo:rsid="02d48f27"/>
    </style:style>
    <style:style style:name="T470" style:family="text">
      <style:text-properties officeooo:rsid="02dba482"/>
    </style:style>
    <style:style style:name="T471" style:family="text">
      <style:text-properties officeooo:rsid="02e14149"/>
    </style:style>
    <style:style style:name="T472" style:family="text">
      <style:text-properties officeooo:rsid="02e2e6ca"/>
    </style:style>
    <style:style style:name="T473" style:family="text">
      <style:text-properties officeooo:rsid="02e40309"/>
    </style:style>
    <style:style style:name="T474" style:family="text">
      <style:text-properties officeooo:rsid="02e63878"/>
    </style:style>
    <style:style style:name="T475" style:family="text">
      <style:text-properties officeooo:rsid="02eafe0c"/>
    </style:style>
    <style:style style:name="T476" style:family="text">
      <style:text-properties officeooo:rsid="02ec4b63"/>
    </style:style>
    <style:style style:name="T477" style:family="text">
      <style:text-properties officeooo:rsid="02edabda"/>
    </style:style>
    <style:style style:name="T478" style:family="text">
      <style:text-properties officeooo:rsid="02f4e472"/>
    </style:style>
    <style:style style:name="T479" style:family="text">
      <style:text-properties officeooo:rsid="02f85e6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9"/>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08"><text:a xlink:type="simple" xlink:href="#__RefHeading__11955_1500227590" text:style-name="Line_20_numbering" text:visited-style-name="Line_20_numbering">ScriptCommunicator History<text:tab/>8</text:a></text:p>
          <text:p text:style-name="P508"><text:a xlink:type="simple" xlink:href="#__RefHeading__18460_749916436" text:style-name="Line_20_numbering" text:visited-style-name="Line_20_numbering">GUI documentation<text:tab/>16</text:a></text:p>
          <text:p text:style-name="P509"><text:a xlink:type="simple" xlink:href="#__RefHeading__5894_596565095" text:style-name="Line_20_numbering" text:visited-style-name="Line_20_numbering">Main window<text:tab/>16</text:a></text:p>
          <text:p text:style-name="P509"><text:a xlink:type="simple" xlink:href="#__RefHeading__18462_749916436" text:style-name="Line_20_numbering" text:visited-style-name="Line_20_numbering">Settings dialog<text:tab/>17</text:a></text:p>
          <text:p text:style-name="P509"><text:a xlink:type="simple" xlink:href="#__RefHeading__19794_324193177" text:style-name="Line_20_numbering" text:visited-style-name="Line_20_numbering">Send dialog<text:tab/>17</text:a></text:p>
          <text:p text:style-name="P510"><text:a xlink:type="simple" xlink:href="#__RefHeading__5900_596565095" text:style-name="Line_20_numbering" text:visited-style-name="Line_20_numbering">Single sequence table<text:tab/>18</text:a></text:p>
          <text:p text:style-name="P510"><text:a xlink:type="simple" xlink:href="#__RefHeading__5902_596565095" text:style-name="Line_20_numbering" text:visited-style-name="Line_20_numbering">Cyclic sequence area<text:tab/>18</text:a></text:p>
          <text:p text:style-name="P509"><text:a xlink:type="simple" xlink:href="#__RefHeading__5904_596565095" text:style-name="Line_20_numbering" text:visited-style-name="Line_20_numbering">Scripts dialog<text:tab/>19</text:a></text:p>
          <text:p text:style-name="P509"><text:a xlink:type="simple" xlink:href="#__RefHeading___Toc26705_580090528" text:style-name="Line_20_numbering" text:visited-style-name="Line_20_numbering">Create sce file dialog<text:tab/>21</text:a></text:p>
          <text:p text:style-name="P509"><text:a xlink:type="simple" xlink:href="#__RefHeading__5844_1858286537" text:style-name="Line_20_numbering" text:visited-style-name="Line_20_numbering">Add message dialog<text:tab/>23</text:a></text:p>
          <text:p text:style-name="P509"><text:a xlink:type="simple" xlink:href="#__RefHeading__5846_1858286537" text:style-name="Line_20_numbering" text:visited-style-name="Line_20_numbering">Sending and receiving a file<text:tab/>23</text:a></text:p>
          <text:p text:style-name="P508"><text:a xlink:type="simple" xlink:href="#__RefHeading__18464_749916436" text:style-name="Line_20_numbering" text:visited-style-name="Line_20_numbering">Configuration files<text:tab/>23</text:a></text:p>
          <text:p text:style-name="P509"><text:a xlink:type="simple" xlink:href="#__RefHeading__20288_1662152207" text:style-name="Line_20_numbering" text:visited-style-name="Line_20_numbering">Main configuration file<text:tab/>23</text:a></text:p>
          <text:p text:style-name="P509"><text:a xlink:type="simple" xlink:href="#__RefHeading__20290_1662152207" text:style-name="Line_20_numbering" text:visited-style-name="Line_20_numbering">Sequence configuration file<text:tab/>24</text:a></text:p>
          <text:p text:style-name="P509"><text:a xlink:type="simple" xlink:href="#__RefHeading__20292_1662152207" text:style-name="Line_20_numbering" text:visited-style-name="Line_20_numbering">Script configuration file<text:tab/>24</text:a></text:p>
          <text:p text:style-name="P509"><text:a xlink:type="simple" xlink:href="#__RefHeading___Toc26707_580090528" text:style-name="Line_20_numbering" text:visited-style-name="Line_20_numbering">SCE configuration file<text:tab/>24</text:a></text:p>
          <text:p text:style-name="P508"><text:a xlink:type="simple" xlink:href="#__RefHeading___Toc26655_1604035878" text:style-name="Line_20_numbering" text:visited-style-name="Line_20_numbering">Command-line arguments<text:tab/>24</text:a></text:p>
          <text:p text:style-name="P509"><text:a xlink:type="simple" xlink:href="#__RefHeading___Toc26131_1035592857" text:style-name="Line_20_numbering" text:visited-style-name="Line_20_numbering">Command-line mode<text:tab/>24</text:a></text:p>
          <text:p text:style-name="P510"><text:a xlink:type="simple" xlink:href="#__RefHeading___Toc24451_580090528" text:style-name="Line_20_numbering" text:visited-style-name="Line_20_numbering">SCE files<text:tab/>25</text:a></text:p>
          <text:p text:style-name="P510"><text:a xlink:type="simple" xlink:href="#__RefHeading___Toc24453_580090528" text:style-name="Line_20_numbering" text:visited-style-name="Line_20_numbering">SCEZ files<text:tab/>25</text:a></text:p>
          <text:p text:style-name="P508"><text:a xlink:type="simple" xlink:href="#__RefHeading___Toc28537_1676676238" text:style-name="Line_20_numbering" text:visited-style-name="Line_20_numbering">Self extracting zip (exe) files (only on windows)<text:tab/>26</text:a></text:p>
          <text:p text:style-name="P508"><text:a xlink:type="simple" xlink:href="#__RefHeading__14268_2020384652" text:style-name="Line_20_numbering" text:visited-style-name="Line_20_numbering">Internal architecture<text:tab/>26</text:a></text:p>
          <text:p text:style-name="P508"><text:a xlink:type="simple" xlink:href="#__RefHeading__5906_596565095" text:style-name="Line_20_numbering" text:visited-style-name="Line_20_numbering">Script interface<text:tab/>27</text:a></text:p>
          <text:p text:style-name="P509"><text:a xlink:type="simple" xlink:href="#__RefHeading___Toc23996_1050142399" text:style-name="Line_20_numbering" text:visited-style-name="Line_20_numbering">Script debugging<text:tab/>27</text:a></text:p>
          <text:p text:style-name="P508"><text:a xlink:type="simple" xlink:href="#__RefHeading__14164_479808360" text:style-name="Line_20_numbering" text:visited-style-name="Line_20_numbering">Worker scripts<text:tab/>27</text:a></text:p>
          <text:p text:style-name="P509"><text:a xlink:type="simple" xlink:href="#__RefHeading__12387_269575752" text:style-name="Line_20_numbering" text:visited-style-name="Line_20_numbering">void stopScript(void)<text:tab/>28</text:a></text:p>
          <text:p text:style-name="P509"><text:a xlink:type="simple" xlink:href="#__RefHeading__5910_596565095" text:style-name="Line_20_numbering" text:visited-style-name="Line_20_numbering">The scriptThread object/class<text:tab/>29</text:a></text:p>
          <text:p text:style-name="P510"><text:a xlink:type="simple" xlink:href="#__RefHeading__14793_1904129960" text:style-name="Line_20_numbering" text:visited-style-name="Line_20_numbering">Main interface<text:tab/>29</text:a></text:p>
          <text:p text:style-name="P510"><text:a xlink:type="simple" xlink:href="#__RefHeading__14795_1904129960" text:style-name="Line_20_numbering" text:visited-style-name="Line_20_numbering">Separate interfaces<text:tab/>29</text:a></text:p>
          <text:p text:style-name="P510"><text:a xlink:type="simple" xlink:href="#__RefHeading__14797_1904129960" text:style-name="Line_20_numbering" text:visited-style-name="Line_20_numbering">Standard dialogs<text:tab/>29</text:a></text:p>
          <text:p text:style-name="P510"><text:a xlink:type="simple" xlink:href="#__RefHeading__14799_1904129960" text:style-name="Line_20_numbering" text:visited-style-name="Line_20_numbering">Filesystem<text:tab/>35</text:a></text:p>
          <text:p text:style-name="P510"><text:a xlink:type="simple" xlink:href="#__RefHeading__18040_936501348" text:style-name="Line_20_numbering" text:visited-style-name="Line_20_numbering">SQL support<text:tab/>35</text:a></text:p>
          <text:p text:style-name="P510"><text:a xlink:type="simple" xlink:href="#__RefHeading__24575_1329481546" text:style-name="Line_20_numbering" text:visited-style-name="Line_20_numbering">XML support<text:tab/>35</text:a></text:p>
          <text:p text:style-name="P510"><text:a xlink:type="simple" xlink:href="#__RefHeading__14801_1904129960" text:style-name="Line_20_numbering" text:visited-style-name="Line_20_numbering">CRC functions<text:tab/>35</text:a></text:p>
          <text:p text:style-name="P510"><text:soft-page-break/><text:a xlink:type="simple" xlink:href="#__RefHeading__14128_1927423904" text:style-name="Line_20_numbering" text:visited-style-name="Line_20_numbering">Inter-WorkerScript communication<text:tab/>39</text:a></text:p>
          <text:p text:style-name="P510"><text:a xlink:type="simple" xlink:href="#__RefHeading___Toc23434_517021428" text:style-name="Line_20_numbering" text:visited-style-name="Line_20_numbering">Process<text:tab/>42</text:a></text:p>
          <text:p text:style-name="P510"><text:a xlink:type="simple" xlink:href="#__RefHeading__5912_596565095" text:style-name="Line_20_numbering" text:visited-style-name="Line_20_numbering">Miscellaneous<text:tab/>45</text:a></text:p>
          <text:p text:style-name="P509"><text:a xlink:type="simple" xlink:href="#__RefHeading___Toc28833_1169487438" text:style-name="Line_20_numbering" text:visited-style-name="Line_20_numbering">The scriptInf object/class<text:tab/>53</text:a></text:p>
          <text:p text:style-name="P510"><text:a xlink:type="simple" xlink:href="#__RefHeading___Toc31895_1169487438" text:style-name="Line_20_numbering" text:visited-style-name="Line_20_numbering">Main interface<text:tab/>53</text:a></text:p>
          <text:p text:style-name="P510"><text:a xlink:type="simple" xlink:href="#__RefHeading___Toc30810_1169487438" text:style-name="Line_20_numbering" text:visited-style-name="Line_20_numbering">Separate interfaces<text:tab/>63</text:a></text:p>
          <text:p text:style-name="P509"><text:a xlink:type="simple" xlink:href="#__RefHeading__5964_596565095" text:style-name="Line_20_numbering" text:visited-style-name="Line_20_numbering">Script UDP socket class<text:tab/>64</text:a></text:p>
          <text:p text:style-name="P509"><text:a xlink:type="simple" xlink:href="#__RefHeading__5980_596565095" text:style-name="Line_20_numbering" text:visited-style-name="Line_20_numbering">Script TCP client class<text:tab/>66</text:a></text:p>
          <text:p text:style-name="P509"><text:a xlink:type="simple" xlink:href="#__RefHeading__5992_596565095" text:style-name="Line_20_numbering" text:visited-style-name="Line_20_numbering">Script TCP server class<text:tab/>71</text:a></text:p>
          <text:p text:style-name="P509"><text:a xlink:type="simple" xlink:href="#__RefHeading__6004_596565095" text:style-name="Line_20_numbering" text:visited-style-name="Line_20_numbering">Script serial port class<text:tab/>72</text:a></text:p>
          <text:p text:style-name="P509"><text:a xlink:type="simple" xlink:href="#__RefHeading__11097_1399518882" text:style-name="Line_20_numbering" text:visited-style-name="Line_20_numbering">Script PCAN class<text:tab/>76</text:a></text:p>
          <text:p text:style-name="P509"><text:a xlink:type="simple" xlink:href="#__RefHeading___Toc28805_1340973868" text:style-name="Line_20_numbering" text:visited-style-name="Line_20_numbering">Script Aardvark I2C/SPI class<text:tab/>78</text:a></text:p>
          <text:p text:style-name="P509"><text:a xlink:type="simple" xlink:href="#__RefHeading__6483_254725059" text:style-name="Line_20_numbering" text:visited-style-name="Line_20_numbering">Script timer class<text:tab/>82</text:a></text:p>
          <text:p text:style-name="P509"><text:a xlink:type="simple" xlink:href="#__RefHeading__6012_596565095" text:style-name="Line_20_numbering" text:visited-style-name="Line_20_numbering">Script plot window class<text:tab/>83</text:a></text:p>
          <text:p text:style-name="P509"><text:a xlink:type="simple" xlink:href="#__RefHeading__6018_596565095" text:style-name="Line_20_numbering" text:visited-style-name="Line_20_numbering">User interface classes<text:tab/>86</text:a></text:p>
          <text:p text:style-name="P510"><text:a xlink:type="simple" xlink:href="#__RefHeading__6020_596565095" text:style-name="Line_20_numbering" text:visited-style-name="Line_20_numbering">Script dialog<text:tab/>86</text:a></text:p>
          <text:p text:style-name="P510"><text:a xlink:type="simple" xlink:href="#__RefHeading__6022_596565095" text:style-name="Line_20_numbering" text:visited-style-name="Line_20_numbering">Script main window<text:tab/>87</text:a></text:p>
          <text:p text:style-name="P510"><text:a xlink:type="simple" xlink:href="#__RefHeading__6024_596565095" text:style-name="Line_20_numbering" text:visited-style-name="Line_20_numbering">Script tab widget<text:tab/>88</text:a></text:p>
          <text:p text:style-name="P510"><text:a xlink:type="simple" xlink:href="#__RefHeading__12773_232518582" text:style-name="Line_20_numbering" text:visited-style-name="Line_20_numbering">Script tool box<text:tab/>88</text:a></text:p>
          <text:p text:style-name="P510"><text:a xlink:type="simple" xlink:href="#__RefHeading__6026_596565095" text:style-name="Line_20_numbering" text:visited-style-name="Line_20_numbering">Script group box<text:tab/>89</text:a></text:p>
          <text:p text:style-name="P510"><text:a xlink:type="simple" xlink:href="#__RefHeading__6028_596565095" text:style-name="Line_20_numbering" text:visited-style-name="Line_20_numbering">Script label<text:tab/>90</text:a></text:p>
          <text:p text:style-name="P510"><text:a xlink:type="simple" xlink:href="#__RefHeading__6030_596565095" text:style-name="Line_20_numbering" text:visited-style-name="Line_20_numbering">Script action (menu entry)<text:tab/>90</text:a></text:p>
          <text:p text:style-name="P510"><text:a xlink:type="simple" xlink:href="#__RefHeading__6034_596565095" text:style-name="Line_20_numbering" text:visited-style-name="Line_20_numbering">Script button<text:tab/>91</text:a></text:p>
          <text:p text:style-name="P510"><text:a xlink:type="simple" xlink:href="#__RefHeading__9453_1653467284" text:style-name="Line_20_numbering" text:visited-style-name="Line_20_numbering">Script tool button<text:tab/>92</text:a></text:p>
          <text:p text:style-name="P510"><text:a xlink:type="simple" xlink:href="#__RefHeading__6036_596565095" text:style-name="Line_20_numbering" text:visited-style-name="Line_20_numbering">Script check box<text:tab/>93</text:a></text:p>
          <text:p text:style-name="P510"><text:a xlink:type="simple" xlink:href="#__RefHeading__5856_1858286537" text:style-name="Line_20_numbering" text:visited-style-name="Line_20_numbering">Script radio button<text:tab/>94</text:a></text:p>
          <text:p text:style-name="P510"><text:a xlink:type="simple" xlink:href="#__RefHeading__6038_596565095" text:style-name="Line_20_numbering" text:visited-style-name="Line_20_numbering">Script combo box and font combo box<text:tab/>95</text:a></text:p>
          <text:p text:style-name="P510"><text:a xlink:type="simple" xlink:href="#__RefHeading__6040_596565095" text:style-name="Line_20_numbering" text:visited-style-name="Line_20_numbering">Script line edit<text:tab/>97</text:a></text:p>
          <text:p text:style-name="P510"><text:a xlink:type="simple" xlink:href="#__RefHeading__6042_596565095" text:style-name="Line_20_numbering" text:visited-style-name="Line_20_numbering">Script table widget<text:tab/>98</text:a></text:p>
          <text:p text:style-name="P510"><text:a xlink:type="simple" xlink:href="#__RefHeading__7821_763700208" text:style-name="Line_20_numbering" text:visited-style-name="Line_20_numbering">Script list widget<text:tab/>104</text:a></text:p>
          <text:p text:style-name="P510"><text:a xlink:type="simple" xlink:href="#__RefHeading__9855_1845819620" text:style-name="Line_20_numbering" text:visited-style-name="Line_20_numbering">Script tree widget<text:tab/>106</text:a></text:p>
          <text:p text:style-name="P510"><text:a xlink:type="simple" xlink:href="#__RefHeading__8847_1845819620" text:style-name="Line_20_numbering" text:visited-style-name="Line_20_numbering">Script tree widget item<text:tab/>109</text:a></text:p>
          <text:p text:style-name="P510"><text:a xlink:type="simple" xlink:href="#__RefHeading__6044_596565095" text:style-name="Line_20_numbering" text:visited-style-name="Line_20_numbering">Script text edit<text:tab/>111</text:a></text:p>
          <text:p text:style-name="P510"><text:a xlink:type="simple" xlink:href="#__RefHeading__6046_596565095" text:style-name="Line_20_numbering" text:visited-style-name="Line_20_numbering">Script progress bar<text:tab/>113</text:a></text:p>
          <text:p text:style-name="P510"><text:a xlink:type="simple" xlink:href="#__RefHeading__6048_596565095" text:style-name="Line_20_numbering" text:visited-style-name="Line_20_numbering">Script slider<text:tab/>114</text:a></text:p>
          <text:p text:style-name="P510"><text:soft-page-break/><text:a xlink:type="simple" xlink:href="#__RefHeading__5858_1858286537" text:style-name="Line_20_numbering" text:visited-style-name="Line_20_numbering">Script spin box<text:tab/>114</text:a></text:p>
          <text:p text:style-name="P510"><text:a xlink:type="simple" xlink:href="#__RefHeading__12494_1820169016" text:style-name="Line_20_numbering" text:visited-style-name="Line_20_numbering">Script double spin box<text:tab/>115</text:a></text:p>
          <text:p text:style-name="P510"><text:a xlink:type="simple" xlink:href="#__RefHeading__5860_1858286537" text:style-name="Line_20_numbering" text:visited-style-name="Line_20_numbering">Script time edit<text:tab/>116</text:a></text:p>
          <text:p text:style-name="P510"><text:a xlink:type="simple" xlink:href="#__RefHeading__5862_1858286537" text:style-name="Line_20_numbering" text:visited-style-name="Line_20_numbering">Script date edit<text:tab/>118</text:a></text:p>
          <text:p text:style-name="P510"><text:a xlink:type="simple" xlink:href="#__RefHeading__13355_711374296" text:style-name="Line_20_numbering" text:visited-style-name="Line_20_numbering">Script date time edit<text:tab/>120</text:a></text:p>
          <text:p text:style-name="P510"><text:a xlink:type="simple" xlink:href="#__RefHeading__13073_443172521" text:style-name="Line_20_numbering" text:visited-style-name="Line_20_numbering">Script calendar widget<text:tab/>120</text:a></text:p>
          <text:p text:style-name="P510"><text:a xlink:type="simple" xlink:href="#__RefHeading__12245_1844571973" text:style-name="Line_20_numbering" text:visited-style-name="Line_20_numbering">Script splitter<text:tab/>121</text:a></text:p>
          <text:p text:style-name="P510"><text:a xlink:type="simple" xlink:href="#__RefHeading__12454_975909755" text:style-name="Line_20_numbering" text:visited-style-name="Line_20_numbering">Script dial<text:tab/>123</text:a></text:p>
          <text:p text:style-name="P510"><text:a xlink:type="simple" xlink:href="#__RefHeading__15672_1003207465" text:style-name="Line_20_numbering" text:visited-style-name="Line_20_numbering">Script plot widget<text:tab/>124</text:a></text:p>
          <text:p text:style-name="P510"><text:a xlink:type="simple" xlink:href="#__RefHeading___Toc20641_1050142399" text:style-name="Line_20_numbering" text:visited-style-name="Line_20_numbering">Script Canvas2D<text:tab/>126</text:a></text:p>
          <text:p text:style-name="P510"><text:a xlink:type="simple" xlink:href="#__RefHeading___Toc23998_1050142399" text:style-name="Line_20_numbering" text:visited-style-name="Line_20_numbering">ScriptWidget class<text:tab/>132</text:a></text:p>
          <text:p text:style-name="P510"><text:a xlink:type="simple" xlink:href="#__RefHeading___Toc22440_34290344" text:style-name="Line_20_numbering" text:visited-style-name="Line_20_numbering">Custom script widget<text:tab/>137</text:a></text:p>
          <text:p text:style-name="P509"><text:a xlink:type="simple" xlink:href="#__RefHeading__6052_596565095" text:style-name="Line_20_numbering" text:visited-style-name="Line_20_numbering">Dynamic link libraries<text:tab/>138</text:a></text:p>
          <text:p text:style-name="P508"><text:a xlink:type="simple" xlink:href="#__RefHeading__14278_479808360" text:style-name="Line_20_numbering" text:visited-style-name="Line_20_numbering">Sequence script<text:tab/>138</text:a></text:p>
          <text:p text:style-name="P508"><text:a xlink:type="simple" xlink:href="#__RefHeading__14454_479808360" text:style-name="Line_20_numbering" text:visited-style-name="Line_20_numbering">Custom console/log scripts<text:tab/>147</text:a></text:p>
          <text:p text:style-name="P509"><text:a xlink:type="simple" xlink:href="#__RefHeading__15321_479808360" text:style-name="Line_20_numbering" text:visited-style-name="Line_20_numbering">string createString(data, timeStamp, type, isLog)<text:tab/>148</text:a></text:p>
          <text:p text:style-name="P509"><text:a xlink:type="simple" xlink:href="#__RefHeading___Toc29678_375010449" text:style-name="Line_20_numbering" text:visited-style-name="Line_20_numbering">Miscellaneous<text:tab/>149</text:a></text:p>
          <text:p text:style-name="P509"><text:a xlink:type="simple" xlink:href="#__RefHeading___Toc29680_375010449" text:style-name="Line_20_numbering" text:visited-style-name="Line_20_numbering">Converter functions<text:tab/>150</text:a></text:p>
          <text:p text:style-name="P509"><text:a xlink:type="simple" xlink:href="#__RefHeading___Toc28902_375010449" text:style-name="Line_20_numbering" text:visited-style-name="Line_20_numbering">Filesystem<text:tab/>150</text:a></text:p>
          <text:p text:style-name="P509"><text:a xlink:type="simple" xlink:href="#__RefHeading__24577_1329481546" text:style-name="Line_20_numbering" text:visited-style-name="Line_20_numbering">SQL support<text:tab/>151</text:a></text:p>
          <text:p text:style-name="P509"><text:a xlink:type="simple" xlink:href="#__RefHeading__24579_1329481546" text:style-name="Line_20_numbering" text:visited-style-name="Line_20_numbering">XML support<text:tab/>151</text:a></text:p>
          <text:p text:style-name="P510"><text:a xlink:type="simple" xlink:href="#__RefHeading___Toc29682_375010449" text:style-name="Line_20_numbering" text:visited-style-name="Line_20_numbering">ScriptXmlReader* createXmlReader(void)<text:tab/>151</text:a></text:p>
          <text:p text:style-name="P510"><text:a xlink:type="simple" xlink:href="#__RefHeading___Toc29684_375010449" text:style-name="Line_20_numbering" text:visited-style-name="Line_20_numbering">ScriptXmlWriter* createXmlWriter(void)<text:tab/>151</text:a></text:p>
          <text:p text:style-name="P508"><text:a xlink:type="simple" xlink:href="#__RefHeading___Toc27896_375010449" text:style-name="Line_20_numbering" text:visited-style-name="Line_20_numbering">Filesystem<text:tab/>151</text:a></text:p>
          <text:p text:style-name="P508"><text:a xlink:type="simple" xlink:href="#__RefHeading__18042_936501348" text:style-name="Line_20_numbering" text:visited-style-name="Line_20_numbering">SQL support<text:tab/>156</text:a></text:p>
          <text:p text:style-name="P509"><text:a xlink:type="simple" xlink:href="#__RefHeading__18044_936501348" text:style-name="Line_20_numbering" text:visited-style-name="Line_20_numbering">Static QSqlDatabase function<text:tab/>156</text:a></text:p>
          <text:p text:style-name="P509"><text:a xlink:type="simple" xlink:href="#__RefHeading__18046_936501348" text:style-name="Line_20_numbering" text:visited-style-name="Line_20_numbering">Creating objects<text:tab/>156</text:a></text:p>
          <text:p text:style-name="P509"><text:a xlink:type="simple" xlink:href="#__RefHeading__18048_936501348" text:style-name="Line_20_numbering" text:visited-style-name="Line_20_numbering">Not supported functions<text:tab/>156</text:a></text:p>
          <text:p text:style-name="P509"><text:a xlink:type="simple" xlink:href="#__RefHeading__18050_936501348" text:style-name="Line_20_numbering" text:visited-style-name="Line_20_numbering">Mapping of SQL related enumerations<text:tab/>156</text:a></text:p>
          <text:p text:style-name="P509"><text:a xlink:type="simple" xlink:href="#__RefHeading__18052_936501348" text:style-name="Line_20_numbering" text:visited-style-name="Line_20_numbering">SQL example scripts<text:tab/>157</text:a></text:p>
          <text:p text:style-name="P508"><text:a xlink:type="simple" xlink:href="#__RefHeading__23867_1329481546" text:style-name="Line_20_numbering" text:visited-style-name="Line_20_numbering">XML support<text:tab/>157</text:a></text:p>
          <text:p text:style-name="P509"><text:a xlink:type="simple" xlink:href="#__RefHeading__24581_1329481546" text:style-name="Line_20_numbering" text:visited-style-name="Line_20_numbering">ScriptXmlReader<text:tab/>157</text:a></text:p>
          <text:p text:style-name="P509"><text:a xlink:type="simple" xlink:href="#__RefHeading___Toc21058_241974203" text:style-name="Line_20_numbering" text:visited-style-name="Line_20_numbering">ScriptXmlElement<text:tab/>157</text:a></text:p>
          <text:p text:style-name="P509"><text:a xlink:type="simple" xlink:href="#__RefHeading___Toc21060_241974203" text:style-name="Line_20_numbering" text:visited-style-name="Line_20_numbering">ScriptXmlAttribute<text:tab/>158</text:a></text:p>
          <text:p text:style-name="P509"><text:a xlink:type="simple" xlink:href="#__RefHeading__24583_1329481546" text:style-name="Line_20_numbering" text:visited-style-name="Line_20_numbering">ScriptXmlWriter<text:tab/>158</text:a></text:p>
          <text:p text:style-name="P508"><text:soft-page-break/><text:a xlink:type="simple" xlink:href="#__RefHeading___Toc24520_138078026" text:style-name="Line_20_numbering" text:visited-style-name="Line_20_numbering">Script converter object/class<text:tab/>161</text:a></text:p>
          <text:p text:style-name="P508"><text:a xlink:type="simple" xlink:href="#__RefHeading__6054_596565095" text:style-name="Line_20_numbering" text:visited-style-name="Line_20_numbering">Example scripts<text:tab/>165</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8211891321172740759" text:style-name="L1">
        <text:list-item>
          <text:p text:style-name="P653">Serial port (RS232, USB to serial)</text:p>
        </text:list-item>
        <text:list-item>
          <text:p text:style-name="P653">UDP</text:p>
        </text:list-item>
        <text:list-item>
          <text:p text:style-name="P653">TCP client/server (network proxy support for TCP clients) </text:p>
        </text:list-item>
        <text:list-item>
          <text:p text:style-name="P653">SPI master (<text:span text:style-name="T437">Aardvark</text:span> <text:span text:style-name="T437">I2C/</text:span>SPI)</text:p>
        </text:list-item>
        <text:list-item>
          <text:p text:style-name="P654">I2C master (Aardvark I2C/SPI)</text:p>
        </text:list-item>
        <text:list-item>
          <text:p text:style-name="P653">CAN (PCAN-USB, only on windows)</text:p>
        </text:list-item>
      </text:list>
      <text:p text:style-name="P42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1643861644519581319" text:style-name="L2">
        <text:list-item>
          <text:p text:style-name="P648">Scripts can send and receive data with the main interface.</text:p>
        </text:list-item>
      </text:list>
      <text:list xml:id="list5962028503850619271" text:style-name="L3">
        <text:list-item>
          <text:p text:style-name="P650">In addition to the main interface scripts can create and use own interfaces (serial port (RS232, USB to serial), UDP, TCP client/server, SPI master (<text:span text:style-name="T437">Aardvark</text:span> <text:span text:style-name="T437">I2C/</text:span>SPI) <text:span text:style-name="T438">and I2C master (Aardvark I2C/SPI)</text:span>).</text:p>
        </text:list-item>
        <text:list-item>
          <text:p text:style-name="P649"><text:span text:style-name="Absatz-Standardschriftart">Scripts can be connected to GUI files which have been created with the QtDesigner or QtCreator. All elements in the GUI (files) can be accessed from the script.</text:span></text:p>
        </text:list-item>
        <text:list-item>
          <text:p text:style-name="P64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2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800"><text:span text:style-name="Absatz-Standardschriftart">Dynamic link libraries with a special interface (see chapter </text:span><text:span text:style-name="Absatz-Standardschriftart"><text:span text:style-name="T15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6">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1">Revision</text:p>
          </table:table-cell>
          <table:table-cell table:style-name="Table1.A1" office:value-type="string">
            <text:p text:style-name="P271">Date</text:p>
          </table:table-cell>
          <table:table-cell table:style-name="Table1.C1" office:value-type="string">
            <text:p text:style-name="P271">Changes</text:p>
          </table:table-cell>
        </table:table-row>
        <table:table-row>
          <table:table-cell table:style-name="Table1.A2" office:value-type="string">
            <text:p text:style-name="P454">02.00</text:p>
          </table:table-cell>
          <table:table-cell table:style-name="Table1.A2" office:value-type="string">
            <text:p text:style-name="P454">2014-12-31</text:p>
          </table:table-cell>
          <table:table-cell table:style-name="Table1.C2" office:value-type="string">
            <text:list xml:id="list3831755915174363109" text:style-name="L4">
              <text:list-item>
                <text:p text:style-name="P802">PCAN interface added <text:s/>(only on windows)</text:p>
              </text:list-item>
              <text:list-item>
                <text:p text:style-name="P802">command-line mode added</text:p>
              </text:list-item>
              <text:list-item>
                <text:p text:style-name="P802">worker script, changed behavior:</text:p>
                <text:list>
                  <text:list-item>
                    <text:p text:style-name="P802">loadUserInterfaceFile</text:p>
                  </text:list-item>
                  <text:list-item>
                    <text:p text:style-name="P802">renameDirectory</text:p>
                  </text:list-item>
                  <text:list-item>
                    <text:p text:style-name="P802">renameFile</text:p>
                  </text:list-item>
                </text:list>
              </text:list-item>
              <text:list-item>
                <text:p text:style-name="P802">worker script functions added:</text:p>
                <text:list>
                  <text:list-item>
                    <text:p text:style-name="P802">isConnectedWithCan, canMessageReceivedSignal, createPcanInterface, sendCanMessage</text:p>
                  </text:list-item>
                  <text:list-item>
                    <text:p text:style-name="P802">showMultiLineTextInputDialog, showGetItemDialog,showGetIntDialog, showGetDoubleDialog</text:p>
                  </text:list-item>
                  <text:list-item>
                    <text:p text:style-name="P802">disconnect, connectPcan, connectSocket, connectSerialPort, connectCheetahSpi</text:p>
                  </text:list-item>
                  <text:list-item>
                    <text:p text:style-name="P802">showReceivedDataInConsoles, showTransmitDataInConsoles</text:p>
                  </text:list-item>
                  <text:list-item>
                    <text:p text:style-name="P802">addMessageToLogAndConsoles</text:p>
                  </text:list-item>
                </text:list>
              </text:list-item>
              <text:list-item>
                <text:p text:style-name="P802">ScriptWidget functions added:</text:p>
                <text:list>
                  <text:list-item>
                    <text:p text:style-name="P802">setAdditionalData</text:p>
                  </text:list-item>
                  <text:list-item>
                    <text:p text:style-name="P802">getAdditionalData</text:p>
                  </text:list-item>
                </text:list>
              </text:list-item>
              <text:list-item>
                <text:p text:style-name="P802">ScriptTableWidget function added:</text:p>
                <text:list>
                  <text:list-item>
                    <text:p text:style-name="P802">insertWidget</text:p>
                  </text:list-item>
                </text:list>
              </text:list-item>
              <text:list-item>
                <text:p text:style-name="P802">worker script, default parameter added:</text:p>
                <text:list>
                  <text:list-item>
                    <text:p text:style-name="P80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54">2.01</text:p>
          </table:table-cell>
          <table:table-cell table:style-name="Table1.A2" office:value-type="string">
            <text:p text:style-name="P454">2015-01-05</text:p>
          </table:table-cell>
          <table:table-cell table:style-name="Table1.C2" office:value-type="string">
            <text:list xml:id="list115957110586081" text:continue-numbering="true" text:style-name="L4">
              <text:list-item>
                <text:p text:style-name="P802">bug fixes:</text:p>
                <text:list>
                  <text:list-item>
                    <text:p text:style-name="P802">received CAN ids have been displayed not correctly </text:p>
                  </text:list-item>
                </text:list>
              </text:list-item>
            </text:list>
          </table:table-cell>
        </table:table-row>
        <table:table-row>
          <table:table-cell table:style-name="Table1.A2" office:value-type="string">
            <text:p text:style-name="P454">2.02</text:p>
          </table:table-cell>
          <table:table-cell table:style-name="Table1.A2" office:value-type="string">
            <text:p text:style-name="P454">2015-01-18</text:p>
          </table:table-cell>
          <table:table-cell table:style-name="Table1.C2" office:value-type="string">
            <text:list xml:id="list2667684457118377502" text:style-name="L5">
              <text:list-item>
                <text:p text:style-name="P803">command-line mode: The script window is now invisible per default (it can be made visible by the command line argument -withScriptWindow)</text:p>
              </text:list-item>
              <text:list-item>
                <text:p text:style-name="P803">send window: remove script menu added</text:p>
              </text:list-item>
              <text:list-item>
                <text:p text:style-name="P803">ScriptWidget function added:</text:p>
                <text:list>
                  <text:list-item>
                    <text:p text:style-name="P803">blockSignals</text:p>
                  </text:list-item>
                </text:list>
              </text:list-item>
              <text:list-item>
                <text:p text:style-name="P803">ScriptSplitter added</text:p>
              </text:list-item>
            </text:list>
          </table:table-cell>
        </table:table-row>
        <table:table-row>
          <table:table-cell table:style-name="Table1.A2" office:value-type="string">
            <text:p text:style-name="P454">2.03</text:p>
          </table:table-cell>
          <table:table-cell table:style-name="Table1.A2" office:value-type="string">
            <text:p text:style-name="P454">2015-01-30</text:p>
          </table:table-cell>
          <table:table-cell table:style-name="Table1.C2" office:value-type="string">
            <text:list xml:id="list115957063953528" text:continue-numbering="true" text:style-name="L5">
              <text:list-item>
                <text:p text:style-name="P803">bug fixes:</text:p>
                <text:list>
                  <text:list-item>
                    <text:p text:style-name="P803">writeFile and writeBinaryFile: calling this functions with the argument replaceFile=true did not replace an existing file</text:p>
                  </text:list-item>
                </text:list>
              </text:list-item>
              <text:list-item>
                <text:p text:style-name="P803">the number of sent bytes are now displayed in the main window </text:p>
              </text:list-item>
              <text:list-item>
                <text:p text:style-name="P803">the console-colors are adjustable now</text:p>
              </text:list-item>
            </text:list>
          </table:table-cell>
        </table:table-row>
        <table:table-row>
          <table:table-cell table:style-name="Table1.A2" office:value-type="string">
            <text:p text:style-name="P454">2.04</text:p>
          </table:table-cell>
          <table:table-cell table:style-name="Table1.A2" office:value-type="string">
            <text:p text:style-name="P454">2015-02-05</text:p>
          </table:table-cell>
          <table:table-cell table:style-name="Table1.C2" office:value-type="string">
            <text:list xml:id="list115957663545651" text:continue-numbering="true" text:style-name="L5">
              <text:list-item>
                <text:p text:style-name="P803">ScriptSpinBox functions added:</text:p>
                <text:list>
                  <text:list-item>
                    <text:p text:style-name="P803">value, setSingleStep, singleStep</text:p>
                  </text:list-item>
                </text:list>
              </text:list-item>
              <text:list-item>
                <text:p text:style-name="P803">ScriptTabWidget signal added:</text:p>
                <text:list>
                  <text:list-item>
                    <text:p text:style-name="P803">currentTabChangedSignal</text:p>
                  </text:list-item>
                </text:list>
              </text:list-item>
              <text:list-item>
                <text:p text:style-name="P803">ScriptTableWidget functions added:</text:p>
                <text:list>
                  <text:list-item>
                    <text:p text:style-name="P803">verticalScrollBarWidth, isVerticalScrollBarVisible</text:p>
                  </text:list-item>
                </text:list>
              </text:list-item>
              <text:list-item>
                <text:p text:style-name="P803">script widgets added:</text:p>
                <text:list>
                  <text:list-item>
                    <text:p text:style-name="P803">ScriptDoubleSpinBox, ScriptToolBox, ScriptDial, ScriptCalendarWidget, ScriptDateTimeEdit</text:p>
                  </text:list-item>
                </text:list>
              </text:list-item>
            </text:list>
          </table:table-cell>
        </table:table-row>
        <table:table-row>
          <table:table-cell table:style-name="Table1.A2" office:value-type="string">
            <text:p text:style-name="P454">2.05</text:p>
          </table:table-cell>
          <table:table-cell table:style-name="Table1.A2" office:value-type="string">
            <text:p text:style-name="P454">2015-02-07</text:p>
          </table:table-cell>
          <table:table-cell table:style-name="Table1.C2" office:value-type="string">
            <text:list xml:id="list115957248813903" text:continue-numbering="true" text:style-name="L5">
              <text:list-item>
                <text:p text:style-name="P803">internal improvements</text:p>
              </text:list-item>
              <text:list-item>
                <text:p text:style-name="P803">ScriptSlider function added:</text:p>
                <text:list>
                  <text:list-item>
                    <text:p text:style-name="P803">value</text:p>
                  </text:list-item>
                </text:list>
              </text:list-item>
              <text:list-item>
                <text:p text:style-name="P803">ScriptDial function added:</text:p>
                <text:list>
                  <text:list-item>
                    <text:p text:style-name="P803">value</text:p>
                  </text:list-item>
                </text:list>
              </text:list-item>
            </text:list>
          </table:table-cell>
        </table:table-row>
        <table:table-row>
          <table:table-cell table:style-name="Table1.A2" office:value-type="string">
            <text:p text:style-name="P454">2.06</text:p>
          </table:table-cell>
          <table:table-cell table:style-name="Table1.A2" office:value-type="string">
            <text:p text:style-name="P454">2015-02-13</text:p>
          </table:table-cell>
          <table:table-cell table:style-name="Table1.C2" office:value-type="string">
            <text:list xml:id="list115957261149982" text:continue-numbering="true" text:style-name="L5">
              <text:list-item>
                <text:p text:style-name="P803">internal improvements</text:p>
              </text:list-item>
              <text:list-item>
                <text:p text:style-name="P803">text console's wrapping mode changed</text:p>
              </text:list-item>
              <text:list-item>
                <text:p text:style-name="P803">new console/log options:</text:p>
                <text:list>
                  <text:list-item>
                    <text:p text:style-name="P803"><text:soft-page-break/>new line after x sent/received bytes</text:p>
                  </text:list-item>
                  <text:list-item>
                    <text:p text:style-name="P803">new line after x milliseconds without sending or receiving data</text:p>
                  </text:list-item>
                </text:list>
              </text:list-item>
              <text:list-item>
                <text:p text:style-name="P803">the sequence table is now disabled during sending of data with the send window </text:p>
              </text:list-item>
              <text:list-item>
                <text:p text:style-name="P803">the RTS and the DTR pin (serial port) can manually be set/cleared now (check boxes in the main window)</text:p>
              </text:list-item>
              <text:list-item>
                <text:p text:style-name="P803">worker script function added:</text:p>
                <text:list>
                  <text:list-item>
                    <text:p text:style-name="P803">setSerialPortPins</text:p>
                  </text:list-item>
                </text:list>
              </text:list-item>
              <text:list-item>
                <text:p text:style-name="P803">ScriptSerialPort function added:</text:p>
                <text:list>
                  <text:list-item>
                    <text:p text:style-name="P803">setDTR, setRTS</text:p>
                  </text:list-item>
                </text:list>
              </text:list-item>
            </text:list>
          </table:table-cell>
        </table:table-row>
        <table:table-row>
          <table:table-cell table:style-name="Table1.A2" office:value-type="string">
            <text:p text:style-name="P454">2.07</text:p>
          </table:table-cell>
          <table:table-cell table:style-name="Table1.A2" office:value-type="string">
            <text:p text:style-name="P454">2015-02-28</text:p>
          </table:table-cell>
          <table:table-cell table:style-name="Table1.C2" office:value-type="string">
            <text:list xml:id="list115956594753580" text:continue-numbering="true" text:style-name="L5">
              <text:list-item>
                <text:p text:style-name="P803">Bug fix: no time stamps after running ScriptCommunicator longer then a day </text:p>
              </text:list-item>
              <text:list-item>
                <text:p text:style-name="P803">all local IPv6 and IPv4 addresses are displayed in the socket tab (settings dialog) now</text:p>
              </text:list-item>
            </text:list>
          </table:table-cell>
        </table:table-row>
        <table:table-row>
          <table:table-cell table:style-name="Table1.A2" office:value-type="string">
            <text:p text:style-name="P454">2.08</text:p>
          </table:table-cell>
          <table:table-cell table:style-name="Table1.A2" office:value-type="string">
            <text:p text:style-name="P454">2015-03-02</text:p>
          </table:table-cell>
          <table:table-cell table:style-name="Table1.C2" office:value-type="string">
            <text:list xml:id="list115957351566687" text:continue-numbering="true" text:style-name="L5">
              <text:list-item>
                <text:p text:style-name="P803">Console send mode: if the send input check box in the main window is checked all text entered in a console will be sent</text:p>
              </text:list-item>
              <text:list-item>
                <text:p text:style-name="P803">ScriptTableWidget function added:</text:p>
                <text:list>
                  <text:list-item>
                    <text:p text:style-name="P803">setCellIcon</text:p>
                  </text:list-item>
                </text:list>
              </text:list-item>
              <text:list-item>
                <text:p text:style-name="P803">Bug fix: error while changing the format of a sequence in the send window</text:p>
              </text:list-item>
            </text:list>
          </table:table-cell>
        </table:table-row>
        <table:table-row>
          <table:table-cell table:style-name="Table1.A2" office:value-type="string">
            <text:p text:style-name="P454">2.09</text:p>
          </table:table-cell>
          <table:table-cell table:style-name="Table1.A2" office:value-type="string">
            <text:p text:style-name="P454">2015-03-05</text:p>
          </table:table-cell>
          <table:table-cell table:style-name="Table1.C2" office:value-type="string">
            <text:list xml:id="list115956927432315" text:continue-numbering="true" text:style-name="L5">
              <text:list-item>
                <text:p text:style-name="P803">sequence script functions added:</text:p>
                <text:list>
                  <text:list-item>
                    <text:p text:style-name="P803">calculateCrc8, calculateCrc16, calculateCrc32, calculateCrc64</text:p>
                  </text:list-item>
                </text:list>
              </text:list-item>
              <text:list-item>
                <text:p text:style-name="P803">new console/log option:</text:p>
                <text:list>
                  <text:list-item>
                    <text:p text:style-name="P808">new line at byte (CR, LF, none and custom)</text:p>
                  </text:list-item>
                </text:list>
              </text:list-item>
              <text:list-item>
                <text:p text:style-name="P808">when the serial port combo box is clicked (settings dialog) a serial port scan is performed now</text:p>
              </text:list-item>
            </text:list>
          </table:table-cell>
        </table:table-row>
        <table:table-row>
          <table:table-cell table:style-name="Table1.A2" office:value-type="string">
            <text:p text:style-name="P454">2.10</text:p>
          </table:table-cell>
          <table:table-cell table:style-name="Table1.A2" office:value-type="string">
            <text:p text:style-name="P454">2015-03-13</text:p>
          </table:table-cell>
          <table:table-cell table:style-name="Table1.C2" office:value-type="string">
            <text:list xml:id="list115956251822890" text:continue-numbering="true" text:style-name="L5">
              <text:list-item>
                <text:p text:style-name="P803">Bug fixes:</text:p>
                <text:list>
                  <text:list-item>
                    <text:p text:style-name="P803">error while parsing a sequence or script config file with no entries</text:p>
                  </text:list-item>
                  <text:list-item>
                    <text:p text:style-name="P803">moving a window while a script shows/opens a dialog caused a complete freeze of ScriptCommunicator</text:p>
                  </text:list-item>
                </text:list>
              </text:list-item>
            </text:list>
          </table:table-cell>
        </table:table-row>
        <table:table-row>
          <table:table-cell table:style-name="Table1.A2" office:value-type="string">
            <text:p text:style-name="P454">2.11</text:p>
          </table:table-cell>
          <table:table-cell table:style-name="Table1.A2" office:value-type="string">
            <text:p text:style-name="P454">2015-03-27</text:p>
          </table:table-cell>
          <table:table-cell table:style-name="Table1.C2" office:value-type="string">
            <text:list xml:id="list115957348331479" text:continue-numbering="true" text:style-name="L5">
              <text:list-item>
                <text:p text:style-name="P803">improved console speed</text:p>
              </text:list-item>
              <text:list-item>
                <text:p text:style-name="P808">new line at byte (CR, LF, none and custom) can be adjusted for the log and the console separately now</text:p>
              </text:list-item>
            </text:list>
          </table:table-cell>
        </table:table-row>
        <table:table-row>
          <table:table-cell table:style-name="Table1.A2" office:value-type="string">
            <text:p text:style-name="P454">2.12</text:p>
          </table:table-cell>
          <table:table-cell table:style-name="Table1.A2" office:value-type="string">
            <text:p text:style-name="P454">2015-04-10</text:p>
          </table:table-cell>
          <table:table-cell table:style-name="Table1.C2" office:value-type="string">
            <text:list xml:id="list115957375321896" text:continue-numbering="true" text:style-name="L5">
              <text:list-item>
                <text:p text:style-name="P803">socket address input filter removed (no IPv6 addresses could be entered)</text:p>
              </text:list-item>
              <text:list-item>
                <text:p text:style-name="P803">bug fix: sporadically crash after receiving a 'new line' character</text:p>
              </text:list-item>
            </text:list>
          </table:table-cell>
        </table:table-row>
        <table:table-row>
          <table:table-cell table:style-name="Table1.A2" office:value-type="string">
            <text:p text:style-name="P454">2.13</text:p>
          </table:table-cell>
          <table:table-cell table:style-name="Table1.A2" office:value-type="string">
            <text:p text:style-name="P454">2015-05-01</text:p>
          </table:table-cell>
          <table:table-cell table:style-name="Table1.C2" office:value-type="string">
            <text:list xml:id="list115955963597765" text:continue-numbering="true" text:style-name="L5">
              <text:list-item>
                <text:p text:style-name="P803">bug fixes:</text:p>
                <text:list>
                  <text:list-item>
                    <text:p text:style-name="P803">scriptThread.calculateCrc64 did not work correctly</text:p>
                  </text:list-item>
                  <text:list-item>
                    <text:p text:style-name="P803">uncaught exceptions in script functions connected to a signal have been ignored</text:p>
                  </text:list-item>
                </text:list>
              </text:list-item>
              <text:list-item>
                <text:p text:style-name="P803">ScriptComboBox functions added:</text:p>
                <text:list>
                  <text:list-item>
                    <text:p text:style-name="P803">count, clear</text:p>
                  </text:list-item>
                </text:list>
              </text:list-item>
              <text:list-item>
                <text:p text:style-name="P803">ScriptTable function added:</text:p>
                <text:list>
                  <text:list-item>
                    <text:p text:style-name="P803">rowsCanBeMovedByUser</text:p>
                  </text:list-item>
                </text:list>
              </text:list-item>
            </text:list>
          </table:table-cell>
        </table:table-row>
        <table:table-row>
          <table:table-cell table:style-name="Table1.A2" office:value-type="string">
            <text:p text:style-name="P454">2.14</text:p>
          </table:table-cell>
          <table:table-cell table:style-name="Table1.A2" office:value-type="string">
            <text:p text:style-name="P454">2015-05-31</text:p>
          </table:table-cell>
          <table:table-cell table:style-name="Table1.C2" office:value-type="string">
            <text:list xml:id="list115957393205122" text:continue-numbering="true" text:style-name="L5">
              <text:list-item>
                <text:p text:style-name="P803">fixed some issues in the manual</text:p>
              </text:list-item>
              <text:list-item>
                <text:p text:style-name="P803">internal improvements</text:p>
              </text:list-item>
            </text:list>
          </table:table-cell>
        </table:table-row>
        <table:table-row>
          <table:table-cell table:style-name="Table1.A2" office:value-type="string">
            <text:p text:style-name="P454">2.15</text:p>
          </table:table-cell>
          <table:table-cell table:style-name="Table1.A2" office:value-type="string">
            <text:p text:style-name="P454">2015-06-12</text:p>
          </table:table-cell>
          <table:table-cell table:style-name="Table1.C2" office:value-type="string">
            <text:list xml:id="list115956547527375" text:continue-numbering="true" text:style-name="L5">
              <text:list-item>
                <text:p text:style-name="P803">Script- and sequence-buttons added in the main window</text:p>
              </text:list-item>
              <text:list-item>
                <text:p text:style-name="P803">Copy button added in the send window</text:p>
              </text:list-item>
              <text:list-item>
                <text:p text:style-name="P803">worker and sequence script functions added:</text:p>
                <text:list>
                  <text:list-item>
                    <text:p text:style-name="P803">setGlobalString, getGlobalString</text:p>
                  </text:list-item>
                  <text:list-item>
                    <text:p text:style-name="P803">setGlobalDataArray, getGlobalDataArray</text:p>
                  </text:list-item>
                  <text:list-item>
                    <text:p text:style-name="P803">setGlobalUnsignedNumber, getGlobalUnsignedNumber</text:p>
                  </text:list-item>
                  <text:list-item>
                    <text:p text:style-name="P803">setGlobalSignedNumber, getGlobalSignedNumber</text:p>
                  </text:list-item>
                </text:list>
              </text:list-item>
              <text:list-item>
                <text:p text:style-name="P803">renamed the sequence script main object: table-&gt;seq</text:p>
              </text:list-item>
              <text:list-item>
                <text:p text:style-name="P803">sent on enter added (settings dialog-&gt;console tab)</text:p>
              </text:list-item>
              <text:list-item>
                <text:p text:style-name="P803">the console/log time-stamp format can be adjusted now </text:p>
              </text:list-item>
              <text:list-item>
                <text:p text:style-name="P803">new default argument in scriptThread.appendTextToConsole</text:p>
              </text:list-item>
            </text:list>
          </table:table-cell>
        </table:table-row>
        <table:table-row>
          <table:table-cell table:style-name="Table1.A18" office:value-type="float" office:value="0">
            <text:p text:style-name="P454">2.16</text:p>
          </table:table-cell>
          <table:table-cell table:style-name="Table1.A2" office:value-type="string">
            <text:p text:style-name="P454">2015-06-14</text:p>
          </table:table-cell>
          <table:table-cell table:style-name="Table1.C2" office:value-type="string">
            <text:list xml:id="list115957538223029" text:continue-numbering="true" text:style-name="L5">
              <text:list-item>
                <text:p text:style-name="P803">bug fix: Crash while ScriptCommunicator is closed <text:s/>and a script is running</text:p>
              </text:list-item>
            </text:list>
          </table:table-cell>
        </table:table-row>
        <table:table-row>
          <table:table-cell table:style-name="Table1.A18" office:value-type="float" office:value="36586">
            <text:p text:style-name="P455">3.00</text:p>
          </table:table-cell>
          <table:table-cell table:style-name="Table1.A2" office:value-type="string">
            <text:p text:style-name="P454">2015-06-19</text:p>
          </table:table-cell>
          <table:table-cell table:style-name="Table1.C2" office:value-type="string">
            <text:list xml:id="list115956075231101" text:continue-numbering="true" text:style-name="L5">
              <text:list-item>
                <text:p text:style-name="P803">custom console and custom log added</text:p>
              </text:list-item>
              <text:list-item>
                <text:p text:style-name="P803"><text:soft-page-break/>new default argument in scriptThread.addMessageToLogAndConsoles</text:p>
              </text:list-item>
              <text:list-item>
                <text:p text:style-name="P803">new menu in the send window: edit sequence script </text:p>
              </text:list-item>
            </text:list>
          </table:table-cell>
        </table:table-row>
        <table:table-row>
          <table:table-cell table:style-name="Table1.A18" office:value-type="float" office:value="0">
            <text:p text:style-name="P455">3.01</text:p>
          </table:table-cell>
          <table:table-cell table:style-name="Table1.A2" office:value-type="string">
            <text:p text:style-name="P454">2015-06-24</text:p>
          </table:table-cell>
          <table:table-cell table:style-name="Table1.C2" office:value-type="string">
            <text:list xml:id="list115956394686220" text:continue-numbering="true" text:style-name="L5">
              <text:list-item>
                <text:p text:style-name="P803">new manual chapter added: Internal architecture</text:p>
              </text:list-item>
              <text:list-item>
                <text:p text:style-name="P803">new custom console example (exampleScripts\CustomLogConsoleScripts\CustomConsole_QRCode)</text:p>
              </text:list-item>
              <text:list-item>
                <text:p text:style-name="P803">new main window menus added:</text:p>
                <text:list>
                  <text:list-item>
                    <text:p text:style-name="P803">Console/print console, Console/save console</text:p>
                  </text:list-item>
                  <text:list-item>
                    <text:p text:style-name="P803">Help/report a bug, Help/feature request</text:p>
                  </text:list-item>
                </text:list>
              </text:list-item>
            </text:list>
          </table:table-cell>
        </table:table-row>
        <table:table-row>
          <table:table-cell table:style-name="Table1.A18" office:value-type="float" office:value="0">
            <text:p text:style-name="P455">3.02</text:p>
          </table:table-cell>
          <table:table-cell table:style-name="Table1.A2" office:value-type="string">
            <text:p text:style-name="P454">2015-07-02</text:p>
          </table:table-cell>
          <table:table-cell table:style-name="Table1.C2" office:value-type="string">
            <text:list xml:id="list115956045099684" text:continue-numbering="true" text:style-name="L5">
              <text:list-item>
                <text:p text:style-name="P803">bug fix: missing Qt libraries for printing a console </text:p>
              </text:list-item>
            </text:list>
          </table:table-cell>
        </table:table-row>
        <table:table-row>
          <table:table-cell table:style-name="Table1.A18" office:value-type="float" office:value="0">
            <text:p text:style-name="P455">3.03</text:p>
          </table:table-cell>
          <table:table-cell table:style-name="Table1.A2" office:value-type="string">
            <text:p text:style-name="P454">2015-07-04</text:p>
          </table:table-cell>
          <table:table-cell table:style-name="Table1.C2" office:value-type="string">
            <text:list xml:id="list115956889255047" text:continue-numbering="true" text:style-name="L5">
              <text:list-item>
                <text:p text:style-name="P803">fixed some issues in the manual</text:p>
              </text:list-item>
              <text:list-item>
                <text:p text:style-name="P80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55">3.04</text:p>
          </table:table-cell>
          <table:table-cell table:style-name="Table1.A2" office:value-type="string">
            <text:p text:style-name="P454">2015-07-31</text:p>
          </table:table-cell>
          <table:table-cell table:style-name="Table1.C2" office:value-type="string">
            <text:list xml:id="list8050924086224344086" text:style-name="L6">
              <text:list-item>
                <text:p text:style-name="P804">the log and the console tab (settings dialog) have been redesigned</text:p>
              </text:list-item>
            </text:list>
            <text:list xml:id="list115957278788084" text:continue-list="list115956889255047" text:style-name="L5">
              <text:list-item>
                <text:p text:style-name="P803">internal improvements</text:p>
              </text:list-item>
              <text:list-item>
                <text:p text:style-name="P803">fixed some issues in the manual</text:p>
              </text:list-item>
            </text:list>
          </table:table-cell>
        </table:table-row>
        <table:table-row>
          <table:table-cell table:style-name="Table1.A18" office:value-type="float" office:value="0">
            <text:p text:style-name="P455">3.05</text:p>
          </table:table-cell>
          <table:table-cell table:style-name="Table1.A2" office:value-type="string">
            <text:p text:style-name="P454">2015-08-02</text:p>
          </table:table-cell>
          <table:table-cell table:style-name="Table1.C2" office:value-type="string">
            <text:list xml:id="list115957333220579" text:continue-list="list8050924086224344086" text:style-name="L6">
              <text:list-item>
                <text:p text:style-name="P804">the console mixed mode utilize the width of the console better now</text:p>
              </text:list-item>
              <text:list-item>
                <text:p text:style-name="P804">bug fix: save console crashed on Linux if no file ending has been given</text:p>
              </text:list-item>
            </text:list>
          </table:table-cell>
        </table:table-row>
        <table:table-row>
          <table:table-cell table:style-name="Table1.A18" office:value-type="float" office:value="0">
            <text:p text:style-name="P455">3.06</text:p>
          </table:table-cell>
          <table:table-cell table:style-name="Table1.A2" office:value-type="string">
            <text:p text:style-name="P454">2015-08-08</text:p>
          </table:table-cell>
          <table:table-cell table:style-name="Table1.C2" office:value-type="string">
            <text:list xml:id="list115957192281697" text:continue-numbering="true" text:style-name="L6">
              <text:list-item>
                <text:p text:style-name="P804">main window: </text:p>
                <text:list>
                  <text:list-item>
                    <text:p text:style-name="P804">find text in console area added</text:p>
                  </text:list-item>
                  <text:list-item>
                    <text:p text:style-name="P804">the send and the receive data rates are now displayed</text:p>
                  </text:list-item>
                </text:list>
              </text:list-item>
              <text:list-item>
                <text:p text:style-name="P804">sending data with the main interface is faster now</text:p>
              </text:list-item>
              <text:list-item>
                <text:p text:style-name="P804">new example worker scripts:</text:p>
                <text:list>
                  <text:list-item>
                    <text:p text:style-name="P804">WorkerScripts\CyclicSendReceive\CyclicReceive.js</text:p>
                  </text:list-item>
                  <text:list-item>
                    <text:p text:style-name="P804">WorkerScripts\CyclicSendReceive\CyclicSend.js</text:p>
                  </text:list-item>
                </text:list>
              </text:list-item>
              <text:list-item>
                <text:p text:style-name="P804">worker script function added: setScriptThreadPriority</text:p>
              </text:list-item>
            </text:list>
          </table:table-cell>
        </table:table-row>
        <table:table-row>
          <table:table-cell table:style-name="Table1.A18" office:value-type="float" office:value="0">
            <text:p text:style-name="P455">3.07</text:p>
          </table:table-cell>
          <table:table-cell table:style-name="Table1.A2" office:value-type="string">
            <text:p text:style-name="P454">2015-08-13</text:p>
          </table:table-cell>
          <table:table-cell table:style-name="Table1.C2" office:value-type="string">
            <text:list xml:id="list115957476338948" text:continue-numbering="true" text:style-name="L6">
              <text:list-item>
                <text:p text:style-name="P804">new script widget:</text:p>
                <text:list>
                  <text:list-item>
                    <text:p text:style-name="P804">ScriptPlotWidget</text:p>
                  </text:list-item>
                </text:list>
              </text:list-item>
              <text:list-item>
                <text:p text:style-name="P804">ScriptPlotWindow:</text:p>
                <text:list>
                  <text:list-item>
                    <text:p text:style-name="P804">functions added: clearGraphs, removeAllGraphs, showHelperElements, clearButtonPressedSignal</text:p>
                  </text:list-item>
                  <text:list-item>
                    <text:p text:style-name="P804">function removed: showFromScript (use show instead)</text:p>
                  </text:list-item>
                </text:list>
              </text:list-item>
              <text:list-item>
                <text:p text:style-name="P804">ScriptGroupBox function added: addPlotWidget</text:p>
              </text:list-item>
              <text:list-item>
                <text:p text:style-name="P804">the CAN tab has been improved</text:p>
              </text:list-item>
            </text:list>
          </table:table-cell>
        </table:table-row>
        <table:table-row>
          <table:table-cell table:style-name="Table1.A18" office:value-type="float" office:value="0">
            <text:p text:style-name="P455">3.08</text:p>
          </table:table-cell>
          <table:table-cell table:style-name="Table1.A2" office:value-type="string">
            <text:p text:style-name="P454">2015-09-12</text:p>
          </table:table-cell>
          <table:table-cell table:style-name="Table1.C2" office:value-type="string">
            <text:list xml:id="list115957634306959" text:continue-numbering="true" text:style-name="L6">
              <text:list-item>
                <text:p text:style-name="P804">bug fix: possible crash while stopping a script </text:p>
              </text:list-item>
              <text:list-item>
                <text:p text:style-name="P804">TCP client: connection errors are now displayed </text:p>
              </text:list-item>
              <text:list-item>
                <text:p text:style-name="P804">ScriptTcpClient functions/signals added:</text:p>
                <text:list>
                  <text:list-item>
                    <text:p text:style-name="P804">errorSignal, getErrorString</text:p>
                  </text:list-item>
                </text:list>
              </text:list-item>
              <text:list-item>
                <text:p text:style-name="P804">new main window menus added:</text:p>
                <text:list>
                  <text:list-item>
                    <text:p text:style-name="P804">Help/video, Help/get support</text:p>
                  </text:list-item>
                </text:list>
              </text:list-item>
            </text:list>
          </table:table-cell>
        </table:table-row>
        <table:table-row>
          <table:table-cell table:style-name="Table1.A18" office:value-type="float" office:value="0">
            <text:p text:style-name="P455">3.09</text:p>
          </table:table-cell>
          <table:table-cell table:style-name="Table1.A2" office:value-type="string">
            <text:p text:style-name="P454">2015-09-12</text:p>
          </table:table-cell>
          <table:table-cell table:style-name="Table1.C2" office:value-type="string">
            <text:list xml:id="list115956800754950" text:continue-numbering="true" text:style-name="L6">
              <text:list-item>
                <text:p text:style-name="P804">worker script functions added: </text:p>
                <text:list>
                  <text:list-item>
                    <text:p text:style-name="P804">getCurrentVersion</text:p>
                  </text:list-item>
                </text:list>
              </text:list-item>
              <text:list-item>
                <text:p text:style-name="P804">custom log/console and sequence script function added: getCurrentVersion</text:p>
              </text:list-item>
              <text:list-item>
                <text:p text:style-name="P80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55">3.10</text:p>
          </table:table-cell>
          <table:table-cell table:style-name="Table1.A2" office:value-type="string">
            <text:p text:style-name="P454">2015-09-26</text:p>
          </table:table-cell>
          <table:table-cell table:style-name="Table1.C2" office:value-type="string">
            <text:list xml:id="list115957120858307" text:continue-numbering="true" text:style-name="L6">
              <text:list-item>
                <text:p text:style-name="P804">network proxy support implemented (only for TCP clients)</text:p>
              </text:list-item>
              <text:list-item>
                <text:p text:style-name="P804">ScriptTcpClient function added: setProxy</text:p>
              </text:list-item>
            </text:list>
          </table:table-cell>
        </table:table-row>
        <table:table-row>
          <table:table-cell table:style-name="Table1.A18" office:value-type="float" office:value="0">
            <text:p text:style-name="P455">3.11</text:p>
          </table:table-cell>
          <table:table-cell table:style-name="Table1.A2" office:value-type="string">
            <text:p text:style-name="P454">2015-10-04</text:p>
          </table:table-cell>
          <table:table-cell table:style-name="Table1.C2" office:value-type="string">
            <text:list xml:id="list115956423827783" text:continue-numbering="true" text:style-name="L6">
              <text:list-item>
                <text:p text:style-name="P804">bug fix: exceptions in the script function 'stopScript' are displayed now</text:p>
              </text:list-item>
              <text:list-item>
                <text:p text:style-name="P804">worker script function added: </text:p>
                <text:list>
                  <text:list-header>
                    <text:p text:style-name="P804">getFileSize</text:p>
                  </text:list-header>
                </text:list>
              </text:list-item>
              <text:list-item>
                <text:p text:style-name="P804">new arguments in worker script functions:</text:p>
                <text:list>
                  <text:list-item>
                    <text:p text:style-name="P804">readFile, readBinaryFile, writeFile, <text:span text:style-name="T1">writeBinaryFile</text:span></text:p>
                  </text:list-item>
                </text:list>
              </text:list-item>
              <text:list-item>
                <text:p text:style-name="P812">ScriptPlotWidget and ScriptPlotWindow function added/changed:</text:p>
                <text:list>
                  <text:list-item>
                    <text:p text:style-name="P812">load button, showHelperElements</text:p>
                  </text:list-item>
                </text:list>
              </text:list-item>
            </text:list>
          </table:table-cell>
        </table:table-row>
        <table:table-row>
          <table:table-cell table:style-name="Table1.A18" office:value-type="float" office:value="0">
            <text:p text:style-name="P455">3.12</text:p>
          </table:table-cell>
          <table:table-cell table:style-name="Table1.A2" office:value-type="string">
            <text:p text:style-name="P454">2015-10-15</text:p>
          </table:table-cell>
          <table:table-cell table:style-name="Table1.C2" office:value-type="string">
            <text:list xml:id="list115956037212879" text:continue-numbering="true" text:style-name="L6">
              <text:list-item>
                <text:p text:style-name="P804">console and log time stamp format extended (now date and time can be created)</text:p>
              </text:list-item>
              <text:list-item>
                <text:p text:style-name="P804">new option 'time stamp after byte' added</text:p>
              </text:list-item>
            </text:list>
          </table:table-cell>
        </table:table-row>
        <text:soft-page-break/>
        <table:table-row>
          <table:table-cell table:style-name="Table1.A18" office:value-type="float" office:value="0">
            <text:p text:style-name="P455">3.13</text:p>
          </table:table-cell>
          <table:table-cell table:style-name="Table1.A2" office:value-type="string">
            <text:p text:style-name="P454">2015-10-18</text:p>
          </table:table-cell>
          <table:table-cell table:style-name="Table1.C2" office:value-type="string">
            <text:list xml:id="list115957138886828" text:continue-numbering="true" text:style-name="L6">
              <text:list-item>
                <text:p text:style-name="P804">command-line option '-<text:span text:style-name="T181">notMinimized' added</text:span></text:p>
              </text:list-item>
              <text:list-item>
                <text:p text:style-name="P930">worker script function added: exitScriptCommunicator</text:p>
              </text:list-item>
              <text:list-item>
                <text:p text:style-name="P804">the template scripts have been modified</text:p>
              </text:list-item>
              <text:list-item>
                <text:p text:style-name="P804">manual chapter 'Worker scripts' has been modified</text:p>
              </text:list-item>
            </text:list>
          </table:table-cell>
        </table:table-row>
        <table:table-row>
          <table:table-cell table:style-name="Table1.A18" office:value-type="float" office:value="0">
            <text:p text:style-name="P455">3.14</text:p>
          </table:table-cell>
          <table:table-cell table:style-name="Table1.A2" office:value-type="string">
            <text:p text:style-name="P454">2015-10-24</text:p>
          </table:table-cell>
          <table:table-cell table:style-name="Table1.C2" office:value-type="string">
            <text:list xml:id="list115957290638425" text:continue-numbering="true" text:style-name="L6">
              <text:list-item>
                <text:p text:style-name="P80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55">3.15</text:p>
          </table:table-cell>
          <table:table-cell table:style-name="Table1.A2" office:value-type="string">
            <text:p text:style-name="P454">2015-11-01</text:p>
          </table:table-cell>
          <table:table-cell table:style-name="Table1.C2" office:value-type="string">
            <text:list xml:id="list115956738667103" text:continue-numbering="true" text:style-name="L6">
              <text:list-item>
                <text:p text:style-name="P812">increased performance at high data rates</text:p>
              </text:list-item>
              <text:list-item>
                <text:p text:style-name="P80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812">sequence script function changed: messageBox</text:p>
              </text:list-item>
              <text:list-item>
                <text:p text:style-name="P81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55">3.16</text:p>
          </table:table-cell>
          <table:table-cell table:style-name="Table1.A2" office:value-type="string">
            <text:p text:style-name="P454">2015-11-06</text:p>
          </table:table-cell>
          <table:table-cell table:style-name="Table1.C2" office:value-type="string">
            <text:list xml:id="list115957630659871" text:continue-numbering="true" text:style-name="L6">
              <text:list-item>
                <text:p text:style-name="P812">SQL support for worker and custom log/console scripts implemented</text:p>
              </text:list-item>
              <text:list-item>
                <text:p text:style-name="P812">worker script function removed: deleteObject</text:p>
              </text:list-item>
              <text:list-item>
                <text:p text:style-name="P812">all created script objects (except ScriptTreeWidgetItem) are automatically deleted by the garbage collector now</text:p>
              </text:list-item>
            </text:list>
          </table:table-cell>
        </table:table-row>
        <table:table-row>
          <table:table-cell table:style-name="Table1.A18" office:value-type="float" office:value="0">
            <text:p text:style-name="P455">3.17</text:p>
          </table:table-cell>
          <table:table-cell table:style-name="Table1.A2" office:value-type="string">
            <text:p text:style-name="P454">2015-11-08</text:p>
          </table:table-cell>
          <table:table-cell table:style-name="Table1.C2" office:value-type="string">
            <text:list xml:id="list115955718526924" text:continue-numbering="true" text:style-name="L6">
              <text:list-item>
                <text:p text:style-name="P812">bug fix: The script SQL classes did not handle byte arrays correctly.</text:p>
              </text:list-item>
            </text:list>
          </table:table-cell>
        </table:table-row>
        <table:table-row>
          <table:table-cell table:style-name="Table1.A18" office:value-type="float" office:value="0">
            <text:p text:style-name="P455">3.18</text:p>
          </table:table-cell>
          <table:table-cell table:style-name="Table1.A2" office:value-type="string">
            <text:p text:style-name="P454">2015-11-14</text:p>
          </table:table-cell>
          <table:table-cell table:style-name="Table1.C2" office:value-type="string">
            <text:list xml:id="list115956045886125" text:continue-numbering="true" text:style-name="L6">
              <text:list-item>
                <text:p text:style-name="P812">sequence and custom console/log scripts are running in their own thread now</text:p>
              </text:list-item>
              <text:list-item>
                <text:p text:style-name="P812">worker, sequence and custom console/log script function added: setBlockTime</text:p>
              </text:list-item>
              <text:list-item>
                <text:p text:style-name="P812">blocked worker scripts are terminated now (after the block-time (can be set with setBlockTime) has elapsed)</text:p>
              </text:list-item>
              <text:list-item>
                <text:p text:style-name="P812">custom console/log script functions changed: readFile, readBinaryFile</text:p>
              </text:list-item>
              <text:list-item>
                <text:p text:style-name="P81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55">3.19</text:p>
          </table:table-cell>
          <table:table-cell table:style-name="Table1.A2" office:value-type="string">
            <text:p text:style-name="P454">2015-11-18</text:p>
          </table:table-cell>
          <table:table-cell table:style-name="Table1.C2" office:value-type="string">
            <text:list xml:id="list115956128972493" text:continue-numbering="true" text:style-name="L6">
              <text:list-item>
                <text:p text:style-name="P812">new send window menus: create script, add script</text:p>
              </text:list-item>
              <text:list-item>
                <text:p text:style-name="P812">'edit custom console script' button added (console tab)</text:p>
              </text:list-item>
              <text:list-item>
                <text:p text:style-name="P812">'edit custom log script' button added (log tab)</text:p>
              </text:list-item>
            </text:list>
          </table:table-cell>
        </table:table-row>
        <table:table-row>
          <table:table-cell table:style-name="Table1.A18" office:value-type="float" office:value="0">
            <text:p text:style-name="P455">3.20</text:p>
          </table:table-cell>
          <table:table-cell table:style-name="Table1.A2" office:value-type="string">
            <text:p text:style-name="P454">2015-11-21</text:p>
          </table:table-cell>
          <table:table-cell table:style-name="Table1.C2" office:value-type="string">
            <text:list xml:id="list115957099839377" text:continue-numbering="true" text:style-name="L6">
              <text:list-item>
                <text:p text:style-name="P812">bug fix: possible crash while starting a worker script with a syntax error</text:p>
              </text:list-item>
            </text:list>
          </table:table-cell>
        </table:table-row>
        <table:table-row>
          <table:table-cell table:style-name="Table1.A18" office:value-type="float" office:value="0">
            <text:p text:style-name="P455">3.21</text:p>
          </table:table-cell>
          <table:table-cell table:style-name="Table1.A18" office:value-type="float" office:value="42310">
            <text:p text:style-name="P454">2015-12-02</text:p>
          </table:table-cell>
          <table:table-cell table:style-name="Table1.C2" office:value-type="string">
            <text:list xml:id="list1904107958535958617" text:style-name="L7">
              <text:list-item>
                <text:p text:style-name="P813">new send area in the main window</text:p>
              </text:list-item>
              <text:list-item>
                <text:p text:style-name="P813">new option in the settings dialog: target endianess</text:p>
              </text:list-item>
            </text:list>
            <text:list xml:id="list115956622703050" text:continue-list="list115957099839377" text:style-name="L6">
              <text:list-item>
                <text:p text:style-name="P812">new decimal types for the decimal console and the log (uint8, uint16, uint32, int8, int16 and int32)</text:p>
              </text:list-item>
              <text:list-item>
                <text:p text:style-name="P812">new data formats in the send window (binary, uint8, uint16, uint32, int8, int16 and int32)</text:p>
              </text:list-item>
            </text:list>
          </table:table-cell>
        </table:table-row>
        <table:table-row>
          <table:table-cell table:style-name="Table1.A18" office:value-type="float" office:value="0">
            <text:p text:style-name="P455">3.22</text:p>
          </table:table-cell>
          <table:table-cell table:style-name="Table1.A18" office:value-type="float" office:value="0">
            <text:p text:style-name="P454">2015-12-04</text:p>
          </table:table-cell>
          <table:table-cell table:style-name="Table1.C2" office:value-type="string">
            <text:list xml:id="list115957753565983" text:continue-list="list1904107958535958617" text:style-name="L7">
              <text:list-item>
                <text:p text:style-name="P813">worker script function added: getScriptFolder</text:p>
              </text:list-item>
              <text:list-item>
                <text:p text:style-name="P813">Mac OS X support</text:p>
              </text:list-item>
            </text:list>
          </table:table-cell>
        </table:table-row>
        <table:table-row>
          <table:table-cell table:style-name="Table1.A18" office:value-type="float" office:value="0">
            <text:p text:style-name="P455">3.23</text:p>
          </table:table-cell>
          <table:table-cell table:style-name="Table1.A18" office:value-type="float" office:value="0">
            <text:p text:style-name="P454">2015-12-13</text:p>
          </table:table-cell>
          <table:table-cell table:style-name="Table1.C2" office:value-type="string">
            <text:list xml:id="list115957353038027" text:continue-numbering="true" text:style-name="L7">
              <text:list-item>
                <text:p text:style-name="P813">bug fix: sometimes up to 3 extra bytes were written into the log if the 'write decimal into log' option was disabled and then enabled again </text:p>
              </text:list-item>
              <text:list-item>
                <text:p text:style-name="P813">worker and sequence script function added: showColorDialog</text:p>
              </text:list-item>
            </text:list>
            <text:p text:style-name="P38"/>
          </table:table-cell>
        </table:table-row>
        <table:table-row>
          <table:table-cell table:style-name="Table1.A18" office:value-type="float" office:value="0">
            <text:p text:style-name="P455">3.24</text:p>
          </table:table-cell>
          <table:table-cell table:style-name="Table1.A18" office:value-type="float" office:value="0">
            <text:p text:style-name="P454">2015-12-21</text:p>
          </table:table-cell>
          <table:table-cell table:style-name="Table1.C2" office:value-type="string">
            <text:list xml:id="list115957779890266" text:continue-numbering="true" text:style-name="L7">
              <text:list-item>
                <text:p text:style-name="P813">the sizes of the tool box pages in the main window (Sequences, Scripts, …) are saved now</text:p>
              </text:list-item>
              <text:list-item>
                <text:p text:style-name="P813">send history added in the main window <text:s/></text:p>
              </text:list-item>
              <text:list-item>
                <text:p text:style-name="P813">main window send area: the data can be sent with 'alt+enter' now</text:p>
              </text:list-item>
              <text:list-item>
                <text:p text:style-name="P813">main config file lock implemented</text:p>
              </text:list-item>
            </text:list>
          </table:table-cell>
        </table:table-row>
        <table:table-row>
          <table:table-cell table:style-name="Table1.A18" office:value-type="float" office:value="0">
            <text:p text:style-name="P455">3.24.1 (Mac OS X only)</text:p>
          </table:table-cell>
          <table:table-cell table:style-name="Table1.A18" office:value-type="float" office:value="0">
            <text:p text:style-name="P454">2015-12-23</text:p>
          </table:table-cell>
          <table:table-cell table:style-name="Table1.C2" office:value-type="string">
            <text:list xml:id="list115957037184530" text:continue-numbering="true" text:style-name="L7">
              <text:list-item>
                <text:p text:style-name="P813">bug fix: error while starting the external script editor on Mac OS X</text:p>
              </text:list-item>
              <text:list-item>
                <text:p text:style-name="P813">QtCreator is now used for editing worker script user interfaces on Mac OS X </text:p>
              </text:list-item>
            </text:list>
          </table:table-cell>
        </table:table-row>
        <text:soft-page-break/>
        <table:table-row>
          <table:table-cell table:style-name="Table1.A18" office:value-type="float" office:value="0">
            <text:p text:style-name="P455">3.25</text:p>
          </table:table-cell>
          <table:table-cell table:style-name="Table1.A18" office:value-type="float" office:value="0">
            <text:p text:style-name="P454">2015-12-28</text:p>
          </table:table-cell>
          <table:table-cell table:style-name="Table1.C2" office:value-type="string">
            <text:list xml:id="list115957541278454" text:continue-numbering="true" text:style-name="L7">
              <text:list-item>
                <text:p text:style-name="P813">XML support for worker and custom console/log scripts <text:s/>implemented</text:p>
              </text:list-item>
              <text:list-item>
                <text:p text:style-name="P813">new color dialog for selecting the colors of the consoles (background, receive data …)</text:p>
              </text:list-item>
              <text:list-item>
                <text:p text:style-name="P813">new manual chapter: 'Configuration files' </text:p>
              </text:list-item>
            </text:list>
          </table:table-cell>
        </table:table-row>
        <table:table-row>
          <table:table-cell table:style-name="Table1.A18" office:value-type="float" office:value="0">
            <text:p text:style-name="P455">3.26</text:p>
          </table:table-cell>
          <table:table-cell table:style-name="Table1.A18" office:value-type="float" office:value="0">
            <text:p text:style-name="P454">2015-12-30</text:p>
          </table:table-cell>
          <table:table-cell table:style-name="Table1.C2" office:value-type="string">
            <text:list xml:id="list115956796368379" text:continue-numbering="true" text:style-name="L7">
              <text:list-item>
                <text:p text:style-name="P813">bug fix: </text:p>
                <text:list>
                  <text:list-item>
                    <text:p text:style-name="P813">possible crash while saving the content of a script plot widget/window</text:p>
                  </text:list-item>
                  <text:list-item>
                    <text:p text:style-name="P813">menu 'Config/create new config' did not work correctly</text:p>
                  </text:list-item>
                </text:list>
              </text:list-item>
              <text:list-item>
                <text:p text:style-name="P813">settings dialog elements adjusted (especially for Linux and Mac OS X)</text:p>
              </text:list-item>
            </text:list>
          </table:table-cell>
        </table:table-row>
        <table:table-row>
          <table:table-cell table:style-name="Table1.A18" office:value-type="float" office:value="0">
            <text:p text:style-name="P455">3.27</text:p>
          </table:table-cell>
          <table:table-cell table:style-name="Table1.A18" office:value-type="float" office:value="0">
            <text:p text:style-name="P454">2016-01-04</text:p>
          </table:table-cell>
          <table:table-cell table:style-name="Table1.C2" office:value-type="string">
            <text:list xml:id="list115956847771117" text:continue-numbering="true" text:style-name="L7">
              <text:list-item>
                <text:p text:style-name="P813">send history: create script button added </text:p>
              </text:list-item>
              <text:list-item>
                <text:p text:style-name="P813">ScriptTcpClient, ScriptUdpSocket and ScriptSerialPort functions added: canReadLine, readLine, readAllLines</text:p>
              </text:list-item>
              <text:list-item>
                <text:p text:style-name="P813">ScriptPlotWidget and ScriptPlotWindow: </text:p>
                <text:list>
                  <text:list-item>
                    <text:p text:style-name="P813">the x-range, y-min and y-max input fields accept floats now</text:p>
                  </text:list-item>
                  <text:list-item>
                    <text:p text:style-name="P813">function setMaxDataPointsPerGraph added</text:p>
                  </text:list-item>
                  <text:list-item>
                    <text:p text:style-name="P813">QCustomPlot has been updated to version 1.3.2</text:p>
                  </text:list-item>
                  <text:list-item>
                    <text:p text:style-name="P813">show legend check box added</text:p>
                  </text:list-item>
                  <text:list-item>
                    <text:p text:style-name="P813">showHelperElements has new arguments</text:p>
                  </text:list-item>
                  <text:list-item>
                    <text:p text:style-name="P813">signal plotMousePressSignal added</text:p>
                  </text:list-item>
                </text:list>
              </text:list-item>
              <text:list-item>
                <text:p text:style-name="P81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55">3.28</text:p>
          </table:table-cell>
          <table:table-cell table:style-name="Table1.A18" office:value-type="float" office:value="0">
            <text:p text:style-name="P454">201<text:span text:style-name="T232">6</text:span>-01-10</text:p>
          </table:table-cell>
          <table:table-cell table:style-name="Table1.C2" office:value-type="string">
            <text:list xml:id="list115956068017874" text:continue-numbering="true" text:style-name="L7">
              <text:list-item>
                <text:p text:style-name="P813">a simple default script editor is included now</text:p>
              </text:list-item>
              <text:list-item>
                <text:p text:style-name="P813">the sequences- and worker-scripts in the main window tool box are organized in a list view now</text:p>
              </text:list-item>
              <text:list-item>
                <text:p text:style-name="P813">ScriptPlotWidget and ScriptPlotWindow: </text:p>
                <text:list>
                  <text:list-item>
                    <text:p text:style-name="P813">show legend check box added</text:p>
                  </text:list-item>
                  <text:list-item>
                    <text:p text:style-name="P813">showHelperElements has new arguments</text:p>
                  </text:list-item>
                  <text:list-item>
                    <text:p text:style-name="P813">signal plotMousePressSignal added</text:p>
                  </text:list-item>
                </text:list>
              </text:list-item>
              <text:list-item>
                <text:p text:style-name="P813">ScriptThread function added: getScriptTableName</text:p>
              </text:list-item>
            </text:list>
          </table:table-cell>
        </table:table-row>
        <table:table-row>
          <table:table-cell table:style-name="Table1.A18" office:value-type="float" office:value="0">
            <text:p text:style-name="P455">3.29</text:p>
          </table:table-cell>
          <table:table-cell table:style-name="Table1.A18" office:value-type="float" office:value="0">
            <text:p text:style-name="P454">201<text:span text:style-name="T232">6</text:span>-01-16</text:p>
          </table:table-cell>
          <table:table-cell table:style-name="Table1.C2" office:value-type="string">
            <text:list xml:id="list115955841759027" text:continue-numbering="true" text:style-name="L7">
              <text:list-item>
                <text:p text:style-name="P813">bug fix: crash if the start button (main window scripts tab) has been pressed with an empty script list </text:p>
              </text:list-item>
              <text:list-item>
                <text:p text:style-name="P805"><text:span text:style-name="T1">GUI's of paused worker-scripts are disabled (</text:span><text:span text:style-name="T168">greyed</text:span><text:span text:style-name="T1"> out) now</text:span></text:p>
              </text:list-item>
              <text:list-item>
                <text:p text:style-name="P813">ScriptThread functions added: currentCpuArchitecture, productType, productVersion</text:p>
              </text:list-item>
              <text:list-item>
                <text:p text:style-name="P813">new sequences and scripts are inserted at the front of their tables now</text:p>
              </text:list-item>
              <text:list-item>
                <text:p text:style-name="P813">new menus in the script and the send window: move up/down</text:p>
              </text:list-item>
              <text:list-item>
                <text:p text:style-name="P813">ScriptPlotWidget and ScriptPlotWindow new function added: setUpdateInterval</text:p>
              </text:list-item>
              <text:list-item>
                <text:p text:style-name="P813">script editor: </text:p>
                <text:list>
                  <text:list-item>
                    <text:p text:style-name="P813">the line number is displayed now</text:p>
                  </text:list-item>
                  <text:list-item>
                    <text:p text:style-name="P813">zoom in/out implemented</text:p>
                  </text:list-item>
                </text:list>
              </text:list-item>
            </text:list>
          </table:table-cell>
        </table:table-row>
        <table:table-row>
          <table:table-cell table:style-name="Table1.A18" office:value-type="float" office:value="0">
            <text:p text:style-name="P455"><text:span text:style-name="T197">4</text:span>.<text:span text:style-name="T197">0</text:span>0</text:p>
          </table:table-cell>
          <table:table-cell table:style-name="Table1.A18" office:value-type="float" office:value="0">
            <text:p text:style-name="P456">201<text:span text:style-name="T232">6</text:span>-01-30</text:p>
          </table:table-cell>
          <table:table-cell table:style-name="Table1.C2" office:value-type="string">
            <text:list xml:id="list115957590481210" text:continue-numbering="true" text:style-name="L7">
              <text:list-item>
                <text:p text:style-name="P816">new features:</text:p>
                <text:list>
                  <text:list-item>
                    <text:p text:style-name="P817">script debugger (worker-scripts) </text:p>
                  </text:list-item>
                  <text:list-item>
                    <text:p text:style-name="P818">custom script widget</text:p>
                  </text:list-item>
                </text:list>
              </text:list-item>
              <text:list-item>
                <text:p text:style-name="P819">new script widget class: ScriptCanvas2D</text:p>
              </text:list-item>
              <text:list-item>
                <text:p text:style-name="P814">ScriptTableWidget functions changed/added: insertWidget, getWidget, cellSelectionChangedSignal, getAllSelectedCells,, <text:span text:style-name="T214">addCanvas2DWidget</text:span></text:p>
              </text:list-item>
              <text:list-item>
                <text:p text:style-name="P815">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57">4.01</text:p>
          </table:table-cell>
          <table:table-cell table:style-name="Table1.A18" office:value-type="float" office:value="0">
            <text:p text:style-name="P458">2016-02-05</text:p>
          </table:table-cell>
          <table:table-cell table:style-name="Table1.C2" office:value-type="string">
            <text:list xml:id="list115955944556543" text:continue-numbering="true" text:style-name="L7">
              <text:list-item>
                <text:p text:style-name="P821">main window send area: sequence-script<text:span text:style-name="T228">s can be used now</text:span></text:p>
              </text:list-item>
              <text:list-item>
                <text:p text:style-name="P828">main window 'Top' button added</text:p>
              </text:list-item>
              <text:list-item>
                <text:p text:style-name="P829">sequence and custom console/log scripts: debug support added</text:p>
              </text:list-item>
              <text:list-item>
                <text:p text:style-name="P831">new custom script widget: <text:span text:style-name="T229">Script</text:span>WebView</text:p>
              </text:list-item>
              <text:list-item>
                <text:p text:style-name="P820">ScriptCanvas2D <text:span text:style-name="T229">functions added: print, saveToFile</text:span></text:p>
              </text:list-item>
              <text:list-item>
                <text:p text:style-name="P831">new command-line argument: -P'plug-in path'</text:p>
              </text:list-item>
            </text:list>
          </table:table-cell>
        </table:table-row>
        <table:table-row>
          <table:table-cell table:style-name="Table1.A18" office:value-type="float" office:value="0">
            <text:p text:style-name="P459">4.02</text:p>
          </table:table-cell>
          <table:table-cell table:style-name="Table1.A18" office:value-type="float" office:value="0">
            <text:p text:style-name="P460">2016-02-07</text:p>
          </table:table-cell>
          <table:table-cell table:style-name="Table1.C2" office:value-type="string">
            <text:list xml:id="list115956888079576" text:continue-numbering="true" text:style-name="L7">
              <text:list-item>
                <text:p text:style-name="P822">ScriptThread function added: <text:span text:style-name="T232">availableSerialPorts</text:span></text:p>
              </text:list-item>
              <text:list-item>
                <text:p text:style-name="P833">script editor: multi-document support, 'open all included scripts' button added</text:p>
              </text:list-item>
              <text:list-item>
                <text:p text:style-name="P834">ScriptSerialPort, ScriptUdpSocket and ScriptTcpClient function added: <text:soft-page-break/>writeString</text:p>
              </text:list-item>
            </text:list>
          </table:table-cell>
        </table:table-row>
        <table:table-row>
          <table:table-cell table:style-name="Table1.A18" office:value-type="float" office:value="0">
            <text:p text:style-name="P461">4.0<text:span text:style-name="T258">3</text:span></text:p>
          </table:table-cell>
          <table:table-cell table:style-name="Table1.A18" office:value-type="float" office:value="0">
            <text:p text:style-name="P462">2016-02-13</text:p>
          </table:table-cell>
          <table:table-cell table:style-name="Table1.C2" office:value-type="string">
            <text:list xml:id="list115956632919962" text:continue-numbering="true" text:style-name="L7">
              <text:list-item>
                <text:p text:style-name="P835"><text:span text:style-name="T247">n</text:span>ew script editor buttons and menus: new script, edit user interface</text:p>
              </text:list-item>
              <text:list-item>
                <text:p text:style-name="P806"><text:span text:style-name="T128">script editor auto completion</text:span> and <text:span text:style-name="T249">call tips</text:span> <text:span text:style-name="T250">for several objects/functions added: </text:span></text:p>
                <text:list>
                  <text:list-item>
                    <text:p text:style-name="P806">scriptThread object</text:p>
                  </text:list-item>
                  <text:list-item>
                    <text:p text:style-name="P806"><text:span text:style-name="T250">s</text:span>everal QtScript functions and objects</text:p>
                  </text:list-item>
                </text:list>
              </text:list-item>
              <text:list-item>
                <text:p text:style-name="P836">script window and send window menu: 'edit all scripts'</text:p>
              </text:list-item>
              <text:list-item>
                <text:p text:style-name="P823">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830">sequence and custom console/log script <text:span text:style-name="T251">functions added: byteArrayToString, byteArrayToHexString, stringToArray, addStringToArray</text:span></text:p>
              </text:list-item>
              <text:list-item>
                <text:p text:style-name="P837">new example script: TestProcess<text:tab/></text:p>
              </text:list-item>
            </text:list>
          </table:table-cell>
        </table:table-row>
        <table:table-row>
          <table:table-cell table:style-name="Table1.A18" office:value-type="float" office:value="0">
            <text:p text:style-name="P463">4.04</text:p>
          </table:table-cell>
          <table:table-cell table:style-name="Table1.A18" office:value-type="float" office:value="0">
            <text:p text:style-name="P464">2016-02-23</text:p>
          </table:table-cell>
          <table:table-cell table:style-name="Table1.C2" office:value-type="string">
            <text:list xml:id="list115957542941186" text:continue-numbering="true" text:style-name="L7">
              <text:list-item>
                <text:p text:style-name="P824">ScriptThread function<text:span text:style-name="T251">s</text:span> added: <text:span text:style-name="T258">getScriptCommunicatorFolder, getScriptArguments, zipDirectory, zipFiles, extractZipFile and getUserDocumentsFolder</text:span></text:p>
              </text:list-item>
              <text:list-item>
                <text:p text:style-name="P825"><text:span text:style-name="T263">new default argument in </text:span>ScriptThread.<text:span text:style-name="T263">ceateProcessAsynchronous</text:span></text:p>
              </text:list-item>
              <text:list-item>
                <text:p text:style-name="P832">new command-line argument: <text:span text:style-name="T264">-minScVersion'version', -A'argument' and -L'library path'</text:span></text:p>
              </text:list-item>
              <text:list-item>
                <text:p text:style-name="P838">new main window menu: check for updates</text:p>
              </text:list-item>
              <text:list-item>
                <text:p text:style-name="P839">new file types: .sce (ScriptCommuncator executable) and .scez (ScriptCommuncator executable, zipped)</text:p>
              </text:list-item>
              <text:list-item>
                <text:p text:style-name="P840">new dialog: create sce file</text:p>
              </text:list-item>
            </text:list>
          </table:table-cell>
        </table:table-row>
        <table:table-row>
          <table:table-cell table:style-name="Table1.A18" office:value-type="float" office:value="0">
            <text:p text:style-name="P465">4.05</text:p>
          </table:table-cell>
          <table:table-cell table:style-name="Table1.A18" office:value-type="float" office:value="0">
            <text:p text:style-name="P466">2016-02-27</text:p>
          </table:table-cell>
          <table:table-cell table:style-name="Table1.C2" office:value-type="string">
            <text:list xml:id="list1619380438620554303" text:style-name="L8">
              <text:list-item>
                <text:p text:style-name="P841">bug fix: deleting the scez temporary folder failed in some cases</text:p>
              </text:list-item>
              <text:list-item>
                <text:p text:style-name="P841">drag&amp;drop for several GUI elements implemented</text:p>
              </text:list-item>
            </text:list>
          </table:table-cell>
        </table:table-row>
        <table:table-row>
          <table:table-cell table:style-name="Table1.A18" office:value-type="float" office:value="0">
            <text:p text:style-name="P467">4.06</text:p>
          </table:table-cell>
          <table:table-cell table:style-name="Table1.A18" office:value-type="float" office:value="0">
            <text:p text:style-name="P468">2016-03-05</text:p>
          </table:table-cell>
          <table:table-cell table:style-name="Table1.C2" office:value-type="string">
            <text:list xml:id="list115956533720268" text:continue-numbering="true" text:style-name="L8">
              <text:list-item>
                <text:p text:style-name="P842">bug fix<text:span text:style-name="T285">es</text:span>: wrong 'send history button' text after sending the history, <text:span text:style-name="T285">the console message color has not been saved</text:span></text:p>
              </text:list-item>
              <text:list-item>
                <text:p text:style-name="P843">new log option: <text:span text:style-name="T283">'</text:span>append time stamp at log file name<text:span text:style-name="T283">'</text:span></text:p>
              </text:list-item>
              <text:list-item>
                <text:p text:style-name="P844">new main window button: reopen (is only visible if the log option <text:span text:style-name="T283">'append time stamp at log file name' </text:span>is selected)</text:p>
              </text:list-item>
              <text:list-item>
                <text:p text:style-name="P845">the default text-log file extension is 'txt' <text:span text:style-name="T286">now</text:span></text:p>
              </text:list-item>
            </text:list>
          </table:table-cell>
        </table:table-row>
        <table:table-row>
          <table:table-cell table:style-name="Table1.A18" office:value-type="float" office:value="0">
            <text:p text:style-name="P469">4.07</text:p>
          </table:table-cell>
          <table:table-cell table:style-name="Table1.A18" office:value-type="float" office:value="0">
            <text:p text:style-name="P470">2016-03-12</text:p>
          </table:table-cell>
          <table:table-cell table:style-name="Table1.C2" office:value-type="string">
            <text:list xml:id="list115956462957863" text:continue-numbering="true" text:style-name="L8">
              <text:list-item>
                <text:p text:style-name="P846">new ScriptWidget function: setPaletteColorRgb</text:p>
              </text:list-item>
              <text:list-item>
                <text:p text:style-name="P848">new script widget: ScriptFontComboBox</text:p>
              </text:list-item>
              <text:list-item>
                <text:p text:style-name="P849">new and changed ScriptTextEdit functions: lockScrolling, insertHtml and insertPlainText</text:p>
              </text:list-item>
              <text:list-item>
                <text:p text:style-name="P850">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471">4.08</text:p>
          </table:table-cell>
          <table:table-cell table:style-name="Table1.A18" office:value-type="float" office:value="0">
            <text:p text:style-name="P472">2016-03-19</text:p>
          </table:table-cell>
          <table:table-cell table:style-name="Table1.C2" office:value-type="string">
            <text:list xml:id="list115957489286493" text:continue-numbering="true" text:style-name="L8">
              <text:list-item>
                <text:p text:style-name="P851">bug fix: 0xd ('\r') was changed to 0x<text:span text:style-name="T314">a</text:span> ('\n') in the data input fields (main and send window) if the format was changed to 'ascii'</text:p>
              </text:list-item>
              <text:list-item>
                <text:p text:style-name="P852">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473">4.09</text:p>
          </table:table-cell>
          <table:table-cell table:style-name="Table1.A18" office:value-type="float" office:value="0">
            <text:p text:style-name="P474">2016-04-02</text:p>
          </table:table-cell>
          <table:table-cell table:style-name="Table1.C2" office:value-type="string">
            <text:list xml:id="list7198162090239859830" text:style-name="L9">
              <text:list-item>
                <text:p text:style-name="P807"><text:span text:style-name="T131">Linux: changed the config-file directory to </text:span><text:span text:style-name="T123">'/${USER}/home/.config/ScriptCommunicator'</text:span><text:span text:style-name="T131"> </text:span></text:p>
              </text:list-item>
              <text:list-item>
                <text:p text:style-name="P853">send history: repetition count added </text:p>
              </text:list-item>
              <text:list-item>
                <text:p text:style-name="P854">main window: quit button added, <text:span text:style-name="T320">merged the connect and disconnect buttons to one button, Action menu added</text:span></text:p>
              </text:list-item>
              <text:list-item>
                <text:p text:style-name="P847">new <text:span text:style-name="T302">ScriptThread</text:span> function: <text:span text:style-name="T317">addToolBoxPagesToMainWindow</text:span></text:p>
              </text:list-item>
              <text:list-item>
                <text:p text:style-name="P855">mixed console: the background-color for the different data types (ascii, bin, hex and dec) can be adjusted now</text:p>
              </text:list-item>
            </text:list>
          </table:table-cell>
        </table:table-row>
        <table:table-row>
          <table:table-cell table:style-name="Table1.A18" office:value-type="float" office:value="0">
            <text:p text:style-name="P475">4.10</text:p>
          </table:table-cell>
          <table:table-cell table:style-name="Table1.A18" office:value-type="float" office:value="0">
            <text:p text:style-name="P476">2016-05-01</text:p>
          </table:table-cell>
          <table:table-cell table:style-name="Table1.C2" office:value-type="string">
            <text:list xml:id="list115957782739515" text:continue-numbering="true" text:style-name="L9">
              <text:list-item>
                <text:p text:style-name="P809">the console font size can be modified with 'Ctrl' + 'mouse scroll up/down' now</text:p>
              </text:list-item>
              <text:list-item>
                <text:p text:style-name="P810">send history: the max. number o<text:span text:style-name="T324">f</text:span> repetition<text:span text:style-name="T324">s</text:span> <text:span text:style-name="T323">have been </text:span>changed from 99 to 999999999</text:p>
              </text:list-item>
              <text:list-item>
                <text:p text:style-name="P811">increased performance at high data rates</text:p>
              </text:list-item>
            </text:list>
          </table:table-cell>
        </table:table-row>
        <table:table-row>
          <table:table-cell table:style-name="Table1.A18" office:value-type="float" office:value="0">
            <text:p text:style-name="P477">4.11</text:p>
          </table:table-cell>
          <table:table-cell table:style-name="Table1.A18" office:value-type="float" office:value="0">
            <text:p text:style-name="P478">2016-0<text:span text:style-name="T326">5</text:span>-0<text:span text:style-name="T326">6</text:span></text:p>
          </table:table-cell>
          <table:table-cell table:style-name="Table1.C2" office:value-type="string">
            <text:list xml:id="list115956433912994" text:continue-numbering="true" text:style-name="L9">
              <text:list-item>
                <text:p text:style-name="P826"><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856">new worker scripts: exampleScripts\WorkerScripts\AdditionalInterface</text:p>
              </text:list-item>
            </text:list>
          </table:table-cell>
        </table:table-row>
        <text:soft-page-break/>
        <table:table-row>
          <table:table-cell table:style-name="Table1.A18" office:value-type="float" office:value="0">
            <text:p text:style-name="P479">4.12</text:p>
          </table:table-cell>
          <table:table-cell table:style-name="Table1.A18" office:value-type="float" office:value="0">
            <text:p text:style-name="P480">2016-05-28</text:p>
          </table:table-cell>
          <table:table-cell table:style-name="Table1.C2" office:value-type="string">
            <text:list xml:id="list115957814074917" text:continue-numbering="true" text:style-name="L9">
              <text:list-item>
                <text:p text:style-name="P857">bug fix: the state of a script which has been started at the start-up of ScriptCommunicator was not shown correct if the user interface could not be found</text:p>
              </text:list-item>
              <text:list-item>
                <text:p text:style-name="P858">worker, sequence and custom console/log script function added: getAllObjectPropertiesAndFunctions</text:p>
              </text:list-item>
              <text:list-item>
                <text:p text:style-name="P860">the arrangem<text:span text:style-name="T328">ent of the </text:span>main window script-buttons changed</text:p>
              </text:list-item>
            </text:list>
          </table:table-cell>
        </table:table-row>
        <table:table-row>
          <table:table-cell table:style-name="Table1.A18" office:value-type="float" office:value="0">
            <text:p text:style-name="P481">4.13</text:p>
          </table:table-cell>
          <table:table-cell table:style-name="Table1.A18" office:value-type="float" office:value="0">
            <text:p text:style-name="P482">2016-07-03</text:p>
          </table:table-cell>
          <table:table-cell table:style-name="Table1.C2" office:value-type="string">
            <text:list xml:id="list115957025623492" text:continue-numbering="true" text:style-name="L9">
              <text:list-item>
                <text:p text:style-name="P861">bug fix: the stop bits, the data bits and the parity (main interface serial port) <text:s/>were not set correctly (except the default settings) </text:p>
              </text:list-item>
              <text:list-item>
                <text:p text:style-name="P862">script exception-handling improved (in some cases more information is displayed)</text:p>
              </text:list-item>
              <text:list-item>
                <text:p text:style-name="P863">the TCP server (main interface) can handle multiple TCP clients now</text:p>
              </text:list-item>
              <text:list-item>
                <text:p text:style-name="P827"><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864">new argument in <text:span text:style-name="T330">scriptThread::</text:span>appendTextToConsole</text:p>
              </text:list-item>
              <text:list-item>
                <text:p text:style-name="P859">sequence and custom console/log script function added: <text:span text:style-name="T344">appendTextToConsole</text:span></text:p>
              </text:list-item>
              <text:list-item>
                <text:p text:style-name="P865">main window save console: the background color is saved now</text:p>
              </text:list-item>
            </text:list>
          </table:table-cell>
        </table:table-row>
        <table:table-row>
          <table:table-cell table:style-name="Table1.A18" office:value-type="float" office:value="0">
            <text:p text:style-name="P483">4.14</text:p>
          </table:table-cell>
          <table:table-cell table:style-name="Table1.A18" office:value-type="float" office:value="0">
            <text:p text:style-name="P484">2016-07-16</text:p>
          </table:table-cell>
          <table:table-cell table:style-name="Table1.C2" office:value-type="string">
            <text:list xml:id="list115957418934737" text:continue-numbering="true" text:style-name="L9">
              <text:list-item>
                <text:p text:style-name="P866">new ScriptTimer functions <text:span text:style-name="T349">and signals</text:span>: setSingleShot, isSingleShot, setInterval, interval, isActive, remainingTime, <text:span text:style-name="T349">timeoutSignal</text:span></text:p>
              </text:list-item>
              <text:list-item>
                <text:p text:style-name="P86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85">4.15</text:p>
          </table:table-cell>
          <table:table-cell table:style-name="Table1.A18" office:value-type="float" office:value="0">
            <text:p text:style-name="P486">2016-07-30</text:p>
          </table:table-cell>
          <table:table-cell table:style-name="Table1.C2" office:value-type="string">
            <text:list xml:id="list5409098312330514976" text:style-name="L10">
              <text:list-item>
                <text:p text:style-name="P868">ScriptEditor: </text:p>
                <text:list>
                  <text:list-item>
                    <text:p text:style-name="P868">if the enter key is pressed after a<text:span text:style-name="T350">n unclosed</text:span> '{' then '\n}' is added</text:p>
                  </text:list-item>
                  <text:list-item>
                    <text:p text:style-name="P869">improved auto-completion</text:p>
                  </text:list-item>
                  <text:list-item>
                    <text:p text:style-name="P870">the auto-completion can be manually started with 'CTRL+Shift' now</text:p>
                  </text:list-item>
                </text:list>
              </text:list-item>
            </text:list>
          </table:table-cell>
        </table:table-row>
        <table:table-row>
          <table:table-cell table:style-name="Table1.A18" office:value-type="float" office:value="0">
            <text:p text:style-name="P487">4.16</text:p>
          </table:table-cell>
          <table:table-cell table:style-name="Table1.A18" office:value-type="float" office:value="0">
            <text:p text:style-name="P488">2016-10-11</text:p>
          </table:table-cell>
          <table:table-cell table:style-name="Table1.C2" office:value-type="string">
            <text:list xml:id="list115957615581478" text:continue-numbering="true" text:style-name="L10">
              <text:list-item>
                <text:p text:style-name="P871">bug fix: </text:p>
                <text:list>
                  <text:list-item>
                    <text:p text:style-name="P871">possible crash while running a custom log/console script in the script debugger</text:p>
                  </text:list-item>
                  <text:list-item>
                    <text:p text:style-name="P873">possible crash while running a worker script in the script debugger and receiving data at high data rates</text:p>
                  </text:list-item>
                </text:list>
              </text:list-item>
              <text:list-item>
                <text:p text:style-name="P874"><text:span text:style-name="T353">n</text:span>ew <text:span text:style-name="T352">worker, </text:span>and <text:span text:style-name="T352">sequence </text:span>script function: calculateCrc8WithPolynomial</text:p>
              </text:list-item>
              <text:list-item>
                <text:p text:style-name="P875"><text:span text:style-name="T353">n</text:span>ew <text:span text:style-name="T352">worker </text:span>script function: <text:span text:style-name="T354">getMainWindowTitle, setMainWindowTitle</text:span></text:p>
              </text:list-item>
              <text:list-item>
                <text:p text:style-name="P872">ScriptEditor: removed the adding of '\n' by the script editor</text:p>
              </text:list-item>
              <text:list-item>
                <text:p text:style-name="P877">main window: worker scripts can be started and stopped by a double click in the script area </text:p>
              </text:list-item>
              <text:list-item>
                <text:p text:style-name="P876"><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489">4.17</text:p>
          </table:table-cell>
          <table:table-cell table:style-name="Table1.A18" office:value-type="float" office:value="0">
            <text:p text:style-name="P490">2016-11-01</text:p>
          </table:table-cell>
          <table:table-cell table:style-name="Table1.C2" office:value-type="string">
            <text:list xml:id="list115956476033071" text:continue-numbering="true" text:style-name="L10">
              <text:list-item>
                <text:p text:style-name="P878">bug fix: </text:p>
                <text:list>
                  <text:list-item>
                    <text:p text:style-name="P878">error in conv.byteArrayToUint32 (big numbers)</text:p>
                  </text:list-item>
                  <text:list-item>
                    <text:p text:style-name="P879">under some circumstances the order of the received and sent bytes were wrong</text:p>
                  </text:list-item>
                </text:list>
              </text:list-item>
              <text:list-item>
                <text:p text:style-name="P880">new script converter (conv object) function: unsignedCharToSignedChar</text:p>
              </text:list-item>
              <text:list-item>
                <text:p text:style-name="P881">new command line option: -C'config file'</text:p>
              </text:list-item>
              <text:list-item>
                <text:p text:style-name="P882">ScriptEditor: auto-completion texts for the script SQL classes added</text:p>
              </text:list-item>
            </text:list>
          </table:table-cell>
        </table:table-row>
        <table:table-row>
          <table:table-cell table:style-name="Table1.A18" office:value-type="float" office:value="0">
            <text:p text:style-name="P491">4.18</text:p>
          </table:table-cell>
          <table:table-cell table:style-name="Table1.A18" office:value-type="float" office:value="0">
            <text:p text:style-name="P492">2016-12-29</text:p>
          </table:table-cell>
          <table:table-cell table:style-name="Table1.C2" office:value-type="string">
            <text:list xml:id="list115956720825674" text:continue-numbering="true" text:style-name="L10">
              <text:list-item>
                <text:p text:style-name="P883">new shortcuts in ScriptEditor and ScriptCommunicator</text:p>
              </text:list-item>
              <text:list-item>
                <text:p text:style-name="P884">ScriptEditor: the font is adjustable now</text:p>
              </text:list-item>
              <text:list-item>
                <text:p text:style-name="P885">new worker script function<text:span text:style-name="T382">s</text:span>: getSerialPortSignals, <text:span text:style-name="T383">getTimestamp</text:span></text:p>
              </text:list-item>
              <text:list-item>
                <text:p text:style-name="P886">new ScriptWidget functions: getObjectName, setObjectName</text:p>
              </text:list-item>
              <text:list-item>
                <text:p text:style-name="P887">new ScriptButton and ScriptToolButton functions: <text:s/>setCheckable, isCheckable, isChecked, setChecked</text:p>
              </text:list-item>
              <text:list-item>
                <text:p text:style-name="P888">new ScriptTableWidget function: insertRowWithContent</text:p>
              </text:list-item>
            </text:list>
          </table:table-cell>
        </table:table-row>
        <table:table-row>
          <table:table-cell table:style-name="Table1.A18" office:value-type="float" office:value="0">
            <text:p text:style-name="P493">4.19</text:p>
          </table:table-cell>
          <table:table-cell table:style-name="Table1.A18" office:value-type="float" office:value="0">
            <text:p text:style-name="P494">2017-02-23</text:p>
          </table:table-cell>
          <table:table-cell table:style-name="Table1.C2" office:value-type="string">
            <text:list xml:id="list115956884198727" text:continue-numbering="true" text:style-name="L10">
              <text:list-item>
                <text:p text:style-name="P889">ScriptStatusBar class removed (replaced by ScriptMainWindow::showMessage)</text:p>
              </text:list-item>
              <text:list-item>
                <text:p text:style-name="P890">ScriptEditor:</text:p>
                <text:list>
                  <text:list-item>
                    <text:p text:style-name="P890"><text:span text:style-name="T385">bug fix: </text:span>ScriptButton::clickedSignal was missing in the auto-completion list</text:p>
                  </text:list-item>
                  <text:list-item>
                    <text:p text:style-name="P891">script file locks added (to prevent opening the same file in multiple instances of Script<text:span text:style-name="T384">Editor</text:span>)</text:p>
                  </text:list-item>
                </text:list>
              </text:list-item>
              <text:list-item>
                <text:p text:style-name="P892"><text:soft-page-break/>settings dialog: connect button added</text:p>
              </text:list-item>
              <text:list-item>
                <text:p text:style-name="P893">if ScriptCommunicator detects that a script file is opened by an instance of ScriptEditor and contains unsaved changes then a message box is displayed</text:p>
              </text:list-item>
              <text:list-item>
                <text:p text:style-name="P894">new config file extensions (.config, .scripts and .seq)</text:p>
              </text:list-item>
              <text:list-item>
                <text:p text:style-name="P895">new script converter function: byteArrayToUtf8String</text:p>
              </text:list-item>
              <text:list-item>
                <text:p text:style-name="P896">new scriptThread function<text:span text:style-name="T396">s</text:span>: getConsoleSettings, <text:span text:style-name="T396">setMainWindowAndTaskBarIcon</text:span></text:p>
              </text:list-item>
              <text:list-item>
                <text:p text:style-name="P899">new command-line <text:span text:style-name="T394">argument</text:span> -I</text:p>
              </text:list-item>
              <text:list-item>
                <text:p text:style-name="P900">new ScriptWidget function: setWindowIcon</text:p>
              </text:list-item>
            </text:list>
          </table:table-cell>
        </table:table-row>
        <table:table-row>
          <table:table-cell table:style-name="Table1.A18" office:value-type="float" office:value="0">
            <text:p text:style-name="P495">4.20</text:p>
          </table:table-cell>
          <table:table-cell table:style-name="Table1.A18" office:value-type="float" office:value="0">
            <text:p text:style-name="P496">2017-03-31</text:p>
          </table:table-cell>
          <table:table-cell table:style-name="Table1.C2" office:value-type="string">
            <text:list xml:id="list115956819382272" text:continue-numbering="true" text:style-name="L10">
              <text:list-item>
                <text:p text:style-name="P897"><text:span text:style-name="T402">new </text:span>scriptThread function: <text:span text:style-name="T398">processIsRunning</text:span></text:p>
              </text:list-item>
              <text:list-item>
                <text:p text:style-name="P901">scriptThread function changed: getTimestamp</text:p>
              </text:list-item>
              <text:list-item>
                <text:p text:style-name="P898"><text:span text:style-name="T402">new ScriptWidget </text:span>function: <text:span text:style-name="T403">createShortCut</text:span></text:p>
              </text:list-item>
              <text:list-item>
                <text:p text:style-name="P902">bug fix: readAllStandardOutputFromProcess and readAllStandardErrorFromProcess return now if the process has stopped (if isBlocking is true)</text:p>
              </text:list-item>
              <text:list-item>
                <text:p text:style-name="P903">SCE files are now created in a separate folder.</text:p>
              </text:list-item>
              <text:list-item>
                <text:p text:style-name="P904">new ScriptLed (CustomWidget) functions: setColorRgb, setFlashRate</text:p>
              </text:list-item>
              <text:list-item>
                <text:p text:style-name="P905">ScriptEditor: UTF-8 support added</text:p>
              </text:list-item>
              <text:list-item>
                <text:p text:style-name="P906">new worker and custom log/console script object: scriptFile </text:p>
              </text:list-item>
            </text:list>
          </table:table-cell>
        </table:table-row>
        <table:table-row>
          <table:table-cell table:style-name="Table1.A18" office:value-type="float" office:value="0">
            <text:p text:style-name="P497">4.21</text:p>
          </table:table-cell>
          <table:table-cell table:style-name="Table1.A18" office:value-type="float" office:value="0">
            <text:p text:style-name="P498">2017-05-09</text:p>
          </table:table-cell>
          <table:table-cell table:style-name="Table1.C2" office:value-type="string">
            <text:list xml:id="list115956109274058" text:continue-numbering="true" text:style-name="L10">
              <text:list-item>
                <text:p text:style-name="P907">batch files added with which self extracting (sfx) zip (exe) files can be created <text:span text:style-name="T415">(only on window)</text:span> with winrar (the sfx file contains all necessary ScriptCommunictor files and a script (and it's resources) which shall be executed)</text:p>
              </text:list-item>
              <text:list-item>
                <text:p text:style-name="P908">update tab added (settings dialog)</text:p>
              </text:list-item>
              <text:list-item>
                <text:p text:style-name="P909">ScriptEditor: </text:p>
                <text:list>
                  <text:list-item>
                    <text:p text:style-name="P909">global variable<text:span text:style-name="T418">s</text:span> are now displayed in the outline window</text:p>
                  </text:list-item>
                  <text:list-item>
                    <text:p text:style-name="P910">ui window added</text:p>
                  </text:list-item>
                  <text:list-item>
                    <text:p text:style-name="P911">reload/<text:span text:style-name="T420">close</text:span> button added</text:p>
                  </text:list-item>
                  <text:list-item>
                    <text:p text:style-name="P912">goto definition added (Ctrl+DoubleClick)</text:p>
                  </text:list-item>
                  <text:list-item>
                    <text:p text:style-name="P912">improved source parsing</text:p>
                  </text:list-item>
                  <text:list-item>
                    <text:p text:style-name="P914">icons in the outline windows added</text:p>
                  </text:list-item>
                  <text:list-item>
                    <text:p text:style-name="P915">find/<text:span text:style-name="T419">replace</text:span> all added</text:p>
                  </text:list-item>
                  <text:list-item>
                    <text:p text:style-name="P916">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99">4.22</text:p>
          </table:table-cell>
          <table:table-cell table:style-name="Table1.A18" office:value-type="float" office:value="0">
            <text:p text:style-name="P500">2017-05-2<text:span text:style-name="T431">7</text:span></text:p>
          </table:table-cell>
          <table:table-cell table:style-name="Table1.C2" office:value-type="string">
            <text:list xml:id="list115957640883173" text:continue-numbering="true" text:style-name="L10">
              <text:list-item>
                <text:p text:style-name="P917">option 'None' for 'send on enter key' added</text:p>
              </text:list-item>
              <text:list-item>
                <text:p text:style-name="P918">bug fix: ScriptCommunicator could not open the manual if the installation folder contains spaces</text:p>
              </text:list-item>
              <text:list-item>
                <text:p text:style-name="P919">ScriptEditor:</text:p>
                <text:list>
                  <text:list-item>
                    <text:p text:style-name="P928">tabs can be moved now</text:p>
                  </text:list-item>
                  <text:list-item>
                    <text:p text:style-name="P919">Number.api added</text:p>
                  </text:list-item>
                  <text:list-item>
                    <text:p text:style-name="P920">bool.api added</text:p>
                  </text:list-item>
                  <text:list-item>
                    <text:p text:style-name="P913">improved source parsing</text:p>
                  </text:list-item>
                </text:list>
              </text:list-item>
            </text:list>
          </table:table-cell>
        </table:table-row>
        <table:table-row>
          <table:table-cell table:style-name="Table1.A18" office:value-type="float" office:value="0">
            <text:p text:style-name="P501">5.00</text:p>
          </table:table-cell>
          <table:table-cell table:style-name="Table1.A18" office:value-type="float" office:value="0">
            <text:p text:style-name="P502">2017-06-16</text:p>
          </table:table-cell>
          <table:table-cell table:style-name="Table1.C2" office:value-type="string">
            <text:list xml:id="list115955950777245" text:continue-numbering="true" text:style-name="L10">
              <text:list-item>
                <text:p text:style-name="P921">all text pasted in the consoles ('Ctrl+V') is sent now (if the 'send input' check box is checked)</text:p>
              </text:list-item>
              <text:list-item>
                <text:p text:style-name="P923">Cheetah SPI removed</text:p>
              </text:list-item>
              <text:list-item>
                <text:p text:style-name="P924">Aardvark I2C/SPI support added</text:p>
              </text:list-item>
            </text:list>
          </table:table-cell>
        </table:table-row>
        <table:table-row>
          <table:table-cell table:style-name="Table1.A18" office:value-type="float" office:value="0">
            <text:p text:style-name="P503">5.01</text:p>
          </table:table-cell>
          <table:table-cell table:style-name="Table1.A18" office:value-type="float" office:value="0">
            <text:p text:style-name="P504">2017-06-22</text:p>
          </table:table-cell>
          <table:table-cell table:style-name="Table1.C2" office:value-type="string">
            <text:list xml:id="list115955827435079" text:continue-numbering="true" text:style-name="L10">
              <text:list-item>
                <text:p text:style-name="P922"><text:span text:style-name="T461">b</text:span><text:span text:style-name="T460">ug fix: </text:span><text:span text:style-name="T462">possible c</text:span><text:span text:style-name="T460">rash if ScriptEditor could not find the saved settings</text:span></text:p>
              </text:list-item>
            </text:list>
          </table:table-cell>
        </table:table-row>
        <table:table-row>
          <table:table-cell table:style-name="Table1.A18" office:value-type="float" office:value="0">
            <text:p text:style-name="P505">5.02</text:p>
          </table:table-cell>
          <table:table-cell table:style-name="Table1.A18">
            <text:p text:style-name="P504"/>
          </table:table-cell>
          <table:table-cell table:style-name="Table1.C2" office:value-type="string">
            <text:list xml:id="list115956603330226" text:continue-numbering="true" text:style-name="L10">
              <text:list-item>
                <text:p text:style-name="P925">bug fix: instead of one timestamp several timestamps were added to the consoles</text:p>
              </text:list-item>
              <text:list-item>
                <text:p text:style-name="P925">several keys <text:span text:style-name="T479">are send now if they are added in a console and the 'send input' checkbox is checked</text:span>:<text:line-break/>- ESC (0x1b), Backspace (0x08), up (0x1b 0x5b 0x41), down (0x1b 0x5b 0x42), left (0x1b 0x5b 0x44), right (0x1b 0x5b 0x43) </text:p>
              </text:list-item>
              <text:list-item>
                <text:p text:style-name="P926">I2C/SPI slave support added</text:p>
              </text:list-item>
              <text:list-item>
                <text:p text:style-name="P926">scriptInf object added (worker scripts)</text:p>
              </text:list-item>
              <text:list-item>
                <text:p text:style-name="P927">the toolbar position (main window) is saved/restored now</text:p>
              </text:list-item>
            </text:list>
          </table:table-cell>
        </table:table-row>
      </table:table>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5956187763761" text:continue-list="list40164633" text:style-name="L1">
        <text:list-item>
          <text:p text:style-name="P653">the consoles which shows:</text:p>
          <text:list>
            <text:list-item>
              <text:p text:style-name="P653">the sent data</text:p>
            </text:list-item>
            <text:list-item>
              <text:p text:style-name="P653">the received data</text:p>
            </text:list-item>
            <text:list-item>
              <text:p text:style-name="P653">time stamps</text:p>
            </text:list-item>
            <text:list-item>
              <text:p text:style-name="P653">messages added with the add message dialog</text:p>
              <text:p text:style-name="P778"/>
            </text:list-item>
          </text:list>
        </text:list-item>
      </text:list>
      <text:p text:style-name="P261">Note: <text:span text:style-name="T322">T</text:span><text:span text:style-name="T321">he console font size can be modified with 'Ctrl' + 'mouse scroll up/down'.</text:span></text:p>
      <text:p text:style-name="P262"/>
      <text:list xml:id="list115957212164177" text:continue-numbering="true" text:style-name="L1">
        <text:list-item>
          <text:p text:style-name="P653">a multi-line send area</text:p>
        </text:list-item>
        <text:list-item>
          <text:p text:style-name="P653">the send input check box: if checked all text entered in a console will be sent</text:p>
        </text:list-item>
        <text:list-item>
          <text:p text:style-name="P932">a menu and the following buttons:</text:p>
          <text:list>
            <text:list-item>
              <text:p text:style-name="P653">Connect: connects the main interface (the configuration of the main interface is done in the configure dialog)</text:p>
            </text:list-item>
            <text:list-item>
              <text:p text:style-name="P653">Disconnect: disconnects the main interface</text:p>
            </text:list-item>
            <text:list-item>
              <text:p text:style-name="P653">Settings: shows the settings dialog</text:p>
            </text:list-item>
            <text:list-item>
              <text:p text:style-name="P653">Sending: shows the send dialog</text:p>
            </text:list-item>
            <text:list-item>
              <text:p text:style-name="P653">Scripts: shows the scripts dialog</text:p>
            </text:list-item>
            <text:list-item>
              <text:p text:style-name="P653">Clear button: clears all consoles</text:p>
            </text:list-item>
            <text:list-item>
              <text:p text:style-name="P653">Lock scrolling: prevents the automatic scrolling in the consoles (if new data is added to a console the <text:span text:style-name="T284">cursor</text:span> moves to the end of the console)</text:p>
            </text:list-item>
            <text:list-item>
              <text:p text:style-name="P653">Add message: shows the add message dialog</text:p>
            </text:list-item>
            <text:list-item>
              <text:p text:style-name="P655">Top: brings all windows to top/foreground</text:p>
            </text:list-item>
            <text:list-item>
              <text:p text:style-name="P929">Reopen: reopen all logs (is only visible if the log option <text:span text:style-name="T283">'append time stamp at log file name' </text:span>is selected)</text:p>
            </text:list-item>
          </text:list>
        </text:list-item>
        <text:list-item>
          <text:p text:style-name="P651">if the current connection type is serial port:</text:p>
          <text:list>
            <text:list-item>
              <text:p text:style-name="P653"><text:soft-page-break/>a check box for setting/clearing the DTR (data terminal ready) pin (default=1)</text:p>
            </text:list-item>
            <text:list-item>
              <text:p text:style-name="P653">a check box for setting/clearing the RTS (request to send) pin (default=0)</text:p>
            </text:list-item>
          </text:list>
        </text:list-item>
      </text:list>
      <text:p text:style-name="P257"/>
      <text:list xml:id="list115956632933490" text:continue-numbering="true" text:style-name="L1">
        <text:list-item>
          <text:p text:style-name="P653">a sequence area in which the sequences from the send window can be sent</text:p>
        </text:list-item>
        <text:list-item>
          <text:p text:style-name="P653">a script area in which the scripts from the script window can be started <text:span text:style-name="T215">(normal and in a script-debugger</text:span>, stopped and paused<text:span text:style-name="T355">)</text:span></text:p>
        </text:list-item>
        <text:list-item>
          <text:p text:style-name="P653">a find text in console area in which a console text can be searched (in the visible console)</text:p>
        </text:list-item>
        <text:list-item>
          <text:p text:style-name="P653">the send history</text:p>
        </text:list-item>
      </text:list>
      <text:p text:style-name="P257"/>
      <text:p text:style-name="P43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27"/>
      <text:h text:style-name="Heading_20_2" text:outline-level="2"><text:bookmark-start text:name="__RefHeading__18462_749916436"/><text:bookmark-start text:name="_Toc403041628"/>Settings dialog<text:bookmark-end text:name="__RefHeading__18462_749916436"/><text:bookmark-end text:name="_Toc403041628"/></text:h>
      <text:p text:style-name="P31"/>
      <text:p text:style-name="Standard">In the settings dialog following settings can be accessed:</text:p>
      <text:list xml:id="list6087564744388247656" text:style-name="L11">
        <text:list-item>
          <text:p text:style-name="P656"><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54">aardvark</text:span> <text:span text:style-name="T437">I2c/</text:span>S<text:span text:style-name="T454">pi</text:span> tab and <text:span text:style-name="T454">pcan</text:span> tab)</text:p>
        </text:list-item>
        <text:list-item>
          <text:p text:style-name="P656">the console settings (the console options <text:span text:style-name="T455">and the colors </text:span>tab)</text:p>
        </text:list-item>
        <text:list-item>
          <text:p text:style-name="P656">the log settings (the log options tab)</text:p>
        </text:list-item>
        <text:list-item>
          <text:p text:style-name="P657">the update proxy settings (the update tab)</text:p>
        </text:list-item>
        <text:list-item>
          <text:p text:style-name="P656">the path to the external script editor (for editing a script in the script window)</text:p>
        </text:list-item>
      </text:list>
      <text:p text:style-name="P427">Note:</text:p>
      <text:list xml:id="list8382804309663586988" text:style-name="L12">
        <text:list-header>
          <text:p text:style-name="P779">The script interface for the custom console and the custom log is explained in chapter <text:span text:style-name="Absatz-Standardschriftart"><text:span text:style-name="T154"><text:bookmark-ref text:reference-format="text" text:ref-name="__RefHeading__14454_479808360">Custom console/log scripts</text:bookmark-ref></text:span></text:span>.</text:p>
        </text:list-header>
      </text:list>
      <text:p text:style-name="P436">To close this dialog press the close button + press Ctrl+<text:span text:style-name="T374">Shift+</text:span>X.</text:p>
      <text:p text:style-name="P427"/>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5957800877861" text:continue-numbering="true" text:style-name="L12">
        <text:list-item>
          <text:p text:style-name="P658">a data input field</text:p>
        </text:list-item>
        <text:list-item>
          <text:p text:style-name="P658">a script path filed</text:p>
        </text:list-item>
        <text:list-item>
          <text:p text:style-name="P658">a send button which sends the data</text:p>
        </text:list-item>
        <text:list-item>
          <text:p text:style-name="P658">a format combo box which sets the format of the data which shall be sent </text:p>
        </text:list-item>
        <text:list-item>
          <text:p text:style-name="P658">a Repetition field which sets the number repetitions (if 0 is entered the data is sent only once, if 1 is entered the data is sent twice)</text:p>
        </text:list-item>
        <text:list-item>
          <text:p text:style-name="P658">a pause field which sets the pause in milliseconds between two repetitions</text:p>
        </text:list-item>
        <text:list-item>
          <text:p text:style-name="P658">a progress bar which shows the progress while sending data</text:p>
          <text:p text:style-name="P779"/>
          <text:p text:style-name="P779"><text:span text:style-name="Absatz-Standardschriftart">In addition to the simple sending of a sequence a sequence script can be used (see chapter </text:span><text:span text:style-name="Absatz-Standardschriftart"><text:span text:style-name="T153"><text:bookmark-ref text:reference-format="text" text:ref-name="_Ref402871308">Sequence script</text:bookmark-ref></text:span></text:span><text:span text:style-name="Absatz-Standardschriftart">).</text:span></text:p>
        </text:list-item>
      </text:list>
      <text:p text:style-name="P275"/>
      <text:p text:style-name="P444">Note: </text:p>
      <text:p text:style-name="P444">If ScriptCommunicator is connected to a CAN interface the send bytes <text:span text:style-name="T436">are</text:span>:</text:p>
      <text:list xml:id="list4894666997133040913" text:style-name="L13">
        <text:list-item>
          <text:p text:style-name="P659">Byte 0= <text:s/>message type (0=standard, 1=standard remote-transfer-request, 2=extended, 3= extended remote-transfer-request)</text:p>
        </text:list-item>
        <text:list-item>
          <text:p text:style-name="P659">Byte 1-4 <text:span text:style-name="T436">(MSB)</text:span>= can id</text:p>
        </text:list-item>
        <text:list-item>
          <text:p text:style-name="P659">Byte 5-12= the data</text:p>
        </text:list-item>
      </text:list>
      <text:p text:style-name="P427">If more then 8 data bytes are given, several can messages with the same <text:span text:style-name="T233">CAN</text:span> id will be sent.</text:p>
      <text:p text:style-name="P427"><text:soft-page-break/></text:p>
      <text:p text:style-name="P444">If ScriptCommunicator is connected to a <text:span text:style-name="T436">I2C</text:span> <text:span text:style-name="T457">master </text:span>interface the send bytes <text:span text:style-name="T436">are</text:span>:</text:p>
      <text:list xml:id="list115957048212945" text:continue-numbering="true" text:style-name="L13">
        <text:list-item>
          <text:p text:style-name="P660">Byte 0= flags bits (1=10 bit address, 2=combined FMT, 4=no stop condition)</text:p>
        </text:list-item>
        <text:list-item>
          <text:p text:style-name="P660">Byte 1-2 (MSB)= I2C address</text:p>
        </text:list-item>
        <text:list-item>
          <text:p text:style-name="P660">Byte 3-4 (MSB)= number of bytes to read</text:p>
        </text:list-item>
        <text:list-item>
          <text:p text:style-name="P660">Byte 5-n= the data which shall be sent</text:p>
        </text:list-item>
      </text:list>
      <text:p text:style-name="P427"/>
      <text:h text:style-name="P523" text:outline-level="4"><text:bookmark-start text:name="__RefHeading__20016_1662152207"/>Change the sequence configuration<text:bookmark-end text:name="__RefHeading__20016_1662152207"/></text:h>
      <text:p text:style-name="Standard">Following is implemented:</text:p>
      <text:list xml:id="list2961220280425787332" text:style-name="L14">
        <text:list-item>
          <text:p text:style-name="P661"><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662"><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662"><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662"><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662"><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662"><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661"><text:span text:style-name="Absatz-Standardschriftart">move the selected sequence up: select the corresponding sequence and press Ctrl+Up or menu sequence/move up</text:span></text:p>
        </text:list-item>
        <text:list-item>
          <text:p text:style-name="P661"><text:span text:style-name="Absatz-Standardschriftart">move the selected sequence down: select the corresponding sequence and press Ctrl+Down or menu sequence/move down</text:span></text:p>
        </text:list-item>
        <text:list-item>
          <text:p text:style-name="P662"><text:span text:style-name="Absatz-Standardschriftart"><text:span text:style-name="T248">edit all sequence scripts: press <text:s/>Ctrl+Shift+A or menu single sequence/edit all sequence scripts</text:span></text:span></text:p>
        </text:list-item>
        <text:list-item>
          <text:p text:style-name="P661"><text:span text:style-name="Absatz-Standardschriftart">save the sequence config: <text:s/>Ctrl+S or menu config/save config </text:span></text:p>
        </text:list-item>
        <text:list-item>
          <text:p text:style-name="P661"><text:span text:style-name="Absatz-Standardschriftart">save the sequence config under a new name (save as): <text:s/>Menu config/save config as</text:span></text:p>
        </text:list-item>
        <text:list-item>
          <text:p text:style-name="P661"><text:span text:style-name="Absatz-Standardschriftart">load another sequence config: <text:s/>Ctrl+L or menu config/load config </text:span></text:p>
        </text:list-item>
        <text:list-item>
          <text:p text:style-name="P661"><text:span text:style-name="Absatz-Standardschriftart">unload the current sequence config: menu config/unload config </text:span></text:p>
        </text:list-item>
      </text:list>
      <text:p text:style-name="P257"><text:span text:style-name="Absatz-Standardschriftart"/></text:p>
      <text:p text:style-name="P440"><text:span text:style-name="Absatz-Standardschriftart"><text:span text:style-name="T373">Note:</text:span></text:span></text:p>
      <text:p text:style-name="P438"><text:span text:style-name="Absatz-Standardschriftart"><text:span text:style-name="T373">To close this dialog press </text:span></text:span><text:span text:style-name="Absatz-Standardschriftart">Ctrl+</text:span><text:span text:style-name="Absatz-Standardschriftart"><text:span text:style-name="T374">Shift+</text:span></text:span><text:span text:style-name="Absatz-Standardschriftart">X</text:span><text:span text:style-name="Absatz-Standardschriftart"><text:span text:style-name="T373">.</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15955798448666" text:continue-list="list115957800877861" text:style-name="L12">
        <text:list-header>
          <text:p text:style-name="P779">In this window worker scripts (see chapter <text:span text:style-name="Absatz-Standardschriftart"><text:span text:style-name="T154"><text:bookmark-ref text:reference-format="text" text:ref-name="__RefHeading__14164_479808360">Worker scripts</text:bookmark-ref></text:span></text:span>) can be added and executed. </text:p>
        </text:list-header>
      </text:list>
      <text:p text:style-name="P427"><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15956097820832" text:continue-list="list115957048212945" text:style-name="L13">
        <text:list-item>
          <text:p text:style-name="P659">Change the script configuration (the content of the script table)</text:p>
        </text:list-item>
        <text:list-item>
          <text:p text:style-name="P659">Create and edit scripts and ui (user interface) files</text:p>
        </text:list-item>
        <text:list-item>
          <text:p text:style-name="P659">Load and save the script configuration (the content of the script table)</text:p>
        </text:list-item>
        <text:list-item>
          <text:p text:style-name="P659">Start, <text:span text:style-name="T215">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523" text:outline-level="4"><text:bookmark-start text:name="__RefHeading__6580_596565095"/>Change the script configuration<text:bookmark-end text:name="__RefHeading__6580_596565095"/></text:h>
      <text:p text:style-name="Standard">Following is implemented:</text:p>
      <text:list xml:id="list115956473204315" text:continue-list="list2961220280425787332" text:style-name="L14">
        <text:list-item>
          <text:p text:style-name="P661">Add scripts to the script table: <text:s/>Ctrl+A or menu script/addscript</text:p>
        </text:list-item>
        <text:list-item>
          <text:p text:style-name="P661">Remove script from the script table: select the corresponding row and press Ctrl+R or menu script/remove script</text:p>
        </text:list-item>
        <text:list-item>
          <text:p text:style-name="P661">Change the path to a script in the script table: double click on the corresponding entry in path column</text:p>
        </text:list-item>
        <text:list-item>
          <text:p text:style-name="P661">Add an ui file to a script: double click on the corresponding empty entry in ui column</text:p>
        </text:list-item>
        <text:list-item>
          <text:p text:style-name="P661">Remove an ui file from the script table: select the corresponding row and press Ctrl+Shift+R or menu script/remove ui</text:p>
        </text:list-item>
        <text:list-item>
          <text:p text:style-name="P661">Change the path to an ui file in the script table: double click on the corresponding entry in ui column</text:p>
        </text:list-item>
        <text:list-item>
          <text:p text:style-name="P661"><text:span text:style-name="Absatz-Standardschriftart">move the selected script up: select the corresponding script and press <text:s/>Ctrl+Up or menu script/move up</text:span></text:p>
        </text:list-item>
        <text:list-item>
          <text:p text:style-name="P661"><text:span text:style-name="Absatz-Standardschriftart">move the selected script down: select the corresponding script and press <text:s/>Ctrl+Down or menu script/move down</text:span></text:p>
        </text:list-item>
      </text:list>
      <text:p text:style-name="P427">Note:</text:p>
      <text:p text:style-name="P427">If a script is added and in the same directory a file with the name “scriptName”.ui exists then it will be added automatically to the ui column. Example: If the script name is myScript.js then the file myScript.ui will be added automatically.</text:p>
      <text:p text:style-name="P42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15957770204688" text:continue-numbering="true" text:style-name="L14">
        <text:list-item>
          <text:p text:style-name="P661">Edit a script (with an external script editor): select the corresponding row and press Ctrl+E menu script/edit script</text:p>
        </text:list-item>
        <text:list-item>
          <text:p text:style-name="P661">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661">Edit an ui file (with QtDesigner): select the corresponding row <text:s/>and press Ctrl+Shift+E or the menu script/edit ui</text:p>
        </text:list-item>
        <text:list-item>
          <text:p text:style-name="P661">Create <text:span text:style-name="T342">new </text:span>ui file: select the corresponding row and press Ctrl+Shift+<text:span text:style-name="T342">N</text:span> or the menu script/<text:span text:style-name="T342">new</text:span> ui</text:p>
        </text:list-item>
        <text:list-item>
          <text:p text:style-name="P662"><text:span text:style-name="Absatz-Standardschriftart"><text:span text:style-name="T248">Edit all scripts: press Ctrl+Shift+A or menu script/edit all sequence scripts</text:span></text:span></text:p>
          <text:p text:style-name="P78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5956312115162" text:continue-numbering="true" text:style-name="L14">
        <text:list-item>
          <text:p text:style-name="P661">Load a script configuration from a file: Ctrl+L or menu script config/load config</text:p>
        </text:list-item>
        <text:list-item>
          <text:p text:style-name="P661">Unload the current script configuration: Ctrl+U or menu script config/unload config</text:p>
        </text:list-item>
        <text:list-item>
          <text:p text:style-name="P661">Save the current script configuration: Ctrl+S or menu script config/save config</text:p>
        </text:list-item>
        <text:list-item>
          <text:p text:style-name="P661">Save config as (opens a save dialog, where a file name can be chosen): Ctrl+Shift+S or menu script config/save config as</text:p>
          <text:p text:style-name="P661"/>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15955816624259" text:continue-numbering="true" text:style-name="L14">
        <text:list-item>
          <text:p text:style-name="P661">Start a script: select the corresponding row and press the start button <text:span text:style-name="T372">or press Ctrl+1</text:span></text:p>
        </text:list-item>
        <text:list-item>
          <text:p text:style-name="P663"><text:span text:style-name="T234">Debug</text:span> a script: select the corresponding row and press the <text:span text:style-name="T234">debug</text:span> button <text:span text:style-name="T372">or press Ctrl+2 (the script will be executed with an attached script debugger)</text:span></text:p>
        </text:list-item>
        <text:list-item>
          <text:p text:style-name="P663">Pause a running script: select the corresponding row and press the pause button <text:span text:style-name="T372">or press Ctrl+2</text:span></text:p>
        </text:list-item>
        <text:list-item>
          <text:p text:style-name="P663">Stop a running <text:span text:style-name="T372">or paused </text:span>script: select the corresponding row and press the stop button <text:span text:style-name="T372">or press Ctrl+3</text:span></text:p>
        </text:list-item>
      </text:list>
      <text:p text:style-name="P430"/>
      <text:p text:style-name="P430">Note:</text:p>
      <text:p text:style-name="P430">If ScriptCommunicator is closed it saves the state (running, paused and not running) of all scripts. If ScriptCommunicator is started again all script status are restored. </text:p>
      <text:p text:style-name="P277">This means if a script is running while ScriptCommunicator is closing then this script will be automatically started after ScriptCommunicator has been started the next time.</text:p>
      <text:p text:style-name="P439">To clear the console press the clear button or press or press Ctrl+Shift+C.</text:p>
      <text:p text:style-name="P437">To close this dialog press the close button + press Ctrl+<text:span text:style-name="T374">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5"><text:bookmark-ref text:reference-format="text" text:ref-name="__RefHeading___Toc24451_580090528">SCE files</text:bookmark-ref></text:span></text:span><text:span text:style-name="T269"> and </text:span><text:span text:style-name="Absatz-Standardschriftart"><text:span text:style-name="T155"><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524"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115956562265864" text:continue-numbering="true" text:style-name="L14">
        <text:list-item>
          <text:p text:style-name="P664">Load a configuration from a file: Ctrl+L or menu <text:span text:style-name="T268">Config</text:span>/load config</text:p>
        </text:list-item>
        <text:list-item>
          <text:p text:style-name="P664">Unload the current configuration: Ctrl+U or menu <text:span text:style-name="T268">Config</text:span>/unload config</text:p>
        </text:list-item>
        <text:list-item>
          <text:p text:style-name="P664">Save the current configuration: Ctrl+S or menu <text:span text:style-name="T268">Config</text:span>/save config</text:p>
        </text:list-item>
        <text:list-item>
          <text:p text:style-name="P665">Save config as (opens a save dialog, where a file name can be <text:span text:style-name="T268">chosen</text:span>): Ctrl+Shift+S or menu <text:span text:style-name="T268">Config</text:span>/save config as</text:p>
        </text:list-item>
      </text:list>
      <text:p text:style-name="P260"/>
      <text:h text:style-name="Heading_20_4" text:outline-level="4">Generate a sce or scez file</text:h>
      <text:p text:style-name="P433">To create a sce <text:span text:style-name="T269">or a scez file the corresponding entries in the 'Generate' menu must be used.</text:span></text:p>
      <text:p text:style-name="P433"/>
      <text:p text:style-name="P435">Note: </text:p>
      <text:list xml:id="list3224256953026117923" text:style-name="L15">
        <text:list-item>
          <text:p text:style-name="P666">To generate a sce or a scez file at least one 'executable script' must be in the file table (a file marked with this type is started by ScriptCommunicator as script) and the sce file name must be set.</text:p>
        </text:list-item>
        <text:list-item>
          <text:p text:style-name="P666">To close this dialog press Ctrl+Shift+X.</text:p>
        </text:list-item>
        <text:list-item>
          <text:p text:style-name="P667"><text:span text:style-name="T416">To start/execute a sce or scez file ScriptCommunicator must be started with the corresponding file as a command-line argument (see chapter </text:span><text:span text:style-name="Absatz-Standardschriftart"><text:span text:style-name="T155"><text:bookmark-ref text:reference-format="text" text:ref-name="__RefHeading___Toc26655_1604035878">Command-line arguments</text:bookmark-ref></text:span></text:span><text:span text:style-name="T416">).</text:span></text:p>
        </text:list-item>
        <text:list-item>
          <text:p text:style-name="P668"><text:span text:style-name="T417">I</text:span>f you have associated the .scez and the .sce file ending with ScriptCommunicator then you can simply double click on the file to execute it.</text:p>
        </text:list-item>
      </text:list>
      <text:p text:style-name="P434"/>
      <text:h text:style-name="Heading_20_5" text:outline-level="5">File table</text:h>
      <text:p text:style-name="P115">The file table contains following columns:</text:p>
      <text:list xml:id="list8858968220945313441" text:style-name="L16">
        <text:list-item>
          <text:p text:style-name="P933">sub directory: contains the directory of the file entry inside the sce folder</text:p>
        </text:list-item>
        <text:list-item>
          <text:p text:style-name="P934">file type: the type of the file entry</text:p>
        </text:list-item>
        <text:list-item>
          <text:p text:style-name="P934">source: the source of the file entry</text:p>
        </text:list-item>
      </text:list>
      <text:p text:style-name="P116"/>
      <text:p text:style-name="P116">The file type is used by ScriptCommunicator to suggest the sub directory (which can be changed manually). </text:p>
      <text:p text:style-name="P116"><text:soft-page-break/>Furthermore following file types have a special meaning:</text:p>
      <text:list xml:id="list2987525222218567695" text:style-name="L17">
        <text:list-item>
          <text:p text:style-name="P935">executable script: a file marked with this type is started by ScriptCommunicator (during the sce or scez file execution)the </text:p>
        </text:list-item>
        <text:list-item>
          <text:p text:style-name="P935">lib: the sub directory of this file is added to the ScriptCommunicator library path (if you need extra libraries (e.g. for a custom widget) then add the libraries with this file type)</text:p>
        </text:list-item>
        <text:list-item>
          <text:p text:style-name="P935">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5"><text:bookmark-ref text:reference-format="text" text:ref-name="__RefHeading___Toc22616_580090528">Array&lt;String&gt; getScriptArguments(void)</text:bookmark-ref></text:span></text:span>.</text:p>
      <text:h text:style-name="Heading_20_5" text:outline-level="5">Options and sce file area</text:h>
      <text:p text:style-name="P117">In this area following options can be set:</text:p>
      <text:list xml:id="list2388944922310403130" text:style-name="L18">
        <text:list-item>
          <text:p text:style-name="P936">min. version: <text:span text:style-name="T273">the minimum version of ScriptCommunicator which is needed to execute the current scripts</text:span></text:p>
        </text:list-item>
        <text:list-item>
          <text:p text:style-name="P936">with script window: <text:span text:style-name="T273">the script windows shall be shown (per default minimized)</text:span></text:p>
        </text:list-item>
        <text:list-item>
          <text:p text:style-name="P936">not minim<text:span text:style-name="T273">i</text:span>zed: <text:span text:style-name="T273">the script window shall not be minimized</text:span></text:p>
        </text:list-item>
        <text:list-item>
          <text:p text:style-name="P937">sce file: <text:span text:style-name="T273">the sce file path</text:span></text:p>
        </text:list-item>
      </text:list>
      <text:p text:style-name="P117"/>
      <text:p text:style-name="P213">Note:</text:p>
      <text:p text:style-name="P376"><text:span text:style-name="Absatz-Standardschriftart"><text:span text:style-name="T134">You can find an example sce project in </text:span></text:span><text:span text:style-name="Absatz-Standardschriftart"><text:span text:style-name="T138">ScriptCommunicator\exampleScripts\WorkerScripts\PlotWindow</text:span></text:span><text:span text:style-name="Absatz-Standardschriftart"><text:span text:style-name="T137"> (exampleSceFileConfig.xml).</text:span></text:span></text:p>
      <text:p text:style-name="P43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933926363438950970" text:style-name="L19">
        <text:list-item>
          <text:p text:style-name="P938">the main configuration file</text:p>
        </text:list-item>
        <text:list-item>
          <text:p text:style-name="P938">the sequences configuration file</text:p>
        </text:list-item>
        <text:list-item>
          <text:p text:style-name="P938"><text:soft-page-break/>the scripts configuration file</text:p>
        </text:list-item>
        <text:list-item>
          <text:p text:style-name="P939">the sce configuration file</text:p>
        </text:list-item>
      </text:list>
      <text:p text:style-name="P124"/>
      <text:p text:style-name="P125">Note: F<text:span text:style-name="T129">ile paths in config</text:span><text:span text:style-name="T130">uration </text:span><text:span text:style-name="T129">files are store relative to the config</text:span><text:span text:style-name="T130">uration </text:span><text:span text:style-name="T129">file in which they occur if they have the same root path (on window</text:span><text:span text:style-name="T1">s</text:span><text:span text:style-name="T12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123018727655229736" text:style-name="L20">
        <text:list-item>
          <text:p text:style-name="P940">all settings from the settings dialog</text:p>
        </text:list-item>
        <text:list-item>
          <text:p text:style-name="P940">the sizes and positions of all ScriptCommunicator windows</text:p>
        </text:list-item>
        <text:list-item>
          <text:p text:style-name="P940">the data of the cyclic send area in the send window</text:p>
        </text:list-item>
        <text:list-item>
          <text:p text:style-name="P940">the send history</text:p>
        </text:list-item>
        <text:list-item>
          <text:p text:style-name="P940">the data of the send area in the main window</text:p>
        </text:list-item>
        <text:list-item>
          <text:p text:style-name="P940">the name/path of the used sequence configuration file</text:p>
        </text:list-item>
        <text:list-item>
          <text:p text:style-name="P940">the name/path of the use script configuration file</text:p>
          <text:p text:style-name="P940"/>
        </text:list-item>
      </text:list>
      <text:p text:style-name="P31">To create/use a new main configuration file the 'Config' menu in the main window can be used <text:span text:style-name="T272">(see chapter </text:span><text:span text:style-name="Absatz-Standardschriftart"><text:span text:style-name="T156"><text:bookmark-ref text:reference-format="text" text:ref-name="__RefHeading__5894_596565095">Main window</text:bookmark-ref></text:span></text:span><text:span text:style-name="Absatz-Standardschriftart"><text:span text:style-name="T156">)</text:span></text:span>.</text:p>
      <text:h text:style-name="Heading_20_2" text:outline-level="2"><text:bookmark-start text:name="__RefHeading__20290_1662152207"/>Sequence configuration file<text:bookmark-end text:name="__RefHeading__20290_1662152207"/></text:h>
      <text:list xml:id="list7156571537269141343" text:style-name="L21">
        <text:list-header>
          <text:p text:style-name="P781">The sequence configuration file contains all entries of the sequence table in the send window. To load, unload or save the sequence configuration file the 'config' menu can be used (see chapter<text:span text:style-name="Absatz-Standardschriftart"><text:span text:style-name="T154"> </text:span></text:span><text:span text:style-name="Absatz-Standardschriftart"><text:span text:style-name="T15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5957545167732" text:continue-numbering="true" text:style-name="L21">
        <text:list-header>
          <text:p text:style-name="P781">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4"><text:bookmark-ref text:reference-format="text" text:ref-name="__RefHeading__6580_596565095">Change the script configuration</text:bookmark-ref></text:span></text:span>).</text:p>
        </text:list-header>
      </text:list>
      <text:p text:style-name="P42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4"><text:bookmark-ref text:reference-format="text" text:ref-name="__RefHeading___Toc24924_580090528">Load and save the sce file configuration (the content of the complete window)</text:bookmark-ref></text:span></text:span><text:span text:style-name="Absatz-Standardschriftart"><text:span text:style-name="T154">).</text:span></text:span></text:p>
      <text:h text:style-name="Heading_20_1" text:outline-level="1"><text:bookmark-start text:name="__RefHeading___Toc26655_1604035878"/>Command-line <text:span text:style-name="T368">arguments</text:span><text:bookmark-end text:name="__RefHeading___Toc26655_1604035878"/></text:h>
      <text:p text:style-name="P165"><text:span text:style-name="T368">ScriptCommunicator has several </text:span>command-line arguments. <text:span text:style-name="T368">These arguments are</text:span>:</text:p>
      <text:list xml:id="list8169390508064926302" text:style-name="L22">
        <text:list-item>
          <text:p text:style-name="P941"><text:span text:style-name="T187">-A: </text:span><text:span text:style-name="T190">a script command-line argument (these arguments can be read by worker scripts with the function </text:span><text:span text:style-name="Absatz-Standardschriftart"><text:span text:style-name="T161"><text:bookmark-ref text:reference-format="text" text:ref-name="__RefHeading___Toc22616_580090528">Array&lt;String&gt; getScriptArguments(void)</text:bookmark-ref></text:span></text:span></text:p>
        </text:list-item>
        <text:list-item>
          <text:p text:style-name="P941"><text:span text:style-name="T187">-L: </text:span><text:span text:style-name="T190">adds an additional library path (e.g. for loading a custom script widget)</text:span></text:p>
        </text:list-item>
        <text:list-item>
          <text:p text:style-name="P941"><text:span text:style-name="T190">-</text:span><text:span text:style-name="T191">C: the configuration file to start with</text:span></text:p>
        </text:list-item>
        <text:list-item>
          <text:p text:style-name="P941"><text:span text:style-name="T191">-</text:span><text:span text:style-name="T187">P: adds an additional folder to the ScriptCommunicator plug-in (custom script widgets) search path</text:span></text:p>
        </text:list-item>
        <text:list-item>
          <text:p text:style-name="P941"><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931"><text:soft-page-break/>scripts, <text:span text:style-name="T274">sce files (see chapter </text:span><text:span text:style-name="Absatz-Standardschriftart"><text:span text:style-name="T161"><text:bookmark-ref text:reference-format="text" text:ref-name="__RefHeading___Toc24451_580090528">SCE files</text:bookmark-ref></text:span></text:span><text:span text:style-name="T274">) or scez files (see chapter </text:span><text:span text:style-name="Absatz-Standardschriftart"><text:span text:style-name="T161"><text:bookmark-ref text:reference-format="text" text:ref-name="__RefHeading___Toc24453_580090528">SCEZ files</text:bookmark-ref></text:span></text:span><text:span text:style-name="T274">)</text:span> separated by a space</text:p>
        </text:list-item>
      </text:list>
      <text:p text:style-name="P165">Example:</text:p>
      <text:p text:style-name="P422"><text:span text:style-name="T169">ScriptCommunicator.exe -</text:span><text:span text:style-name="T170">C</text:span><text:span text:style-name="T169">C:\initialSettingsWin2.</text:span><text:span text:style-name="T171">config -</text:span><text:span text:style-name="T172">IC:\myIcon.ico</text:span></text:p>
      <text:h text:style-name="P511" text:outline-level="2"><text:bookmark-start text:name="__RefHeading___Toc26131_1035592857"/>Command-line mode<text:bookmark-end text:name="__RefHeading___Toc26131_1035592857"/></text:h>
      <text:p text:style-name="P165">ScriptCommunicator has a command-line mode <text:span text:style-name="T369">in which scripts can be executed without the ScriptCommunicator GUI</text:span>. This command-line mode <text:span text:style-name="T368">is entered if a script, a sce or a scez file is found in the command-line arguments.</text:span></text:p>
      <text:p text:style-name="P48"/>
      <text:p text:style-name="P166"><text:span text:style-name="T370">Additional command-</text:span>line arguments for the command-line mode:</text:p>
      <text:list xml:id="list115957599627643" text:continue-numbering="true" text:style-name="L22">
        <text:list-item>
          <text:p text:style-name="P942">-withScriptWindow: the script windows shall be shown (per default minimized)</text:p>
        </text:list-item>
        <text:list-item>
          <text:p text:style-name="P943">-<text:span text:style-name="T181">notMinimized: the script window shall not be minimized</text:span></text:p>
        </text:list-item>
        <text:list-item>
          <text:p text:style-name="P943"><text:span text:style-name="T187">-minScVersion: </text:span><text:span text:style-name="T189">the minimum version of ScriptCommunicator which is needed to execute the current scripts</text:span></text:p>
        </text:list-item>
      </text:list>
      <text:p text:style-name="P165">Example:</text:p>
      <text:p text:style-name="P320">ScriptCommunicator.exe -withScriptWindow -notMinimized <text:span text:style-name="T187">-minScVersion</text:span><text:span text:style-name="T188">04.04 </text:span>-<text:span text:style-name="T265">PC:/dir1 -LC:/dir2 -Aarg1 -Aarg2 C</text:span>:/script1.js <text:span text:style-name="T265">C</text:span>:/script2.js </text:p>
      <text:p text:style-name="P290"/>
      <text:p text:style-name="P165">Command-line mode limitations:</text:p>
      <text:list xml:id="list115956054644614" text:continue-numbering="true" text:style-name="L22">
        <text:list-item>
          <text:p text:style-name="P943">no ScriptCommunicator window is visible per default (only the script window can be shown (-withScriptWindow))</text:p>
          <text:p text:style-name="P943"/>
        </text:list-item>
      </text:list>
      <text:p text:style-name="P165">Program termination without the argument withScriptWindow:</text:p>
      <text:list xml:id="list9188518890000166944" text:style-name="L23">
        <text:list-item>
          <text:p text:style-name="P944">if all worker scripts are stopped ScriptCommunicator exits automatically</text:p>
        </text:list-item>
        <text:list-item>
          <text:p text:style-name="P944">a call to scriptThread.exitScriptCommunicator() exits ScriptCommunicator</text:p>
        </text:list-item>
      </text:list>
      <text:p text:style-name="P165"/>
      <text:p text:style-name="P165">Program termination with the argument withScriptWindow:</text:p>
      <text:list xml:id="list6626151155945186360" text:style-name="L24">
        <text:list-item>
          <text:p text:style-name="P945">ScriptCommunicator exits automatically if the script window has been closed</text:p>
        </text:list-item>
        <text:list-item>
          <text:p text:style-name="P945">a call to scriptThread.exitScriptCommunicator() exits ScriptCommunicator</text:p>
        </text:list-item>
      </text:list>
      <text:h text:style-name="P515"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0">&lt;ExecutableConfig version="04.04"&gt; <text:span text:style-name="T278">&lt;!--ScriptCommunicator version with which this file has been created--&gt;</text:span></text:p>
      <text:p text:style-name="P50"><text:s text:c="2"/>&lt;Scripts&gt;</text:p>
      <text:p text:style-name="P50"><text:s text:c="4"/>&lt;Script path="./scripts/scrip1.js"/&gt;<text:span text:style-name="T278">&lt;!--script which shall be started--&gt;</text:span></text:p>
      <text:p text:style-name="P50"><text:s text:c="4"/>&lt;Script path="./scripts/scrip<text:span text:style-name="T277">2</text:span>.js"/&gt;<text:span text:style-name="T278">&lt;!--script which shall be started--&gt;</text:span></text:p>
      <text:p text:style-name="P50"><text:s text:c="2"/>&lt;/Scripts&gt;</text:p>
      <text:p text:style-name="P50"><text:s text:c="2"/>&lt;LibraryPaths&gt;</text:p>
      <text:p text:style-name="P50"><text:s text:c="4"/>&lt;LibraryPath path="./libs1"/&gt;<text:span text:style-name="T278">&lt;!--additional library path--&gt;</text:span></text:p>
      <text:p text:style-name="P50"><text:s text:c="4"/>&lt;LibraryPath path="./libs2"/&gt;<text:span text:style-name="T278">&lt;!--additional library path--&gt;</text:span></text:p>
      <text:p text:style-name="P50"><text:s text:c="2"/>&lt;/LibraryPaths&gt;</text:p>
      <text:p text:style-name="P50"><text:s text:c="2"/>&lt;PluginPaths&gt;</text:p>
      <text:p text:style-name="P50"><text:s text:c="4"/>&lt;PluginPath path="./plugins1"/&gt;<text:span text:style-name="T278">&lt;!--additional plugin path--&gt;</text:span></text:p>
      <text:p text:style-name="P50"><text:s text:c="4"/>&lt;PluginPath path="./plugins2"/&gt;<text:span text:style-name="T278">&lt;!--additional plugin path--&gt;</text:span></text:p>
      <text:p text:style-name="P50"><text:s text:c="2"/>&lt;/PluginPaths&gt;</text:p>
      <text:p text:style-name="P50"><text:s text:c="2"/>&lt;ScriptArguments&gt;</text:p>
      <text:p text:style-name="P50"><text:s text:c="4"/>&lt;ScriptArgument value="arg1"/&gt;<text:span text:style-name="T278">&lt;!--script argument (getScriptArguments())--&gt;</text:span></text:p>
      <text:p text:style-name="P50"><text:s text:c="4"/>&lt;ScriptArgument value="arg2"/&gt;<text:span text:style-name="T278">&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7"/>
      <text:p text:style-name="P168">For creating a sce file the <text:span text:style-name="Absatz-Standardschriftart"><text:span text:style-name="T161"><text:bookmark-ref text:reference-format="text" text:ref-name="__RefHeading___Toc26705_580090528">Create sce file dialog</text:bookmark-ref></text:span></text:span> shall be used (but it can <text:span text:style-name="T371">be </text:span>created manually too).</text:p>
      <text:h text:style-name="P515" text:outline-level="3"><text:bookmark-start text:name="__RefHeading___Toc24453_580090528"/><text:soft-page-break/>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59"><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6371690910444811396" text:style-name="L25">
        <text:list-item>
          <text:p text:style-name="P946">checks the SHA-512 hash</text:p>
        </text:list-item>
        <text:list-item>
          <text:p text:style-name="P946">unzips <text:span text:style-name="T281">the scez file </text:span>into the temporary folder 'user documents folder'/'time in milliseconds since epoche'</text:p>
        </text:list-item>
        <text:list-item>
          <text:p text:style-name="P946">starts all executable scripts</text:p>
        </text:list-item>
        <text:list-item>
          <text:p text:style-name="P946"><text:span text:style-name="Absatz-Standardschriftart"><text:span text:style-name="T132">deletes the temporary folder on exit</text:span></text:span></text:p>
        </text:list-item>
      </text:list>
      <text:h text:style-name="Heading_20_1" text:outline-level="1"><text:bookmark-start text:name="__RefHeading___Toc28537_1676676238"/><text:span text:style-name="Absatz-Standardschriftart"><text:span text:style-name="T413">Self extracting zip (exe) files </text:span></text:span><text:span text:style-name="Absatz-Standardschriftart"><text:span text:style-name="T414">(only on windows)</text:span></text:span><text:bookmark-end text:name="__RefHeading___Toc28537_1676676238"/></text:h>
      <text:p text:style-name="P210"><text:span text:style-name="Absatz-Standardschriftart"><text:span text:style-name="T133">With create.bat and sfx.bat in ScriptCommunicator\winRarSfx a self extracting (sfx) zip (exe) file can be created </text:span></text:span><text:span text:style-name="Absatz-Standardschriftart"><text:span text:style-name="T135">(only on windows)</text:span></text:span><text:span text:style-name="Absatz-Standardschriftart"><text:span text:style-name="T133"> w</text:span></text:span><text:span text:style-name="Absatz-Standardschriftart"><text:span text:style-name="T136">h</text:span></text:span><text:span text:style-name="Absatz-Standardschriftart"><text:span text:style-name="T133">ich:</text:span></text:span></text:p>
      <text:list xml:id="list8320201254630417481" text:style-name="L26">
        <text:list-item>
          <text:p text:style-name="P947"><text:span text:style-name="Absatz-Standardschriftart"><text:span text:style-name="T133">contains all necessary ScriptCommunictor files</text:span></text:span></text:p>
        </text:list-item>
        <text:list-item>
          <text:p text:style-name="P947"><text:span text:style-name="Absatz-Standardschriftart"><text:span text:style-name="T133">a script (and it's resources) which shall be executed</text:span></text:span></text:p>
        </text:list-item>
      </text:list>
      <text:p text:style-name="P210"><text:span text:style-name="Absatz-Standardschriftart"><text:span text:style-name="T133"/></text:span></text:p>
      <text:p text:style-name="P210"><text:span text:style-name="Absatz-Standardschriftart"><text:span text:style-name="T133">If the created executable is started all files are extracted in a temporary folder und the script is executed. After the script is finished the temporary is deleted.</text:span></text:span></text:p>
      <text:p text:style-name="P210"><text:span text:style-name="Absatz-Standardschriftart"><text:span text:style-name="T133"/></text:span></text:p>
      <text:p text:style-name="P210"><text:span text:style-name="Absatz-Standardschriftart"><text:span text:style-name="T133">To create a sfx file:</text:span></text:span></text:p>
      <text:list xml:id="list98175213586053257" text:style-name="L27">
        <text:list-item>
          <text:p text:style-name="P948"><text:span text:style-name="Absatz-Standardschriftart"><text:span text:style-name="T133">create a sce project (see </text:span></text:span><text:span text:style-name="Absatz-Standardschriftart"><text:span text:style-name="T155"><text:bookmark-ref text:reference-format="text" text:ref-name="__RefHeading___Toc26705_580090528">Create sce file dialog</text:bookmark-ref></text:span></text:span><text:span text:style-name="Absatz-Standardschriftart"><text:span text:style-name="T133"> for details) and generate the sce file/folder</text:span></text:span></text:p>
        </text:list-item>
        <text:list-item>
          <text:p text:style-name="P948"><text:span text:style-name="Absatz-Standardschriftart"><text:span text:style-name="T133">copy the created sce folder to ScriptCommunicator\winRarSfx</text:span></text:span></text:p>
        </text:list-item>
        <text:list-item>
          <text:p text:style-name="P948"><text:span text:style-name="Absatz-Standardschriftart"><text:span text:style-name="T133">open ScriptCommunicator\winRarSfx\create.bat</text:span></text:span></text:p>
        </text:list-item>
        <text:list-item>
          <text:p text:style-name="P948"><text:span text:style-name="Absatz-Standardschriftart"><text:span text:style-name="T133">replace the path to winrar (1. argument)</text:span></text:span></text:p>
        </text:list-item>
        <text:list-item>
          <text:p text:style-name="P948"><text:span text:style-name="Absatz-Standardschriftart"><text:span text:style-name="T133">replace name the sfx file name (2. argument)</text:span></text:span></text:p>
        </text:list-item>
        <text:list-item>
          <text:p text:style-name="P948"><text:span text:style-name="Absatz-Standardschriftart"><text:span text:style-name="T133">replace the sce folder name (3. argument)</text:span></text:span></text:p>
        </text:list-item>
        <text:list-item>
          <text:p text:style-name="P948"><text:span text:style-name="Absatz-Standardschriftart"><text:span text:style-name="T133">replace the name of the sce file within the sce folder (4. argument)</text:span></text:span></text:p>
        </text:list-item>
        <text:list-item>
          <text:p text:style-name="P948"><text:span text:style-name="Absatz-Standardschriftart"><text:span text:style-name="T133">replace or remove (the argument is optional) the name of the icon file (5. argument, this file must be within the sce folder)</text:span></text:span></text:p>
        </text:list-item>
        <text:list-item>
          <text:p text:style-name="P948"><text:span text:style-name="Absatz-Standardschriftart"><text:span text:style-name="T133">execute create.bat</text:span></text:span></text:p>
        </text:list-item>
      </text:list>
      <text:p text:style-name="P211"><text:span text:style-name="Absatz-Standardschriftart"><text:span text:style-name="T133"/></text:span></text:p>
      <text:p text:style-name="P214"><text:span text:style-name="Absatz-Standardschriftart"><text:span text:style-name="T134">Note: </text:span></text:span></text:p>
      <text:list xml:id="list7675651926802903620" text:style-name="L28">
        <text:list-item>
          <text:p text:style-name="P949"><text:span text:style-name="Absatz-Standardschriftart"><text:span text:style-name="T134">You can find an example sce project in ScriptCommunicator\winRarSfx\exampleSfx </text:span></text:span><text:span text:style-name="Absatz-Standardschriftart"><text:span text:style-name="T139">(to build this </text:span></text:span><text:span text:style-name="Absatz-Standardschriftart"><text:span text:style-name="T140">sfx </text:span></text:span><text:span text:style-name="Absatz-Standardschriftart"><text:span text:style-name="T139">example open create.bat, replace the path to winrar and execute create.bat</text:span></text:span><text:span text:style-name="Absatz-Standardschriftart"><text:span text:style-name="T134">.</text:span></text:span></text:p>
        </text:list-item>
        <text:list-item>
          <text:p text:style-name="P949"><text:span text:style-name="Absatz-Standardschriftart"><text:span text:style-name="T141">An other tools for creating self extractin</text:span></text:span><text:span text:style-name="Absatz-Standardschriftart"><text:span text:style-name="T142">g</text:span></text:span><text:span text:style-name="Absatz-Standardschriftart"><text:span text:style-name="T141"> zip/</text:span></text:span><text:span text:style-name="Absatz-Standardschriftart"><text:span text:style-name="T142">exe</text:span></text:span><text:span text:style-name="Absatz-Standardschriftart"><text:span text:style-name="T14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2"><text:span text:style-name="Absatz-Standardschriftart"><text:span text:style-name="T134"/></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6">interfaces</text:span>:</text:p>
      <text:list xml:id="list6624911663390937352" text:style-name="L29">
        <text:list-item>
          <text:p text:style-name="P950">worker scripts (chapter <text:span text:style-name="Absatz-Standardschriftart"><text:span text:style-name="T153"><text:bookmark-ref text:reference-format="text" text:ref-name="__RefHeading__14164_479808360">Worker scripts</text:bookmark-ref></text:span></text:span>)</text:p>
        </text:list-item>
        <text:list-item>
          <text:p text:style-name="P950">sequence scripts (chapter <text:span text:style-name="Absatz-Standardschriftart"><text:span text:style-name="T153"><text:bookmark-ref text:reference-format="text" text:ref-name="__RefHeading__14278_479808360">Sequence script</text:bookmark-ref></text:span></text:span>)</text:p>
        </text:list-item>
        <text:list-item>
          <text:p text:style-name="P950">custom console/log scripts (chapter <text:span text:style-name="Absatz-Standardschriftart"><text:span text:style-name="T153"><text:bookmark-ref text:reference-format="text" text:ref-name="__RefHeading__14454_479808360">Custom console/log scripts</text:bookmark-ref></text:span></text:span>)</text:p>
        </text:list-item>
      </text:list>
      <text:p text:style-name="P31"/>
      <text:h text:style-name="P512" text:outline-level="2"><text:bookmark-start text:name="__RefHeading___Toc23996_1050142399"/><text:span text:style-name="Absatz-Standardschriftart"><text:span text:style-name="T203">Script debugging</text:span></text:span><text:bookmark-end text:name="__RefHeading___Toc23996_1050142399"/></text:h>
      <text:p text:style-name="P82"><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2"/>
      <text:p text:style-name="P8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2720866898433682690" text:style-name="L30">
        <text:list-item>
          <text:p text:style-name="P951"><text:span text:style-name="Absatz-Standardschriftart">set the path to the user interface in the script window (the user interface will be loaded automatically when the script starts)</text:span></text:p>
        </text:list-item>
        <text:list-item>
          <text:p text:style-name="P951"><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3"><text:bookmark-ref text:reference-format="text" text:ref-name="__RefHeading__6018_596565095">User interface classes</text:bookmark-ref></text:span></text:span></text:p>
      <text:p text:style-name="P31"><text:span text:style-name="Absatz-Standardschriftart"><text:span text:style-name="T153"/></text:span></text:p>
      <text:p text:style-name="P31"><text:span text:style-name="Absatz-Standardschriftart"><text:span text:style-name="T181">Note:</text:span></text:span></text:p>
      <text:p text:style-name="P31"><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1">Example:</text:span></text:span></text:p>
      <text:p text:style-name="P279"><text:span text:style-name="Absatz-Standardschriftart"><text:span text:style-name="T195">//Asynchronous data receive callback.</text:span></text:span></text:p>
      <text:p text:style-name="P279"><text:span text:style-name="Absatz-Standardschriftart"><text:span text:style-name="T195">function dataReceived()</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279"><text:span text:style-name="Absatz-Standardschriftart"><text:span text:style-name="T195"><text:tab/>if(workDone)</text:span></text:span></text:p>
      <text:p text:style-name="P279"><text:span text:style-name="Absatz-Standardschriftart"><text:span text:style-name="T195"><text:tab/>{</text:span></text:span></text:p>
      <text:p text:style-name="P279"><text:span text:style-name="Absatz-Standardschriftart"><text:span text:style-name="T195"><text:tab/><text:tab/>scriptThread.stopScript();</text:span></text:span></text:p>
      <text:p text:style-name="P279"><text:span text:style-name="Absatz-Standardschriftart"><text:span text:style-name="T195"><text:tab/>}</text:span></text:span></text:p>
      <text:p text:style-name="P279"><text:span text:style-name="Absatz-Standardschriftart"><text:span text:style-name="T195">}</text:span></text:span></text:p>
      <text:p text:style-name="P279"><text:span text:style-name="Absatz-Standardschriftart"><text:span text:style-name="T195">//Initialization code.</text:span></text:span></text:p>
      <text:p text:style-name="P279"><text:span text:style-name="Absatz-Standardschriftart"><text:span text:style-name="T195">var workDone = fals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scriptThread.dataReceivedSignal.connect(dataReceived);</text:span></text:span></text:p>
      <text:p text:style-name="P279"><text:span text:style-name="Absatz-Standardschriftart"><text:span text:style-name="T181"/></text:span></text:p>
      <text:p text:style-name="P278"><text:span text:style-name="Absatz-Standardschriftart"><text:span text:style-name="T182">If the worker code shall be placed in the main function then scriptThread.</text:span></text:span><text:span text:style-name="Absatz-Standardschriftart"><text:span text:style-name="T72">scriptShallExit() should be called to check if the script must exit.</text:span></text:span></text:p>
      <text:p text:style-name="P278"><text:span text:style-name="Absatz-Standardschriftart"><text:span text:style-name="T72">Exampl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while(!scriptThread.scriptShallExit())</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362"><text:span text:style-name="Absatz-Standardschriftart"><text:span text:style-name="T186">}</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291">function stopScript() </text:p>
      <text:p text:style-name="P291"><text:soft-page-break/>{</text:p>
      <text:p text:style-name="P291"><text:s text:c="4"/>scriptThread.appendTextToConsole("script has been stopped ");</text:p>
      <text:p text:style-name="P29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9"><text:span text:style-name="T463">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63">.</text:span></text:p>
      <text:p text:style-name="P245">Note:</text:p>
      <text:p text:style-name="P24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8"><text:span text:style-name="T463">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63">.</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8284307130023628866" text:style-name="L31">
        <text:list-item>
          <text:p text:style-name="P669">isSaveDialog: True for a QFileDialog::getSaveFileName and false for a QFileDialog::getOpenFileName dialog</text:p>
        </text:list-item>
        <text:list-item>
          <text:p text:style-name="P669">caption: The caption of the dialog</text:p>
        </text:list-item>
        <text:list-item>
          <text:p text:style-name="P669">dir: The initial dir for showing the dialog</text:p>
        </text:list-item>
        <text:list-item>
          <text:p text:style-name="P66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69">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63"> for more details)</text:span></text:p>
        </text:list-item>
      </text:list>
      <text:p text:style-name="P448"/>
      <text:p text:style-name="P237">Return: The path of the selected file</text:p>
      <text:p text:style-name="P237">Example: <text:s/></text:p>
      <text:p text:style-name="P278"><text:span text:style-name="Absatz-Standardschriftart"><text:span text:style-name="T14">var path = scriptThread.showFileDialog(true, "Save File", "c:/TestDir/","Files (*)")</text:span></text:span></text:p>
      <text:p text:style-name="P278"><text:span text:style-name="Absatz-Standardschriftart"><text:span text:style-name="T2"/></text:span></text:p>
      <text:p text:style-name="P27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525"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37">Shows a QFileDialog::getExistingDirectory dialog (is used to select a directory).</text:p>
      <text:p text:style-name="P237">Arguments:</text:p>
      <text:list xml:id="list115956856535527" text:continue-numbering="true" text:style-name="L31">
        <text:list-item>
          <text:p text:style-name="P670">caption: The caption of the dialog</text:p>
        </text:list-item>
        <text:list-item>
          <text:p text:style-name="P670">dir: The initial dir for showing the dialog</text:p>
        </text:list-item>
        <text:list-item>
          <text:p text:style-name="P669"><text:span text:style-name="T463">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78"><text:span text:style-name="Absatz-Standardschriftart"><text:span text:style-name="T13">var dir = scriptThread.showDirectoryDialog("Select directory", "</text:span></text:span><text:span text:style-name="Absatz-Standardschriftart"><text:span text:style-name="T173">c:/TestDir/</text:span></text:span><text:span text:style-name="Absatz-Standardschriftart"><text:span text:style-name="T13">");</text:span></text:span></text:p>
      <text:p text:style-name="P27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15956102861097" text:continue-numbering="true" text:style-name="L31">
        <text:list-item>
          <text:p text:style-name="P669">title: The title of the dialog</text:p>
        </text:list-item>
        <text:list-item>
          <text:p text:style-name="P669">label: The label over the input area</text:p>
        </text:list-item>
        <text:list-item>
          <text:p text:style-name="P669">displayedText: The initial displayed text in the input area</text:p>
        </text:list-item>
        <text:list-item>
          <text:p text:style-name="P95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oft-page-break/><text:span text:style-name="Absatz-Standardschriftart"><text:span text:style-name="T13">var input = scriptThread.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27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15957116739707" text:continue-numbering="true" text:style-name="L31">
        <text:list-item>
          <text:p text:style-name="P669">title: The title of the dialog</text:p>
        </text:list-item>
        <text:list-item>
          <text:p text:style-name="P669">label: The label over the input area</text:p>
        </text:list-item>
        <text:list-item>
          <text:p text:style-name="P669">displayedText: The initial displayed text in the input area</text:p>
        </text:list-item>
        <text:list-item>
          <text:p text:style-name="P6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criptThread.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15957414703007" text:continue-numbering="true" text:style-name="L31">
        <text:list-item>
          <text:p text:style-name="P669">title: The title of the dialog</text:p>
        </text:list-item>
        <text:list-item>
          <text:p text:style-name="P669">label: The label over the input area</text:p>
        </text:list-item>
        <text:list-item>
          <text:p text:style-name="P669">displayedItems: The displayed items</text:p>
        </text:list-item>
        <text:list-item>
          <text:p text:style-name="P669"><text:soft-page-break/>currentItemIndex: The current combobox index</text:p>
        </text:list-item>
        <text:list-item>
          <text:p text:style-name="P669">editable: True if the combobox shall be editable</text:p>
        </text:list-item>
        <text:list-item>
          <text:p text:style-name="P6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criptThread.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15957080503066" text:continue-numbering="true" text:style-name="L31">
        <text:list-item>
          <text:p text:style-name="P669">title: The title of the dialog</text:p>
        </text:list-item>
        <text:list-item>
          <text:p text:style-name="P669">label: The label over the input area</text:p>
        </text:list-item>
        <text:list-item>
          <text:p text:style-name="P669">intialValue: The initial value.</text:p>
        </text:list-item>
        <text:list-item>
          <text:p text:style-name="P669">min: The minimum value</text:p>
        </text:list-item>
        <text:list-item>
          <text:p text:style-name="P669">max: The maximum value.</text:p>
        </text:list-item>
        <text:list-item>
          <text:p text:style-name="P669">step: The amount by which the values change as the user presses the arrow buttons to increment or decrement the value</text:p>
        </text:list-item>
        <text:list-item>
          <text:p text:style-name="P6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15957068956247" text:continue-numbering="true" text:style-name="L31">
        <text:list-item>
          <text:p text:style-name="P669">array item 0: 1 if the ok button has been pressed, 0 otherwise</text:p>
        </text:list-item>
        <text:list-item>
          <text:p text:style-name="P669">array item 1: The value of the spinbox after closing the dialog</text:p>
        </text:list-item>
      </text:list>
      <text:p text:style-name="P31">Example: <text:s/></text:p>
      <text:p text:style-name="P278"><text:span text:style-name="Absatz-Standardschriftart"><text:span text:style-name="T13">var resultArray = scriptThread.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text:tab/><text:tab/><text:tab/><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15956253591839" text:continue-numbering="true" text:style-name="L31">
        <text:list-item>
          <text:p text:style-name="P669">title: The title of the dialog</text:p>
        </text:list-item>
        <text:list-item>
          <text:p text:style-name="P669">label: The label over the input area</text:p>
        </text:list-item>
        <text:list-item>
          <text:p text:style-name="P669">intialValue: The initial value.</text:p>
        </text:list-item>
        <text:list-item>
          <text:p text:style-name="P669">min: The minimum value</text:p>
        </text:list-item>
        <text:list-item>
          <text:p text:style-name="P669">max: The maximum value.</text:p>
        </text:list-item>
        <text:list-item>
          <text:p text:style-name="P669">decimals: The maximum number of decimal places the number may have</text:p>
        </text:list-item>
        <text:list-item>
          <text:p text:style-name="P6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15956863460161" text:continue-numbering="true" text:style-name="L31">
        <text:list-item>
          <text:p text:style-name="P669">array item 0: 1.0 if the ok button has been pressed, 0 otherwise</text:p>
        </text:list-item>
        <text:list-item>
          <text:p text:style-name="P669">array item 1: The value of the spinbox after closing the dialog</text:p>
        </text:list-item>
      </text:list>
      <text:p text:style-name="P31">Example: <text:s/></text:p>
      <text:p text:style-name="P278"><text:span text:style-name="Absatz-Standardschriftart"><text:span text:style-name="T13">var resultArray = scriptThread.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393997808077950244" text:style-name="L32">
        <text:list-item>
          <text:p text:style-name="P671">icon: The icon of the message box. Possible values are: "Information"," Warning", "Critical" and "Question"</text:p>
        </text:list-item>
        <text:list-item>
          <text:p text:style-name="P671">title: The title of the message box</text:p>
        </text:list-item>
        <text:list-item>
          <text:p text:style-name="P671">text: The text of the message box</text:p>
        </text:list-item>
        <text:list-item>
          <text:p text:style-name="P6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Example: <text:s/></text:p>
      <text:p text:style-name="P278"><text:span text:style-name="Absatz-Standardschriftart"><text:span text:style-name="T13">scriptThread.messageBox("Information", "Title", "test text");</text:span></text:span></text:p>
      <text:p text:style-name="P27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15957837590202" text:continue-numbering="true" text:style-name="L32">
        <text:list-item>
          <text:p text:style-name="P671">icon: The icon of the dialog. Possible values are: "Information"," Warning", "Critical" and "Question"</text:p>
        </text:list-item>
        <text:list-item>
          <text:p text:style-name="P671">title: The title of the dialog</text:p>
        </text:list-item>
        <text:list-item>
          <text:p text:style-name="P671">text: The text of the dialog</text:p>
        </text:list-item>
        <text:list-item>
          <text:p text:style-name="P6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782">Return: True if the user has pressed the yes button</text:p>
        </text:list-item>
      </text:list>
      <text:p text:style-name="P31">Example: <text:s/></text:p>
      <text:p text:style-name="P278"><text:span text:style-name="Absatz-Standardschriftart"><text:span text:style-name="T13">if(scriptThread.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15957871270978" text:continue-numbering="true" text:style-name="L32">
        <text:list-item>
          <text:p text:style-name="P671">initialRed: The initial value for red</text:p>
        </text:list-item>
        <text:list-item>
          <text:p text:style-name="P671">initialGreen: The initial value for green</text:p>
        </text:list-item>
        <text:list-item>
          <text:p text:style-name="P677">initialBlue: The initial value for blue</text:p>
        </text:list-item>
        <text:list-item>
          <text:p text:style-name="P677">initialAlpha: The initial value for alpha</text:p>
        </text:list-item>
        <text:list-item>
          <text:p text:style-name="P677">alphaIsEnabled: True if the alpha value should be visible/editable</text:p>
        </text:list-item>
        <text:list-item>
          <text:p text:style-name="P6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782">Return: integer list which contains:</text:p>
        </text:list-item>
        <text:list-item>
          <text:p text:style-name="P678">element 0: 1 = OK button press, 0 OK button not pressed</text:p>
        </text:list-item>
        <text:list-item>
          <text:p text:style-name="P678">element 1: red <text:s/>(0-255)</text:p>
        </text:list-item>
        <text:list-item>
          <text:p text:style-name="P678">element 2: green <text:s/>(0-255)</text:p>
        </text:list-item>
        <text:list-item>
          <text:p text:style-name="P678">element 3: blue (0-255)</text:p>
        </text:list-item>
        <text:list-item>
          <text:p text:style-name="P678">element 4: alpha (0-255)</text:p>
        </text:list-item>
      </text:list>
      <text:p text:style-name="P31">Example: <text:s/></text:p>
      <text:p text:style-name="P278"><text:span text:style-name="Absatz-Standardschriftart"><text:span text:style-name="T13">var resultArray = scriptThread.showColorDialog(1,2,3,4,true);</text:span></text:span></text:p>
      <text:p text:style-name="P278"><text:span text:style-name="Absatz-Standardschriftart"><text:span text:style-name="T13">var data = Array();</text:span></text:span></text:p>
      <text:p text:style-name="P278"><text:span text:style-name="Absatz-Standardschriftart"><text:span text:style-name="T13">if(resultArray[0])</text:span></text:span></text:p>
      <text:p text:style-name="P278"><text:span text:style-name="Absatz-Standardschriftart"><text:span text:style-name="T13">{//OK clicked.</text:span></text:span></text:p>
      <text:p text:style-name="P278"><text:soft-page-break/><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1">Worker scripts can access the file system. The functionality is described in chapter</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8">n</text:span></text:span><text:span text:style-name="Absatz-Standardschriftart"> XML reader.</text:span></text:p>
      <text:p text:style-name="P31"><text:span text:style-name="Absatz-Standardschriftart">Example: <text:s/></text:span></text:p>
      <text:p text:style-name="P27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8">n</text:span></text:span><text:span text:style-name="Absatz-Standardschriftart"> XML writer.</text:span></text:p>
      <text:p text:style-name="P31"><text:span text:style-name="Absatz-Standardschriftart">Example: <text:s/></text:span></text:p>
      <text:p text:style-name="P278"><text:span text:style-name="Absatz-Standardschriftart"><text:span text:style-name="T13">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543853260170957438" text:style-name="L33">
        <text:list-item>
          <text:p text:style-name="P679">data: The data 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oft-page-break/><text:span text:style-name="Absatz-Standardschriftart"><text:span text:style-name="T13">var crc = <text:s/>scriptThread.calculateCrc8(dataArray);</text:span></text:span></text:p>
      <text:p text:style-name="P278"/>
      <text:p text:style-name="P278">Following code is used to calculate the CRC8: <text:s/></text:p>
      <text:p text:style-name="P278"/>
      <text:p text:style-name="P278"><text:span text:style-name="Absatz-Standardschriftart"><text:span text:style-name="T13">quint8 ScriptThread::calculateCrc8(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8 crc8Table[] = {</text:span></text:span></text:p>
      <text:p text:style-name="P278"><text:span text:style-name="Absatz-Standardschriftart"><text:span text:style-name="T13"><text:s text:c="8"/>0x00, 0x3e, 0x7c, 0x42, 0xf8, 0xc6, 0x84, 0xba, 0x95, 0xab, 0xe9, 0xd7,</text:span></text:span></text:p>
      <text:p text:style-name="P278"><text:span text:style-name="Absatz-Standardschriftart"><text:span text:style-name="T13"><text:s text:c="8"/>0x6d, 0x53, 0x11, 0x2f, 0x4f, 0x71, 0x33, 0x0d, 0xb7, 0x89, 0xcb, 0xf5,</text:span></text:span></text:p>
      <text:p text:style-name="P278"><text:span text:style-name="Absatz-Standardschriftart"><text:span text:style-name="T13"><text:s text:c="8"/>0xda, 0xe4, 0xa6, 0x98, 0x22, 0x1c, 0x5e, 0x60, 0x9e, 0xa0, 0xe2, 0xdc,</text:span></text:span></text:p>
      <text:p text:style-name="P278"><text:span text:style-name="Absatz-Standardschriftart"><text:span text:style-name="T13"><text:s text:c="8"/>0x66, 0x58, 0x1a, 0x24, 0x0b, 0x35, 0x77, 0x49, 0xf3, 0xcd, 0x8f, 0xb1,</text:span></text:span></text:p>
      <text:p text:style-name="P278"><text:span text:style-name="Absatz-Standardschriftart"><text:span text:style-name="T13"><text:s text:c="8"/>0xd1, 0xef, 0xad, 0x93, 0x29, 0x17, 0x55, 0x6b, 0x44, 0x7a, 0x38, 0x06,</text:span></text:span></text:p>
      <text:p text:style-name="P278"><text:span text:style-name="Absatz-Standardschriftart"><text:span text:style-name="T13"><text:s text:c="8"/>0xbc, 0x82, 0xc0, 0xfe, 0x59, 0x67, 0x25, 0x1b, 0xa1, 0x9f, 0xdd, 0xe3,</text:span></text:span></text:p>
      <text:p text:style-name="P278"><text:span text:style-name="Absatz-Standardschriftart"><text:span text:style-name="T13"><text:s text:c="8"/>0xcc, 0xf2, 0xb0, 0x8e, 0x34, 0x0a, 0x48, 0x76, 0x16, 0x28, 0x6a, 0x54,</text:span></text:span></text:p>
      <text:p text:style-name="P278"><text:span text:style-name="Absatz-Standardschriftart"><text:span text:style-name="T13"><text:s text:c="8"/>0xee, 0xd0, 0x92, 0xac, 0x83, 0xbd, 0xff, 0xc1, 0x7b, 0x45, 0x07, 0x39,</text:span></text:span></text:p>
      <text:p text:style-name="P278"><text:span text:style-name="Absatz-Standardschriftart"><text:span text:style-name="T13"><text:s text:c="8"/>0xc7, 0xf9, 0xbb, 0x85, 0x3f, 0x01, 0x43, 0x7d, 0x52, 0x6c, 0x2e, 0x10,</text:span></text:span></text:p>
      <text:p text:style-name="P278"><text:span text:style-name="Absatz-Standardschriftart"><text:span text:style-name="T13"><text:s text:c="8"/>0xaa, 0x94, 0xd6, 0xe8, 0x88, 0xb6, 0xf4, 0xca, 0x70, 0x4e, 0x0c, 0x32,</text:span></text:span></text:p>
      <text:p text:style-name="P278"><text:span text:style-name="Absatz-Standardschriftart"><text:span text:style-name="T13"><text:s text:c="8"/>0x1d, 0x23, 0x61, 0x5f, 0xe5, 0xdb, 0x99, 0xa7, 0xb2, 0x8c, 0xce, 0xf0,</text:span></text:span></text:p>
      <text:p text:style-name="P278"><text:span text:style-name="Absatz-Standardschriftart"><text:span text:style-name="T13"><text:s text:c="8"/>0x4a, 0x74, 0x36, 0x08, 0x27, 0x19, 0x5b, 0x65, 0xdf, 0xe1, 0xa3, 0x9d,</text:span></text:span></text:p>
      <text:p text:style-name="P278"><text:span text:style-name="Absatz-Standardschriftart"><text:span text:style-name="T13"><text:s text:c="8"/>0xfd, 0xc3, 0x81, 0xbf, 0x05, 0x3b, 0x79, 0x47, 0x68, 0x56, 0x14, 0x2a,</text:span></text:span></text:p>
      <text:p text:style-name="P278"><text:span text:style-name="Absatz-Standardschriftart"><text:span text:style-name="T13"><text:s text:c="8"/>0x90, 0xae, 0xec, 0xd2, 0x2c, 0x12, 0x50, 0x6e, 0xd4, 0xea, 0xa8, 0x96,</text:span></text:span></text:p>
      <text:p text:style-name="P278"><text:span text:style-name="Absatz-Standardschriftart"><text:span text:style-name="T13"><text:s text:c="8"/>0xb9, 0x87, 0xc5, 0xfb, 0x41, 0x7f, 0x3d, 0x03, 0x63, 0x5d, 0x1f, 0x21,</text:span></text:span></text:p>
      <text:p text:style-name="P278"><text:span text:style-name="Absatz-Standardschriftart"><text:span text:style-name="T13"><text:s text:c="8"/>0x9b, 0xa5, 0xe7, 0xd9, 0xf6, 0xc8, 0x8a, 0xb4, 0x0e, 0x30, 0x72, 0x4c,</text:span></text:span></text:p>
      <text:p text:style-name="P278"><text:span text:style-name="Absatz-Standardschriftart"><text:span text:style-name="T13"><text:s text:c="8"/>0xeb, 0xd5, 0x97, 0xa9, 0x13, 0x2d, 0x6f, 0x51, 0x7e, 0x40, 0x02, 0x3c,</text:span></text:span></text:p>
      <text:p text:style-name="P278"><text:span text:style-name="Absatz-Standardschriftart"><text:span text:style-name="T13"><text:s text:c="8"/>0x86, 0xb8, 0xfa, 0xc4, 0xa4, 0x9a, 0xd8, 0xe6, 0x5c, 0x62, 0x20, 0x1e,</text:span></text:span></text:p>
      <text:p text:style-name="P278"><text:span text:style-name="Absatz-Standardschriftart"><text:span text:style-name="T13"><text:s text:c="8"/>0x31, 0x0f, 0x4d, 0x73, 0xc9, 0xf7, 0xb5, 0x8b, 0x75, 0x4b, 0x09, 0x37,</text:span></text:span></text:p>
      <text:p text:style-name="P278"><text:span text:style-name="Absatz-Standardschriftart"><text:span text:style-name="T13"><text:s text:c="8"/>0x8d, 0xb3, 0xf1, 0xcf, 0xe0, 0xde, 0x9c, 0xa2, 0x18, 0x26, 0x64, 0x5a,</text:span></text:span></text:p>
      <text:p text:style-name="P278"><text:span text:style-name="Absatz-Standardschriftart"><text:span text:style-name="T13"><text:s text:c="8"/>0x3a, 0x04, 0x46, 0x78, 0xc2, 0xfc, 0xbe, 0x80, 0xaf, 0x91, 0xd3, 0xed,</text:span></text:span></text:p>
      <text:p text:style-name="P278"><text:span text:style-name="Absatz-Standardschriftart"><text:span text:style-name="T13"><text:s text:c="8"/>0x57, 0x69, 0x2b, 0x15};</text:span></text:span></text:p>
      <text:p text:style-name="P278"><text:span text:style-name="Absatz-Standardschriftart"><text:span text:style-name="T13"/></text:span></text:p>
      <text:p text:style-name="P278"><text:span text:style-name="Absatz-Standardschriftart"><text:span text:style-name="T13"><text:s text:c="4"/>quint8 crc <text:s/>= 0x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8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p text:style-name="P278"><text:span text:style-name="Absatz-Standardschriftart"><text:span text:style-name="T2"/></text:span></text:p>
      <text:h text:style-name="P526" text:outline-level="4"><text:bookmark-start text:name="__RefHeading___Toc24397_271969544"/>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15957043396340" text:continue-numbering="true" text:style-name="L33">
        <text:list-item>
          <text:p text:style-name="P680">data: The data <text:span text:style-name="T423">(byte array) </text:span>for calculating the CRC</text:p>
        </text:list-item>
        <text:list-item>
          <text:p text:style-name="P953">polynomial: The used polynomial</text:p>
        </text:list-item>
        <text:list-item>
          <text:p text:style-name="P955">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Following code is used to calculate the CRC8: <text:s/></text:p>
      <text:p text:style-name="P356"/>
      <text:p text:style-name="P356"><text:span text:style-name="Absatz-Standardschriftart"><text:span text:style-name="T15">quint8 CRC::calculateCrc8(const QVector&lt;unsigned char&gt; data,</text:span></text:span></text:p>
      <text:p text:style-name="P35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56"><text:span text:style-name="Absatz-Standardschriftart"><text:span text:style-name="T15">{</text:span></text:span></text:p>
      <text:p text:style-name="P35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56"><text:span text:style-name="Absatz-Standardschriftart"><text:span text:style-name="T15"><text:s text:c="4"/>const qint32 BITS_PER_BYTE = 8;</text:span></text:span></text:p>
      <text:p text:style-name="P356"><text:span text:style-name="Absatz-Standardschriftart"><text:span text:style-name="T15"><text:tab/></text:span></text:span></text:p>
      <text:p text:style-name="P356"><text:span text:style-name="Absatz-Standardschriftart"><text:span text:style-name="T15"><text:tab/>for( auto val: data )</text:span></text:span></text:p>
      <text:p text:style-name="P356"><text:span text:style-name="Absatz-Standardschriftart"><text:span text:style-name="T15"><text:tab/>{</text:span></text:span></text:p>
      <text:p text:style-name="P506"><text:span text:style-name="Absatz-Standardschriftart"><text:span text:style-name="T15"><text:tab/>crc = crc ^ val;</text:span></text:span></text:p>
      <text:p text:style-name="P506"><text:span text:style-name="Absatz-Standardschriftart"><text:span text:style-name="T15"><text:tab/>for( qint32 i = 0; i &lt; BITS_PER_BYTE; ++i )</text:span></text:span></text:p>
      <text:p text:style-name="P506"><text:span text:style-name="Absatz-Standardschriftart"><text:span text:style-name="T15"><text:tab/>{</text:span></text:span></text:p>
      <text:p text:style-name="P356"><text:span text:style-name="Absatz-Standardschriftart"><text:span text:style-name="T15"><text:tab/><text:tab/><text:tab/>if( (crc &amp; 0x80) != 0 )</text:span></text:span></text:p>
      <text:p text:style-name="P356"><text:span text:style-name="Absatz-Standardschriftart"><text:span text:style-name="T15"><text:tab/><text:tab/><text:tab/>{</text:span></text:span></text:p>
      <text:p text:style-name="P356"><text:span text:style-name="Absatz-Standardschriftart"><text:span text:style-name="T15"><text:s text:c="16"/><text:tab/><text:tab/>crc = ((crc &lt;&lt; 1)) ^ polynomial;</text:span></text:span></text:p>
      <text:p text:style-name="P356"><text:soft-page-break/><text:span text:style-name="Absatz-Standardschriftart"><text:span text:style-name="T15"><text:tab/><text:tab/><text:tab/>}</text:span></text:span></text:p>
      <text:p text:style-name="P356"><text:span text:style-name="Absatz-Standardschriftart"><text:span text:style-name="T15"><text:tab/><text:tab/><text:tab/>else</text:span></text:span></text:p>
      <text:p text:style-name="P356"><text:span text:style-name="Absatz-Standardschriftart"><text:span text:style-name="T15"><text:tab/><text:tab/><text:tab/>{</text:span></text:span></text:p>
      <text:p text:style-name="P356"><text:span text:style-name="Absatz-Standardschriftart"><text:span text:style-name="T15"><text:tab/><text:tab/><text:tab/><text:tab/>crc = (crc &lt;&lt; 1);</text:span></text:span></text:p>
      <text:p text:style-name="P356"><text:span text:style-name="Absatz-Standardschriftart"><text:span text:style-name="T15"><text:tab/><text:tab/><text:tab/>}</text:span></text:span></text:p>
      <text:p text:style-name="P356"><text:span text:style-name="Absatz-Standardschriftart"><text:span text:style-name="T15"><text:tab/><text:tab/>}</text:span></text:span></text:p>
      <text:p text:style-name="P356"><text:span text:style-name="Absatz-Standardschriftart"><text:span text:style-name="T15"><text:tab/>}</text:span></text:span></text:p>
      <text:p text:style-name="P356"><text:span text:style-name="Absatz-Standardschriftart"><text:span text:style-name="T15"><text:tab/></text:span></text:span></text:p>
      <text:p text:style-name="P356"><text:span text:style-name="Absatz-Standardschriftart"><text:span text:style-name="T15"><text:tab/>return crc;<text:tab/></text:span></text:span></text:p>
      <text:p text:style-name="P356"><text:span text:style-name="Absatz-Standardschriftart"><text:span text:style-name="T15">}</text:span></text:span></text:p>
      <text:p text:style-name="P27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15957316004660" text:continue-numbering="true" text:style-name="L33">
        <text:list-item>
          <text:p text:style-name="P681">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16(dataArray);</text:span></text:span></text:p>
      <text:p text:style-name="P278"/>
      <text:p text:style-name="P278">Following code is used to calculate the CRC16: <text:s/></text:p>
      <text:p text:style-name="P278"/>
      <text:p text:style-name="P278"><text:span text:style-name="Absatz-Standardschriftart"><text:span text:style-name="T13">quint16 ScriptThread::calculateCrc16(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16 crc16Table[256] =</text:span></text:span></text:p>
      <text:p text:style-name="P278"><text:span text:style-name="Absatz-Standardschriftart"><text:span text:style-name="T13"><text:s text:c="4"/>{</text:span></text:span></text:p>
      <text:p text:style-name="P278"><text:span text:style-name="Absatz-Standardschriftart"><text:span text:style-name="T13"><text:s text:c="5"/>0x0000, 0xC0C1, 0xC181, 0x0140, 0xC301, 0x03C0, 0x0280, 0xC241,</text:span></text:span></text:p>
      <text:p text:style-name="P278"><text:span text:style-name="Absatz-Standardschriftart"><text:span text:style-name="T13"><text:s text:c="5"/>0xC601, 0x06C0, 0x0780, 0xC741, 0x0500, 0xC5C1, 0xC481, 0x0440,</text:span></text:span></text:p>
      <text:p text:style-name="P278"><text:span text:style-name="Absatz-Standardschriftart"><text:span text:style-name="T13"><text:s text:c="5"/>0xCC01, 0x0CC0, 0x0D80, 0xCD41, 0x0F00, 0xCFC1, 0xCE81, 0x0E40,</text:span></text:span></text:p>
      <text:p text:style-name="P278"><text:span text:style-name="Absatz-Standardschriftart"><text:span text:style-name="T13"><text:s text:c="5"/>0x0A00, 0xCAC1, 0xCB81, 0x0B40, 0xC901, 0x09C0, 0x0880, 0xC841,</text:span></text:span></text:p>
      <text:p text:style-name="P278"><text:span text:style-name="Absatz-Standardschriftart"><text:span text:style-name="T13"><text:s text:c="5"/>0xD801, 0x18C0, 0x1980, 0xD941, 0x1B00, 0xDBC1, 0xDA81, 0x1A40,</text:span></text:span></text:p>
      <text:p text:style-name="P278"><text:span text:style-name="Absatz-Standardschriftart"><text:span text:style-name="T13"><text:s text:c="5"/>0x1E00, 0xDEC1, 0xDF81, 0x1F40, 0xDD01, 0x1DC0, 0x1C80, 0xDC41,</text:span></text:span></text:p>
      <text:p text:style-name="P278"><text:span text:style-name="Absatz-Standardschriftart"><text:span text:style-name="T13"><text:s text:c="5"/>0x1400, 0xD4C1, 0xD581, 0x1540, 0xD701, 0x17C0, 0x1680, 0xD641,</text:span></text:span></text:p>
      <text:p text:style-name="P278"><text:span text:style-name="Absatz-Standardschriftart"><text:span text:style-name="T13"><text:s text:c="5"/>0xD201, 0x12C0, 0x1380, 0xD341, 0x1100, 0xD1C1, 0xD081, 0x1040,</text:span></text:span></text:p>
      <text:p text:style-name="P278"><text:span text:style-name="Absatz-Standardschriftart"><text:span text:style-name="T13"><text:s text:c="5"/>0xF001, 0x30C0, 0x3180, 0xF141, 0x3300, 0xF3C1, 0xF281, 0x3240,</text:span></text:span></text:p>
      <text:p text:style-name="P278"><text:span text:style-name="Absatz-Standardschriftart"><text:span text:style-name="T13"><text:s text:c="5"/>0x3600, 0xF6C1, 0xF781, 0x3740, 0xF501, 0x35C0, 0x3480, 0xF441,</text:span></text:span></text:p>
      <text:p text:style-name="P278"><text:span text:style-name="Absatz-Standardschriftart"><text:span text:style-name="T13"><text:s text:c="5"/>0x3C00, 0xFCC1, 0xFD81, 0x3D40, 0xFF01, 0x3FC0, 0x3E80, 0xFE41,</text:span></text:span></text:p>
      <text:p text:style-name="P278"><text:span text:style-name="Absatz-Standardschriftart"><text:span text:style-name="T13"><text:s text:c="5"/>0xFA01, 0x3AC0, 0x3B80, 0xFB41, 0x3900, 0xF9C1, 0xF881, 0x3840,</text:span></text:span></text:p>
      <text:p text:style-name="P278"><text:span text:style-name="Absatz-Standardschriftart"><text:span text:style-name="T13"><text:s text:c="5"/>0x2800, 0xE8C1, 0xE981, 0x2940, 0xEB01, 0x2BC0, 0x2A80, 0xEA41,</text:span></text:span></text:p>
      <text:p text:style-name="P278"><text:span text:style-name="Absatz-Standardschriftart"><text:span text:style-name="T13"><text:s text:c="5"/>0xEE01, 0x2EC0, 0x2F80, 0xEF41, 0x2D00, 0xEDC1, 0xEC81, 0x2C40,</text:span></text:span></text:p>
      <text:p text:style-name="P278"><text:span text:style-name="Absatz-Standardschriftart"><text:span text:style-name="T13"><text:s text:c="5"/>0xE401, 0x24C0, 0x2580, 0xE541, 0x2700, 0xE7C1, 0xE681, 0x2640,</text:span></text:span></text:p>
      <text:p text:style-name="P278"><text:span text:style-name="Absatz-Standardschriftart"><text:span text:style-name="T13"><text:s text:c="5"/>0x2200, 0xE2C1, 0xE381, 0x2340, 0xE101, 0x21C0, 0x2080, 0xE041,</text:span></text:span></text:p>
      <text:p text:style-name="P278"><text:span text:style-name="Absatz-Standardschriftart"><text:span text:style-name="T13"><text:s text:c="5"/>0xA001, 0x60C0, 0x6180, 0xA141, 0x6300, 0xA3C1, 0xA281, 0x6240,</text:span></text:span></text:p>
      <text:p text:style-name="P278"><text:span text:style-name="Absatz-Standardschriftart"><text:span text:style-name="T13"><text:s text:c="5"/>0x6600, 0xA6C1, 0xA781, 0x6740, 0xA501, 0x65C0, 0x6480, 0xA441,</text:span></text:span></text:p>
      <text:p text:style-name="P278"><text:span text:style-name="Absatz-Standardschriftart"><text:span text:style-name="T13"><text:s text:c="5"/>0x6C00, 0xACC1, 0xAD81, 0x6D40, 0xAF01, 0x6FC0, 0x6E80, 0xAE41,</text:span></text:span></text:p>
      <text:p text:style-name="P278"><text:span text:style-name="Absatz-Standardschriftart"><text:span text:style-name="T13"><text:s text:c="5"/>0xAA01, 0x6AC0, 0x6B80, 0xAB41, 0x6900, 0xA9C1, 0xA881, 0x6840,</text:span></text:span></text:p>
      <text:p text:style-name="P278"><text:span text:style-name="Absatz-Standardschriftart"><text:span text:style-name="T13"><text:s text:c="5"/>0x7800, 0xB8C1, 0xB981, 0x7940, 0xBB01, 0x7BC0, 0x7A80, 0xBA41,</text:span></text:span></text:p>
      <text:p text:style-name="P278"><text:span text:style-name="Absatz-Standardschriftart"><text:span text:style-name="T13"><text:s text:c="5"/>0xBE01, 0x7EC0, 0x7F80, 0xBF41, 0x7D00, 0xBDC1, 0xBC81, 0x7C40,</text:span></text:span></text:p>
      <text:p text:style-name="P278"><text:span text:style-name="Absatz-Standardschriftart"><text:span text:style-name="T13"><text:s text:c="5"/>0xB401, 0x74C0, 0x7580, 0xB541, 0x7700, 0xB7C1, 0xB681, 0x7640,</text:span></text:span></text:p>
      <text:p text:style-name="P278"><text:span text:style-name="Absatz-Standardschriftart"><text:span text:style-name="T13"><text:s text:c="5"/>0x7200, 0xB2C1, 0xB381, 0x7340, 0xB101, 0x71C0, 0x7080, 0xB041,</text:span></text:span></text:p>
      <text:p text:style-name="P278"><text:span text:style-name="Absatz-Standardschriftart"><text:span text:style-name="T13"><text:s text:c="5"/>0x5000, 0x90C1, 0x9181, 0x5140, 0x9301, 0x53C0, 0x5280, 0x9241,</text:span></text:span></text:p>
      <text:p text:style-name="P278"><text:span text:style-name="Absatz-Standardschriftart"><text:span text:style-name="T13"><text:s text:c="5"/>0x9601, 0x56C0, 0x5780, 0x9741, 0x5500, 0x95C1, 0x9481, 0x5440,</text:span></text:span></text:p>
      <text:p text:style-name="P278"><text:span text:style-name="Absatz-Standardschriftart"><text:span text:style-name="T13"><text:s text:c="5"/>0x9C01, 0x5CC0, 0x5D80, 0x9D41, 0x5F00, 0x9FC1, 0x9E81, 0x5E40,</text:span></text:span></text:p>
      <text:p text:style-name="P278"><text:span text:style-name="Absatz-Standardschriftart"><text:span text:style-name="T13"><text:s text:c="5"/>0x5A00, 0x9AC1, 0x9B81, 0x5B40, 0x9901, 0x59C0, 0x5880, 0x9841,</text:span></text:span></text:p>
      <text:p text:style-name="P278"><text:span text:style-name="Absatz-Standardschriftart"><text:span text:style-name="T13"><text:s text:c="5"/>0x8801, 0x48C0, 0x4980, 0x8941, 0x4B00, 0x8BC1, 0x8A81, 0x4A40,</text:span></text:span></text:p>
      <text:p text:style-name="P278"><text:span text:style-name="Absatz-Standardschriftart"><text:span text:style-name="T13"><text:s text:c="5"/>0x4E00, 0x8EC1, 0x8F81, 0x4F40, 0x8D01, 0x4DC0, 0x4C80, 0x8C41,</text:span></text:span></text:p>
      <text:p text:style-name="P278"><text:span text:style-name="Absatz-Standardschriftart"><text:span text:style-name="T13"><text:s text:c="5"/>0x4400, 0x84C1, 0x8581, 0x4540, 0x8701, 0x47C0, 0x4680, 0x8641,</text:span></text:span></text:p>
      <text:p text:style-name="P278"><text:span text:style-name="Absatz-Standardschriftart"><text:span text:style-name="T13"><text:s text:c="5"/>0x8201, 0x42C0, 0x4380, 0x8341, 0x4100, 0x81C1, 0x8081, 0x4040 };</text:span></text:span></text:p>
      <text:p text:style-name="P278"><text:span text:style-name="Absatz-Standardschriftart"><text:span text:style-name="T13"/></text:span></text:p>
      <text:p text:style-name="P278"><text:span text:style-name="Absatz-Standardschriftart"><text:span text:style-name="T13"><text:s text:c="4"/>quint16 crc = 0x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 &gt;&gt; 8) ^ crc16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111"/><text:bookmark-start text:name="__RefHeading__9875_562515255"/><text:soft-page-break/>Number calculateCrc32(Array&lt;Number&gt; data)<text:bookmark-end text:name="_Toc4030416581111"/><text:bookmark-end text:name="__RefHeading__9875_562515255"/></text:h>
      <text:p text:style-name="P31">Calculates a CRC32.</text:p>
      <text:p text:style-name="P31">Arguments:</text:p>
      <text:list xml:id="list115957176070135" text:continue-numbering="true" text:style-name="L33">
        <text:list-item>
          <text:p text:style-name="P681">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32(dataArray);</text:span></text:span></text:p>
      <text:p text:style-name="P278"/>
      <text:p text:style-name="P278">Following code is used to calculate the CRC32: <text:s/></text:p>
      <text:p text:style-name="P278"/>
      <text:p text:style-name="P278"><text:span text:style-name="Absatz-Standardschriftart"><text:span text:style-name="T13">quint32 ScriptThread::calculateCrc32(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32TableCreated = false;</text:span></text:span></text:p>
      <text:p text:style-name="P278"><text:span text:style-name="Absatz-Standardschriftart"><text:span text:style-name="T13"><text:s text:c="4"/>static quint32 crc32Table[256];</text:span></text:span></text:p>
      <text:p text:style-name="P278"><text:span text:style-name="Absatz-Standardschriftart"><text:span text:style-name="T13"/></text:span></text:p>
      <text:p text:style-name="P278"><text:span text:style-name="Absatz-Standardschriftart"><text:span text:style-name="T13"><text:s text:c="4"/>if(!crc32TableCreated)</text:span></text:span></text:p>
      <text:p text:style-name="P278"><text:span text:style-name="Absatz-Standardschriftart"><text:span text:style-name="T13"><text:s text:c="4"/>{</text:span></text:span></text:p>
      <text:p text:style-name="P278"><text:span text:style-name="Absatz-Standardschriftart"><text:span text:style-name="T13"><text:s text:c="8"/>const quint32 CRCPOLY = 0xEDB88320;</text:span></text:span></text:p>
      <text:p text:style-name="P278"><text:span text:style-name="Absatz-Standardschriftart"><text:span text:style-name="T13"><text:s text:c="8"/>quint32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32Table[i] = value;</text:span></text:span></text:p>
      <text:p text:style-name="P278"><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32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32 crc = 0xFFFF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32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15956296287326" text:continue-numbering="true" text:style-name="L33">
        <text:list-item>
          <text:p text:style-name="P681">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64(dataArray);</text:span></text:span></text:p>
      <text:p text:style-name="P278"/>
      <text:p text:style-name="P278">Following code is used to calculate the CRC64: <text:s/></text:p>
      <text:p text:style-name="P278"/>
      <text:p text:style-name="P278"><text:span text:style-name="Absatz-Standardschriftart"><text:span text:style-name="T13">quint64 ScriptThread::calculateCrc64(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64TableCreated = false;</text:span></text:span></text:p>
      <text:p text:style-name="P278"><text:span text:style-name="Absatz-Standardschriftart"><text:span text:style-name="T13"><text:s text:c="4"/>static quint64 crc64Table[256];</text:span></text:span></text:p>
      <text:p text:style-name="P278"><text:span text:style-name="Absatz-Standardschriftart"><text:span text:style-name="T13"/></text:span></text:p>
      <text:p text:style-name="P278"><text:soft-page-break/><text:span text:style-name="Absatz-Standardschriftart"><text:span text:style-name="T13"><text:s text:c="4"/>if(!crc64TableCreated)</text:span></text:span></text:p>
      <text:p text:style-name="P278"><text:span text:style-name="Absatz-Standardschriftart"><text:span text:style-name="T13"><text:s text:c="4"/>{</text:span></text:span></text:p>
      <text:p text:style-name="P278"><text:span text:style-name="Absatz-Standardschriftart"><text:span text:style-name="T13"><text:s text:c="8"/>const quint64 CRCPOLY = 0x42F0E1EBA9EA3693;</text:span></text:span></text:p>
      <text:p text:style-name="P278"><text:span text:style-name="Absatz-Standardschriftart"><text:span text:style-name="T13"/></text:span></text:p>
      <text:p text:style-name="P278"><text:span text:style-name="Absatz-Standardschriftart"><text:span text:style-name="T13"><text:s text:c="8"/>quint64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64Table[i] = value;</text:span></text:span></text:p>
      <text:p text:style-name="P278"><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64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64 crc = 0;</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64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15956435600719" text:continue-numbering="true" text:style-name="L33">
        <text:list-item>
          <text:p text:style-name="P679">name: Name of the string variable</text:p>
        </text:list-item>
        <text:list-item>
          <text:p text:style-name="P679">string: The string</text:p>
        </text:list-item>
      </text:list>
      <text:p text:style-name="P427"/>
      <text:h text:style-name="Heading_20_4" text:outline-level="4">String getGlobalString(String name, bool removeValue=false)</text:h>
      <text:p text:style-name="P31">Returns a string from the global string map.</text:p>
      <text:p text:style-name="P31">Arguments:</text:p>
      <text:list xml:id="list115958052007469" text:continue-numbering="true" text:style-name="L33">
        <text:list-item>
          <text:p text:style-name="P679">name: Name of the variable</text:p>
        </text:list-item>
        <text:list-item>
          <text:p text:style-name="P679">removeValue: True if the variable shall be removed from the string map</text:p>
        </text:list-item>
      </text:list>
      <text:p text:style-name="P427">Return: The read string. Returns an empty string if name is not in the string map.</text:p>
      <text:p text:style-name="P427"/>
      <text:h text:style-name="P619" text:outline-level="4">void globalStringChangedSignal(String name, String string)</text:h>
      <text:p text:style-name="P31">This signal is emitted if a string in the global string map has been changed.</text:p>
      <text:p text:style-name="P31">Arguments:</text:p>
      <text:list xml:id="list115956904017410" text:continue-numbering="true" text:style-name="L33">
        <text:list-item>
          <text:p text:style-name="P679">name: Name of the variable</text:p>
        </text:list-item>
        <text:list-item>
          <text:p text:style-name="P679">string: The content of the string</text:p>
        </text:list-item>
      </text:list>
      <text:p text:style-name="P453"/>
      <text:h text:style-name="Heading_20_4" text:outline-level="4"><text:soft-page-break/>void setGlobalDataArray(String name, Array&lt;Number&gt; data)</text:h>
      <text:p text:style-name="P31">Sets a data <text:span text:style-name="T424">(byte) </text:span>array in the global data array map.</text:p>
      <text:p text:style-name="P31">Arguments:</text:p>
      <text:list xml:id="list115957035925304" text:continue-numbering="true" text:style-name="L33">
        <text:list-item>
          <text:p text:style-name="P679">name: Name of the variable</text:p>
        </text:list-item>
        <text:list-item>
          <text:p text:style-name="P679">data: The data <text:span text:style-name="T424">(byte) </text:span>array</text:p>
        </text:list-item>
      </text:list>
      <text:p text:style-name="P257"/>
      <text:h text:style-name="Heading_20_4" text:outline-level="4">Array&lt;Number&gt; getGlobalDataArray(String name, <text:s/>bool removeValue=false)</text:h>
      <text:p text:style-name="P31">Returns a data <text:span text:style-name="T424">(byte) </text:span>array from the global data array map.</text:p>
      <text:p text:style-name="P31">Arguments:</text:p>
      <text:list xml:id="list115958033844078" text:continue-numbering="true" text:style-name="L33">
        <text:list-item>
          <text:p text:style-name="P679">name: Name of the variable</text:p>
        </text:list-item>
        <text:list-item>
          <text:p text:style-name="P679">removeValue: True if the variable shall be removed from the data array map</text:p>
        </text:list-item>
      </text:list>
      <text:p text:style-name="P427">Return: The read data <text:span text:style-name="T424">(byte) </text:span>array. Returns an empty data array if name is not in the data array map.</text:p>
      <text:p text:style-name="P427"/>
      <text:h text:style-name="P619" text:outline-level="4">void globalDataArrayChangedSignal(String name, Array&lt;Number&gt; data)</text:h>
      <text:p text:style-name="P31">This signal is emitted if a data vector in the global string data vector has been changed.</text:p>
      <text:p text:style-name="P31">Arguments:</text:p>
      <text:list xml:id="list115956807027717" text:continue-numbering="true" text:style-name="L33">
        <text:list-item>
          <text:p text:style-name="P957">name: Name of the variable</text:p>
        </text:list-item>
        <text:list-item>
          <text:p text:style-name="P957">data: The content of data <text:span text:style-name="T424">(byte) </text:span>array</text:p>
        </text:list-item>
      </text:list>
      <text:p text:style-name="P427"/>
      <text:h text:style-name="Heading_20_4" text:outline-level="4">void setGlobalUnsignedNumber(String name, Number number)</text:h>
      <text:p text:style-name="P31">Sets a<text:span text:style-name="T246">n</text:span> unsigned number in the global unsigned number map.</text:p>
      <text:p text:style-name="P31">Arguments:</text:p>
      <text:list xml:id="list115957021897408" text:continue-numbering="true" text:style-name="L33">
        <text:list-item>
          <text:p text:style-name="P679">name: Name of the variable</text:p>
        </text:list-item>
        <text:list-item>
          <text:p text:style-name="P679">number: The number</text:p>
        </text:list-item>
      </text:list>
      <text:p text:style-name="P257"/>
      <text:h text:style-name="Heading_20_4" text:outline-level="4">Array&lt;Number&gt; getGlobalUnsignedNumber(String name, bool removeValue=false)</text:h>
      <text:p text:style-name="P31">Returns a<text:span text:style-name="T246">n</text:span> unsigned number from the global unsigned number map.</text:p>
      <text:p text:style-name="P31">Arguments:</text:p>
      <text:list xml:id="list115957471208662" text:continue-numbering="true" text:style-name="L33">
        <text:list-item>
          <text:p text:style-name="P679">name: Name of the variable</text:p>
        </text:list-item>
        <text:list-item>
          <text:p text:style-name="P679">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UnsignedNumber("U_Number");</text:p>
      <text:p text:style-name="P429">if(resultArray[0] == 1)</text:p>
      <text:p text:style-name="P429">{</text:p>
      <text:p text:style-name="P429"><text:tab/>scriptThread.appendTextToConsole("unumber: " + resultArray[1]);</text:p>
      <text:p text:style-name="P429">}</text:p>
      <text:p text:style-name="P428"/>
      <text:h text:style-name="P619" text:outline-level="4">void globalUnsignedChangedSignal(String name, Number number)</text:h>
      <text:p text:style-name="P31">This signal is emitted if an unsigned number in the global unsigned number map has been changed.</text:p>
      <text:p text:style-name="P31">Arguments:</text:p>
      <text:list xml:id="list115957747201844" text:continue-numbering="true" text:style-name="L33">
        <text:list-item>
          <text:p text:style-name="P679">name: Name of the variable</text:p>
        </text:list-item>
        <text:list-item>
          <text:p text:style-name="P679">number: The value of the variable</text:p>
        </text:list-item>
      </text:list>
      <text:p text:style-name="P428"/>
      <text:h text:style-name="Heading_20_4" text:outline-level="4">void setGlobalSignedNumber(String name, Number number)</text:h>
      <text:p text:style-name="P31">Sets a<text:span text:style-name="T469">n</text:span> unsigned number in the global signed number map.</text:p>
      <text:p text:style-name="P31"><text:soft-page-break/>Arguments:</text:p>
      <text:list xml:id="list115957476541349" text:continue-numbering="true" text:style-name="L33">
        <text:list-item>
          <text:p text:style-name="P679">name: Name of the variable</text:p>
        </text:list-item>
        <text:list-item>
          <text:p text:style-name="P679">number: The number</text:p>
        </text:list-item>
      </text:list>
      <text:p text:style-name="P257"/>
      <text:h text:style-name="Heading_20_4" text:outline-level="4">Array&lt;Number&gt; getGlobalSignedNumber(String name, bool removeValue=false)</text:h>
      <text:p text:style-name="P31">Returns a<text:span text:style-name="T425">n</text:span> unsigned number from the global signed number map.</text:p>
      <text:p text:style-name="P31">Arguments:</text:p>
      <text:list xml:id="list115957658841562" text:continue-numbering="true" text:style-name="L33">
        <text:list-item>
          <text:p text:style-name="P679">name: Name of the variable</text:p>
        </text:list-item>
        <text:list-item>
          <text:p text:style-name="P679">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SignedNumber("S_Number");</text:p>
      <text:p text:style-name="P429">if(resultArray[0] == 1)</text:p>
      <text:p text:style-name="P429">{</text:p>
      <text:p text:style-name="P429"><text:tab/>scriptThread.appendTextToConsole("snumber: " + resultArray[1]);</text:p>
      <text:p text:style-name="P428"><text:span text:style-name="Absatz-Standardschriftart"><text:span text:style-name="T145">}</text:span></text:span></text:p>
      <text:p text:style-name="P428"><text:span text:style-name="Absatz-Standardschriftart"><text:span text:style-name="T124"/></text:span></text:p>
      <text:h text:style-name="P619" text:outline-level="4">void globalUnsignedChangedSignal(String name, Number number)</text:h>
      <text:p text:style-name="P31">This signal is emitted if a signed number in the global signed number map has been changed.</text:p>
      <text:p text:style-name="P31">Arguments:</text:p>
      <text:list xml:id="list115957928853499" text:continue-numbering="true" text:style-name="L33">
        <text:list-item>
          <text:p text:style-name="P679">name: Name of the variable</text:p>
        </text:list-item>
        <text:list-item>
          <text:p text:style-name="P679"><text:span text:style-name="Absatz-Standardschriftart"><text:span text:style-name="T125">number: The value of the variable</text:span></text:span></text:p>
          <text:p text:style-name="P679"><text:span text:style-name="Absatz-Standardschriftart"><text:span text:style-name="T125"/></text:span></text:p>
        </text:list-item>
      </text:list>
      <text:h text:style-name="Heading_20_4" text:outline-level="4">void setGlobalRealNumber(String name, Number number)</text:h>
      <text:p text:style-name="P31">Sets a real number in the global real number map.</text:p>
      <text:p text:style-name="P31">Arguments:</text:p>
      <text:list xml:id="list115957625169540" text:continue-numbering="true" text:style-name="L33">
        <text:list-item>
          <text:p text:style-name="P679">name: Name of the variable</text:p>
        </text:list-item>
        <text:list-item>
          <text:p text:style-name="P679">number: The number</text:p>
          <text:p text:style-name="P783"/>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15957475307646" text:continue-numbering="true" text:style-name="L33">
        <text:list-item>
          <text:p text:style-name="P679">name: Name of the variable</text:p>
        </text:list-item>
        <text:list-item>
          <text:p text:style-name="P679">removeValue: True if the variable shall be removed from the real number map</text:p>
        </text:list-item>
      </text:list>
      <text:p text:style-name="P427">Return: The first element in the result list is the result status (1.0=name found, 0.0=name not found). The second element is the read value.</text:p>
      <text:p text:style-name="P427">Example:</text:p>
      <text:p text:style-name="P429">//Read the stored value</text:p>
      <text:p text:style-name="P429">var resultArray = scriptThread.getGlobalRealNumber("R_Number");</text:p>
      <text:p text:style-name="P429">if(resultArray[0] == 1.0)</text:p>
      <text:p text:style-name="P429">{</text:p>
      <text:p text:style-name="P429"><text:tab/>scriptThread.appendTextToConsole("rnumber: " + resultArray[1]);</text:p>
      <text:p text:style-name="P427"><text:span text:style-name="Absatz-Standardschriftart"><text:span text:style-name="T13">}</text:span></text:span></text:p>
      <text:p text:style-name="P427"><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15956908463560" text:continue-numbering="true" text:style-name="L33">
        <text:list-item>
          <text:p text:style-name="P679">name: Name of the variable</text:p>
        </text:list-item>
        <text:list-item>
          <text:p text:style-name="P679"><text:span text:style-name="Absatz-Standardschriftart"><text:span text:style-name="T125">number: The value of the variable</text:span></text:span></text:p>
        </text:list-item>
      </text:list>
      <text:p text:style-name="P257"><text:soft-page-break/><text:span text:style-name="Absatz-Standardschriftart"><text:span text:style-name="T125"/></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527" text:outline-level="4"><text:bookmark-start text:name="_Toc403041659"/>bool createProcessDetached(String program, Array&lt;String&gt; arguments, String <text:s/>workingDirectory)<text:bookmark-end text:name="_Toc403041659"/></text:h>
      <text:p text:style-name="P9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3">Arguments:</text:p>
      <text:list xml:id="list115956676570290" text:continue-numbering="true" text:style-name="L33">
        <text:list-item>
          <text:p text:style-name="P682">program: The program to start</text:p>
        </text:list-item>
        <text:list-item>
          <text:p text:style-name="P682"><text:span text:style-name="T253">a</text:span>rguments: The arguments</text:p>
        </text:list-item>
        <text:list-item>
          <text:p text:style-name="P682"><text:span text:style-name="Absatz-Standardschriftart">workingDirectory: The working directory.</text:span></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3">scriptThread.createProcessDetached("D:/notepad.exe", arguments,"");</text:span></text:span></text:p>
      <text:p text:style-name="P328"><text:span text:style-name="Absatz-Standardschriftart"><text:span text:style-name="T2"/></text:span></text:p>
      <text:h text:style-name="P527"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3">Starts a program with the given arguments in a new process, waits for it to finish, and then returns the exit code of the process. The environment and working directory are inherited from the calling process.</text:p>
      <text:p text:style-name="P93">Arguments:</text:p>
      <text:list xml:id="list115957900511280" text:continue-numbering="true" text:style-name="L33">
        <text:list-item>
          <text:p text:style-name="P682">program: The program to start</text:p>
        </text:list-item>
        <text:list-item>
          <text:p text:style-name="P682"><text:span text:style-name="T253">a</text:span>rguments: The arguments</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28"><text:span text:style-name="Absatz-Standardschriftart"><text:span text:style-name="T75"/></text:span></text:p>
      <text:h text:style-name="P528"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5">Starts the program program with the arguments arguments in a new process. Any data the new process writes to the console is forwarded to the return process object. The environment and working directory are inherited from the calling process.</text:p>
      <text:p text:style-name="P95">Note: Blocks until the process has been created or until startWaitTime milliseconds have passed (-1=infinite).</text:p>
      <text:p text:style-name="P94">Arguments:</text:p>
      <text:list xml:id="list115956724135240" text:continue-numbering="true" text:style-name="L33">
        <text:list-item>
          <text:p text:style-name="P683">program: The program to start</text:p>
        </text:list-item>
        <text:list-item>
          <text:p text:style-name="P683"><text:span text:style-name="T253">a</text:span>rguments: The arguments</text:p>
        </text:list-item>
        <text:list-item>
          <text:p text:style-name="P723">startWaitTime: The max. wait time.</text:p>
        </text:list-item>
        <text:list-item>
          <text:p text:style-name="P727">workingDirectory: The working directory. If empty then the working directory of the process is set the ScriptCommunicator directory.</text:p>
        </text:list-item>
      </text:list>
      <text:p text:style-name="P34">Return: <text:span text:style-name="T252">The created process</text:span> on success. <text:span text:style-name="T252">An invalid object on failure.</text:span></text:p>
      <text:p text:style-name="P94">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60">var process = scriptThread.createProcessAsynchronous("D:/notepad.exe", arguments);</text:span></text:span></text:p>
      <text:p text:style-name="P329"><text:soft-page-break/><text:span text:style-name="Absatz-Standardschriftart"><text:span text:style-name="T60">if(typeof process == 'undefined')</text:span></text:span></text:p>
      <text:p text:style-name="P330"><text:span text:style-name="Absatz-Standardschriftart"><text:span text:style-name="T61">{</text:span></text:span></text:p>
      <text:p text:style-name="P33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0"><text:span text:style-name="Absatz-Standardschriftart"><text:span text:style-name="T61">}</text:span></text:span></text:p>
      <text:p text:style-name="P330"><text:span text:style-name="Absatz-Standardschriftart"><text:span text:style-name="T61">else</text:span></text:span></text:p>
      <text:p text:style-name="P330"><text:span text:style-name="Absatz-Standardschriftart"><text:span text:style-name="T61">{</text:span></text:span></text:p>
      <text:p text:style-name="P364"><text:span text:style-name="Absatz-Standardschriftart"><text:span text:style-name="T61"><text:tab/>scriptThread.waitForFinishedProcess(process);</text:span></text:span></text:p>
      <text:p text:style-name="P364"><text:span text:style-name="Absatz-Standardschriftart"><text:span text:style-name="T61">}</text:span></text:span></text:p>
      <text:p text:style-name="P364"><text:span text:style-name="Absatz-Standardschriftart"><text:span text:style-name="T61"/></text:span></text:p>
      <text:h text:style-name="P529" text:outline-level="4">bool waitForFinishedProcess(ScriptProcess process, Number waitTime=30000)</text:h>
      <text:p text:style-name="P97">Blocks until the process has finished or until msecs milliseconds have passed (-1=infinite).</text:p>
      <text:p text:style-name="P96">Arguments:</text:p>
      <text:list xml:id="list115957599319899" text:continue-numbering="true" text:style-name="L33">
        <text:list-item>
          <text:p text:style-name="P684">pro<text:span text:style-name="T254">cess: The process</text:span></text:p>
        </text:list-item>
        <text:list-item>
          <text:p text:style-name="P728">waitTime: The max. wait time.</text:p>
        </text:list-item>
      </text:list>
      <text:p text:style-name="P35">Return: <text:span text:style-name="T254">True if the process is finished.</text:span></text:p>
      <text:p text:style-name="P35"/>
      <text:h text:style-name="P530" text:outline-level="4">Number getProcessExitCode(ScriptProcess process)</text:h>
      <text:p text:style-name="P99">Returns the exit code of process.</text:p>
      <text:p text:style-name="P98">Arguments:</text:p>
      <text:list xml:id="list115957043651206" text:continue-numbering="true" text:style-name="L33">
        <text:list-item>
          <text:p text:style-name="P685">pro<text:span text:style-name="T254">cess: The process</text:span></text:p>
        </text:list-item>
      </text:list>
      <text:p text:style-name="P36">Return: <text:span text:style-name="T254">The process exit code.</text:span></text:p>
      <text:p text:style-name="P36"/>
      <text:h text:style-name="P531" text:outline-level="4">void killProcess(ScriptProcess process)</text:h>
      <text:p text:style-name="P101">Kills the current process, causing it to exit immediately.</text:p>
      <text:p text:style-name="P100">Arguments:</text:p>
      <text:list xml:id="list115956380391238" text:continue-numbering="true" text:style-name="L33">
        <text:list-item>
          <text:p text:style-name="P729">pro<text:span text:style-name="T254">cess: The process</text:span></text:p>
        </text:list-item>
      </text:list>
      <text:p text:style-name="P259"/>
      <text:h text:style-name="P531" text:outline-level="4">void terminateProcess(ScriptProcess process)</text:h>
      <text:p text:style-name="P101">Attempts to terminate the process. The process may not exit as a result of calling this function (it is given the chance to prompt the user for any unsaved files, etc).</text:p>
      <text:p text:style-name="P100">Arguments:</text:p>
      <text:list xml:id="list115957339672553" text:continue-numbering="true" text:style-name="L33">
        <text:list-item>
          <text:p text:style-name="P686">pro<text:span text:style-name="T254">cess: The process</text:span></text:p>
        </text:list-item>
      </text:list>
      <text:p text:style-name="P258"/>
      <text:h text:style-name="P532" text:outline-level="4">bool writeToProcessStdin(ScriptProcess process, Array&lt;Number&gt; data, Number waitTime=30000)</text:h>
      <text:p text:style-name="P104">Write<text:span text:style-name="T426">s</text:span> data <text:span text:style-name="T423">(byte array) </text:span>to the standard input of process. Returns true on success.</text:p>
      <text:p text:style-name="P103">Note: Blocks until the writing is finished or until msecs milliseconds have passed (-1=infinite).</text:p>
      <text:p text:style-name="P102">Arguments:</text:p>
      <text:list xml:id="list115957672443260" text:continue-numbering="true" text:style-name="L33">
        <text:list-item>
          <text:p text:style-name="P687">program: The program to start</text:p>
        </text:list-item>
        <text:list-item>
          <text:p text:style-name="P688"><text:span text:style-name="T255">data</text:span>: The <text:span text:style-name="T255">data (byte array)</text:span></text:p>
        </text:list-item>
        <text:list-item>
          <text:p text:style-name="P724"><text:span text:style-name="T255">w</text:span>aitTime: The max. wait time.</text:p>
        </text:list-item>
      </text:list>
      <text:p text:style-name="P37">Return: <text:span text:style-name="T252">True on success.</text:span></text:p>
      <text:p text:style-name="P102">Example: <text:s/></text:p>
      <text:p text:style-name="P33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1"><text:span text:style-name="Absatz-Standardschriftart"><text:span text:style-name="T60">var process = scriptThread.createProcessAsynchronous("D:/notepad.exe", arguments);</text:span></text:span></text:p>
      <text:p text:style-name="P331"><text:span text:style-name="Absatz-Standardschriftart"><text:span text:style-name="T60">if(typeof process == 'undefined')</text:span></text:span></text:p>
      <text:p text:style-name="P331"><text:span text:style-name="Absatz-Standardschriftart"><text:span text:style-name="T61">{</text:span></text:span></text:p>
      <text:p text:style-name="P33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1"><text:span text:style-name="Absatz-Standardschriftart"><text:span text:style-name="T61">}</text:span></text:span></text:p>
      <text:p text:style-name="P331"><text:span text:style-name="Absatz-Standardschriftart"><text:span text:style-name="T61">else</text:span></text:span></text:p>
      <text:p text:style-name="P331"><text:span text:style-name="Absatz-Standardschriftart"><text:span text:style-name="T61">{</text:span></text:span></text:p>
      <text:p text:style-name="P332"><text:span text:style-name="Absatz-Standardschriftart"><text:span text:style-name="T62"><text:tab/>var data = scriptThread.stringToArray("test standard in\n");</text:span></text:span></text:p>
      <text:p text:style-name="P332"><text:span text:style-name="Absatz-Standardschriftart"><text:span text:style-name="T62"><text:tab/>scriptThread.writeToProcessStdin(process, data);</text:span></text:span></text:p>
      <text:p text:style-name="P331"><text:soft-page-break/><text:span text:style-name="Absatz-Standardschriftart"><text:span text:style-name="T61">}</text:span></text:span></text:p>
      <text:p text:style-name="P331"><text:span text:style-name="Absatz-Standardschriftart"><text:span text:style-name="T10"/></text:span></text:p>
      <text:h text:style-name="P533" text:outline-level="4"><text:span text:style-name="T400">bool</text:span> <text:span text:style-name="T400">processIsRunning</text:span>(ScriptProcess process)</text:h>
      <text:p text:style-name="P196">Returns true if the process is running.</text:p>
      <text:p text:style-name="P195">Arguments:</text:p>
      <text:list xml:id="list115957382690918" text:continue-numbering="true" text:style-name="L33">
        <text:list-item>
          <text:p text:style-name="P689">program: The program to start</text:p>
          <text:p text:style-name="P784"><text:span text:style-name="Absatz-Standardschriftart"><text:span text:style-name="T11"/></text:span></text:p>
        </text:list-item>
      </text:list>
      <text:h text:style-name="P534" text:outline-level="4">Array&lt;Number&gt; readAllStandardOutputFromProcess(ScriptProcess process, bool isBlocking=false, Number blockByte='\n', Number blockTime=30000)</text:h>
      <text:p text:style-name="P107">This function returns all data <text:span text:style-name="T423">(byte array) </text:span>available from the standard output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5">Arguments:</text:p>
      <text:list xml:id="list115957169531654" text:continue-numbering="true" text:style-name="L33">
        <text:list-item>
          <text:p text:style-name="P690">program: The program to start</text:p>
        </text:list-item>
        <text:list-item>
          <text:p text:style-name="P690"><text:span text:style-name="T256">isBlocking</text:span>: <text:span text:style-name="T256">True if this function is blocking.</text:span></text:p>
        </text:list-item>
        <text:list-item>
          <text:p text:style-name="P730">BlockByte: The block byte.</text:p>
        </text:list-item>
        <text:list-item>
          <text:p text:style-name="P725"><text:span text:style-name="T256">blockTime</text:span>: The max. <text:span text:style-name="T256">block</text:span> time.</text:p>
        </text:list-item>
      </text:list>
      <text:p text:style-name="P40">Return: <text:span text:style-name="T252">The read data (byte array).</text:span></text:p>
      <text:p text:style-name="P105">Example: <text:s/></text:p>
      <text:p text:style-name="P33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3"><text:span text:style-name="Absatz-Standardschriftart"><text:span text:style-name="T60">var process = scriptThread.createProcessAsynchronous("D:/notepad.exe", arguments);</text:span></text:span></text:p>
      <text:p text:style-name="P333"><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71"><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3"><text:span text:style-name="Absatz-Standardschriftart"><text:span text:style-name="T64"><text:tab/><text:tab/>res = conv.byteArrayToString(res).replace("\n", "")</text:span></text:span></text:p>
      <text:p text:style-name="P333"><text:span text:style-name="Absatz-Standardschriftart"><text:span text:style-name="T64"><text:tab/><text:tab/>scriptThread.appendTextToConsole("stdout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3"><text:span text:style-name="Absatz-Standardschriftart"><text:span text:style-name="T61">}</text:span></text:span></text:p>
      <text:p text:style-name="P333"><text:span text:style-name="Absatz-Standardschriftart"><text:span text:style-name="T10"/></text:span></text:p>
      <text:h text:style-name="P535" text:outline-level="4">Array&lt;Number&gt; <text:span text:style-name="T257">readAllStandardErrorFromProcess</text:span>(ScriptProcess process, bool isBlocking=false, Number blockByte='\n', Number blockTime=30000)</text:h>
      <text:p text:style-name="P107">This function returns all data <text:span text:style-name="T423">(byte array) </text:span>available from the standard <text:span text:style-name="T257">error</text:span>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8">Arguments:</text:p>
      <text:list xml:id="list115956178185106" text:continue-numbering="true" text:style-name="L33">
        <text:list-item>
          <text:p text:style-name="P691">program: The program to start.</text:p>
        </text:list-item>
        <text:list-item>
          <text:p text:style-name="P691"><text:span text:style-name="T256">isBlocking</text:span>: <text:span text:style-name="T256">True if this function is blocking.</text:span></text:p>
        </text:list-item>
        <text:list-item>
          <text:p text:style-name="P731">BlockByte: The block byte.</text:p>
        </text:list-item>
        <text:list-item>
          <text:p text:style-name="P726"><text:span text:style-name="T256">blockTime</text:span>: The max. <text:span text:style-name="T256">block</text:span> time.</text:p>
        </text:list-item>
      </text:list>
      <text:p text:style-name="P40">Return: <text:span text:style-name="T252">The read data (byte array).</text:span></text:p>
      <text:p text:style-name="P108">Example: <text:s/></text:p>
      <text:p text:style-name="P33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4"><text:span text:style-name="Absatz-Standardschriftart"><text:span text:style-name="T60">var process = scriptThread.createProcessAsynchronous("D:/notepad.exe", arguments);</text:span></text:span></text:p>
      <text:p text:style-name="P334"><text:soft-page-break/><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71"><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4"><text:span text:style-name="Absatz-Standardschriftart"><text:span text:style-name="T64"><text:tab/><text:tab/>res = conv.byteArrayToString(res).replace("\n", "")</text:span></text:span></text:p>
      <text:p text:style-name="P33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4"><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2">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536" text:outline-level="4">bool checkScriptCommunicatorVersion(String minVersion)</text:h>
      <text:p text:style-name="P402">Checks if the version of ScriptCommunicator is equal/greater then the version in minVersion.</text:p>
      <text:p text:style-name="P402">The format of minVersion is: 'major'.'minor' (e.g. 04.11).</text:p>
      <text:p text:style-name="P401">Arguments:</text:p>
      <text:p text:style-name="P507"><text:span text:style-name="Absatz-Standardschriftart"><text:span text:style-name="T78">minVersion: The minimum version</text:span></text:span></text:p>
      <text:h text:style-name="P537" text:outline-level="4">Array&lt;String&gt; availableSerialPorts(void)</text:h>
      <text:p text:style-name="P89">Returns a list with the name of all available serial ports.</text:p>
      <text:p text:style-name="P88">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85516060295094639" text:style-name="L34">
        <text:list-item>
          <text:p text:style-name="P732">state: The state in which the script shall be switched. Possible value are:</text:p>
          <text:list>
            <text:list-item>
              <text:p text:style-name="P732">0: running</text:p>
            </text:list-item>
            <text:list-item>
              <text:p text:style-name="P732">1: paused</text:p>
            </text:list-item>
            <text:list-item>
              <text:p text:style-name="P732">2: stopped</text:p>
            </text:list-item>
          </text:list>
        </text:list-item>
        <text:list-item>
          <text:p text:style-name="P732">scriptTableEntryName: The name of the script in the script-table (script window).</text:p>
          <text:p text:style-name="P790">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538" text:outline-level="4"><text:bookmark-start text:name="__RefHeading__14803_1904129960"/>void appendTextToConsole(String text, bool newLine=true<text:span text:style-name="T341">, bool bringToForeground=false</text:span>)<text:bookmark-end text:name="__RefHeading__14803_1904129960"/></text:h>
      <text:p text:style-name="P31">This function can be used to append a text to the script window console.</text:p>
      <text:p text:style-name="P31">Arguments:</text:p>
      <text:list xml:id="list115957026265825" text:continue-numbering="true" text:style-name="L34">
        <text:list-item>
          <text:p text:style-name="P732">text: The text which has to be appended to the console</text:p>
        </text:list-item>
        <text:list-item>
          <text:p text:style-name="P732">newLine: If true then the text will be appended in a new line </text:p>
        </text:list-item>
        <text:list-item>
          <text:p text:style-name="P735">bringToForeground: True if the script window shall be on top of all windows</text:p>
        </text:list-item>
      </text:list>
      <text:p text:style-name="P31">Example: <text:s text:c="2"/></text:p>
      <text:p text:style-name="P291">scriptThread.appendTextToConsole("exception in dataReceivedSlot: " + e);</text:p>
      <text:p text:style-name="P27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15956378623073" text:continue-numbering="true" text:style-name="L34">
        <text:list-item>
          <text:p text:style-name="P732">timeMs: The time to sleep in milliseconds</text:p>
        </text:list-item>
      </text:list>
      <text:p text:style-name="P31">Example:</text:p>
      <text:p text:style-name="P278"><text:s/><text:span text:style-name="T173">scriptThread.sleepFromScript(10);</text:span></text:p>
      <text:p text:style-name="P27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8760286941665870031" text:style-name="L35">
        <text:list-item>
          <text:p text:style-name="P959">the user has pressed the stop button (main or script window)</text:p>
        </text:list-item>
        <text:list-item>
          <text:p text:style-name="P959">the script has called scriptThread.stopScript()</text:p>
        </text:list-item>
        <text:list-item>
          <text:p text:style-name="P959">an uncaught exception has been occurred</text:p>
        </text:list-item>
      </text:list>
      <text:p text:style-name="P28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3"><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78"><text:span text:style-name="Absatz-Standardschriftart"><text:span text:style-name="T13">var timer = scriptThread.createTimer();</text:span></text:span></text:p>
      <text:p text:style-name="P27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3"><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78"><text:span text:style-name="Absatz-Standardschriftart"><text:span text:style-name="T13">var plotWindow = scriptThread.createPlotWindow();</text:span></text:span></text:p>
      <text:p text:style-name="P278"/>
      <text:p text:style-name="P27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15957993779791" text:continue-list="list115956178185106" text:style-name="L33">
        <text:list-item>
          <text:p text:style-name="P679">scriptPath: The file path</text:p>
        </text:list-item>
        <text:list-item>
          <text:p text:style-name="P679">isRelativePath: True if the path of script <text:s/>is relative to current script (which executes this function)</text:p>
        </text:list-item>
      </text:list>
      <text:p text:style-name="P31">Return: True on success</text:p>
      <text:p text:style-name="P31">Example: <text:s/></text:p>
      <text:p text:style-name="P278"><text:span text:style-name="Absatz-Standardschriftart"><text:span text:style-name="T13">var result = scriptThread.loadScript("Testscript.js");</text:span></text:span></text:p>
      <text:p text:style-name="P27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3"><text:bookmark-ref text:reference-format="text" text:ref-name="_Ref402529797">Dynamic link libraries</text:bookmark-ref></text:span></text:span><text:span text:style-name="Absatz-Standardschriftart">.</text:span></text:p>
      <text:p text:style-name="P31">Arguments:</text:p>
      <text:list xml:id="list115958013617578" text:continue-numbering="true" text:style-name="L33">
        <text:list-item>
          <text:p text:style-name="P679">path: The library file path</text:p>
        </text:list-item>
        <text:list-item>
          <text:p text:style-name="P679">isRelativePath: True if the library path is relative to the current script (which executes this function)</text:p>
        </text:list-item>
      </text:list>
      <text:p text:style-name="P31"><text:s/>Return: True on success</text:p>
      <text:p text:style-name="P31">Example: <text:s/></text:p>
      <text:p text:style-name="P278"><text:span text:style-name="Absatz-Standardschriftart"><text:span text:style-name="T13">var result = scriptThread.loadLibrary("testDll.dll");</text:span></text:span></text:p>
      <text:p text:style-name="P27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8">and shows the GUI</text:span>.</text:p>
      <text:p text:style-name="P31">Arguments:</text:p>
      <text:list xml:id="list115956455439705" text:continue-numbering="true" text:style-name="L33">
        <text:list-item>
          <text:p text:style-name="P679">path: The user interface file path.</text:p>
        </text:list-item>
        <text:list-item>
          <text:p text:style-name="P679">isRelativePath: True if the file path is relative to the current script (which executes this function)</text:p>
        </text:list-item>
        <text:list-item>
          <text:p text:style-name="P679">showAfterLoading: True if the first element of the user interface file (normally a window) shall be shown</text:p>
        </text:list-item>
      </text:list>
      <text:p text:style-name="P32">Return: True on success</text:p>
      <text:p text:style-name="P31">Example: <text:s/></text:p>
      <text:p text:style-name="P278"><text:span text:style-name="Absatz-Standardschriftart"><text:span text:style-name="T13">if(!uiFileLoaded)</text:span></text:span></text:p>
      <text:p text:style-name="P278"><text:span text:style-name="Absatz-Standardschriftart"><text:span text:style-name="T13">{</text:span></text:span></text:p>
      <text:p text:style-name="P278"><text:soft-page-break/><text:span text:style-name="Absatz-Standardschriftart"><text:span text:style-name="T13"><text:tab/>scriptThread.appendTextToConsole("no ui file in script window, loading file: <text:tab/><text:tab/><text:tab/><text:tab/><text:tab/><text:tab/>guiExample.ui");</text:span></text:span></text:p>
      <text:p text:style-name="P278"><text:span text:style-name="Absatz-Standardschriftart"><text:span text:style-name="T13"><text:tab/>uiFileLoaded = scriptThread.loadUserInterfaceFile("guiExample.u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78"><text:span text:style-name="Absatz-Standardschriftart"><text:span text:style-name="T13">if(error)</text:span></text:span></text:p>
      <text:p text:style-name="P278"><text:span text:style-name="Absatz-Standardschriftart"><text:span text:style-name="T13">{</text:span></text:span></text:p>
      <text:p text:style-name="P278"><text:span text:style-name="Absatz-Standardschriftart"><text:span text:style-name="T13"><text:tab/>scriptThread.stopScript(scriptThrea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78"><text:span text:style-name="Absatz-Standardschriftart"><text:span text:style-name="T13">var ipList = scriptThread.getLocalIpAdress();</text:span></text:span></text:p>
      <text:p text:style-name="P278"><text:span text:style-name="Absatz-Standardschriftart"><text:span text:style-name="T13">for(var i = 0; i &lt; ipList.length; i++)</text:span></text:span></text:p>
      <text:p text:style-name="P278"><text:span text:style-name="Absatz-Standardschriftart"><text:span text:style-name="T13">{</text:span></text:span></text:p>
      <text:p text:style-name="P278"><text:span text:style-name="Absatz-Standardschriftart"><text:span text:style-name="T13"><text:tab/> scriptThread.appendTextToConsole(ipList[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15956378708549" text:continue-numbering="true" text:style-name="L33">
        <text:list-item>
          <text:p text:style-name="P679">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15957265751825" text:continue-numbering="true" text:style-name="L33">
        <text:list-item>
          <text:p text:style-name="P679">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15956190196251" text:continue-numbering="true" text:style-name="L33">
        <text:list-item>
          <text:p text:style-name="P679">text: The message text</text:p>
        </text:list-item>
        <text:list-item>
          <text:p text:style-name="P679">forceTimeStamp: True if a time stamp shall be generated (independently from the time stamp settings)</text:p>
        </text:list-item>
      </text:list>
      <text:p text:style-name="P427"/>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15956410533143" text:continue-numbering="true" text:style-name="L33">
        <text:list-item>
          <text:p text:style-name="P679">priority: The new priority. Possible values are: <text:s/></text:p>
          <text:list>
            <text:list-item>
              <text:p text:style-name="P679">LowestPriority</text:p>
            </text:list-item>
            <text:list-item>
              <text:p text:style-name="P679">LowPriority</text:p>
            </text:list-item>
            <text:list-item>
              <text:p text:style-name="P679">NormalPriority</text:p>
            </text:list-item>
            <text:list-item>
              <text:p text:style-name="P679"><text:soft-page-break/>HighPriority</text:p>
            </text:list-item>
            <text:list-item>
              <text:p text:style-name="P679">HighestPriority</text:p>
            </text:list-item>
          </text:list>
        </text:list-item>
      </text:list>
      <text:p text:style-name="P278"><text:span text:style-name="Absatz-Standardschriftart"><text:span text:style-name="T72">Return: True on success.</text:span></text:span></text:p>
      <text:p text:style-name="P278"><text:span text:style-name="Absatz-Standardschriftart"><text:span text:style-name="T72">Example: <text:s/></text:span></text:span></text:p>
      <text:p text:style-name="P278"><text:span text:style-name="Absatz-Standardschriftart"><text:span text:style-name="T13">scriptThread.setScriptThreadPriority("NormalPriority");</text:span></text:span></text:p>
      <text:p text:style-name="P27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2">Returns the architecture of the CPU that the application is running on, in text format. </text:p>
      <text:p text:style-name="P27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15736729718353684" text:style-name="L36">
        <text:list-item>
          <text:p text:style-name="P1000">"arm" </text:p>
        </text:list-item>
        <text:list-item>
          <text:p text:style-name="P1000">"arm64" </text:p>
        </text:list-item>
        <text:list-item>
          <text:p text:style-name="P1000">"i386" </text:p>
        </text:list-item>
        <text:list-item>
          <text:p text:style-name="P1000">"ia64" </text:p>
        </text:list-item>
        <text:list-item>
          <text:p text:style-name="P1000">"mips" </text:p>
        </text:list-item>
        <text:list-item>
          <text:p text:style-name="P1000">"mips64" </text:p>
        </text:list-item>
        <text:list-item>
          <text:p text:style-name="P1000">"power" </text:p>
        </text:list-item>
        <text:list-item>
          <text:p text:style-name="P1000">"power64" </text:p>
        </text:list-item>
        <text:list-item>
          <text:p text:style-name="P1000">"sparc" </text:p>
        </text:list-item>
        <text:list-item>
          <text:p text:style-name="P1000">"sparcv9" </text:p>
        </text:list-item>
        <text:list-item>
          <text:p text:style-name="P999">"x86_64</text:p>
        </text:list-item>
      </text:list>
      <text:h text:style-name="Heading_20_4" text:outline-level="4"><text:bookmark-start text:name="_Toc40304165811111131311"/>String <text:bookmark-end text:name="_Toc40304165811111131311"/>productType(void)</text:h>
      <text:p text:style-name="P27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1">BlackBerry note</text:span>: this function returns "blackberry" for QNX systems running the BlackBerry userspace, but "qnx" for all other QNX-based systems.</text:p>
      <text:p text:style-name="Text_20_body"><text:span text:style-name="T151">Darwin, OS X and iOS note</text:span>: this function returns "osx" for OS X systems, "ios" for iOS systems and "darwin" in case the system could not be determined.</text:p>
      <text:p text:style-name="Text_20_body"><text:span text:style-name="T151">FreeBSD note</text:span>: this function returns "debian" for Debian/kFreeBSD and "unknown" otherwise.</text:p>
      <text:p text:style-name="Text_20_body"><text:span text:style-name="T15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3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4">Returns the script arguments (command-line argument -A).</text:p>
      <text:p text:style-name="P111">Example: <text:s/></text:p>
      <text:p text:style-name="P33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3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35"><text:span text:style-name="Absatz-Standardschriftart"><text:span text:style-name="T13">{</text:span></text:span></text:p>
      <text:p text:style-name="P33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35"><text:span text:style-name="Absatz-Standardschriftart"><text:span text:style-name="T13">}</text:span></text:span></text:p>
      <text:p text:style-name="P111"/>
      <text:h text:style-name="P540" text:outline-level="4">String getScriptCommunicatorFolder(void)</text:h>
      <text:p text:style-name="P273">Returns the ScriptCommunicator program folder.</text:p>
      <text:p text:style-name="P273"/>
      <text:h text:style-name="P541" text:outline-level="4">String getUserDocumentsFolder(void)</text:h>
      <text:p text:style-name="P274">Returns the directory containing user document files.</text:p>
      <text:p text:style-name="P274"/>
      <text:h text:style-name="P620" text:outline-level="4">bool addTabsToMainWindow(ScriptTabWidget* tabWidget)</text:h>
      <text:p text:style-name="P126">Adds script tabs to the main window (all tabs are removed from tabWidget).</text:p>
      <text:p text:style-name="P126">Note: This function fails in command-line mode.</text:p>
      <text:p text:style-name="P128"><text:soft-page-break/>Arguments:</text:p>
      <text:list xml:id="list115956649680970" text:continue-list="list115956410533143" text:style-name="L33">
        <text:list-item>
          <text:p text:style-name="P692"><text:span text:style-name="T306">tabWidget</text:span>: The <text:span text:style-name="T306">ScriptTab</text:span><text:span text:style-name="T308">Widget which contains the tabs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abs.ui", true, false);</text:span></text:span></text:p>
      <text:p text:style-name="P339"><text:span text:style-name="Absatz-Standardschriftart"><text:span text:style-name="T21"/></text:span></text:p>
      <text:p text:style-name="P339"><text:span text:style-name="Absatz-Standardschriftart"><text:span text:style-name="T21">//Remove the tab from the dialog and add it to the main window.</text:span></text:span></text:p>
      <text:p text:style-name="P339"><text:span text:style-name="Absatz-Standardschriftart"><text:span text:style-name="T21">if(!scriptThread.addTabsToMainWindow(UI_TabWidget))</text:span></text:span></text:p>
      <text:p text:style-name="P339"><text:span text:style-name="Absatz-Standardschriftart"><text:span text:style-name="T21">{</text:span></text:span></text:p>
      <text:p text:style-name="P339"><text:span text:style-name="Absatz-Standardschriftart"><text:span text:style-name="T21"><text:tab/>scriptThread.messageBox("Critical", "Error", "addTabsToMainWindow 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39"><text:span text:style-name="Absatz-Standardschriftart"><text:span text:style-name="T76">An example can be found under exampleScripts\WorkerScripts\TestAddTabsToMainWindow.</text:span></text:span></text:p>
      <text:p text:style-name="P339"><text:span text:style-name="Absatz-Standardschriftart"><text:span text:style-name="T76"/></text:span></text:p>
      <text:h text:style-name="P620" text:outline-level="4">bool <text:span text:style-name="T318">addToolBoxPagesToMainWindow(ScriptToolBox* scriptToolBox)</text:span></text:h>
      <text:p text:style-name="P127">Adds script toolbox pages to the main window (all pages are removed from <text:span text:style-name="T319">scriptT</text:span>oolBox).</text:p>
      <text:p text:style-name="P126">Note: This function fails in command-line mode.</text:p>
      <text:p text:style-name="P128">Arguments:</text:p>
      <text:list xml:id="list115957512238155" text:continue-numbering="true" text:style-name="L33">
        <text:list-item>
          <text:p text:style-name="P692"><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39"><text:span text:style-name="Absatz-Standardschriftart"><text:span text:style-name="T21"/></text:span></text:p>
      <text:p text:style-name="P33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3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39"><text:span text:style-name="Absatz-Standardschriftart"><text:span text:style-name="T21">{</text:span></text:span></text:p>
      <text:p text:style-name="P33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4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39"><text:span text:style-name="Absatz-Standardschriftart"><text:span text:style-name="T3"/></text:span></text:p>
      <text:h text:style-name="P621" text:outline-level="4">Array&lt;String&gt; getAllObjectPropertiesAndFunctions(QScriptValue object, bool printInScriptWindowConsole=false)</text:h>
      <text:p text:style-name="P132">Returns and prints (if printInScriptWindowConsole is true) all functions, <text:span text:style-name="T329">signals</text:span> and properties of an object in the script window console.</text:p>
      <text:p text:style-name="P135">Note: Only ScriptCommunicator classes are supported. Calling this function with a QtScript built-in class (e.g. Array) will result in an empty list.</text:p>
      <text:p text:style-name="P129">Arguments:</text:p>
      <text:list xml:id="list115956915207019" text:continue-numbering="true" text:style-name="L33">
        <text:list-item>
          <text:p text:style-name="P693"><text:span text:style-name="T327">object</text:span>: The <text:span text:style-name="T310">object</text:span></text:p>
        </text:list-item>
        <text:list-item>
          <text:p text:style-name="P738"><text:span text:style-name="T310">printInScriptWindowConsole: </text:span><text:span text:style-name="T307">True if the result shall be printed in the script window console.</text:span></text:p>
        </text:list-item>
      </text:list>
      <text:p text:style-name="P347"><text:span text:style-name="Absatz-Standardschriftart"><text:span text:style-name="T79">Return: </text:span></text:span><text:span text:style-name="Absatz-Standardschriftart"><text:span text:style-name="T80">All functions and properties of the object.</text:span></text:span></text:p>
      <text:p text:style-name="P347"><text:span text:style-name="Absatz-Standardschriftart"><text:span text:style-name="T80"/></text:span></text:p>
      <text:h text:style-name="P622" text:outline-level="4"><text:span text:style-name="T338">void</text:span> <text:span text:style-name="T338">mainWindowClearConsoleClickedSignal</text:span>(<text:span text:style-name="T338">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48"><text:soft-page-break/><text:span text:style-name="Absatz-Standardschriftart"><text:span text:style-name="T68">scriptThread.mainWindowClearConsoleClickedSignal.connect(mainWindowClearConsoleClicked);</text:span></text:span></text:p>
      <text:p text:style-name="P341"><text:span text:style-name="Absatz-Standardschriftart"><text:span text:style-name="T76"/></text:span></text:p>
      <text:h text:style-name="P623" text:outline-level="4"><text:span text:style-name="T338">void</text:span> <text:span text:style-name="T339">mainWindowLockScrollingClickedSignal(bool isChecked)</text:span></text:h>
      <text:p text:style-name="P140">Is emitted if the lock scrolling button in the main window is pressed.</text:p>
      <text:p text:style-name="P141">Arguments:</text:p>
      <text:list xml:id="list115957067244210" text:continue-numbering="true" text:style-name="L33">
        <text:list-item>
          <text:p text:style-name="P739"><text:span text:style-name="T340">isChecked</text:span>: T<text:span text:style-name="T311">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42"><text:span text:style-name="Absatz-Standardschriftart"><text:span text:style-name="T12"/></text:span></text:p>
      <text:h text:style-name="P626" text:outline-level="4">String getMainWindowTitle(void)</text:h>
      <text:p text:style-name="P112"><text:span text:style-name="Absatz-Standardschriftart"><text:span text:style-name="T103">Returns the title of the main window.</text:span></text:span></text:p>
      <text:p text:style-name="P343"><text:span text:style-name="Absatz-Standardschriftart"><text:span text:style-name="T102"/></text:span></text:p>
      <text:h text:style-name="P626" text:outline-level="4">void setMainWindowTitle(String newTitle)</text:h>
      <text:p text:style-name="P153">Sets the title of the main window.</text:p>
      <text:p text:style-name="P190">Arguments:</text:p>
      <text:list xml:id="list115958222040291" text:continue-numbering="true" text:style-name="L33">
        <text:list-item>
          <text:p text:style-name="P694"><text:span text:style-name="Absatz-Standardschriftart"><text:span text:style-name="T103">newT</text:span></text:span><text:span text:style-name="Absatz-Standardschriftart"><text:span text:style-name="T104">i</text:span></text:span><text:span text:style-name="Absatz-Standardschriftart"><text:span text:style-name="T103">tle</text:span></text:span><text:span text:style-name="Absatz-Standardschriftart"><text:span text:style-name="T107">: </text:span></text:span><text:span text:style-name="Absatz-Standardschriftart"><text:span text:style-name="T103">The new title</text:span></text:span><text:span text:style-name="Absatz-Standardschriftart"><text:span text:style-name="T105">.</text:span></text:span></text:p>
        </text:list-item>
      </text:list>
      <text:p text:style-name="P441"><text:span text:style-name="Absatz-Standardschriftart"><text:span text:style-name="T105"/></text:span></text:p>
      <text:h text:style-name="P627" text:outline-level="4">String <text:span text:style-name="T381">getTimestamp</text:span>(void)</text:h>
      <text:p text:style-name="P345"><text:span text:style-name="Absatz-Standardschriftart"><text:span text:style-name="T109">Returns the current time stamp in a specific format (see QDateTime.toString for more details).</text:span></text:span></text:p>
      <text:p text:style-name="P345"><text:span text:style-name="Absatz-Standardschriftart"><text:span text:style-name="T109">If the format string is empty then the format from the settings dialog (console options tab) is used.</text:span></text:span></text:p>
      <text:p text:style-name="P346"><text:span text:style-name="Absatz-Standardschriftart"><text:span text:style-name="T109">Example: <text:s/></text:span></text:span></text:p>
      <text:p text:style-name="P346"><text:span text:style-name="Absatz-Standardschriftart"><text:span text:style-name="T70">scriptThread.appendTextToConsole(scriptThread.getTimestamp("yyyy-MM-dd hh:mm:ss.zzz"));</text:span></text:span></text:p>
      <text:p text:style-name="P344"><text:span text:style-name="Absatz-Standardschriftart"><text:span text:style-name="T106"/></text:span></text:p>
      <text:h text:style-name="P542" text:outline-level="4"><text:span text:style-name="T389">ConsoleSettings getConsoleSettings</text:span>(void)</text:h>
      <text:p text:style-name="P187">Returns the console settings (settings dialog).</text:p>
      <text:p text:style-name="P186"><text:span text:style-name="T389">Return</text:span>:</text:p>
      <text:list xml:id="list115957908906228" text:continue-numbering="true" text:style-name="L33">
        <text:list-item>
          <text:p text:style-name="P695"><text:span text:style-name="T390">ConsoleSettings</text:span>: <text:span text:style-name="T332">The console settings.</text:span> <text:span text:style-name="T390">ConsoleSettings contains following properties:</text:span></text:p>
          <text:list>
            <text:list-item>
              <text:p text:style-name="P740"><text:span text:style-name="T390">bool</text:span> <text:span text:style-name="T390">showReceivedData</text:span>: <text:span text:style-name="T390">True if the received data (main interface) shall be shown in the console.</text:span></text:p>
            </text:list-item>
            <text:list-item>
              <text:p text:style-name="P740"><text:span text:style-name="T390">bool</text:span> <text:span text:style-name="T390">showSendData</text:span>: <text:span text:style-name="T390">True if the send data (main interface) shall be shown in the console.</text:span></text:p>
            </text:list-item>
            <text:list-item>
              <text:p text:style-name="P740"><text:span text:style-name="T390">uint32 maxChars</text:span>: <text:span text:style-name="T390">Max. numbers of chars in the consoles.</text:span></text:p>
            </text:list-item>
            <text:list-item>
              <text:p text:style-name="P740"><text:span text:style-name="T390">bool lockScrolling</text:span>: <text:span text:style-name="T390">If true then the consoles do not scroll to the end after adding new data.</text:span></text:p>
            </text:list-item>
            <text:list-item>
              <text:p text:style-name="P740"><text:span text:style-name="T390">String</text:span> <text:span text:style-name="T390">font: The consoles font.</text:span></text:p>
            </text:list-item>
            <text:list-item>
              <text:p text:style-name="P740"><text:span text:style-name="T390">String fontSize</text:span>: <text:span text:style-name="T390">The consoles font size.</text:span></text:p>
            </text:list-item>
            <text:list-item>
              <text:p text:style-name="P740"><text:span text:style-name="T390">uint32 updateInterval</text:span>: <text:span text:style-name="T390">The consoles update interval.</text:span></text:p>
            </text:list-item>
            <text:list-item>
              <text:p text:style-name="P743">String receiveColor: The color (hex) of receive data.</text:p>
            </text:list-item>
            <text:list-item>
              <text:p text:style-name="P744">String sendColor: The color (hex) of send data.</text:p>
            </text:list-item>
            <text:list-item>
              <text:p text:style-name="P745">String backgroundColor: The background color (hex) of the consoles.</text:p>
            </text:list-item>
            <text:list-item>
              <text:p text:style-name="P746">String timestampColor: The color (hex) of timestamps.</text:p>
            </text:list-item>
            <text:list-item>
              <text:p text:style-name="P747">uint32 newLineAfterBytes: New line after ... number of sent/received bytes (0=off).</text:p>
            </text:list-item>
            <text:list-item>
              <text:p text:style-name="P747">uint32 newLineAfterPause: New line after ... ms send/receive pause (0=off).</text:p>
            </text:list-item>
            <text:list-item>
              <text:p text:style-name="P748"><text:soft-page-break/>bool createNewLineAtByte: True if a new line shall be created at a specific byte (<text:span text:style-name="T391">newLineAtByte</text:span>)</text:p>
            </text:list-item>
            <text:list-item>
              <text:p text:style-name="P747">uint<text:span text:style-name="T392">8</text:span> newLineAtByte: <text:span text:style-name="T393">These bytes will be replaced by a new line</text:span>.</text:p>
            </text:list-item>
            <text:list-item>
              <text:p text:style-name="P748">bool ceateTimestampAt<text:span text:style-name="T393">Byte</text:span>: True if a timestamp shall be created at a specific byte (timestampAtByte)</text:p>
            </text:list-item>
            <text:list-item>
              <text:p text:style-name="P749">uint8 <text:s/><text:span text:style-name="T392">timestampAtByte: </text:span>New timestamp at byte</text:p>
            </text:list-item>
            <text:list-item>
              <text:p text:style-name="P741"><text:span text:style-name="T390">bool</text:span> <text:span text:style-name="T390">generateCyclicTimeStamps</text:span>: <text:span text:style-name="T390">True if cyclic timestamps shall be created in the consoles (timeStampInterval).</text:span></text:p>
            </text:list-item>
            <text:list-item>
              <text:p text:style-name="P741"><text:span text:style-name="T390">uint32 timeStampInterval</text:span>: <text:span text:style-name="T390">The console timestamp interval.</text:span></text:p>
            </text:list-item>
            <text:list-item>
              <text:p text:style-name="P750">timestampFormat: The timestamp format</text:p>
            </text:list-item>
          </text:list>
        </text:list-item>
      </text:list>
      <text:p text:style-name="P365"><text:span text:style-name="Absatz-Standardschriftart"><text:span text:style-name="T78">Example:</text:span></text:span><text:span text:style-name="Absatz-Standardschriftart"><text:span text:style-name="T4"> <text:s/></text:span></text:span></text:p>
      <text:p text:style-name="P36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6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7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544"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115956527046770" text:continue-numbering="true" text:style-name="L33">
        <text:list-item>
          <text:p text:style-name="P694"><text:span text:style-name="Absatz-Standardschriftart"><text:span text:style-name="T108">iconFile: The file name of the icon</text:span></text:span></text:p>
        </text:list-item>
        <text:list-item>
          <text:p text:style-name="P751">isRelativePath: True if the file path is relative to the current script (which executes this function)</text:p>
          <text:p text:style-name="P791">Note: An example can be found under: <text:s/>exampleScripts\WorkerScripts\SendUserInput</text:p>
        </text:list-item>
      </text:list>
      <text:p text:style-name="P443"/>
      <text:h text:style-name="P514" text:outline-level="2"><text:bookmark-start text:name="__RefHeading___Toc28833_1169487438"/>The scriptInf object/class<text:bookmark-end text:name="__RefHeading___Toc28833_1169487438"/></text:h>
      <text:p text:style-name="P408">The script<text:span text:style-name="T464">Inf </text:span>object is the main interface object for accessing ScriptCommunicator <text:span text:style-name="T464">interface </text:span>functions from script. The functions and signals which can be used from script are described in the following chapters.</text:p>
      <text:h text:style-name="P516" text:outline-level="3"><text:bookmark-start text:name="_Toc403041654627"/><text:bookmark-start text:name="__RefHeading___Toc31895_1169487438"/>M<text:bookmark-end text:name="_Toc403041654627"/>ain interface<text:bookmark-end text:name="__RefHeading___Toc31895_1169487438"/></text:h>
      <text:p text:style-name="P30">The following functions can be used to send and receive data with the main interface.</text:p>
      <text:p text:style-name="P244">Note: </text:p>
      <text:list xml:id="list6447909867549902538" text:style-name="L37">
        <text:list-item>
          <text:p text:style-name="P960">The main interface is the interface which can be adjusted in the settings window (worker scripts can create/use own interfaces too (see chapter <text:span text:style-name="Absatz-Standardschriftart"><text:span text:style-name="T153"><text:bookmark-ref text:reference-format="text" text:ref-name="__RefHeading___Toc30810_1169487438">Separate interfaces</text:bookmark-ref></text:span></text:span>)).</text:p>
        </text:list-item>
        <text:list-item>
          <text:p text:style-name="P961"><text:span text:style-name="T465">E</text:span>xamples of all interface types can be found <text:span text:style-name="T465">at the end of this chapter.</text:span></text:p>
        </text:list-item>
      </text:list>
      <text:p text:style-name="P244"/>
      <text:h text:style-name="P545" text:outline-level="4">bool sendDataArray(Array&lt;Number&gt; data, Number repetitionCount=0, Number pause=0<text:span text:style-name="T305">, bool addToMainWindowSendHistory=false</text:span>)</text:h>
      <text:p text:style-name="P244">Sends a data <text:span text:style-name="T421">(byte)</text:span> array with the main interface.</text:p>
      <text:p text:style-name="P244">Arguments:</text:p>
      <text:list xml:id="list115957022183646" text:continue-list="list115956527046770" text:style-name="L33">
        <text:list-item>
          <text:p text:style-name="P696">data: The data array</text:p>
        </text:list-item>
        <text:list-item>
          <text:p text:style-name="P696">repetitionCount: The data array is repeated until the number has been reached</text:p>
        </text:list-item>
        <text:list-item>
          <text:p text:style-name="P696">pause: The pause (milliseconds) between two repetitions</text:p>
        </text:list-item>
        <text:list-item>
          <text:p text:style-name="P754">addToMainWindowSendHistory: True if the data shall be added to the send history in the main window</text:p>
        </text:list-item>
      </text:list>
      <text:p text:style-name="P244"><text:s/>Return: True on success</text:p>
      <text:p text:style-name="P244"><text:soft-page-break/>Example: <text:s/></text:p>
      <text:p text:style-name="P404"><text:span text:style-name="Absatz-Standardschriftart"><text:span text:style-name="T13">var array = Array(1,2,3,4);</text:span></text:span></text:p>
      <text:p text:style-name="P40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04"><text:span text:style-name="Absatz-Standardschriftart"><text:span text:style-name="T2"/></text:span></text:p>
      <text:p text:style-name="P404"><text:span text:style-name="Absatz-Standardschriftart"><text:span text:style-name="T96">Note: </text:span></text:span></text:p>
      <text:list xml:id="list1350893801307095304" text:style-name="L38">
        <text:list-item>
          <text:p text:style-name="P962"><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962"><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963"><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4"><text:span text:style-name="Absatz-Standardschriftart"><text:span text:style-name="T2"/></text:span></text:p>
      <text:h text:style-name="P545" text:outline-level="4">bool sendString(String string, Number repetitionCount=0, Number pause=0<text:span text:style-name="T305">, bool addToMainWindowSendHistory=false</text:span>)</text:h>
      <text:p text:style-name="P244">Sends a string with the main interface.</text:p>
      <text:p text:style-name="P244">Arguments:</text:p>
      <text:list xml:id="list115956617576099" text:continue-list="list115957022183646" text:style-name="L33">
        <text:list-item>
          <text:p text:style-name="P696">string: The string</text:p>
        </text:list-item>
        <text:list-item>
          <text:p text:style-name="P696">repetitionCount: The data array is repeated until the number has been reached</text:p>
        </text:list-item>
        <text:list-item>
          <text:p text:style-name="P696">pause: The pause (ms) between two repetitions</text:p>
        </text:list-item>
        <text:list-item>
          <text:p text:style-name="P754">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2"/></text:span></text:p>
      <text:p text:style-name="P404"><text:span text:style-name="Absatz-Standardschriftart"><text:span text:style-name="T96">Note: </text:span></text:span></text:p>
      <text:list xml:id="list115957296667765" text:continue-list="list1350893801307095304" text:style-name="L38">
        <text:list-item>
          <text:p text:style-name="P962"><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962"><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964"><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962"><text:span text:style-name="Absatz-Standardschriftart"><text:span text:style-name="T96"/></text:span></text:p>
        </text:list-item>
      </text:list>
      <text:h text:style-name="P545" text:outline-level="4">bool sendCanMessage(Number type, Number canId, Array&lt;Number&gt; data, Number repetitionCount=0, Number pause=0<text:span text:style-name="T305">, bool addToMainWindowSendHistory=false</text:span>)</text:h>
      <text:p text:style-name="P244">Sends a can message with the main interface (in MainInterfaceThread). If more then 8 data bytes are given several can messages with the same can id will be sent.</text:p>
      <text:p text:style-name="P244">Arguments:</text:p>
      <text:list xml:id="list115957543074079" text:continue-list="list115956617576099" text:style-name="L33">
        <text:list-item>
          <text:p text:style-name="P696">type: The can message type (0=standard, 1=standard remote-transfer-request, 2=extended, 3= extended remote-transfer-request)</text:p>
        </text:list-item>
        <text:list-item>
          <text:p text:style-name="P696">canId: The can id</text:p>
        </text:list-item>
        <text:list-item>
          <text:p text:style-name="P696">data: the can data <text:span text:style-name="T421">(byte array)</text:span></text:p>
        </text:list-item>
        <text:list-item>
          <text:p text:style-name="P696">repetitionCount: The data message is repeated until the number has been reached</text:p>
        </text:list-item>
        <text:list-item>
          <text:p text:style-name="P696">pause: The pause (ms) between two repetitions</text:p>
        </text:list-item>
        <text:list-item>
          <text:p text:style-name="P754"><text:soft-page-break/>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04"><text:span text:style-name="Absatz-Standardschriftart"><text:span text:style-name="T2"/></text:span></text:p>
      <text:h text:style-name="P545" text:outline-level="4">bool isConnectedWithCan(void)</text:h>
      <text:p text:style-name="P244">Returns true if the main interface is a CAN interface (and is connected).</text:p>
      <text:p text:style-name="P244">Example: <text:s/></text:p>
      <text:p text:style-name="P40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04"><text:span text:style-name="Absatz-Standardschriftart"><text:span text:style-name="T13">{</text:span></text:span></text:p>
      <text:p text:style-name="P40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04"><text:span text:style-name="Absatz-Standardschriftart"><text:span text:style-name="T13">}</text:span></text:span></text:p>
      <text:p text:style-name="P404"/>
      <text:h text:style-name="P545" text:outline-level="4">bool isConnectedWith<text:span text:style-name="T432">I2c</text:span>(void)</text:h>
      <text:p text:style-name="P40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4"><text:span text:style-name="Absatz-Standardschriftart"><text:span text:style-name="T2"/></text:span></text:p>
      <text:h text:style-name="P545" text:outline-level="4">bool isConnected(void)</text:h>
      <text:p text:style-name="P244">Returns true if the main interface is connected.</text:p>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04"><text:span text:style-name="Absatz-Standardschriftart"><text:span text:style-name="T13">{</text:span></text:span></text:p>
      <text:p text:style-name="P40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13">}</text:span></text:span></text:p>
      <text:p text:style-name="P404"><text:span text:style-name="Absatz-Standardschriftart"><text:span text:style-name="T2"/></text:span></text:p>
      <text:h text:style-name="P545" text:outline-level="4">void disconnect(void)</text:h>
      <text:p text:style-name="P244"><text:span text:style-name="Absatz-Standardschriftart"><text:span text:style-name="T72">Disconnects the main interface.</text:span></text:span></text:p>
      <text:p text:style-name="P244"><text:span text:style-name="Absatz-Standardschriftart"><text:span text:style-name="T72"/></text:span></text:p>
      <text:h text:style-name="P545" text:outline-level="4">bool connectPcan(Number channel, Number baudrate, Number connectTimeout = 2000, bool busOffAutoReset = true, bool powerSupply = false, bool filterExtended = true, Number filterFrom = 0, Number filterTo = 0x1fffffff)</text:h>
      <text:p text:style-name="P244">Connects the main interface (PCAN).</text:p>
      <text:p text:style-name="P244">Note: A successful call will modify the corresponding settings in the settings dialog.</text:p>
      <text:p text:style-name="P244">Arguments:</text:p>
      <text:list xml:id="list115958214709203" text:continue-numbering="true" text:style-name="L33">
        <text:list-item>
          <text:p text:style-name="P696"><text:span text:style-name="Absatz-Standardschriftart"><text:span text:style-name="T72">channel: The PCAN channel</text:span></text:span></text:p>
        </text:list-item>
        <text:list-item>
          <text:p text:style-name="P696"><text:span text:style-name="Absatz-Standardschriftart"><text:span text:style-name="T72">baudrate(kBaud): The baudrate. <text:s/>Possible values are:</text:span></text:span></text:p>
          <text:p text:style-name="P696"><text:span text:style-name="Absatz-Standardschriftart"><text:span text:style-name="T72">1000, 800, 500, 250, 125,100,95,83,50,47,33,20,10,5.</text:span></text:span></text:p>
        </text:list-item>
        <text:list-item>
          <text:p text:style-name="P696"><text:span text:style-name="Absatz-Standardschriftart"><text:span text:style-name="T72">connectTimeout: Connect timeout (ms)</text:span></text:span></text:p>
        </text:list-item>
        <text:list-item>
          <text:p text:style-name="P696"><text:span text:style-name="Absatz-Standardschriftart"><text:span text:style-name="T72">busOffAutoReset: True if the PCAN driver shall reset automatically the CAN controller of a PCAN Channel if a bus-off state is detected</text:span></text:span></text:p>
        </text:list-item>
        <text:list-item>
          <text:p text:style-name="P696"><text:span text:style-name="Absatz-Standardschriftart"><text:span text:style-name="T72">powerSupply: True if the external 5V on the D-Sub connector shall be switched on</text:span></text:span></text:p>
        </text:list-item>
        <text:list-item>
          <text:p text:style-name="P696"><text:span text:style-name="Absatz-Standardschriftart"><text:span text:style-name="T72">filterExtended: True if the filer message type is extended (29-bit identifier) or false if the filter message type is standard (11-bit identifier)</text:span></text:span></text:p>
        </text:list-item>
        <text:list-item>
          <text:p text:style-name="P696"><text:span text:style-name="Absatz-Standardschriftart"><text:span text:style-name="T72">filterFrom: The lowest CAN ID to be received</text:span></text:span></text:p>
        </text:list-item>
        <text:list-item>
          <text:p text:style-name="P696"><text:span text:style-name="Absatz-Standardschriftart"><text:span text:style-name="T72">filterTo: The highest CAN ID to be received</text:span></text:span></text:p>
          <text:p text:style-name="P785"><text:span text:style-name="Absatz-Standardschriftart"><text:span text:style-name="T72">Return: True on success</text:span></text:span></text:p>
        </text:list-item>
      </text:list>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04"><text:span text:style-name="Absatz-Standardschriftart"><text:span text:style-name="T13">{</text:span></text:span></text:p>
      <text:p text:style-name="P404"><text:span text:style-name="Absatz-Standardschriftart"><text:span text:style-name="T13"><text:tab/>scriptThread.appendTextToConsole ("connectPcan succeeded");</text:span></text:span></text:p>
      <text:p text:style-name="P404"><text:span text:style-name="Absatz-Standardschriftart"><text:span text:style-name="T13">}</text:span></text:span></text:p>
      <text:p text:style-name="P404"><text:span text:style-name="Absatz-Standardschriftart"><text:span text:style-name="T2"/></text:span></text:p>
      <text:h text:style-name="P545" text:outline-level="4"><text:soft-page-break/>bool connectSocket(bool isTcp, bool isServer, String ip, Number <text:span text:style-name="T331">destination</text:span>Port, Number ownPort, Number connectTimeout = 5000)</text:h>
      <text:p text:style-name="P244">Connects the main interface (UDP or TCP socket).</text:p>
      <text:p text:style-name="P244">Note: A successful call will modify the corresponding settings in the settings dialog.</text:p>
      <text:p text:style-name="P244">Arguments:</text:p>
      <text:list xml:id="list115956587800159" text:continue-numbering="true" text:style-name="L33">
        <text:list-item>
          <text:p text:style-name="P696"><text:span text:style-name="Absatz-Standardschriftart"><text:span text:style-name="T72">isTcp: True for TCP and false for UDP</text:span></text:span></text:p>
        </text:list-item>
        <text:list-item>
          <text:p text:style-name="P696"><text:span text:style-name="Absatz-Standardschriftart"><text:span text:style-name="T72">isServer: True if the connection type is a (TCP) server</text:span></text:span></text:p>
        </text:list-item>
        <text:list-item>
          <text:p text:style-name="P696"><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696"><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696"><text:span text:style-name="Absatz-Standardschriftart"><text:span text:style-name="T72">ownPort: The own port</text:span></text:span></text:p>
        </text:list-item>
        <text:list-item>
          <text:p text:style-name="P696"><text:span text:style-name="Absatz-Standardschriftart"><text:span text:style-name="T72">connectTimeout: Connection timeout (ms)</text:span></text:span></text:p>
          <text:p text:style-name="P785"><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04"><text:span text:style-name="Absatz-Standardschriftart"><text:span text:style-name="T13">{</text:span></text:span></text:p>
      <text:p text:style-name="P404"><text:span text:style-name="Absatz-Standardschriftart"><text:span text:style-name="T13"><text:tab/>scriptThread.appendTextToConsole ("connectSocket succeeded (UDP socket)");</text:span></text:span></text:p>
      <text:p text:style-name="P404"><text:span text:style-name="Absatz-Standardschriftart"><text:span text:style-name="T13">}</text:span></text:span></text:p>
      <text:p text:style-name="P404"/>
      <text:h text:style-name="P545"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4">Connects the main interface (serial port).</text:p>
      <text:p text:style-name="P244">Note: A successful call will modify the corresponding settings in the settings dialog.</text:p>
      <text:p text:style-name="P244">Arguments:</text:p>
      <text:list xml:id="list115957400759645" text:continue-numbering="true" text:style-name="L33">
        <text:list-item>
          <text:p text:style-name="P696"><text:span text:style-name="Absatz-Standardschriftart"><text:span text:style-name="T72">name: True serial port name</text:span></text:span></text:p>
        </text:list-item>
        <text:list-item>
          <text:p text:style-name="P696"><text:span text:style-name="Absatz-Standardschriftart"><text:span text:style-name="T72">baudrate: The baudrate</text:span></text:span></text:p>
        </text:list-item>
        <text:list-item>
          <text:p text:style-name="P696"><text:span text:style-name="Absatz-Standardschriftart"><text:span text:style-name="T72">connectTimeout: Connection timeout (ms)</text:span></text:span></text:p>
        </text:list-item>
        <text:list-item>
          <text:p text:style-name="P696"><text:span text:style-name="Absatz-Standardschriftart"><text:span text:style-name="T72">dataBits: The number of data bits</text:span></text:span></text:p>
        </text:list-item>
        <text:list-item>
          <text:p text:style-name="P696"><text:span text:style-name="Absatz-Standardschriftart"><text:span text:style-name="T72">parity: The parity. Possible values are: "None ", "Even ", "Odd ", "Space" and "Mark"</text:span></text:span></text:p>
        </text:list-item>
        <text:list-item>
          <text:p text:style-name="P696"><text:span text:style-name="Absatz-Standardschriftart"><text:span text:style-name="T72">stopBits: The number of stop bits. Possible values are: "1 ", "1.5" and "2"</text:span></text:span></text:p>
        </text:list-item>
        <text:list-item>
          <text:p text:style-name="P696"><text:span text:style-name="Absatz-Standardschriftart"><text:span text:style-name="T72">flowControl: The flow control. Possible values are: "RTS/CTS", "XON/XOFF" and "None"</text:span></text:span></text:p>
          <text:p text:style-name="P785"><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04"><text:span text:style-name="Absatz-Standardschriftart"><text:span text:style-name="T13">{</text:span></text:span></text:p>
      <text:p text:style-name="P404"><text:span text:style-name="Absatz-Standardschriftart"><text:span text:style-name="T13"><text:tab/>scriptThread.appendTextToConsole ("connectSerialPort succeeded");</text:span></text:span></text:p>
      <text:p text:style-name="P404"><text:span text:style-name="Absatz-Standardschriftart"><text:span text:style-name="T13">}</text:span></text:span></text:p>
      <text:p text:style-name="P404"/>
      <text:h text:style-name="P545" text:outline-level="4"><text:bookmark-start text:name="__RefHeading__14002_509297979"/>void setSerialPortPins(bool setRTS, bool setDTR)<text:bookmark-end text:name="__RefHeading__14002_509297979"/></text:h>
      <text:p text:style-name="P404">Sets the serial port (main interface) RTS (request to send) and DTR (data terminal ready) pins.</text:p>
      <text:p text:style-name="P404">Note: A call to this function changes the value of the RTS (request to send) and the DTR (data terminal ready) check box in the main window.</text:p>
      <text:p text:style-name="P404">Arguments:</text:p>
      <text:list xml:id="list115957601534753" text:continue-numbering="true" text:style-name="L33">
        <text:list-item>
          <text:p text:style-name="P696"><text:span text:style-name="Absatz-Standardschriftart"><text:span text:style-name="T72">setRTS: true=set the pin to 1, false=set the pin to 0</text:span></text:span></text:p>
        </text:list-item>
        <text:list-item>
          <text:p text:style-name="P696"><text:span text:style-name="Absatz-Standardschriftart"><text:span text:style-name="T72">setDTR: true=set the pin to 1, false=set the pin to 0</text:span></text:span></text:p>
        </text:list-item>
      </text:list>
      <text:p text:style-name="P270"><text:span text:style-name="Absatz-Standardschriftart"><text:span text:style-name="T72"/></text:span></text:p>
      <text:h text:style-name="P546" text:outline-level="4">Number getSerialPortSignals(void)</text:h>
      <text:p text:style-name="P404"><text:span text:style-name="Absatz-Standardschriftart"><text:span text:style-name="T86">Returns the state of the serial port signals (pins).The signals are bit coded:</text:span></text:span></text:p>
      <text:list xml:id="list6966173134216638314" text:style-name="L39">
        <text:list-item>
          <text:p text:style-name="P965"><text:span text:style-name="Absatz-Standardschriftart"><text:span text:style-name="T86">NoSignal = 0x00</text:span></text:span></text:p>
        </text:list-item>
        <text:list-item>
          <text:p text:style-name="P965"><text:soft-page-break/><text:span text:style-name="Absatz-Standardschriftart"><text:span text:style-name="T86">DataTerminalReadySignal = 0x04</text:span></text:span></text:p>
        </text:list-item>
        <text:list-item>
          <text:p text:style-name="P965"><text:span text:style-name="Absatz-Standardschriftart"><text:span text:style-name="T86">DataCarrierDetectSignal = 0x08</text:span></text:span></text:p>
        </text:list-item>
        <text:list-item>
          <text:p text:style-name="P965"><text:span text:style-name="Absatz-Standardschriftart"><text:span text:style-name="T86">DataSetReadySignal = 0x10</text:span></text:span></text:p>
        </text:list-item>
        <text:list-item>
          <text:p text:style-name="P965"><text:span text:style-name="Absatz-Standardschriftart"><text:span text:style-name="T86">RingIndicatorSignal = 0x20</text:span></text:span></text:p>
        </text:list-item>
        <text:list-item>
          <text:p text:style-name="P965"><text:span text:style-name="Absatz-Standardschriftart"><text:span text:style-name="T86">RequestToSendSignal = 0x40</text:span></text:span></text:p>
        </text:list-item>
        <text:list-item>
          <text:p text:style-name="P965"><text:span text:style-name="Absatz-Standardschriftart"><text:span text:style-name="T86"><text:s/>ClearToSendSignal = 0x80</text:span></text:span></text:p>
        </text:list-item>
      </text:list>
      <text:p text:style-name="P404"><text:span text:style-name="Absatz-Standardschriftart"><text:span text:style-name="T2"/></text:span></text:p>
      <text:p text:style-name="P404"><text:span text:style-name="Absatz-Standardschriftart"><text:span text:style-name="T2"/></text:span></text:p>
      <text:h text:style-name="P545" text:outline-level="4">v<text:span text:style-name="T325">oid sendReceivedDataToMainInterface(Array&lt;Number&gt; data)</text:span></text:h>
      <text:p text:style-name="P403">Sends received data (received with a script internal interface) to the main interface.</text:p>
      <text:p text:style-name="P403">This data will be shown as received data in the consoles, the log and will be received by</text:p>
      <text:p text:style-name="P403">worker scripts via the dataReceivedSignal.</text:p>
      <text:p text:style-name="P404">Arguments:</text:p>
      <text:list xml:id="list115956876242094" text:continue-list="list115957601534753" text:style-name="L33">
        <text:list-item>
          <text:p text:style-name="P696"><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47"/>
      <text:h text:style-name="P543" text:outline-level="4">SerialPortSettings getMainInterfaceSerialPortSettings(void)</text:h>
      <text:p text:style-name="P238">Returns the serial port settings of the main interface.</text:p>
      <text:p text:style-name="P244"><text:span text:style-name="T389">Return</text:span>:</text:p>
      <text:list xml:id="list115956894557711" text:continue-numbering="true" text:style-name="L33">
        <text:list-item>
          <text:p text:style-name="P696"><text:span text:style-name="T332">SerialPortSettings</text:span>: <text:span text:style-name="T332">The serial port settings.</text:span> <text:span text:style-name="T332">SerialPortSettings contains following properties:</text:span></text:p>
          <text:list>
            <text:list-item>
              <text:p text:style-name="P742">String name: The name of the serial port</text:p>
            </text:list-item>
            <text:list-item>
              <text:p text:style-name="P742">Number baudRate: The baudrate</text:p>
            </text:list-item>
            <text:list-item>
              <text:p text:style-name="P742">Number dataBits: The number of data bits</text:p>
            </text:list-item>
            <text:list-item>
              <text:p text:style-name="P742">String parity: The parity</text:p>
            </text:list-item>
            <text:list-item>
              <text:p text:style-name="P742">String stopBits: The stop bits</text:p>
            </text:list-item>
            <text:list-item>
              <text:p text:style-name="P742">String flowControl: The flow control</text:p>
            </text:list-item>
            <text:list-item>
              <text:p text:style-name="P742">bool rts: True if the RTS pin is on</text:p>
            </text:list-item>
            <text:list-item>
              <text:p text:style-name="P742">bool dtr: True if the DTR pin is o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04"><text:span text:style-name="Absatz-Standardschriftart"><text:span text:style-name="T23">scriptThread.appendTextToConsole(settings.name);</text:span></text:span></text:p>
      <text:p text:style-name="P404"><text:span text:style-name="Absatz-Standardschriftart"><text:span text:style-name="T23">scriptThread.appendTextToConsole(settings.baudRate);</text:span></text:span></text:p>
      <text:p text:style-name="P404"><text:span text:style-name="Absatz-Standardschriftart"><text:span text:style-name="T23">scriptThread.appendTextToConsole(settings.dataBits);</text:span></text:span></text:p>
      <text:p text:style-name="P404"><text:span text:style-name="Absatz-Standardschriftart"><text:span text:style-name="T23">scriptThread.appendTextToConsole(settings.parity);</text:span></text:span></text:p>
      <text:p text:style-name="P404"><text:span text:style-name="Absatz-Standardschriftart"><text:span text:style-name="T23">scriptThread.appendTextToConsole(settings.stopBits);</text:span></text:span></text:p>
      <text:p text:style-name="P404"><text:span text:style-name="Absatz-Standardschriftart"><text:span text:style-name="T23">scriptThread.appendTextToConsole(settings.flowControl);</text:span></text:span></text:p>
      <text:p text:style-name="P404"><text:span text:style-name="Absatz-Standardschriftart"><text:span text:style-name="T23">scriptThread.appendTextToConsole(settings.rts);</text:span></text:span></text:p>
      <text:p text:style-name="P404"><text:span text:style-name="Absatz-Standardschriftart"><text:span text:style-name="T23">scriptThread.appendTextToConsole(settings.dtr);</text:span></text:span></text:p>
      <text:p text:style-name="P404"><text:span text:style-name="Absatz-Standardschriftart"><text:span text:style-name="T2"/></text:span></text:p>
      <text:h text:style-name="P543" text:outline-level="4">SocketSettings getMainInterfaceSocketSettings(void)</text:h>
      <text:p text:style-name="P239">Returns the socket (UDP, TCP client/server) settings of the main interface.</text:p>
      <text:p text:style-name="P244"><text:span text:style-name="T389">Return</text:span>:</text:p>
      <text:list xml:id="list115958017627232" text:continue-numbering="true" text:style-name="L33">
        <text:list-item>
          <text:p text:style-name="P696"><text:span text:style-name="T332">SocketSettings</text:span>: <text:span text:style-name="T333">The socket settings.</text:span> <text:span text:style-name="T332">SocketSettings contains following properties:</text:span></text:p>
          <text:list>
            <text:list-item>
              <text:p text:style-name="P742"><text:span text:style-name="T334">Number destinationPort</text:span>: The <text:span text:style-name="T334">detination port</text:span></text:p>
            </text:list-item>
            <text:list-item>
              <text:p text:style-name="P755">String destinationIpAddress: The destination <text:span text:style-name="T335">IP</text:span> address</text:p>
            </text:list-item>
            <text:list-item>
              <text:p text:style-name="P756">Number ownPort: The own port</text:p>
            </text:list-item>
            <text:list-item>
              <text:p text:style-name="P756">String socketType: The socket type ('TCP client', 'TCP server' or 'UDP socket')</text:p>
            </text:list-item>
            <text:list-item>
              <text:p text:style-name="P756">Number proxySettings: <text:span text:style-name="T336">The proxy settings:</text:span></text:p>
              <text:list>
                <text:list-item>
                  <text:p text:style-name="P757">0 = no proxy</text:p>
                </text:list-item>
                <text:list-item>
                  <text:p text:style-name="P757">1 = use system proxy settings</text:p>
                </text:list-item>
                <text:list-item>
                  <text:p text:style-name="P757">2 = use custom proxy settings</text:p>
                </text:list-item>
              </text:list>
            </text:list-item>
            <text:list-item>
              <text:p text:style-name="P756"><text:soft-page-break/>String proxyIpAddress: <text:span text:style-name="T336">The proxy IP address</text:span></text:p>
            </text:list-item>
            <text:list-item>
              <text:p text:style-name="P756">Number proxyPort: <text:span text:style-name="T336">The proxy port</text:span></text:p>
            </text:list-item>
            <text:list-item>
              <text:p text:style-name="P756">String proxyUserName: <text:span text:style-name="T336">The proxy user name</text:span></text:p>
            </text:list-item>
            <text:list-item>
              <text:p text:style-name="P756">String proxyPassword: <text:span text:style-name="T336">The proxy password</text:spa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04"><text:span text:style-name="Absatz-Standardschriftart"><text:span text:style-name="T23">scriptThread.appendTextToConsole(settings.destinationPort);</text:span></text:span></text:p>
      <text:p text:style-name="P404"><text:span text:style-name="Absatz-Standardschriftart"><text:span text:style-name="T23">scriptThread.appendTextToConsole(settings.destinationIpAddress);</text:span></text:span></text:p>
      <text:p text:style-name="P404"><text:span text:style-name="Absatz-Standardschriftart"><text:span text:style-name="T23">scriptThread.appendTextToConsole(settings.ownPort);</text:span></text:span></text:p>
      <text:p text:style-name="P404"><text:span text:style-name="Absatz-Standardschriftart"><text:span text:style-name="T23">scriptThread.appendTextToConsole(settings.socketType);</text:span></text:span></text:p>
      <text:p text:style-name="P404"><text:span text:style-name="Absatz-Standardschriftart"><text:span text:style-name="T23">scriptThread.appendTextToConsole(settings.proxySettings);</text:span></text:span></text:p>
      <text:p text:style-name="P404"><text:span text:style-name="Absatz-Standardschriftart"><text:span text:style-name="T23">scriptThread.appendTextToConsole(settings.proxyIpAddress);</text:span></text:span></text:p>
      <text:p text:style-name="P404"><text:span text:style-name="Absatz-Standardschriftart"><text:span text:style-name="T23">scriptThread.appendTextToConsole(settings.proxyPort);</text:span></text:span></text:p>
      <text:p text:style-name="P404"><text:span text:style-name="Absatz-Standardschriftart"><text:span text:style-name="T23">scriptThread.appendTextToConsole(settings.proxyUserName);</text:span></text:span></text:p>
      <text:p text:style-name="P404"><text:span text:style-name="Absatz-Standardschriftart"><text:span text:style-name="T23">scriptThread.appendTextToConsole(settings.proxyPassword);</text:span></text:span></text:p>
      <text:p text:style-name="P404"><text:span text:style-name="Absatz-Standardschriftart"><text:span text:style-name="T5"/></text:span></text:p>
      <text:h text:style-name="P547" text:outline-level="4">String aardvarkI2cSpiDetectDevices(void)</text:h>
      <text:p text:style-name="P399"><text:span text:style-name="Absatz-Standardschriftart"><text:span text:style-name="T90">Returns a string which contains informations about all detected Aardvark I2C/SPI devices.</text:span></text:span></text:p>
      <text:p text:style-name="P399"><text:span text:style-name="Absatz-Standardschriftart"><text:span text:style-name="T7"/></text:span></text:p>
      <text:h text:style-name="P545" text:outline-level="4"><text:bookmark-start text:name="_Toc403041657211642"/><text:bookmark-start text:name="__RefHeading___Toc27250_287047459"/>bool <text:bookmark-end text:name="_Toc403041657211642"/><text:span text:style-name="T439">aardvarkI2cSpiConnect(AardvarkI2cSpiSettings aardvarkI2cSpiSettings, Number connectTimeout = 5000)</text:span><text:bookmark-end text:name="__RefHeading___Toc27250_287047459"/></text:h>
      <text:p text:style-name="P240">Connects the main interface (Aardvark I2C/SPI).</text:p>
      <text:p text:style-name="P240">Note: A successful call will modify the corresponding settings in the settings dialog.</text:p>
      <text:p text:style-name="P244">Arguments:</text:p>
      <text:list xml:id="list115956658859045" text:continue-numbering="true" text:style-name="L33">
        <text:list-item>
          <text:p text:style-name="P69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list-item>
        <text:list-item>
          <text:p text:style-name="P696"><text:span text:style-name="Absatz-Standardschriftart"><text:span text:style-name="T72">connectTimeout: Connection timeout (ms)</text:span></text:span></text:p>
          <text:p text:style-name="P785"><text:span text:style-name="Absatz-Standardschriftart"><text:span text:style-name="T72">Return: True on success</text:span></text:span></text:p>
        </text:list-item>
      </text:list>
      <text:p text:style-name="P244">Example: <text:s/></text:p>
      <text:p text:style-name="P404"><text:span text:style-name="Absatz-Standardschriftart"><text:span text:style-name="T27">/************************Create the AardvarkI2cSpiSettings structure***************/</text:span></text:span></text:p>
      <text:p text:style-name="P404"><text:span text:style-name="Absatz-Standardschriftart"><text:span text:style-name="T27">settings = Array();</text:span></text:span></text:p>
      <text:p text:style-name="P404"><text:span text:style-name="Absatz-Standardschriftart"><text:span text:style-name="T27">settings.devicePort = <text:s/>parseInt(UI_AardvarkI2cSpiPort.text());</text:span></text:span></text:p>
      <text:p text:style-name="P404"><text:span text:style-name="Absatz-Standardschriftart"><text:span text:style-name="T27">settings.deviceMode = <text:s/>UI_AardvarkI2cSpiMode.currentIndex();</text:span></text:span></text:p>
      <text:p text:style-name="P404"><text:span text:style-name="Absatz-Standardschriftart"><text:span text:style-name="T27">settings.device5VIsOn = <text:s/>(UI_AardvarkI2cSpi5V.currentText() == "On") ? true : false</text:span></text:span></text:p>
      <text:p text:style-name="P404"><text:span text:style-name="Absatz-Standardschriftart"><text:span text:style-name="T27"><text:tab/><text:tab/></text:span></text:span></text:p>
      <text:p text:style-name="P404"><text:span text:style-name="Absatz-Standardschriftart"><text:span text:style-name="T27">settings.i2cBaudrate = <text:s/>parseInt(UI_AardvarkI2cBaudrate.text());</text:span></text:span></text:p>
      <text:p text:style-name="P41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04"><text:span text:style-name="Absatz-Standardschriftart"><text:span text:style-name="T27">settings.i2cPullupsOn = (UI_AardvarkI2cPullUp.currentText() == "On") ? true : false</text:span></text:span></text:p>
      <text:p text:style-name="P404"><text:span text:style-name="Absatz-Standardschriftart"><text:span text:style-name="T27"><text:tab/><text:tab/></text:span></text:span></text:p>
      <text:p text:style-name="P404"><text:span text:style-name="Absatz-Standardschriftart"><text:span text:style-name="T27">settings.spiPolarity = <text:s/>UI_AardvarkSpiPolarity.currentIndex();</text:span></text:span></text:p>
      <text:p text:style-name="P404"><text:span text:style-name="Absatz-Standardschriftart"><text:span text:style-name="T27">settings.spiSSPolarity = <text:s/>UI_AardvarkSpiSSPolarity.currentIndex();</text:span></text:span></text:p>
      <text:p text:style-name="P404"><text:span text:style-name="Absatz-Standardschriftart"><text:span text:style-name="T27">settings.spiBitorder = <text:s/>UI_AardvarkSpiBitorder.currentIndex();</text:span></text:span></text:p>
      <text:p text:style-name="P404"><text:span text:style-name="Absatz-Standardschriftart"><text:span text:style-name="T27">settings.spiPhase = <text:s/>UI_AardvarkSpiPhase.currentIndex();</text:span></text:span></text:p>
      <text:p text:style-name="P404"><text:span text:style-name="Absatz-Standardschriftart"><text:span text:style-name="T27">settings.spiBaudrate = <text:s/>parseInt(UI_AardvarkSpiBaudrate.text());</text:span></text:span></text:p>
      <text:p text:style-name="P404"><text:span text:style-name="Absatz-Standardschriftart"><text:span text:style-name="T27"/></text:span></text:p>
      <text:p text:style-name="P404"><text:span text:style-name="Absatz-Standardschriftart"><text:span text:style-name="T27">settings.pinConfigs = <text:s/>Array();</text:span></text:span></text:p>
      <text:p text:style-name="P404"><text:span text:style-name="Absatz-Standardschriftart"><text:span text:style-name="T27">for(var i = 0; i &lt; AARDVARD_I2C_SPI_GPIO_COUNT; i++)</text:span></text:span></text:p>
      <text:p text:style-name="P404"><text:span text:style-name="Absatz-Standardschriftart"><text:span text:style-name="T27">{</text:span></text:span></text:p>
      <text:p text:style-name="P404"><text:span text:style-name="Absatz-Standardschriftart"><text:span text:style-name="T27"><text:tab/>settings.pinConfigs[i] = Array();<text:tab/></text:span></text:span></text:p>
      <text:p text:style-name="P404"><text:span text:style-name="Absatz-Standardschriftart"><text:span text:style-name="T27"><text:tab/>settings.pinConfigs[i].isInput = (g_aardvardI2cGpioGuiElements[i].mode.currentText().indexOf("in") != -1) ? true : false;</text:span></text:span></text:p>
      <text:p text:style-name="P404"><text:span text:style-name="Absatz-Standardschriftart"><text:span text:style-name="T27"><text:tab/>settings.pinConfigs[i].withPullups = (g_aardvardI2cGpioGuiElements[i].mode.currentText().indexOf("in pullup") != -1) ? true : false;</text:span></text:span></text:p>
      <text:p text:style-name="P404"><text:span text:style-name="Absatz-Standardschriftart"><text:span text:style-name="T27"><text:tab/>settings.pinConfigs[i].outValue = (g_aardvardI2cGpioGuiElements[i].outValue.currentText() == 1) ? true : false;</text:span></text:span></text:p>
      <text:p text:style-name="P404"><text:span text:style-name="Absatz-Standardschriftart"><text:span text:style-name="T27"><text:tab/><text:tab/>}</text:span></text:span></text:p>
      <text:p text:style-name="P404"><text:span text:style-name="Absatz-Standardschriftart"><text:span text:style-name="T27">/**********************************************************************************/</text:span></text:span></text:p>
      <text:p text:style-name="P404"><text:span text:style-name="Absatz-Standardschriftart"><text:span text:style-name="T27"><text:tab/><text:tab/></text:span></text:span></text:p>
      <text:p text:style-name="P40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04"><text:span text:style-name="Absatz-Standardschriftart"><text:span text:style-name="T27">{</text:span></text:span></text:p>
      <text:p text:style-name="P40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04"><text:span text:style-name="Absatz-Standardschriftart"><text:span text:style-name="T27">}</text:span></text:span></text:p>
      <text:p text:style-name="P404"><text:span text:style-name="Absatz-Standardschriftart"><text:span text:style-name="T5"/></text:span></text:p>
      <text:h text:style-name="P628" text:outline-level="4"><text:bookmark-start text:name="__RefHeading___Toc27350_1470557487"/>AardvarkI2cSpiSettings<text:bookmark-end text:name="__RefHeading___Toc27350_1470557487"/></text:h>
      <text:p text:style-name="P400">This object/structure contains <text:span text:style-name="T441">the settings for an Aardvark I2C/SPI interface</text:span>:</text:p>
      <text:list xml:id="list6562233843026340016" text:style-name="L40">
        <text:list-item>
          <text:p text:style-name="P966"><text:soft-page-break/>Number devicePort: The device port.</text:p>
        </text:list-item>
        <text:list-item>
          <text:p text:style-name="P966">Number deviceMode: The device mode (0=I2C master and GPIO, 1=SPI master and GPIO, 2=GPIO)</text:p>
        </text:list-item>
        <text:list-item>
          <text:p text:style-name="P966">bool device5VIsOn: True if the 5V pins shall be on.</text:p>
        </text:list-item>
        <text:list-item>
          <text:p text:style-name="P966">Number i2cBaudrate: The I2C baudrate.</text:p>
        </text:list-item>
        <text:list-item>
          <text:p text:style-name="P967">Number i2cSlaveAddress: The I2C address in slave mode.</text:p>
        </text:list-item>
        <text:list-item>
          <text:p text:style-name="P966">bool i2cPullupsOn: True if the I2C pullups shall be enabled.</text:p>
        </text:list-item>
        <text:list-item>
          <text:p text:style-name="P966">AardvarkSpiPolarity spiPolarity: The SPI Polarity (0=rising/falling, 1=faling/rising).</text:p>
        </text:list-item>
        <text:list-item>
          <text:p text:style-name="P966">AardvarkSpiSSPolarity spiSSPolarity: The SPI slave select polarity (0=active low, 1=active high).</text:p>
        </text:list-item>
        <text:list-item>
          <text:p text:style-name="P966">AardvarkSpiBitorder spiBitorder: The SPI bitorder (0=MSB, 1=LSB).</text:p>
        </text:list-item>
        <text:list-item>
          <text:p text:style-name="P966">AardvarkSpiPhase spiPhase: The SPI phase (0=sample setup, 1=setup sample).</text:p>
        </text:list-item>
        <text:list-item>
          <text:p text:style-name="P966">Number spiBaudrate: The SPI baudrate.</text:p>
        </text:list-item>
        <text:list-item>
          <text:p text:style-name="P966">AardvarkI2cSpiGpioConfig pinConfigs[6]: The pin configuration <text:span text:style-name="T442">(see </text:span><text:span text:style-name="Absatz-Standardschriftart"><text:span text:style-name="T165"><text:bookmark-ref text:reference-format="text" text:ref-name="__RefHeading___Toc28263_287047459">AardvarkI2cSpiGpioConfig</text:bookmark-ref></text:span></text:span><text:span text:style-name="T442">)</text:span>. <text:span text:style-name="T449">Elements of </text:span>pinConfigs<text:span text:style-name="T449"> are:0=Pin1/SCL, 1=Pin3/SDA, 2=Pin5/MISO, 3=Pin7/SCK, 4=Pin8/MOSI, 5=Pin9/SS0.</text:span></text:p>
        </text:list-item>
      </text:list>
      <text:p text:style-name="P241"/>
      <text:p text:style-name="P244"><text:span text:style-name="T440">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40">)</text:span>.</text:p>
      <text:p text:style-name="P244"/>
      <text:h text:style-name="P629" text:outline-level="4"><text:bookmark-start text:name="__RefHeading___Toc28263_287047459"/>AardvarkI2cSpiGpioConfig<text:bookmark-end text:name="__RefHeading___Toc28263_287047459"/></text:h>
      <text:p text:style-name="P379">Contains the pin configuration for an <text:span text:style-name="T441">Aardvark I2C/SPI interface:</text:span></text:p>
      <text:list xml:id="list1173396209513460184" text:style-name="L41">
        <text:list-item>
          <text:p text:style-name="P968">bool isInput: True if the pin is an input.</text:p>
        </text:list-item>
        <text:list-item>
          <text:p text:style-name="P968">bool withPullups: True if the pin shall have a pullup (works only with inputs).</text:p>
        </text:list-item>
        <text:list-item>
          <text:p text:style-name="P968">bool outValue: The value of the output.</text:p>
        </text:list-item>
      </text:list>
      <text:p text:style-name="P256"/>
      <text:h text:style-name="P630" text:outline-level="4">Array&lt;bool&gt; aardvarkI2cSpiReadAllInputs(void)</text:h>
      <text:p text:style-name="P425"><text:span text:style-name="T478">Reads all inputs of the Aardvark I2C/SPI device</text:span>.</text:p>
      <text:p text:style-name="P424">The indexes of the result array are:0=Pin1/SCL, 1=Pin3/SDA, 2=Pin5/MISO, 3=Pin7/SCK, 4=Pin8/MOSI, 5=Pin9/SS0.</text:p>
      <text:p text:style-name="P379"/>
      <text:h text:style-name="P631" text:outline-level="4">AardvarkI2cSpiSettings aardvarkI2cSpiGetMainInterfaceSettings(void)</text:h>
      <text:p text:style-name="P382">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 of the main interface.</text:p>
      <text:p text:style-name="P244">Example: <text:s/></text:p>
      <text:p text:style-name="P38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82"><text:span text:style-name="Absatz-Standardschriftart"><text:span text:style-name="T29">var consoleString = "connected: &lt;br&gt;" + settingsStructToString(readSettings);</text:span></text:span></text:p>
      <text:p text:style-name="P382"><text:span text:style-name="Absatz-Standardschriftart"><text:span text:style-name="T29">scriptThread.appendTextToConsole(consoleString);</text:span></text:span></text:p>
      <text:p text:style-name="P382"><text:span text:style-name="Absatz-Standardschriftart"><text:span text:style-name="T29"/></text:span></text:p>
      <text:p text:style-name="P382"><text:span text:style-name="Absatz-Standardschriftart"><text:span text:style-name="T29">function settingsStructToString(readSettings)</text:span></text:span></text:p>
      <text:p text:style-name="P382"><text:span text:style-name="Absatz-Standardschriftart"><text:span text:style-name="T29">{</text:span></text:span></text:p>
      <text:p text:style-name="P382"><text:span text:style-name="Absatz-Standardschriftart"><text:span text:style-name="T29"><text:tab/>var result = "devicePort=" + readSettings.devicePort + " deviceMode=" + readSettings.deviceMode + " <text:tab/><text:tab/><text:tab/>device5VIsOn=" + <text:tab/>readSettings.device5VIsOn;</text:span></text:span></text:p>
      <text:p text:style-name="P38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2"><text:span text:style-name="Absatz-Standardschriftart"><text:span text:style-name="T29"><text:tab/>result += " spiBitorder=" + readSettings.spiBitorder + " spiPhase=" + readSettings.spiPhase + " <text:tab/><text:tab/>spiBaudrate=" + readSettings.spiBaudrate;</text:span></text:span></text:p>
      <text:p text:style-name="P382"><text:span text:style-name="Absatz-Standardschriftart"><text:span text:style-name="T29"><text:tab/>for(var i = 0; i &lt; AARDVARD_I2C_SPI_GPIO_COUNT; i++)</text:span></text:span></text:p>
      <text:p text:style-name="P382"><text:span text:style-name="Absatz-Standardschriftart"><text:span text:style-name="T29"><text:tab/>{</text:span></text:span></text:p>
      <text:p text:style-name="P382"><text:span text:style-name="Absatz-Standardschriftart"><text:span text:style-name="T29"><text:tab/><text:tab/>var mode = "out";</text:span></text:span></text:p>
      <text:p text:style-name="P382"><text:span text:style-name="Absatz-Standardschriftart"><text:span text:style-name="T29"><text:tab/><text:tab/>if(readSettings.pinConfigs[i].isInput)</text:span></text:span></text:p>
      <text:p text:style-name="P382"><text:span text:style-name="Absatz-Standardschriftart"><text:span text:style-name="T29"><text:tab/><text:tab/>{</text:span></text:span></text:p>
      <text:p text:style-name="P382"><text:span text:style-name="Absatz-Standardschriftart"><text:span text:style-name="T29"><text:tab/><text:tab/><text:tab/>if(readSettings.pinConfigs[i].withPullups)</text:span></text:span></text:p>
      <text:p text:style-name="P382"><text:soft-page-break/><text:span text:style-name="Absatz-Standardschriftart"><text:span text:style-name="T29"><text:tab/><text:tab/><text:tab/>{</text:span></text:span></text:p>
      <text:p text:style-name="P382"><text:span text:style-name="Absatz-Standardschriftart"><text:span text:style-name="T29"><text:tab/><text:tab/><text:tab/><text:tab/>mode = "in pullups";</text:span></text:span></text:p>
      <text:p text:style-name="P382"><text:span text:style-name="Absatz-Standardschriftart"><text:span text:style-name="T29"><text:tab/><text:tab/><text:tab/>}</text:span></text:span></text:p>
      <text:p text:style-name="P382"><text:span text:style-name="Absatz-Standardschriftart"><text:span text:style-name="T29"><text:tab/><text:tab/><text:tab/>else</text:span></text:span></text:p>
      <text:p text:style-name="P382"><text:span text:style-name="Absatz-Standardschriftart"><text:span text:style-name="T29"><text:tab/><text:tab/><text:tab/>{</text:span></text:span></text:p>
      <text:p text:style-name="P382"><text:span text:style-name="Absatz-Standardschriftart"><text:span text:style-name="T29"><text:tab/><text:tab/><text:tab/><text:tab/>mode = "in";</text:span></text:span></text:p>
      <text:p text:style-name="P382"><text:span text:style-name="Absatz-Standardschriftart"><text:span text:style-name="T29"><text:tab/><text:tab/><text:tab/>}</text:span></text:span></text:p>
      <text:p text:style-name="P382"><text:span text:style-name="Absatz-Standardschriftart"><text:span text:style-name="T29"><text:tab/><text:tab/>}</text:span></text:span></text:p>
      <text:p text:style-name="P382"><text:span text:style-name="Absatz-Standardschriftart"><text:span text:style-name="T29"><text:tab/><text:tab/>result += "&lt;br&gt;"+ g_aardvardI2cGpioGuiElements[i].mode.getAdditionalData(0) + " mode=" + <text:tab/><text:tab/><text:tab/>mode;</text:span></text:span></text:p>
      <text:p text:style-name="P382"><text:span text:style-name="Absatz-Standardschriftart"><text:span text:style-name="T29"><text:tab/><text:tab/>result += " "+ g_aardvardI2cGpioGuiElements[i].mode.getAdditionalData(0) + " outValue=" + <text:tab/><text:tab/><text:tab/>readSettings.pinConfigs[i].outValue;</text:span></text:span></text:p>
      <text:p text:style-name="P382"><text:span text:style-name="Absatz-Standardschriftart"><text:span text:style-name="T29"><text:tab/>}</text:span></text:span></text:p>
      <text:p text:style-name="P382"><text:span text:style-name="Absatz-Standardschriftart"><text:span text:style-name="T29"><text:tab/></text:span></text:span></text:p>
      <text:p text:style-name="P382"><text:span text:style-name="Absatz-Standardschriftart"><text:span text:style-name="T29"><text:tab/>return result;</text:span></text:span></text:p>
      <text:p text:style-name="P382"><text:span text:style-name="Absatz-Standardschriftart"><text:span text:style-name="T29">}</text:span></text:span></text:p>
      <text:p text:style-name="P379"/>
      <text:h text:style-name="P548" text:outline-level="4">bool aardvarkI2cSpiChangePinConfiguration(Number pinIndex, bool isInput, bool withPullups=false)</text:h>
      <text:p text:style-name="P222">Changes the configuration of a pin (Aardvark I2C/SPI device).</text:p>
      <text:p text:style-name="P244">Arguments:</text:p>
      <text:list xml:id="list115956578322792" text:continue-list="list115956658859045" text:style-name="L33">
        <text:list-item>
          <text:p text:style-name="P69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69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758"><text:span text:style-name="T443">w</text:span>ithPullups: <text:span text:style-name="T443">True of the input pin shall have a pullup (not possible with output).</text:span></text:p>
          <text:p text:style-name="P794"><text:span text:style-name="Absatz-Standardschriftart"><text:span text:style-name="T72">Return: True on success</text:span></text:span></text:p>
          <text:p text:style-name="P794"><text:span text:style-name="Absatz-Standardschriftart"><text:span text:style-name="T72"/></text:span></text:p>
        </text:list-item>
      </text:list>
      <text:h text:style-name="P549" text:outline-level="4">bool <text:span text:style-name="T443">aardvarkI2cSpiSetOutput(Number pinIndex, bool high, bool updateSettingsDialog=false)</text:span></text:h>
      <text:p text:style-name="P224">Sets the value of an output pin (Aardvark I2C/SPI device).</text:p>
      <text:p text:style-name="P244">Arguments:</text:p>
      <text:list xml:id="list115957242400325" text:continue-numbering="true" text:style-name="L33">
        <text:list-item>
          <text:p text:style-name="P69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69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697"><text:span text:style-name="Absatz-Standardschriftart"><text:span text:style-name="T101">updateSettingsDialog: True if the new output value should be displayed in the the settings dialog</text:span></text:span></text:p>
          <text:p text:style-name="P794"><text:span text:style-name="Absatz-Standardschriftart"><text:span text:style-name="T72">Return: True on success</text:span></text:span></text:p>
          <text:p text:style-name="P794"><text:span text:style-name="Absatz-Standardschriftart"><text:span text:style-name="T72"/></text:span></text:p>
        </text:list-item>
      </text:list>
      <text:h text:style-name="P545" text:outline-level="4">bool <text:span text:style-name="T444">i2cMasterReadWrite(Number flags, Number slaveAddress, Number numberOfBytesToRead, Array&lt;Number&gt; dataToSend = Array&lt;Number&gt;(), Number repetitionCount=0, Number pause=0, bool addToMainWindowSendHistory=false)</text:span></text:h>
      <text:p text:style-name="P226">Accesses the I2C bus (write/read).</text:p>
      <text:p text:style-name="P226">Note: This functions works only if the main interface is an I2C <text:span text:style-name="T458">master</text:span>. <text:span text:style-name="T448">To receive data in master mode the signal i2cMasterDataReceivedSignal must be used.</text:span></text:p>
      <text:p text:style-name="P244">Arguments:</text:p>
      <text:list xml:id="list115958214807207" text:continue-numbering="true" text:style-name="L33">
        <text:list-item>
          <text:p text:style-name="P760">flags: The I2C flags: 0x00= no flags, 0x01= 10bit address, 0x02=combined FMT,0x04= no stop condition (use i2cMasterFreeBus to generate the stop condition later)</text:p>
        </text:list-item>
        <text:list-item>
          <text:p text:style-name="P760">slaveAddress: The I2C address</text:p>
        </text:list-item>
        <text:list-item>
          <text:p text:style-name="P760">numberOfBytesToRead: The number of bytes wich shall be read.</text:p>
        </text:list-item>
        <text:list-item>
          <text:p text:style-name="P696"><text:span text:style-name="T445">dataToSend</text:span>: <text:span text:style-name="T445">The bytes which shall be send/written (if this array is empty only a read is performed)</text:span></text:p>
        </text:list-item>
        <text:list-item>
          <text:p text:style-name="P696">repetitionCount: The <text:span text:style-name="T444">I2C access</text:span> is repeated until the number has been reached</text:p>
        </text:list-item>
        <text:list-item>
          <text:p text:style-name="P696">pause: The pause (milliseconds) between two repetitions</text:p>
        </text:list-item>
        <text:list-item>
          <text:p text:style-name="P754"><text:soft-page-break/>addToMainWindowSendHistory: True if the data shall be added to the send history in the main window</text:p>
        </text:list-item>
      </text:list>
      <text:p text:style-name="P244"><text:s/>Return: True on success</text:p>
      <text:p text:style-name="P244">Example: <text:s/></text:p>
      <text:p text:style-name="P38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79"><text:span text:style-name="Absatz-Standardschriftart"><text:span text:style-name="T2"/></text:span></text:p>
      <text:h text:style-name="P633" text:outline-level="4">void i2cMasterFreeBus(void)</text:h>
      <text:p text:style-name="P394">Frees the main interface I2C bus (this function can be used if the no stop condition was created during the last i2cMasterReadWrite call).</text:p>
      <text:p text:style-name="P379"><text:span text:style-name="Absatz-Standardschriftart"><text:span text:style-name="T8"/></text:span></text:p>
      <text:h text:style-name="P545" text:outline-level="4"><text:bookmark-start text:name="_Toc403041657"/><text:bookmark-start text:name="__RefHeading__5954_596565095"/>void dataReceivedSignal(Array&lt;Number&gt; data)<text:bookmark-end text:name="_Toc403041657"/><text:bookmark-end text:name="__RefHeading__5954_596565095"/></text:h>
      <text:p text:style-name="P244"><text:span text:style-name="T435">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4">Arguments:</text:p>
      <text:list xml:id="list115958032115251" text:continue-numbering="true" text:style-name="L33">
        <text:list-item>
          <text:p text:style-name="P696">data: The received data <text:span text:style-name="T422">(byte array)</text:span></text:p>
        </text:list-item>
      </text:list>
      <text:p text:style-name="P244">Example: <text:s/></text:p>
      <text:p text:style-name="P404"><text:span text:style-name="Absatz-Standardschriftart"><text:span text:style-name="T13">function dataReceivedSlot(data) </text:span></text:span></text:p>
      <text:p text:style-name="P404"><text:span text:style-name="Absatz-Standardschriftart"><text:span text:style-name="T13">{</text:span></text:span></text:p>
      <text:p text:style-name="P404"><text:span text:style-name="Absatz-Standardschriftart"><text:span text:style-name="T13"><text:tab/>scriptThread.appendTextToConsole("data received: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04"><text:span text:style-name="Absatz-Standardschriftart"><text:span text:style-name="T2"/></text:span></text:p>
      <text:h text:style-name="P545"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44">This signal is emitted if a can message (or several) has been received with the main interface.</text:p>
      <text:p text:style-name="P244">Arguments:</text:p>
      <text:list xml:id="list115956211125145" text:continue-numbering="true" text:style-name="L33">
        <text:list-item>
          <text:p text:style-name="P696">types: The can types of the received can messages (0=standard, 1=standard remote-transfer-request, 2=extended, 3= extended remote-transfer-request)</text:p>
        </text:list-item>
        <text:list-item>
          <text:p text:style-name="P696">messageIds: The can ids of the received can messages</text:p>
        </text:list-item>
        <text:list-item>
          <text:p text:style-name="P696">timestamps: Time stamps for the received can messages (milliseconds since the first message has been received). </text:p>
        </text:list-item>
        <text:list-item>
          <text:p text:style-name="P696">data: The data <text:span text:style-name="T422">(byte array)</text:span> of the received can messages</text:p>
        </text:list-item>
      </text:list>
      <text:p text:style-name="P244">Example: <text:s/></text:p>
      <text:p text:style-name="P404"><text:span text:style-name="Absatz-Standardschriftart"><text:span text:style-name="T13">function canMessagesReceived(types, ids, timeStamps, data)</text:span></text:span></text:p>
      <text:p text:style-name="P404"><text:span text:style-name="Absatz-Standardschriftart"><text:span text:style-name="T13">{</text:span></text:span></text:p>
      <text:p text:style-name="P404"><text:span text:style-name="Absatz-Standardschriftart"><text:span text:style-name="T13"><text:tab/>for(var index = 0; index &lt; types.length; index++)</text:span></text:span></text:p>
      <text:p text:style-name="P404"><text:span text:style-name="Absatz-Standardschriftart"><text:span text:style-name="T13"><text:tab/>{</text:span></text:span></text:p>
      <text:p text:style-name="P404"><text:span text:style-name="Absatz-Standardschriftart"><text:span text:style-name="T13"><text:tab/><text:tab/>scriptThread.appendTextToConsole("message received: " + ids[index]);</text:span></text:span></text:p>
      <text:p text:style-name="P404"><text:span text:style-name="Absatz-Standardschriftart"><text:span text:style-name="T13"><text:tab/>}</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04"><text:span text:style-name="Absatz-Standardschriftart"><text:span text:style-name="T72"/></text:span></text:p>
      <text:h text:style-name="P552" text:outline-level="4">void <text:span text:style-name="T459">i2cMasterDataReceivedSignal</text:span>(Number flags, Number address, Array&lt;Number&gt; data)</text:h>
      <text:p text:style-name="P242">This signal is emitted if data has been received with the main interface and the main interface is an I2C bus.</text:p>
      <text:p text:style-name="P244">Arguments:</text:p>
      <text:list xml:id="list115957969780353" text:continue-numbering="true" text:style-name="L33">
        <text:list-item>
          <text:p text:style-name="P760">flags: The I2C flags: 0x00= no flags, 0x01= 10bit address, 0x02=combined FMT,0x04= no stop condition (use i2cMasterFreeBus to generate the stop condition later)</text:p>
        </text:list-item>
        <text:list-item>
          <text:p text:style-name="P760"><text:soft-page-break/><text:span text:style-name="T448">a</text:span>ddress: The I2C address</text:p>
        </text:list-item>
        <text:list-item>
          <text:p text:style-name="P762">data: The received data.</text:p>
        </text:list-item>
      </text:list>
      <text:p text:style-name="P244">Example: <text:s/></text:p>
      <text:p text:style-name="P38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79"><text:span text:style-name="Absatz-Standardschriftart"><text:span text:style-name="T35">function i2cDataReceivedSlot(flags, address, data)</text:span></text:span></text:p>
      <text:p text:style-name="P379"><text:span text:style-name="Absatz-Standardschriftart"><text:span text:style-name="T35">{</text:span></text:span></text:p>
      <text:p text:style-name="P37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79"><text:span text:style-name="Absatz-Standardschriftart"><text:span text:style-name="T35">}</text:span></text:span></text:p>
      <text:p text:style-name="P379"><text:span text:style-name="Absatz-Standardschriftart"><text:span text:style-name="T8"/></text:span></text:p>
      <text:h text:style-name="P553" text:outline-level="4">void aardvarkI2cSpiInputStatesChangedSignal(Array&lt;bool&gt; states)</text:h>
      <text:p text:style-name="P228">Is emitted if the input states of the Ardvard I2C/SPI device (main interface) have been changed.</text:p>
      <text:p text:style-name="P244">Arguments:</text:p>
      <text:list xml:id="list115958330932121" text:continue-numbering="true" text:style-name="L33">
        <text:list-item>
          <text:p text:style-name="P760"><text:span text:style-name="T449">states</text:span>: The <text:span text:style-name="T449">states of the inputs <text:s/>(true=1. false=0). Elements of state are:0=Pin1/SCL, 1=Pin3/SDA, 2=Pin5/MISO, 3=Pin7/SCK, 4=Pin8/MOSI, 5=Pin9/SS0.</text:span></text:p>
          <text:p text:style-name="P763"><text:span text:style-name="Absatz-Standardschriftart"><text:span text:style-name="T9"/></text:span></text:p>
        </text:list-item>
      </text:list>
      <text:h text:style-name="P545"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243">Is emitted if the main interface shall send data. Scripts can use this signal to send the <text:span text:style-name="T337">main interface </text:span>data with an additional interface.</text:p>
      <text:p text:style-name="P244">Arguments:</text:p>
      <text:list xml:id="list115958118874007" text:continue-numbering="true" text:style-name="L33">
        <text:list-item>
          <text:p text:style-name="P696">data: The data <text:span text:style-name="T422">(byte array)</text:span></text:p>
        </text:list-item>
      </text:list>
      <text:p text:style-name="P244">Example: <text:s/></text:p>
      <text:p text:style-name="P40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04"><text:span text:style-name="Absatz-Standardschriftart"><text:span text:style-name="T13">{</text:span></text:span></text:p>
      <text:p text:style-name="P40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0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04"/>
      <text:h text:style-name="P555" text:outline-level="4"><text:bookmark-start text:name="_Toc403041657644"/>void <text:span text:style-name="T466">slaveDataSentSignal</text:span>(Array&lt;Number&gt; data)<text:bookmark-end text:name="_Toc403041657644"/></text:h>
      <text:p text:style-name="P247">Is emitted if the main interface is a I2C or SPI slave and has sent data.</text:p>
      <text:p text:style-name="P246">Arguments:</text:p>
      <text:list xml:id="list115957757033705" text:continue-numbering="true" text:style-name="L33">
        <text:list-item>
          <text:p text:style-name="P698">data: The <text:span text:style-name="T466">sent</text:span> data <text:span text:style-name="T422">(byte array)</text:span></text:p>
        </text:list-item>
      </text:list>
      <text:p text:style-name="P246">Example: <text:s/></text:p>
      <text:p text:style-name="P41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12"><text:span text:style-name="Absatz-Standardschriftart"><text:span text:style-name="T13">{</text:span></text:span></text:p>
      <text:p text:style-name="P412"><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1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04"/>
      <text:h text:style-name="P636" text:outline-level="4">Main interface serial port example</text:h>
      <text:p text:style-name="P413">This example sends every second a message with the main interface <text:span text:style-name="T477">(serial port) </text:span>and shows the received data in the script window console.</text:p>
      <text:p text:style-name="P413"/>
      <text:p text:style-name="P292">//Is called if data has been received with the main interface.</text:p>
      <text:p text:style-name="P292">function dataReceivedSlot(data)</text:p>
      <text:p text:style-name="P292">{</text:p>
      <text:p text:style-name="P292"><text:tab/>scriptThread.appendTextToConsole("data received: data=" + conv.byteArrayToHexString(data));</text:p>
      <text:p text:style-name="P292">}</text:p>
      <text:p text:style-name="P292"/>
      <text:p text:style-name="P292">//Is called if the timer times out.</text:p>
      <text:p text:style-name="P292">function timerSlot()</text:p>
      <text:p text:style-name="P292">{</text:p>
      <text:p text:style-name="P292"><text:tab/>if(!scriptInf.sendString("Test message\n"))</text:p>
      <text:p text:style-name="P292"><text:tab/>{</text:p>
      <text:p text:style-name="P292"><text:tab/><text:tab/>scriptThread.appendTextToConsole("send failed");</text:p>
      <text:p text:style-name="P292"><text:soft-page-break/><text:tab/>}</text:p>
      <text:p text:style-name="P292">}</text:p>
      <text:p text:style-name="P292"/>
      <text:p text:style-name="P292">scriptInf.dataReceivedSignal.connect(dataReceivedSlot);</text:p>
      <text:p text:style-name="P292"/>
      <text:p text:style-name="P292">if(!scriptInf.connectSerialPort("COM1", 9600))</text:p>
      <text:p text:style-name="P292">{</text:p>
      <text:p text:style-name="P292"><text:tab/>scriptThread.appendTextToConsole("connectSerialPort failed");</text:p>
      <text:p text:style-name="P298"><text:tab/><text:span text:style-name="T473">scriptThread.stopScript();</text:span></text:p>
      <text:p text:style-name="P292">}</text:p>
      <text:p text:style-name="P292"/>
      <text:p text:style-name="P292">var timer = scriptThread.createTimer();</text:p>
      <text:p text:style-name="P292">timer.timeoutSignal.connect(timerSlot);</text:p>
      <text:p text:style-name="P292">timer.start(1000);</text:p>
      <text:p text:style-name="P292"/>
      <text:h text:style-name="P636" text:outline-level="4">Main interface UDP socket example</text:h>
      <text:p text:style-name="P414">This example sends every second a message with the main interface <text:span text:style-name="T477">(UDP socket)</text:span> and shows the received data in the script window console.</text:p>
      <text:p text:style-name="P414"/>
      <text:p text:style-name="P293">//Is called if data has been received with the main interface.</text:p>
      <text:p text:style-name="P293">function dataReceivedSlot(data)</text:p>
      <text:p text:style-name="P293">{</text:p>
      <text:p text:style-name="P293"><text:tab/>scriptThread.appendTextToConsole("data received: data=" + conv.byteArrayToHexString(data));</text:p>
      <text:p text:style-name="P293">}</text:p>
      <text:p text:style-name="P293"/>
      <text:p text:style-name="P293">//Is called if the timer times out.</text:p>
      <text:p text:style-name="P293">function timerSlot()</text:p>
      <text:p text:style-name="P293">{</text:p>
      <text:p text:style-name="P293"><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6"><text:tab/>}</text:p>
      <text:p text:style-name="P293">}</text:p>
      <text:p text:style-name="P293"/>
      <text:p text:style-name="P293">scriptInf.dataReceivedSignal.connect(dataReceivedSlot);</text:p>
      <text:p text:style-name="P293"/>
      <text:p text:style-name="P300">if(!scriptInf.connectSocket(false, false, "127.0.0.1", 5555, 6666))</text:p>
      <text:p text:style-name="P300">{</text:p>
      <text:p text:style-name="P300"><text:tab/>scriptThread.appendTextToConsole("connectSocket failed");</text:p>
      <text:p text:style-name="P303"><text:tab/><text:span text:style-name="T473">scriptThread.stopScript();</text:span></text:p>
      <text:p text:style-name="P300">}</text:p>
      <text:p text:style-name="P293"/>
      <text:p text:style-name="P293">var timer = scriptThread.createTimer();</text:p>
      <text:p text:style-name="P293">timer.timeoutSignal.connect(timerSlot);</text:p>
      <text:p text:style-name="P293">timer.start(1000);</text:p>
      <text:p text:style-name="P293"/>
      <text:h text:style-name="P636" text:outline-level="4">Main interface TCP/IP client example</text:h>
      <text:p text:style-name="P415">This example sends every second a message with the main interface <text:span text:style-name="T477">(TCP/IP client)</text:span> and shows the received data in the script window console.</text:p>
      <text:p text:style-name="P415"/>
      <text:p text:style-name="P294">//Is called if data has been received with the main interface.</text:p>
      <text:p text:style-name="P294">function dataReceivedSlot(data)</text:p>
      <text:p text:style-name="P294">{</text:p>
      <text:p text:style-name="P294"><text:tab/>scriptThread.appendTextToConsole("data received: data=" + conv.byteArrayToHexString(data));</text:p>
      <text:p text:style-name="P294">}</text:p>
      <text:p text:style-name="P294"/>
      <text:p text:style-name="P294">//Is called if the timer times out.</text:p>
      <text:p text:style-name="P294">function timerSlot()</text:p>
      <text:p text:style-name="P294">{</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4">}</text:p>
      <text:p text:style-name="P294"/>
      <text:p text:style-name="P294">scriptInf.dataReceivedSignal.connect(dataReceivedSlot);</text:p>
      <text:p text:style-name="P294"/>
      <text:p text:style-name="P304"><text:soft-page-break/>if(!scriptInf.connectSocket(true, false, "127.0.0.1", 5555, 0))</text:p>
      <text:p text:style-name="P301">{</text:p>
      <text:p text:style-name="P301"><text:tab/>scriptThread.appendTextToConsole("connectSocket failed");</text:p>
      <text:p text:style-name="P313"><text:tab/>scriptThread.stopScript();</text:p>
      <text:p text:style-name="P301">}</text:p>
      <text:p text:style-name="P294"/>
      <text:p text:style-name="P294">var timer = scriptThread.createTimer();</text:p>
      <text:p text:style-name="P294">timer.timeoutSignal.connect(timerSlot);</text:p>
      <text:p text:style-name="P294">timer.start(1000);</text:p>
      <text:p text:style-name="P409"/>
      <text:h text:style-name="P636" text:outline-level="4">Main interface TCP/IP server example</text:h>
      <text:p text:style-name="P416">This example sends every second a message with the main interface <text:span text:style-name="T477">(TCP/IP server)</text:span> and shows the received data in the script window console.</text:p>
      <text:p text:style-name="P416"/>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5">}</text:p>
      <text:p text:style-name="P295"/>
      <text:p text:style-name="P295">scriptInf.dataReceivedSignal.connect(dataReceivedSlot);</text:p>
      <text:p text:style-name="P295"/>
      <text:p text:style-name="P305">if(!scriptInf.connectSocket(true, true, "", 0, 5555))</text:p>
      <text:p text:style-name="P302">{</text:p>
      <text:p text:style-name="P302"><text:tab/>scriptThread.appendTextToConsole("connectSocket failed");</text:p>
      <text:p text:style-name="P312"><text:tab/>scriptThread.stopScript();</text:p>
      <text:p text:style-name="P302">}</text:p>
      <text:p text:style-name="P295"/>
      <text:p text:style-name="P295">var timer = scriptThread.createTimer();</text:p>
      <text:p text:style-name="P295">timer.timeoutSignal.connect(timerSlot);</text:p>
      <text:p text:style-name="P295">timer.start(1000);</text:p>
      <text:p text:style-name="P295"/>
      <text:h text:style-name="P636" text:outline-level="4">Main interface I2C master example</text:h>
      <text:p text:style-name="P417">This example sends <text:span text:style-name="T472">and reads </text:span>every second <text:span text:style-name="T472">data</text:span> with the main interface <text:span text:style-name="T476">(I2C master)</text:span>. <text:span text:style-name="T472">The received data is </text:span>show<text:span text:style-name="T472">n</text:span> in the script window console.</text:p>
      <text:p text:style-name="P307"/>
      <text:p text:style-name="P307">//Is called if data has been received with the main interface and the interface is a I2C master.</text:p>
      <text:p text:style-name="P307">function i2cMasterDataReceivedSlot(flags, address, data)</text:p>
      <text:p text:style-name="P307">{</text:p>
      <text:p text:style-name="P307"><text:tab/>scriptThread.appendTextToConsole("I2C master data received: flags=0x" + flags.toString(16) + " address=0x" + address.toString(16) + " data=" + conv.byteArrayToHexString(data));</text:p>
      <text:p text:style-name="P307">}</text:p>
      <text:p text:style-name="P307"/>
      <text:p text:style-name="P307"/>
      <text:p text:style-name="P307">//Is called if the timer times out.</text:p>
      <text:p text:style-name="P307">function timerSlot()</text:p>
      <text:p text:style-name="P307">{</text:p>
      <text:p text:style-name="P307"><text:tab/>if(scriptInf.isConnectedWithI2c())</text:p>
      <text:p text:style-name="P307"><text:tab/>{<text:tab/><text:tab/></text:p>
      <text:p text:style-name="P307"><text:tab/><text:tab/>if(!scriptInf.i2cMasterReadWrite(0, 0x2, 4, <text:s/>Array(1, 2, 3, 4, 5)))</text:p>
      <text:p text:style-name="P307"><text:tab/><text:tab/>{</text:p>
      <text:p text:style-name="P307"><text:tab/><text:tab/><text:tab/>scriptThread.appendTextToConsole("send failed");</text:p>
      <text:p text:style-name="P307"><text:tab/><text:tab/>}</text:p>
      <text:p text:style-name="P307"><text:tab/>}</text:p>
      <text:p text:style-name="P307">}</text:p>
      <text:p text:style-name="P307"/>
      <text:p text:style-name="P307">//Get the current Aardvard I2C/SPI settings.</text:p>
      <text:p text:style-name="P307">settings = scriptInf.aardvarkI2cSpiGetMainInterfaceSettings();</text:p>
      <text:p text:style-name="P307">settings.devicePort = <text:s/>0;</text:p>
      <text:p text:style-name="P307">settings.deviceMode = <text:s/>0;//I2C master</text:p>
      <text:p text:style-name="P307">settings.device5VIsOn = <text:s/>false;</text:p>
      <text:p text:style-name="P307"><text:soft-page-break/>settings.i2cBaudrate = <text:s/>400;</text:p>
      <text:p text:style-name="P307">settings.i2cPullupsOn = true;</text:p>
      <text:p text:style-name="P307"/>
      <text:p text:style-name="P307">//Configure all pins to input without pullups.</text:p>
      <text:p text:style-name="P307">for(var i = 0; i &lt; 6; i++)</text:p>
      <text:p text:style-name="P307">{</text:p>
      <text:p text:style-name="P307"><text:tab/>settings.pinConfigs[i] = Array();<text:tab/></text:p>
      <text:p text:style-name="P307"><text:tab/>settings.pinConfigs[i].isInput = true;</text:p>
      <text:p text:style-name="P307"><text:tab/>settings.pinConfigs[i].withPullups = false;</text:p>
      <text:p text:style-name="P307"><text:tab/>settings.pinConfigs[i].outValue = 0;</text:p>
      <text:p text:style-name="P307">}</text:p>
      <text:p text:style-name="P307"/>
      <text:p text:style-name="P307">if(!scriptInf.aardvarkI2cSpiConnect(settings))</text:p>
      <text:p text:style-name="P307">{</text:p>
      <text:p text:style-name="P307"><text:tab/>scriptThread.appendTextToConsole("aardvarkI2cSpiConnect failed");</text:p>
      <text:p text:style-name="P312"><text:tab/>scriptThread.stopScript();</text:p>
      <text:p text:style-name="P307">}</text:p>
      <text:p text:style-name="P307"/>
      <text:p text:style-name="P309">scriptInf.i2cMasterDataReceivedSignal.connect(i2cMasterDataReceivedSlot);</text:p>
      <text:p text:style-name="P309"/>
      <text:p text:style-name="P307">var timer = scriptThread.createTimer();</text:p>
      <text:p text:style-name="P307">timer.timeoutSignal.connect(timerSlot);</text:p>
      <text:p text:style-name="P307">timer.start(1000);</text:p>
      <text:p text:style-name="P297"/>
      <text:h text:style-name="P636" text:outline-level="4">Main interface I2C slave example</text:h>
      <text:p text:style-name="P421">This example <text:span text:style-name="T474">reads/sends data from/to an I2C master (main interface)</text:span>.</text:p>
      <text:p text:style-name="P308"/>
      <text:p text:style-name="P323">function dataReceivedSlot(data)</text:p>
      <text:p text:style-name="P323">{</text:p>
      <text:p text:style-name="P323"><text:tab/>scriptThread.appendTextToConsole("data received: data=" + conv.byteArrayToHexString(data));</text:p>
      <text:p text:style-name="P323">}</text:p>
      <text:p text:style-name="P308"/>
      <text:p text:style-name="P323">function slaveDataSentSlot(data)</text:p>
      <text:p text:style-name="P323">{</text:p>
      <text:p text:style-name="P323"><text:tab/>scriptThread.appendTextToConsole("data sent: data=" + conv.byteArrayToHexString(data));</text:p>
      <text:p text:style-name="P323">}</text:p>
      <text:p text:style-name="P308"/>
      <text:p text:style-name="P308"/>
      <text:p text:style-name="P308"/>
      <text:p text:style-name="P323">//Get the current Aardvard I2C/SPI settings.</text:p>
      <text:p text:style-name="P323">settings = scriptInf.aardvarkI2cSpiGetMainInterfaceSettings();</text:p>
      <text:p text:style-name="P323">settings.devicePort = <text:s/>0;</text:p>
      <text:p text:style-name="P323">settings.deviceMode = <text:s/>1;//I2C slave</text:p>
      <text:p text:style-name="P323">settings.device5VIsOn = <text:s/>false;</text:p>
      <text:p text:style-name="P323">settings.i2cBaudrate = <text:s/>400;</text:p>
      <text:p text:style-name="P323">settings.i2cPullupsOn = true;</text:p>
      <text:p text:style-name="P308"/>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08"/>
      <text:p text:style-name="P323">if(!scriptInf.aardvarkI2cSpiConnect(settings))</text:p>
      <text:p text:style-name="P323">{</text:p>
      <text:p text:style-name="P323"><text:tab/>scriptThread.appendTextToConsole("aardvarkI2cSpiConnect failed");</text:p>
      <text:p text:style-name="P323"><text:tab/>scriptThread.stopScript();</text:p>
      <text:p text:style-name="P323">}</text:p>
      <text:p text:style-name="P308"/>
      <text:p text:style-name="P308">//<text:span text:style-name="T474">Set the response (this data is only send if the master requests it).</text:span></text:p>
      <text:p text:style-name="P323">if(!scriptInf.sendDataArray(Array(0, 1, 2, 3, 4)))</text:p>
      <text:p text:style-name="P323">{</text:p>
      <text:p text:style-name="P323"><text:tab/>UI_Console.append("set slave response failed");</text:p>
      <text:p text:style-name="P323"><text:tab/>scriptThread.stopScript();</text:p>
      <text:p text:style-name="P323">}</text:p>
      <text:p text:style-name="P308"/>
      <text:p text:style-name="P323">scriptInf.dataReceivedSignal.connect(dataReceivedSlot);</text:p>
      <text:p text:style-name="P323">scriptInf.slaveDataSentSignal.connect(slaveDataSentSlot);</text:p>
      <text:p text:style-name="P308"/>
      <text:h text:style-name="P636" text:outline-level="4">Main interface SPI master example</text:h>
      <text:p text:style-name="P418">This example sends <text:span text:style-name="T472">and reads </text:span>every second <text:span text:style-name="T472">data</text:span> with the main interface <text:span text:style-name="T476">(SPI master)</text:span>. <text:span text:style-name="T472">The received data is </text:span>show<text:span text:style-name="T472">n</text:span> in the script window console.</text:p>
      <text:p text:style-name="P309"><text:soft-page-break/></text:p>
      <text:p text:style-name="P314">//Is called if data has been received with the main interface and the interface is a SPI master.</text:p>
      <text:p text:style-name="P314">function dataReceivedSlot(data)</text:p>
      <text:p text:style-name="P314">{</text:p>
      <text:p text:style-name="P314"><text:tab/>scriptThread.appendTextToConsole("SPI master data received: data=" + conv.byteArrayToHexString(data));</text:p>
      <text:p text:style-name="P314">}</text:p>
      <text:p text:style-name="P314"/>
      <text:p text:style-name="P314"/>
      <text:p text:style-name="P314">//Is called if the timer times out.</text:p>
      <text:p text:style-name="P314">function timerSlot()</text:p>
      <text:p text:style-name="P314">{</text:p>
      <text:p text:style-name="P314"><text:tab/>if(scriptInf.isConnected())</text:p>
      <text:p text:style-name="P314"><text:tab/>{<text:tab/><text:tab/></text:p>
      <text:p text:style-name="P314"><text:tab/><text:tab/>if(!scriptInf.sendDataArray(Array(1, 2, 3, 4, 5)))</text:p>
      <text:p text:style-name="P314"><text:tab/><text:tab/>{</text:p>
      <text:p text:style-name="P314"><text:tab/><text:tab/><text:tab/>scriptThread.appendTextToConsole("send failed");</text:p>
      <text:p text:style-name="P314"><text:tab/><text:tab/>}</text:p>
      <text:p text:style-name="P314"><text:tab/>}</text:p>
      <text:p text:style-name="P314">}</text:p>
      <text:p text:style-name="P314"/>
      <text:p text:style-name="P314"/>
      <text:p text:style-name="P314">//Get the current Aardvard I2C/SPI settings.</text:p>
      <text:p text:style-name="P314">settings = scriptInf.aardvarkI2cSpiGetMainInterfaceSettings();</text:p>
      <text:p text:style-name="P314">settings.devicePort = <text:s/>0;</text:p>
      <text:p text:style-name="P314">settings.deviceMode = <text:s/>2;//SPI master</text:p>
      <text:p text:style-name="P314">settings.device5VIsOn = <text:s/>false;</text:p>
      <text:p text:style-name="P314">settings.spiPolarity = <text:s/>0; //rising/falling</text:p>
      <text:p text:style-name="P314">settings.spiSSPolarity = <text:s/>0;//active low</text:p>
      <text:p text:style-name="P314">settings.spiBitorder = <text:s/>0;//MSB</text:p>
      <text:p text:style-name="P314">settings.spiPhase = <text:s/>0;//sample setup</text:p>
      <text:p text:style-name="P314">settings.spiBaudrate = <text:s/>1000;</text:p>
      <text:p text:style-name="P314"/>
      <text:p text:style-name="P314">//Configure all pins to input without pullups.</text:p>
      <text:p text:style-name="P314">for(var i = 0; i &lt; 6; i++)</text:p>
      <text:p text:style-name="P314">{</text:p>
      <text:p text:style-name="P314"><text:tab/>settings.pinConfigs[i] = Array();<text:tab/></text:p>
      <text:p text:style-name="P314"><text:tab/>settings.pinConfigs[i].isInput = true;</text:p>
      <text:p text:style-name="P314"><text:tab/>settings.pinConfigs[i].withPullups = false;</text:p>
      <text:p text:style-name="P314"><text:tab/>settings.pinConfigs[i].outValue = 0;</text:p>
      <text:p text:style-name="P314">}</text:p>
      <text:p text:style-name="P314"/>
      <text:p text:style-name="P314">if(!scriptInf.aardvarkI2cSpiConnect(settings))</text:p>
      <text:p text:style-name="P314">{</text:p>
      <text:p text:style-name="P314"><text:tab/>scriptThread.appendTextToConsole("aardvarkI2cSpiConnect failed");</text:p>
      <text:p text:style-name="P314"><text:tab/>scriptThread.stopScript();</text:p>
      <text:p text:style-name="P314">}</text:p>
      <text:p text:style-name="P314"/>
      <text:p text:style-name="P314">scriptInf.dataReceivedSignal.connect(dataReceivedSlot);</text:p>
      <text:p text:style-name="P314"/>
      <text:p text:style-name="P314">var timer = scriptThread.createTimer();</text:p>
      <text:p text:style-name="P314">timer.timeoutSignal.connect(timerSlot);</text:p>
      <text:p text:style-name="P314">timer.start(1000);</text:p>
      <text:p text:style-name="P309"/>
      <text:h text:style-name="P636" text:outline-level="4">Main interface SPI slave example</text:h>
      <text:p text:style-name="P420">This example <text:span text:style-name="T474">reads/sends data from/to an SPI master (main interface)</text:span>. <text:span text:style-name="T472">The sent and received data is </text:span>show<text:span text:style-name="T472">n</text:span> in the script window console.</text:p>
      <text:p text:style-name="P310"/>
      <text:p text:style-name="P315">function dataReceivedSlot(data)</text:p>
      <text:p text:style-name="P315">{</text:p>
      <text:p text:style-name="P315"><text:tab/>scriptThread.appendTextToConsole("data received: data=" + conv.byteArrayToHexString(data));</text:p>
      <text:p text:style-name="P315">}</text:p>
      <text:p text:style-name="P315"/>
      <text:p text:style-name="P315">function slaveDataSentSlot(data)</text:p>
      <text:p text:style-name="P315">{</text:p>
      <text:p text:style-name="P315"><text:tab/>scriptThread.appendTextToConsole("data sent: data=" + conv.byteArrayToHexString(data));</text:p>
      <text:p text:style-name="P315">}</text:p>
      <text:p text:style-name="P315"/>
      <text:p text:style-name="P315"/>
      <text:p text:style-name="P315"/>
      <text:p text:style-name="P315">//Get the current Aardvard I2C/SPI settings.</text:p>
      <text:p text:style-name="P315">settings = scriptInf.aardvarkI2cSpiGetMainInterfaceSettings();</text:p>
      <text:p text:style-name="P315">settings.devicePort = <text:s/>0;</text:p>
      <text:p text:style-name="P315">settings.deviceMode = <text:s/>3;//SPI slave</text:p>
      <text:p text:style-name="P315">settings.device5VIsOn = <text:s/>false;</text:p>
      <text:p text:style-name="P315">settings.spiPolarity = <text:s/>0; //rising/falling</text:p>
      <text:p text:style-name="P315"><text:soft-page-break/>settings.spiSSPolarity = <text:s/>0;//active low</text:p>
      <text:p text:style-name="P315">settings.spiBitorder = <text:s/>0;//MSB</text:p>
      <text:p text:style-name="P315">settings.spiPhase = <text:s/>0;//sample setup</text:p>
      <text:p text:style-name="P315">settings.spiBaudrate = <text:s/>1000;</text:p>
      <text:p text:style-name="P315"/>
      <text:p text:style-name="P315">//Configure all pins to input without pullups.</text:p>
      <text:p text:style-name="P315">for(var i = 0; i &lt; 6; i++)</text:p>
      <text:p text:style-name="P315">{</text:p>
      <text:p text:style-name="P315"><text:tab/>settings.pinConfigs[i] = Array();<text:tab/></text:p>
      <text:p text:style-name="P315"><text:tab/>settings.pinConfigs[i].isInput = true;</text:p>
      <text:p text:style-name="P315"><text:tab/>settings.pinConfigs[i].withPullups = false;</text:p>
      <text:p text:style-name="P315"><text:tab/>settings.pinConfigs[i].outValue = 0;</text:p>
      <text:p text:style-name="P315">}</text:p>
      <text:p text:style-name="P315"/>
      <text:p text:style-name="P315">if(!scriptInf.aardvarkI2cSpiConnect(settings))</text:p>
      <text:p text:style-name="P315">{</text:p>
      <text:p text:style-name="P315"><text:tab/>scriptThread.appendTextToConsole("aardvarkI2cSpiConnect failed");</text:p>
      <text:p text:style-name="P315"><text:tab/>scriptThread.stopScript();</text:p>
      <text:p text:style-name="P315">}</text:p>
      <text:p text:style-name="P315"/>
      <text:p text:style-name="P315">//Set the response (this data is only send if the master requests it).</text:p>
      <text:p text:style-name="P315">if(!scriptInf.sendDataArray(Array(0, 1, 2, 3, 4)))</text:p>
      <text:p text:style-name="P315">{</text:p>
      <text:p text:style-name="P315"><text:tab/>UI_Console.append("set slave response failed");</text:p>
      <text:p text:style-name="P315"><text:tab/>scriptThread.stopScript();</text:p>
      <text:p text:style-name="P315">}</text:p>
      <text:p text:style-name="P315"/>
      <text:p text:style-name="P315">scriptInf.dataReceivedSignal.connect(dataReceivedSlot);</text:p>
      <text:p text:style-name="P315">scriptInf.slaveDataSentSignal.connect(slaveDataSentSlot);</text:p>
      <text:h text:style-name="P517"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556" text:outline-level="4"><text:bookmark-start text:name="__RefHeading__17502_649405992654"/>ScriptUdpSocket createUdpSocket(void)<text:bookmark-end text:name="__RefHeading__17502_649405992654"/></text:h>
      <text:p text:style-name="P236"><text:span text:style-name="Absatz-Standardschriftart">Creates an UDP socket object (for more details see chapter </text:span><text:span text:style-name="Absatz-Standardschriftart"><text:span text:style-name="T153"><text:bookmark-ref text:reference-format="text" text:ref-name="_Ref402849324">Script UDP socket class</text:bookmark-ref></text:span></text:span><text:span text:style-name="Absatz-Standardschriftart">).</text:span></text:p>
      <text:p text:style-name="P236">Return: The created UDP socket object</text:p>
      <text:p text:style-name="P236">Example: <text:s/></text:p>
      <text:p text:style-name="P397"><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3">createUdpSocket();</text:span></text:span></text:p>
      <text:p text:style-name="P397"><text:span text:style-name="Absatz-Standardschriftart"><text:span text:style-name="T2"/></text:span></text:p>
      <text:h text:style-name="P556" text:outline-level="4"><text:bookmark-start text:name="_Toc403041640655"/><text:bookmark-start text:name="__RefHeading__5920_596565095656"/>ScriptTcpServer createTcpServer (void)<text:bookmark-end text:name="_Toc403041640655"/><text:bookmark-end text:name="__RefHeading__5920_596565095656"/></text:h>
      <text:p text:style-name="P236"><text:span text:style-name="Absatz-Standardschriftart">Creates a TCP server object (for more details see chapter </text:span><text:span text:style-name="Absatz-Standardschriftart"><text:span text:style-name="T153"><text:bookmark-ref text:reference-format="text" text:ref-name="_Ref402849349">Script TCP server class</text:bookmark-ref></text:span></text:span><text:span text:style-name="Absatz-Standardschriftart">).</text:span></text:p>
      <text:p text:style-name="P236">Return: The created TCP server object</text:p>
      <text:p text:style-name="P236">Example: <text:s/></text:p>
      <text:p text:style-name="P398"><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3">();</text:span></text:span></text:p>
      <text:p text:style-name="P397"><text:span text:style-name="Absatz-Standardschriftart"><text:span text:style-name="T2"/></text:span></text:p>
      <text:h text:style-name="P556" text:outline-level="4"><text:bookmark-start text:name="_Toc403041641657"/><text:bookmark-start text:name="__RefHeading__5922_596565095658"/>ScriptTcpClient createTcpClient (void)<text:bookmark-end text:name="_Toc403041641657"/><text:bookmark-end text:name="__RefHeading__5922_596565095658"/></text:h>
      <text:p text:style-name="P236"><text:span text:style-name="Absatz-Standardschriftart">Creates a TCP client object (for more details see chapter </text:span><text:span text:style-name="Absatz-Standardschriftart"><text:span text:style-name="T153"><text:bookmark-ref text:reference-format="text" text:ref-name="_Ref402849373">Script TCP client class</text:bookmark-ref></text:span></text:span><text:span text:style-name="Absatz-Standardschriftart">).</text:span></text:p>
      <text:p text:style-name="P236">Return: The created TCP client object</text:p>
      <text:p text:style-name="P236">Example: <text:s/></text:p>
      <text:p text:style-name="P398"><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3">();</text:span></text:span></text:p>
      <text:p text:style-name="P397"><text:span text:style-name="Absatz-Standardschriftart"><text:span text:style-name="T2"/></text:span></text:p>
      <text:h text:style-name="P556" text:outline-level="4"><text:bookmark-start text:name="_Toc4030416411659"/><text:bookmark-start text:name="__RefHeading__11316_1399518882660"/>ScriptPcan createPcanInterface(void)<text:bookmark-end text:name="_Toc4030416411659"/><text:bookmark-end text:name="__RefHeading__11316_1399518882660"/></text:h>
      <text:p text:style-name="P236"><text:span text:style-name="Absatz-Standardschriftart">Creates a PCAN interface object (for more details see chapter </text:span><text:span text:style-name="Absatz-Standardschriftart"><text:span text:style-name="T153"><text:bookmark-ref text:reference-format="text" text:ref-name="__RefHeading__11097_1399518882">Script PCAN class</text:bookmark-ref></text:span></text:span><text:span text:style-name="Absatz-Standardschriftart">).</text:span></text:p>
      <text:p text:style-name="P236">Return: The created PCAN interface object</text:p>
      <text:p text:style-name="P236">Example: <text:s/></text:p>
      <text:p text:style-name="P39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397"><text:span text:style-name="Absatz-Standardschriftart"><text:span text:style-name="T2"/></text:span></text:p>
      <text:h text:style-name="P556" text:outline-level="4"><text:bookmark-start text:name="_Toc403041643661"/><text:bookmark-start text:name="__RefHeading__5926_596565095662"/>ScriptSerialPort createSerialPort (void)<text:bookmark-end text:name="_Toc403041643661"/><text:bookmark-end text:name="__RefHeading__5926_596565095662"/></text:h>
      <text:p text:style-name="P236"><text:span text:style-name="Absatz-Standardschriftart">Creates a serial port object (for more details see chapter </text:span><text:span text:style-name="Absatz-Standardschriftart"><text:span text:style-name="T153"><text:bookmark-ref text:reference-format="text" text:ref-name="_Ref402849262">Script serial port class</text:bookmark-ref></text:span></text:span><text:span text:style-name="Absatz-Standardschriftart">).</text:span></text:p>
      <text:p text:style-name="P236">Return: The created serial port object</text:p>
      <text:p text:style-name="P236"><text:soft-page-break/>Example: <text:s/></text:p>
      <text:p text:style-name="P39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396"/>
      <text:h text:style-name="P634" text:outline-level="4"><text:bookmark-start text:name="__RefHeading___Toc29579_1340973868663"/>ScriptAardvarkI2cSpi aardvarkI2cSpiCreateInterface(void)<text:bookmark-end text:name="__RefHeading___Toc29579_1340973868663"/></text:h>
      <text:p text:style-name="P393">Creates an Aardvark I2c/SPI interface <text:span text:style-name="T447">(for more details see </text:span><text:span text:style-name="Absatz-Standardschriftart"><text:span text:style-name="T166"><text:bookmark-ref text:reference-format="text" text:ref-name="__RefHeading___Toc28805_1340973868">Script Aardvark I2C/SPI class</text:bookmark-ref></text:span></text:span><text:span text:style-name="T447">).</text:span></text:p>
      <text:p text:style-name="P236">Example: <text:s/></text:p>
      <text:p text:style-name="P39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397"><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3"><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15957025268568" text:continue-numbering="true" text:style-name="L33">
        <text:list-item>
          <text:p text:style-name="P679">port: The port</text:p>
          <text:p text:style-name="P679"/>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23">(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7">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15">Write<text:span text:style-name="T243">s</text:span> data <text:span text:style-name="T423">(byte array) </text:span>to the socket.</text:p>
      <text:p text:style-name="P31">Arguments:</text:p>
      <text:list xml:id="list115958090215046" text:continue-numbering="true" text:style-name="L33">
        <text:list-item>
          <text:p text:style-name="P699">data: The data <text:span text:style-name="T423">(byte array)</text:span></text:p>
        </text:list-item>
        <text:list-item>
          <text:p text:style-name="P679">hostAdress: The host address</text:p>
        </text:list-item>
        <text:list-item>
          <text:p text:style-name="P679">hostPort: The port of the host</text:p>
        </text:list-item>
      </text:list>
      <text:p text:style-name="P31">Return: The number of written bytes</text:p>
      <text:p text:style-name="P31"/>
      <text:h text:style-name="P557" text:outline-level="4"><text:bookmark-start text:name="_Toc403041666621"/>Number write<text:span text:style-name="T243">String</text:span>(String<text:span text:style-name="T243"> string</text:span>, String hostAdress, Number hostPort)<text:bookmark-end text:name="_Toc403041666621"/></text:h>
      <text:p text:style-name="P90">Write<text:span text:style-name="T427">s</text:span> <text:span text:style-name="T243">a string</text:span> to the socket.</text:p>
      <text:p text:style-name="P90">Arguments:</text:p>
      <text:list xml:id="list115957455068502" text:continue-numbering="true" text:style-name="L33">
        <text:list-item>
          <text:p text:style-name="P700"><text:span text:style-name="T243">string</text:span>: The <text:span text:style-name="T243">string</text:span></text:p>
        </text:list-item>
        <text:list-item>
          <text:p text:style-name="P700"><text:soft-page-break/>hostAdress: The host address</text:p>
        </text:list-item>
        <text:list-item>
          <text:p text:style-name="P700">hostPort: The port of the host</text:p>
        </text:list-item>
      </text:list>
      <text:p text:style-name="P90">Return: The number of written bytes</text:p>
      <text:p text:style-name="P31"/>
      <text:h text:style-name="P645"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15956546592057" text:continue-numbering="true" text:style-name="L33">
        <text:list-item>
          <text:p text:style-name="P679">routingHostAdress: The host address, to which all data from the main interface is sent</text:p>
        </text:list-item>
        <text:list-item>
          <text:p text:style-name="P679">routingHostPort: The port of the host, to which all data from the main interface is sent</text:p>
        </text:list-item>
      </text:list>
      <text:p text:style-name="P31"/>
      <text:h text:style-name="P645" text:outline-level="4">void disableMainInterfaceRouting(void)</text:h>
      <text:p text:style-name="P31">Disables the main interface routing.</text:p>
      <text:p text:style-name="P31"/>
      <text:h text:style-name="P64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15957970022050" text:continue-numbering="true" text:style-name="L33">
        <text:list-item>
          <text:p text:style-name="P679">removeNewLine: If removeNewLine is true then the '\n' will not returned (is removed from the received line).</text:p>
        </text:list-item>
        <text:list-item>
          <text:p text:style-name="P67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udpSocket.canReadLine())</text:span></text:span></text:p>
      <text:p text:style-name="P278"><text:span text:style-name="Absatz-Standardschriftart"><text:span text:style-name="T13"><text:tab/>{</text:span></text:span></text:p>
      <text:p text:style-name="P278"><text:span text:style-name="Absatz-Standardschriftart"><text:span text:style-name="T13"><text:tab/><text:tab/>var line = udpSocke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15956903225992" text:continue-numbering="true" text:style-name="L33">
        <text:list-item>
          <text:p text:style-name="P679">removeNewLine: If removeNewLine is true then the '\n' will not returned (is removed from the received lines).</text:p>
        </text:list-item>
        <text:list-item>
          <text:p text:style-name="P67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udpSocket.readAllLines();</text:span></text:span></text:p>
      <text:p text:style-name="P278"><text:soft-page-break/><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data = udpSocket.readAll();</text:span></text:span></text:p>
      <text:p text:style-name="P278"><text:span text:style-name="Absatz-Standardschriftart"><text:span text:style-name="T13"><text:tab/>udpSocket.write(data, "127.0.0.1", 111);</text:span></text:span></text:p>
      <text:p text:style-name="P278"><text:span text:style-name="Absatz-Standardschriftart"><text:span text:style-name="T13">}</text:span></text:span></text:p>
      <text:p text:style-name="P40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78"><text:span text:style-name="Absatz-Standardschriftart"><text:span text:style-name="T13"/></text:span></text:p>
      <text:p text:style-name="P278"><text:span text:style-name="Absatz-Standardschriftart"><text:span text:style-name="T13">//connect the readyReadSlot function to the readyReadSignal signal</text:span></text:span></text:p>
      <text:p text:style-name="P278"><text:span text:style-name="Absatz-Standardschriftart"><text:span text:style-name="T13">udpSocket.readyReadSignal.connect(readyReadSlot);</text:span></text:span></text:p>
      <text:p text:style-name="P278"><text:span text:style-name="Absatz-Standardschriftart"><text:span text:style-name="T13">udpSocket.bind(11112);</text:span></text:span></text:p>
      <text:p text:style-name="P27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3"><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15957544183927" text:continue-numbering="true" text:style-name="L33">
        <text:list-item>
          <text:p text:style-name="P679">hostAdress: The host address</text:p>
        </text:list-item>
        <text:list-item>
          <text:p text:style-name="P679">port: The port of the host</text:p>
          <text:p text:style-name="P679"/>
        </text:list-item>
      </text:list>
      <text:h text:style-name="Heading_20_4" text:outline-level="4"><text:bookmark-start text:name="__RefHeading__6676_254725059"/>bool isOpen(void)<text:bookmark-end text:name="__RefHeading__6676_254725059"/></text:h>
      <text:p text:style-name="P278">Returns true if the TCP client is open/connected.</text:p>
      <text:p text:style-name="P27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6">This function returns all received bytes <text:span text:style-name="T423">(byte array)</text:span>.</text:p>
      <text:p text:style-name="P31"/>
      <text:h text:style-name="Heading_20_4" text:outline-level="4"><text:bookmark-start text:name="__RefHeading__5982_596565095"/><text:bookmark-start text:name="_Toc403041670"/><text:soft-page-break/>Number write(Array&lt;Number&gt; data)<text:bookmark-end text:name="__RefHeading__5982_596565095"/><text:bookmark-end text:name="_Toc403041670"/></text:h>
      <text:p text:style-name="P216">Write<text:span text:style-name="T244">s</text:span> data <text:span text:style-name="T423">(byte array) </text:span>to the socket.</text:p>
      <text:p text:style-name="P31">Arguments:</text:p>
      <text:list xml:id="list115957513124570" text:continue-numbering="true" text:style-name="L33">
        <text:list-item>
          <text:p text:style-name="P701">data: The data <text:span text:style-name="T423">(byte array)</text:span></text:p>
        </text:list-item>
      </text:list>
      <text:p text:style-name="P31">Return: The number of written bytes</text:p>
      <text:p text:style-name="P31"/>
      <text:h text:style-name="P558" text:outline-level="4"><text:bookmark-start text:name="_Toc403041670621"/>Number write<text:span text:style-name="T244">String</text:span>(String<text:span text:style-name="T244"> string</text:span>)<text:bookmark-end text:name="_Toc403041670621"/></text:h>
      <text:p text:style-name="P91">Write<text:span text:style-name="T244">s</text:span> <text:span text:style-name="T244">a string</text:span> to the socket.</text:p>
      <text:p text:style-name="P91">Arguments:</text:p>
      <text:list xml:id="list115957586203115" text:continue-numbering="true" text:style-name="L33">
        <text:list-item>
          <text:p text:style-name="P702"><text:span text:style-name="T244">string</text:span>: The <text:span text:style-name="T244">string</text:span></text:p>
        </text:list-item>
      </text:list>
      <text:p text:style-name="P91">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64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645" text:outline-level="4">void disableMainInterfaceRouting(void)</text:h>
      <text:p text:style-name="P31">Disables the main interface routing.</text:p>
      <text:p text:style-name="P31"/>
      <text:h text:style-name="P645" text:outline-level="4">void setProxy(String proxyType = "NO_PROXY", String proxyUserName= "", String proxyPassword = "", String proxyIpAddress = "", Number proxyPort = 0)</text:h>
      <text:p text:style-name="P31">Sets the network proxy.</text:p>
      <text:p text:style-name="P31">Arguments:</text:p>
      <text:list xml:id="list115958118555764" text:continue-numbering="true" text:style-name="L33">
        <text:list-item>
          <text:p text:style-name="P679">proxyType: The proxy type, possible values are:</text:p>
          <text:list>
            <text:list-item>
              <text:p text:style-name="P679">NO_PROXY</text:p>
            </text:list-item>
            <text:list-item>
              <text:p text:style-name="P679">SYSTEM_PROXY</text:p>
            </text:list-item>
            <text:list-item>
              <text:p text:style-name="P679">CUSTOM_PROXY</text:p>
            </text:list-item>
          </text:list>
        </text:list-item>
        <text:list-item>
          <text:p text:style-name="P679">proxyUserName: The proxy user name </text:p>
        </text:list-item>
        <text:list-item>
          <text:p text:style-name="P679">proxyPassword: The proxy user password</text:p>
        </text:list-item>
        <text:list-item>
          <text:p text:style-name="P679">proxyIpAddress: The proxy ip address</text:p>
        </text:list-item>
        <text:list-item>
          <text:p text:style-name="P679">proxyPort: The proxy port</text:p>
        </text:list-item>
      </text:list>
      <text:p text:style-name="P278"><text:span text:style-name="Absatz-Standardschriftart"><text:span text:style-name="T72">Example: <text:s/></text:span></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No proxy.</text:span></text:span></text:p>
      <text:p text:style-name="P278"><text:span text:style-name="Absatz-Standardschriftart"><text:span text:style-name="T13">tcpClient.setProxy("NO_PROXY");</text:span></text:span></text:p>
      <text:p text:style-name="P278"><text:span text:style-name="Absatz-Standardschriftart"><text:span text:style-name="T13"/></text:span></text:p>
      <text:p text:style-name="P278"><text:span text:style-name="Absatz-Standardschriftart"><text:span text:style-name="T13">//Use the system proxy settings.</text:span></text:span></text:p>
      <text:p text:style-name="P278"><text:span text:style-name="Absatz-Standardschriftart"><text:span text:style-name="T13">tcpClient.setProxy("SYSTEM_PROXY", "proxy_user", "proxy_password");</text:span></text:span></text:p>
      <text:p text:style-name="P278"><text:span text:style-name="Absatz-Standardschriftart"><text:span text:style-name="T13"/></text:span></text:p>
      <text:p text:style-name="P27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64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text:soft-page-break/>String readLine(bool removeNewLine=true, bool removeCarriageReturn=true)</text:h>
      <text:p text:style-name="P31">This function reads a line (a line ends with a '\n') of ASCII characters.</text:p>
      <text:p text:style-name="P31">Arguments:</text:p>
      <text:list xml:id="list115957798171118" text:continue-numbering="true" text:style-name="L33">
        <text:list-item>
          <text:p text:style-name="P679">removeNewLine: If removeNewLine is true then the '\n' will not returned (is removed from the received line).</text:p>
        </text:list-item>
        <text:list-item>
          <text:p text:style-name="P67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tcpClient.canReadLine())</text:span></text:span></text:p>
      <text:p text:style-name="P278"><text:span text:style-name="Absatz-Standardschriftart"><text:span text:style-name="T13"><text:tab/>{</text:span></text:span></text:p>
      <text:p text:style-name="P278"><text:span text:style-name="Absatz-Standardschriftart"><text:span text:style-name="T13"><text:tab/><text:tab/>var line = tcpClien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15957118431374" text:continue-numbering="true" text:style-name="L33">
        <text:list-item>
          <text:p text:style-name="P679">removeNewLine: If removeNewLine is true then the '\n' will not returned (is removed from the received lines).</text:p>
        </text:list-item>
        <text:list-item>
          <text:p text:style-name="P67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tcpClien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15957203775836" text:continue-numbering="true" text:style-name="L33">
        <text:list-item>
          <text:p text:style-name="P679">error: The error</text:p>
          <text:p text:style-name="P783">Internally error has the type QabstractSocket::SocketError. Therefore error can have the following values:</text:p>
        </text:list-item>
      </text:list>
      <text:p text:style-name="P427"><text:soft-page-break/></text:p>
      <table:table table:name="Tabelle1" table:style-name="Tabelle1">
        <table:table-column table:style-name="Tabelle1.A"/>
        <table:table-column table:style-name="Tabelle1.B"/>
        <table:table-column table:style-name="Tabelle1.C"/>
        <table:table-row>
          <table:table-cell table:style-name="Tabelle1.A1" office:value-type="string">
            <text:p text:style-name="P427">QAbstractSocket::ConnectionRefusedError</text:p>
          </table:table-cell>
          <table:table-cell table:style-name="Tabelle1.A1" office:value-type="string">
            <text:p text:style-name="P427">0</text:p>
          </table:table-cell>
          <table:table-cell table:style-name="Tabelle1.C1" office:value-type="string">
            <text:p text:style-name="P427">The connection was refused by the peer (or timed out).</text:p>
          </table:table-cell>
        </table:table-row>
        <table:table-row>
          <table:table-cell table:style-name="Tabelle1.A2" office:value-type="string">
            <text:p text:style-name="P427">QAbstractSocket::RemoteHostClosedError</text:p>
          </table:table-cell>
          <table:table-cell table:style-name="Tabelle1.A2" office:value-type="string">
            <text:p text:style-name="P427">1</text:p>
          </table:table-cell>
          <table:table-cell table:style-name="Tabelle1.C2" office:value-type="string">
            <text:p text:style-name="P427">The remote host closed the connection. Note that the client socket (i.e., this socket) will be closed after the remote close notification has been sent.</text:p>
          </table:table-cell>
        </table:table-row>
        <table:table-row>
          <table:table-cell table:style-name="Tabelle1.A2" office:value-type="string">
            <text:p text:style-name="P427">QAbstractSocket::HostNotFoundError</text:p>
          </table:table-cell>
          <table:table-cell table:style-name="Tabelle1.A2" office:value-type="string">
            <text:p text:style-name="P427">2</text:p>
          </table:table-cell>
          <table:table-cell table:style-name="Tabelle1.C2" office:value-type="string">
            <text:p text:style-name="P427">The host address was not found.</text:p>
          </table:table-cell>
        </table:table-row>
        <table:table-row>
          <table:table-cell table:style-name="Tabelle1.A2" office:value-type="string">
            <text:p text:style-name="P427">QAbstractSocket::SocketAccessError</text:p>
          </table:table-cell>
          <table:table-cell table:style-name="Tabelle1.A2" office:value-type="string">
            <text:p text:style-name="P427">3</text:p>
          </table:table-cell>
          <table:table-cell table:style-name="Tabelle1.C2" office:value-type="string">
            <text:p text:style-name="P427">The socket operation failed because the application lacked the required privileges.</text:p>
          </table:table-cell>
        </table:table-row>
        <table:table-row>
          <table:table-cell table:style-name="Tabelle1.A2" office:value-type="string">
            <text:p text:style-name="P427">QAbstractSocket::SocketResourceError</text:p>
          </table:table-cell>
          <table:table-cell table:style-name="Tabelle1.A2" office:value-type="string">
            <text:p text:style-name="P427">4</text:p>
          </table:table-cell>
          <table:table-cell table:style-name="Tabelle1.C2" office:value-type="string">
            <text:p text:style-name="P427">The local system ran out of resources (e.g., too many sockets).</text:p>
          </table:table-cell>
        </table:table-row>
        <table:table-row>
          <table:table-cell table:style-name="Tabelle1.A2" office:value-type="string">
            <text:p text:style-name="P427">QAbstractSocket::SocketTimeoutError</text:p>
          </table:table-cell>
          <table:table-cell table:style-name="Tabelle1.A2" office:value-type="string">
            <text:p text:style-name="P427">5</text:p>
          </table:table-cell>
          <table:table-cell table:style-name="Tabelle1.C2" office:value-type="string">
            <text:p text:style-name="P427">The socket operation timed out.</text:p>
          </table:table-cell>
        </table:table-row>
        <table:table-row>
          <table:table-cell table:style-name="Tabelle1.A2" office:value-type="string">
            <text:p text:style-name="P427">QAbstractSocket::DatagramTooLargeError</text:p>
          </table:table-cell>
          <table:table-cell table:style-name="Tabelle1.A2" office:value-type="string">
            <text:p text:style-name="P427">6</text:p>
          </table:table-cell>
          <table:table-cell table:style-name="Tabelle1.C2" office:value-type="string">
            <text:p text:style-name="P427">The datagram was larger than the operating system's limit (which can be as low as 8192 bytes).</text:p>
          </table:table-cell>
        </table:table-row>
        <table:table-row>
          <table:table-cell table:style-name="Tabelle1.A2" office:value-type="string">
            <text:p text:style-name="P427">QAbstractSocket::NetworkError</text:p>
          </table:table-cell>
          <table:table-cell table:style-name="Tabelle1.A2" office:value-type="string">
            <text:p text:style-name="P427">7</text:p>
          </table:table-cell>
          <table:table-cell table:style-name="Tabelle1.C2" office:value-type="string">
            <text:p text:style-name="P427">An error occurred with the network (e.g., the network cable was accidentally plugged out).</text:p>
          </table:table-cell>
        </table:table-row>
        <table:table-row>
          <table:table-cell table:style-name="Tabelle1.A2" office:value-type="string">
            <text:p text:style-name="P427">QAbstractSocket::AddressInUseError</text:p>
          </table:table-cell>
          <table:table-cell table:style-name="Tabelle1.A2" office:value-type="string">
            <text:p text:style-name="P427">8</text:p>
          </table:table-cell>
          <table:table-cell table:style-name="Tabelle1.C2" office:value-type="string">
            <text:p text:style-name="P427">The address specified to QAbstractSocket::bind() is already in use and was set to be exclusive.</text:p>
          </table:table-cell>
        </table:table-row>
        <table:table-row>
          <table:table-cell table:style-name="Tabelle1.A2" office:value-type="string">
            <text:p text:style-name="P427">QAbstractSocket::SocketAddressNotAvailableError</text:p>
          </table:table-cell>
          <table:table-cell table:style-name="Tabelle1.A2" office:value-type="string">
            <text:p text:style-name="P427">9</text:p>
          </table:table-cell>
          <table:table-cell table:style-name="Tabelle1.C2" office:value-type="string">
            <text:p text:style-name="P427">The address specified to QAbstractSocket::bind() does not belong to the host.</text:p>
          </table:table-cell>
        </table:table-row>
        <table:table-row>
          <table:table-cell table:style-name="Tabelle1.A2" office:value-type="string">
            <text:p text:style-name="P427">QAbstractSocket::UnsupportedSocketOperationError</text:p>
          </table:table-cell>
          <table:table-cell table:style-name="Tabelle1.A2" office:value-type="string">
            <text:p text:style-name="P427">10</text:p>
          </table:table-cell>
          <table:table-cell table:style-name="Tabelle1.C2" office:value-type="string">
            <text:p text:style-name="P427">The requested socket operation is not supported by the local operating system (e.g., lack of IPv6 support).</text:p>
          </table:table-cell>
        </table:table-row>
        <table:table-row>
          <table:table-cell table:style-name="Tabelle1.A2" office:value-type="string">
            <text:p text:style-name="P427">QAbstractSocket::ProxyAuthenticationRequiredError</text:p>
          </table:table-cell>
          <table:table-cell table:style-name="Tabelle1.A2" office:value-type="string">
            <text:p text:style-name="P427">12</text:p>
          </table:table-cell>
          <table:table-cell table:style-name="Tabelle1.C2" office:value-type="string">
            <text:p text:style-name="P427">The socket is using a proxy, and the proxy requires authentication.</text:p>
          </table:table-cell>
        </table:table-row>
        <table:table-row>
          <table:table-cell table:style-name="Tabelle1.A2" office:value-type="string">
            <text:p text:style-name="P427">QAbstractSocket::SslHandshakeFailedError</text:p>
          </table:table-cell>
          <table:table-cell table:style-name="Tabelle1.A2" office:value-type="string">
            <text:p text:style-name="P427">13</text:p>
          </table:table-cell>
          <table:table-cell table:style-name="Tabelle1.C2" office:value-type="string">
            <text:p text:style-name="P427">The SSL/TLS handshake failed, so the connection was closed (only used in QSslSocket)</text:p>
          </table:table-cell>
        </table:table-row>
        <table:table-row>
          <table:table-cell table:style-name="Tabelle1.A2" office:value-type="string">
            <text:p text:style-name="P427">QAbstractSocket::UnfinishedSocketOperationError</text:p>
          </table:table-cell>
          <table:table-cell table:style-name="Tabelle1.A2" office:value-type="string">
            <text:p text:style-name="P427">11</text:p>
          </table:table-cell>
          <table:table-cell table:style-name="Tabelle1.C2" office:value-type="string">
            <text:p text:style-name="P427">Used by QAbstractSocketEngine only, The last operation attempted has not finished yet (still in progress in the background).</text:p>
          </table:table-cell>
        </table:table-row>
        <table:table-row>
          <table:table-cell table:style-name="Tabelle1.A2" office:value-type="string">
            <text:p text:style-name="P427">QAbstractSocket::ProxyConnectionRefusedError</text:p>
          </table:table-cell>
          <table:table-cell table:style-name="Tabelle1.A2" office:value-type="string">
            <text:p text:style-name="P427">14</text:p>
          </table:table-cell>
          <table:table-cell table:style-name="Tabelle1.C2" office:value-type="string">
            <text:p text:style-name="P427">Could not contact the proxy server because the connection to that server was denied</text:p>
          </table:table-cell>
        </table:table-row>
        <table:table-row>
          <table:table-cell table:style-name="Tabelle1.A2" office:value-type="string">
            <text:p text:style-name="P427">QAbstractSocket::ProxyConnectionClosedError</text:p>
          </table:table-cell>
          <table:table-cell table:style-name="Tabelle1.A2" office:value-type="string">
            <text:p text:style-name="P427">15</text:p>
          </table:table-cell>
          <table:table-cell table:style-name="Tabelle1.C2" office:value-type="string">
            <text:p text:style-name="P427">The connection to the proxy server was closed unexpectedly (before the connection to the final peer was established)</text:p>
          </table:table-cell>
        </table:table-row>
        <table:table-row>
          <table:table-cell table:style-name="Tabelle1.A2" office:value-type="string">
            <text:p text:style-name="P427">QAbstractSocket::ProxyConnectionTimeoutError</text:p>
          </table:table-cell>
          <table:table-cell table:style-name="Tabelle1.A2" office:value-type="string">
            <text:p text:style-name="P427">16</text:p>
          </table:table-cell>
          <table:table-cell table:style-name="Tabelle1.C2" office:value-type="string">
            <text:p text:style-name="P427">The connection to the proxy server timed out or the proxy server stopped responding in the authentication phase.</text:p>
          </table:table-cell>
        </table:table-row>
        <table:table-row>
          <table:table-cell table:style-name="Tabelle1.A2" office:value-type="string">
            <text:p text:style-name="P427">QAbstractSocket::ProxyNotFoundError</text:p>
          </table:table-cell>
          <table:table-cell table:style-name="Tabelle1.A2" office:value-type="string">
            <text:p text:style-name="P427">17</text:p>
          </table:table-cell>
          <table:table-cell table:style-name="Tabelle1.C2" office:value-type="string">
            <text:p text:style-name="P427">The proxy address set with setProxy() (or the application proxy) was not found.</text:p>
          </table:table-cell>
        </table:table-row>
        <table:table-row>
          <table:table-cell table:style-name="Tabelle1.A2" office:value-type="string">
            <text:p text:style-name="P427">QAbstractSocket::ProxyProtocolError</text:p>
          </table:table-cell>
          <table:table-cell table:style-name="Tabelle1.A2" office:value-type="string">
            <text:p text:style-name="P427">18</text:p>
          </table:table-cell>
          <table:table-cell table:style-name="Tabelle1.C2" office:value-type="string">
            <text:p text:style-name="P427">The connection negotiation with the proxy server failed, because the response from the proxy server could not be <text:soft-page-break/>understood.</text:p>
          </table:table-cell>
        </table:table-row>
        <table:table-row>
          <table:table-cell table:style-name="Tabelle1.A2" office:value-type="string">
            <text:p text:style-name="P427">QAbstractSocket::OperationError</text:p>
          </table:table-cell>
          <table:table-cell table:style-name="Tabelle1.A2" office:value-type="string">
            <text:p text:style-name="P427">19</text:p>
          </table:table-cell>
          <table:table-cell table:style-name="Tabelle1.C2" office:value-type="string">
            <text:p text:style-name="P427">An operation was attempted while the socket was in a state that did not permit it.</text:p>
          </table:table-cell>
        </table:table-row>
        <table:table-row>
          <table:table-cell table:style-name="Tabelle1.A2" office:value-type="string">
            <text:p text:style-name="P427">QAbstractSocket::SslInternalError</text:p>
          </table:table-cell>
          <table:table-cell table:style-name="Tabelle1.A2" office:value-type="string">
            <text:p text:style-name="P427">20</text:p>
          </table:table-cell>
          <table:table-cell table:style-name="Tabelle1.C2" office:value-type="string">
            <text:p text:style-name="P427">The SSL library being used reported an internal error. This is probably the result of a bad installation or misconfiguration of the library.</text:p>
          </table:table-cell>
        </table:table-row>
        <table:table-row>
          <table:table-cell table:style-name="Tabelle1.A2" office:value-type="string">
            <text:p text:style-name="P427">QAbstractSocket::SslInvalidUserDataError</text:p>
          </table:table-cell>
          <table:table-cell table:style-name="Tabelle1.A2" office:value-type="string">
            <text:p text:style-name="P427">21</text:p>
          </table:table-cell>
          <table:table-cell table:style-name="Tabelle1.C2" office:value-type="string">
            <text:p text:style-name="P427">Invalid data (certificate, key, cypher, etc.) was provided and its use resulted in an error in the SSL library.</text:p>
          </table:table-cell>
        </table:table-row>
        <table:table-row>
          <table:table-cell table:style-name="Tabelle1.A2" office:value-type="string">
            <text:p text:style-name="P427">QAbstractSocket::TemporaryError</text:p>
          </table:table-cell>
          <table:table-cell table:style-name="Tabelle1.A2" office:value-type="string">
            <text:p text:style-name="P427">22</text:p>
          </table:table-cell>
          <table:table-cell table:style-name="Tabelle1.C2" office:value-type="string">
            <text:p text:style-name="P427">A temporary error occurred (e.g., operation would block and socket is non-blocking).</text:p>
          </table:table-cell>
        </table:table-row>
        <table:table-row>
          <table:table-cell table:style-name="Tabelle1.A2" office:value-type="string">
            <text:p text:style-name="P427">QAbstractSocket::UnknownSocketError</text:p>
          </table:table-cell>
          <table:table-cell table:style-name="Tabelle1.A2" office:value-type="string">
            <text:p text:style-name="P427">-1</text:p>
          </table:table-cell>
          <table:table-cell table:style-name="Tabelle1.C2" office:value-type="string">
            <text:p text:style-name="P42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78"><text:span text:style-name="Absatz-Standardschriftart"><text:span text:style-name="T13">//Connection established.</text:span></text:span></text:p>
      <text:p text:style-name="P278"><text:span text:style-name="Absatz-Standardschriftart"><text:span text:style-name="T13">function connectSlot()</text:span></text:span></text:p>
      <text:p text:style-name="P278"><text:span text:style-name="Absatz-Standardschriftart"><text:span text:style-name="T13">{</text:span></text:span></text:p>
      <text:p text:style-name="P278"><text:span text:style-name="Absatz-Standardschriftart"><text:span text:style-name="T13"><text:tab/>var array = Array(1,2,3,4,5,6);</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span></text:p>
      <text:p text:style-name="P278"><text:span text:style-name="Absatz-Standardschriftart"><text:span text:style-name="T13">//Connection closed.</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tab/>tcpClient.close();</text:span></text:span></text:p>
      <text:p text:style-name="P278"><text:span text:style-name="Absatz-Standardschriftart"><text:span text:style-name="T13">}</text:span></text:span></text:p>
      <text:p text:style-name="P278"><text:span text:style-name="Absatz-Standardschriftart"><text:span text:style-name="T13">//Data has been received.</text:span></text:span></text:p>
      <text:p text:style-name="P278"><text:span text:style-name="Absatz-Standardschriftart"><text:span text:style-name="T13">function readyReadSlot ()</text:span></text:span></text:p>
      <text:p text:style-name="P278"><text:span text:style-name="Absatz-Standardschriftart"><text:span text:style-name="T13">{<text:tab/></text:span></text:span></text:p>
      <text:p text:style-name="P278"><text:span text:style-name="Absatz-Standardschriftart"><text:span text:style-name="T13"><text:tab/>var array = tcp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13">//An error has been ocurred.</text:span></text:span></text:p>
      <text:p text:style-name="P278"><text:span text:style-name="Absatz-Standardschriftart"><text:span text:style-name="T13">function tcpClientErrorSlot(error)</text:span></text:span></text:p>
      <text:p text:style-name="P278"><text:span text:style-name="Absatz-Standardschriftart"><text:span text:style-name="T13">{</text:span></text:span></text:p>
      <text:p text:style-name="P278"><text:span text:style-name="Absatz-Standardschriftart"><text:span text:style-name="T13"><text:tab/>if(error != 1)</text:span></text:span></text:p>
      <text:p text:style-name="P278"><text:span text:style-name="Absatz-Standardschriftart"><text:span text:style-name="T13"><text:tab/>{//The error is not QAbstractSocket::RemoteHostClosedError.</text:span></text:span></text:p>
      <text:p text:style-name="P278"><text:span text:style-name="Absatz-Standardschriftart"><text:span text:style-name="T13"><text:tab/><text:tab/>disconnectSlot();</text:span></text:span></text:p>
      <text:p text:style-name="P278"><text:span text:style-name="Absatz-Standardschriftart"><text:span text:style-name="T13"><text:tab/>}</text:span></text:span></text:p>
      <text:p text:style-name="P278"><text:span text:style-name="Absatz-Standardschriftart"><text:span text:style-name="T13"/></text:span></text:p>
      <text:p text:style-name="P278"><text:span text:style-name="Absatz-Standardschriftart"><text:span text:style-name="T13"><text:tab/>if(error == 0) //QAbstractSocket::ConnectionRefuse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connection was refused. " +</text:span></text:span></text:p>
      <text:p text:style-name="P278"><text:span text:style-name="Absatz-Standardschriftart"><text:span text:style-name="T13"><text:tab/><text:tab/><text:tab/><text:tab/><text:tab/>"Make sure the server is running, " +</text:span></text:span></text:p>
      <text:p text:style-name="P278"><text:span text:style-name="Absatz-Standardschriftart"><text:span text:style-name="T13"><text:tab/><text:tab/><text:tab/><text:tab/><text:tab/>"and check that the host name and port " +</text:span></text:span></text:p>
      <text:p text:style-name="P278"><text:span text:style-name="Absatz-Standardschriftart"><text:span text:style-name="T13"><text:tab/><text:tab/><text:tab/><text:tab/><text:tab/>"settings are correct.");</text:span></text:span></text:p>
      <text:p text:style-name="P278"><text:span text:style-name="Absatz-Standardschriftart"><text:span text:style-name="T13"><text:tab/>}</text:span></text:span></text:p>
      <text:p text:style-name="P278"><text:span text:style-name="Absatz-Standardschriftart"><text:span text:style-name="T13"><text:tab/>else if(error == 1) //QAbstractSocket::RemoteHostClosedError</text:span></text:span></text:p>
      <text:p text:style-name="P278"><text:span text:style-name="Absatz-Standardschriftart"><text:span text:style-name="T13"><text:tab/>{</text:span></text:span></text:p>
      <text:p text:style-name="P278"><text:span text:style-name="Absatz-Standardschriftart"><text:span text:style-name="T13"><text:tab/><text:tab/>//The connection has been closed. Do nothing.</text:span></text:span></text:p>
      <text:p text:style-name="P278"><text:span text:style-name="Absatz-Standardschriftart"><text:span text:style-name="T13"><text:tab/>}</text:span></text:span></text:p>
      <text:p text:style-name="P278"><text:span text:style-name="Absatz-Standardschriftart"><text:span text:style-name="T13"><text:tab/>else if(error == 2) //QAbstractSocket::HostNotFoun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server was not found. Please check the " +</text:span></text:span></text:p>
      <text:p text:style-name="P278"><text:span text:style-name="Absatz-Standardschriftart"><text:span text:style-name="T13"><text:tab/><text:tab/><text:tab/><text:tab/><text:tab/>"host name and port settings.");</text:span></text:span></text:p>
      <text:p text:style-name="P278"><text:span text:style-name="Absatz-Standardschriftart"><text:span text:style-name="T13"><text:tab/>}</text:span></text:span></text:p>
      <text:p text:style-name="P278"><text:span text:style-name="Absatz-Standardschriftart"><text:span text:style-name="T13"><text:tab/>else</text:span></text:span></text:p>
      <text:p text:style-name="P278"><text:span text:style-name="Absatz-Standardschriftart"><text:span text:style-name="T13"><text:tab/>{</text:span></text:span></text:p>
      <text:p text:style-name="P278"><text:soft-page-break/><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following error occurred: " +</text:span></text:span></text:p>
      <text:p text:style-name="P278"><text:span text:style-name="Absatz-Standardschriftart"><text:span text:style-name="T13"><text:tab/><text:tab/><text:tab/><text:tab/><text:tab/>tcpClient.getErrorString());</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tcpClient.readyReadSignal.connect(readyReadSlot);</text:span></text:span></text:p>
      <text:p text:style-name="P278"><text:span text:style-name="Absatz-Standardschriftart"><text:span text:style-name="T13">tcpClient.disconnectedSignal.connect(disconnectSlot);</text:span></text:span></text:p>
      <text:p text:style-name="P278"><text:span text:style-name="Absatz-Standardschriftart"><text:span text:style-name="T13">tcpClient.connectedSignal.connect(connectSlot);</text:span></text:span></text:p>
      <text:p text:style-name="P278"><text:span text:style-name="Absatz-Standardschriftart"><text:span text:style-name="T13">tcpClient.errorSignal.connect(tcpClientErrorSlot);</text:span></text:span></text:p>
      <text:p text:style-name="P278"><text:span text:style-name="Absatz-Standardschriftart"><text:span text:style-name="T13">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3"><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15957976145619" text:continue-numbering="true" text:style-name="L33">
        <text:list-item>
          <text:p text:style-name="P679">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15956825555309" text:continue-numbering="true" text:style-name="L33">
        <text:list-item>
          <text:p text:style-name="P679">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78"><text:span text:style-name="Absatz-Standardschriftart"><text:span text:style-name="T13">function connectionEstablished()</text:span></text:span></text:p>
      <text:p text:style-name="P278"><text:span text:style-name="Absatz-Standardschriftart"><text:span text:style-name="T13">{<text:tab/></text:span></text:span></text:p>
      <text:p text:style-name="P278"><text:span text:style-name="Absatz-Standardschriftart"><text:span text:style-name="T13"><text:tab/>tcpServerClient = tcpServer.nextPendingConnection();</text:span></text:span></text:p>
      <text:p text:style-name="P278"><text:span text:style-name="Absatz-Standardschriftart"><text:span text:style-name="T13"><text:tab/>tcpServerClient.disconnectedSignal.connect(disconnectSlot);</text:span></text:span></text:p>
      <text:p text:style-name="P278"><text:span text:style-name="Absatz-Standardschriftart"><text:span text:style-name="T13"><text:tab/>tcpServerClient.readyReadSignal.connect(readyReadSlot);</text:span></text:span></text:p>
      <text:p text:style-name="P278"><text:soft-page-break/><text:span text:style-name="Absatz-Standardschriftart"><text:span text:style-name="T13">}</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span></text:span></text:p>
      <text:p text:style-name="P278"><text:span text:style-name="Absatz-Standardschriftart"><text:span text:style-name="T13">function readyReadSlot()</text:span></text:span></text:p>
      <text:p text:style-name="P278"><text:span text:style-name="Absatz-Standardschriftart"><text:span text:style-name="T13">{<text:tab/></text:span></text:span></text:p>
      <text:p text:style-name="P278"><text:span text:style-name="Absatz-Standardschriftart"><text:span text:style-name="T13"><text:tab/>var array = tcpServer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ServerClient.write(array);</text:span></text:span></text:p>
      <text:p text:style-name="P278"><text:span text:style-name="Absatz-Standardschriftart"><text:span text:style-name="T13">}</text:span></text:span></text:p>
      <text:p text:style-name="P40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78"><text:span text:style-name="Absatz-Standardschriftart"><text:span text:style-name="T13">var tcpServerClient = undefined;</text:span></text:span></text:p>
      <text:p text:style-name="P278"><text:span text:style-name="Absatz-Standardschriftart"><text:span text:style-name="T13">tcpServer.newConnectionSignal.connect(connectionEstablished);</text:span></text:span></text:p>
      <text:p text:style-name="P278"><text:span text:style-name="Absatz-Standardschriftart"><text:span text:style-name="T13">tcpServer.listen(112);</text:span></text:span></text:p>
      <text:p text:style-name="P27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3"><text:bookmark-ref text:reference-format="text" text:ref-name="__RefHeading__5926_596565095662">ScriptSerialPort createSerialPort (void)</text:bookmark-ref></text:span></text:span><text:span text:style-name="Absatz-Standardschriftart"><text:span text:style-name="T153"> </text:span></text:span>must be used.</text:p>
      <text:p text:style-name="Standard">The functions and signals which can be used are described in the following chapters.</text:p>
      <text:p text:style-name="P276">Note:</text:p>
      <text:p text:style-name="P27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15956455574496" text:continue-numbering="true" text:style-name="L33">
        <text:list-item>
          <text:p text:style-name="P679">name: The name of the serial port</text:p>
          <text:p text:style-name="P67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15957012050908" text:continue-numbering="true" text:style-name="L33">
        <text:list-item>
          <text:p text:style-name="P679">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15956335279642" text:continue-numbering="true" text:style-name="L33">
        <text:list-item>
          <text:p text:style-name="P679">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text:soft-page-break/></text:p>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15956614677762" text:continue-numbering="true" text:style-name="L33">
        <text:list-item>
          <text:p text:style-name="P679">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15958124096083" text:continue-numbering="true" text:style-name="L33">
        <text:list-item>
          <text:p text:style-name="P679">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15956581999172" text:continue-numbering="true" text:style-name="L33">
        <text:list-item>
          <text:p text:style-name="P679">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15956948418318" text:continue-numbering="true" text:style-name="L33">
        <text:list-item>
          <text:p text:style-name="P679">set: true=set the pin to 1, false=set the pin to 0 </text:p>
        </text:list-item>
      </text:list>
      <text:p text:style-name="P257"><text:soft-page-break/></text:p>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15957245998636" text:continue-numbering="true" text:style-name="L33">
        <text:list-item>
          <text:p text:style-name="P679">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7">This function returns all received bytes <text:span text:style-name="T423">(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17">Write<text:span text:style-name="T245">s</text:span> data <text:span text:style-name="T423">(byte array) </text:span>to the serial port.</text:p>
      <text:p text:style-name="P31">Arguments:</text:p>
      <text:list xml:id="list115956560213356" text:continue-numbering="true" text:style-name="L33">
        <text:list-item>
          <text:p text:style-name="P703">data: The data <text:span text:style-name="T423">(byte array)</text:span></text:p>
        </text:list-item>
      </text:list>
      <text:p text:style-name="P31">Return: The number of written bytes</text:p>
      <text:p text:style-name="P31"/>
      <text:h text:style-name="P559" text:outline-level="4"><text:bookmark-start text:name="_Toc403041682623"/>Number write<text:span text:style-name="T245">String</text:span>(String<text:span text:style-name="T245"> string</text:span>)<text:bookmark-end text:name="_Toc403041682623"/></text:h>
      <text:p text:style-name="P92">Write<text:span text:style-name="T245">s</text:span> <text:span text:style-name="T245">a string</text:span> to the serial port.</text:p>
      <text:p text:style-name="P92">Arguments:</text:p>
      <text:list xml:id="list115956471942664" text:continue-numbering="true" text:style-name="L33">
        <text:list-item>
          <text:p text:style-name="P704"><text:span text:style-name="T245">string</text:span>: The <text:span text:style-name="T245">string</text:span></text:p>
        </text:list-item>
      </text:list>
      <text:p text:style-name="P92">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15957990036612" text:continue-numbering="true" text:style-name="L33">
        <text:list-item>
          <text:p text:style-name="P679">msecs: The max. time to wait</text:p>
        </text:list-item>
      </text:list>
      <text:p text:style-name="P31">Return: True if all bytes have been written</text:p>
      <text:p text:style-name="P31"/>
      <text:h text:style-name="P64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645" text:outline-level="4">void disableMainInterfaceRouting(void)</text:h>
      <text:p text:style-name="P31">Disables the main interface routing.</text:p>
      <text:p text:style-name="P31"/>
      <text:h text:style-name="P645" text:outline-level="4"><text:soft-page-break/>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15956414392089" text:continue-numbering="true" text:style-name="L33">
        <text:list-item>
          <text:p text:style-name="P679">removeNewLine: If removeNewLine is true then the '\n' will not returned (is removed from the received line).</text:p>
        </text:list-item>
        <text:list-item>
          <text:p text:style-name="P67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serialPort.canReadLine())</text:span></text:span></text:p>
      <text:p text:style-name="P278"><text:span text:style-name="Absatz-Standardschriftart"><text:span text:style-name="T13"><text:tab/>{</text:span></text:span></text:p>
      <text:p text:style-name="P278"><text:span text:style-name="Absatz-Standardschriftart"><text:span text:style-name="T13"><text:tab/><text:tab/>var line = serialPor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45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15957461965081" text:continue-numbering="true" text:style-name="L33">
        <text:list-item>
          <text:p text:style-name="P679">removeNewLine: If removeNewLine is true then the '\n' will not returned (is removed from the received lines).</text:p>
        </text:list-item>
        <text:list-item>
          <text:p text:style-name="P67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serialPor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9007667450446893250" text:style-name="L42">
        <text:list-item>
          <text:p text:style-name="P969">NoSignal = 0x00,</text:p>
        </text:list-item>
        <text:list-item>
          <text:p text:style-name="P969">DataTerminalReadySignal = 0x04</text:p>
        </text:list-item>
        <text:list-item>
          <text:p text:style-name="P969">DataCarrierDetectSignal = 0x08</text:p>
        </text:list-item>
        <text:list-item>
          <text:p text:style-name="P969">DataSetReadySignal = 0x10</text:p>
        </text:list-item>
        <text:list-item>
          <text:p text:style-name="P969"><text:soft-page-break/>RingIndicatorSignal = 0x20</text:p>
        </text:list-item>
        <text:list-item>
          <text:p text:style-name="P969">RequestToSendSignal = 0x40</text:p>
        </text:list-item>
        <text:list-item>
          <text:p text:style-name="P969">ClearToSendSignal = 0x80</text:p>
          <text:p text:style-name="P970"/>
          <text:p text:style-name="P96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array = serialPor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serialPort.write(array);</text:span></text:span></text:p>
      <text:p text:style-name="P278"><text:span text:style-name="Absatz-Standardschriftart"><text:span text:style-name="T13">}</text:span></text:span></text:p>
      <text:p text:style-name="P278"><text:span text:style-name="Absatz-Standardschriftart"><text:span text:style-name="T13"/></text:span></text:p>
      <text:p text:style-name="P40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78"><text:span text:style-name="Absatz-Standardschriftart"><text:span text:style-name="T13">serialPort.readyReadSignal.connect(readyReadSlot);</text:span></text:span></text:p>
      <text:p text:style-name="P278"><text:span text:style-name="Absatz-Standardschriftart"><text:span text:style-name="T13"/></text:span></text:p>
      <text:p text:style-name="P278"><text:span text:style-name="Absatz-Standardschriftart"><text:span text:style-name="T13">serialPort.setPortName("COM1");</text:span></text:span></text:p>
      <text:p text:style-name="P278"><text:span text:style-name="Absatz-Standardschriftart"><text:span text:style-name="T13">serialPort.setDTR(false);</text:span></text:span></text:p>
      <text:p text:style-name="P278"><text:span text:style-name="Absatz-Standardschriftart"><text:span text:style-name="T13">if (serialPort.open())</text:span></text:span></text:p>
      <text:p text:style-name="P278"><text:span text:style-name="Absatz-Standardschriftart"><text:span text:style-name="T13">{</text:span></text:span></text:p>
      <text:p text:style-name="P452"><text:span text:style-name="Absatz-Standardschriftart"><text:span text:style-name="T13">serialPort.setBaudRate(19200);</text:span></text:span></text:p>
      <text:p text:style-name="P452"><text:span text:style-name="Absatz-Standardschriftart"><text:span text:style-name="T13">serialPort.setDataBits(8);</text:span></text:span></text:p>
      <text:p text:style-name="P452"><text:span text:style-name="Absatz-Standardschriftart"><text:span text:style-name="T13">serialPort.setParity("None");</text:span></text:span></text:p>
      <text:p text:style-name="P452"><text:span text:style-name="Absatz-Standardschriftart"><text:span text:style-name="T13">serialPort.setStopBits("1.5");</text:span></text:span></text:p>
      <text:p text:style-name="P452"><text:span text:style-name="Absatz-Standardschriftart"><text:span text:style-name="T13">serialPort.setFlowControl("None");</text:span></text:span></text:p>
      <text:p text:style-name="P278"><text:span text:style-name="Absatz-Standardschriftart"><text:span text:style-name="T13"><text:tab/>serialPort.setDTR(true);</text:span></text:span></text:p>
      <text:p text:style-name="P278"><text:span text:style-name="Absatz-Standardschriftart"><text:span text:style-name="T13"><text:tab/>serialPort.setRTS(true);</text:span></text:span></text:p>
      <text:p text:style-name="P452"><text:span text:style-name="Absatz-Standardschriftart"><text:span text:style-name="T13">scriptThread.appendTextToConsole("serial port signals:" + <text:tab/><text:tab/><text:tab/><text:tab/><text:tab/><text:tab/><text:tab/><text:tab/><text:tab/><text:tab/>serialPort.getSerialPortSignals().toString(16) );</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serial port');</text:span></text:span></text:p>
      <text:p text:style-name="P278"><text:span text:style-name="Absatz-Standardschriftart"><text:span text:style-name="T13">}</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3"><text:bookmark-ref text:reference-format="text" text:ref-name="__RefHeading__11316_1399518882">Fehler: Referenz nicht gefunden</text:bookmark-ref></text:span></text:span><text:span text:style-name="Absatz-Standardschriftart"><text:span text:style-name="T153">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15956950440197" text:continue-list="list115957461965081" text:style-name="L33">
        <text:list-item>
          <text:p text:style-name="P679">channel: The PCAN channel</text:p>
        </text:list-item>
        <text:list-item>
          <text:p text:style-name="P679">baudRate: The baudrate (kHz), possible values are: 1000, 800, 500, 250, 125,100,95,83,50,47,33,20,10,5</text:p>
        </text:list-item>
        <text:list-item>
          <text:p text:style-name="P679">busOffAutoReset: Automatic reset on BUS-OFF on/off</text:p>
        </text:list-item>
        <text:list-item>
          <text:p text:style-name="P679">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text:soft-page-break/>Arguments:</text:p>
      <text:list xml:id="list115957207274383" text:continue-numbering="true" text:style-name="L33">
        <text:list-item>
          <text:p text:style-name="P679">filterExtended: True if the filer message type is extended (29-bit identifier) or false if the filter message type is standard (11-bit identifier)</text:p>
        </text:list-item>
        <text:list-item>
          <text:p text:style-name="P679">filterFrom: The lowest CAN ID to be received</text:p>
        </text:list-item>
        <text:list-item>
          <text:p text:style-name="P679">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7">Sends a can message <text:span text:style-name="T423">(byte array)</text:span>. If more then 8 data bytes are given several can messages with the same can id will be sent.</text:p>
      <text:p text:style-name="P31">Arguments:</text:p>
      <text:list xml:id="list115957486241165" text:continue-numbering="true" text:style-name="L33">
        <text:list-item>
          <text:p text:style-name="P679">type: The can message type: 0=standard, 1=standard remote-transfer-request, 2=extended, 3= extended remote-transfer-request</text:p>
        </text:list-item>
        <text:list-item>
          <text:p text:style-name="P679">canId: The CAN id</text:p>
        </text:list-item>
        <text:list-item>
          <text:p text:style-name="P703">data: The CAN data <text:span text:style-name="T423">(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15957619305999" text:continue-numbering="true" text:style-name="L33">
        <text:list-item>
          <text:p text:style-name="P679">parameter: The PCAN parameter. Possible values are:</text:p>
          <text:list>
            <text:list-item>
              <text:p text:style-name="P679">0x01=PCAN_DEVICE_NUMBER</text:p>
            </text:list-item>
            <text:list-item>
              <text:p text:style-name="P679">0x02=PCAN_5VOLTS_POWER</text:p>
            </text:list-item>
            <text:list-item>
              <text:p text:style-name="P679">0x07=PCAN_BUSOFF_AUTORESET</text:p>
            </text:list-item>
            <text:list-item>
              <text:p text:style-name="P679">0x08=PCAN_LISTEN_ONLY</text:p>
            </text:list-item>
            <text:list-item>
              <text:p text:style-name="P679"><text:s/>0x0F=PCAN_RECEIVE_STATUS</text:p>
            </text:list-item>
            <text:list-item>
              <text:p text:style-name="P679"><text:s/>0x10=PCAN_CONTROLLER_NUMBER</text:p>
            </text:list-item>
            <text:list-item>
              <text:p text:style-name="P679"><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15956793243415" text:continue-numbering="true" text:style-name="L33">
        <text:list-item>
          <text:p text:style-name="P679">parameter: The PCAN parameter. Possible values are:</text:p>
          <text:list>
            <text:list-item>
              <text:p text:style-name="P679">0x01=PCAN_DEVICE_NUMBER</text:p>
            </text:list-item>
            <text:list-item>
              <text:p text:style-name="P679">0x02=PCAN_5VOLTS_POWER</text:p>
            </text:list-item>
            <text:list-item>
              <text:p text:style-name="P679"><text:soft-page-break/>0x07=PCAN_BUSOFF_AUTORESET</text:p>
            </text:list-item>
            <text:list-item>
              <text:p text:style-name="P679">0x08=PCAN_LISTEN_ONLY</text:p>
            </text:list-item>
            <text:list-item>
              <text:p text:style-name="P679"><text:s/>0x0F=PCAN_RECEIVE_STATUS</text:p>
            </text:list-item>
            <text:list-item>
              <text:p text:style-name="P679"><text:s/>0x15=PCAN_CHANNEL_IDENTIFYING</text:p>
            </text:list-item>
          </text:list>
        </text:list-item>
        <text:list-item>
          <text:p text:style-name="P679">data: The new parameter value</text:p>
        </text:list-item>
      </text:list>
      <text:p text:style-name="P31">Return: True on success.</text:p>
      <text:p text:style-name="P31"/>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15958384333377" text:continue-numbering="true" text:style-name="L33">
        <text:list-item>
          <text:p text:style-name="P679">types: The can types of the received can messages (0=standard, 1=standard remote-transfer-request, 2=extended, 3= extended remote-transfer-request)</text:p>
        </text:list-item>
        <text:list-item>
          <text:p text:style-name="P679">messageIds: The can ids of the received can messages</text:p>
        </text:list-item>
        <text:list-item>
          <text:p text:style-name="P679">timestamps: The time-stamps of the received can messages</text:p>
        </text:list-item>
        <text:list-item>
          <text:p text:style-name="P703">data: The data of the received can messages <text:span text:style-name="T423">(byte arrays)</text:span></text:p>
          <text:p text:style-name="P67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78"><text:span text:style-name="Absatz-Standardschriftart"><text:span text:style-name="T13">function pcanMessagesReceived(type, id, timeStamp, data)</text:span></text:span></text:p>
      <text:p text:style-name="P278"><text:span text:style-name="Absatz-Standardschriftart"><text:span text:style-name="T13">{</text:span></text:span></text:p>
      <text:p text:style-name="P278"><text:span text:style-name="Absatz-Standardschriftart"><text:span text:style-name="T13"><text:tab/>for(var index = 0; index &lt; type.length; index++)</text:span></text:span></text:p>
      <text:p text:style-name="P278"><text:span text:style-name="Absatz-Standardschriftart"><text:span text:style-name="T13"><text:tab/>{</text:span></text:span></text:p>
      <text:p text:style-name="P278"><text:span text:style-name="Absatz-Standardschriftart"><text:span text:style-name="T13"><text:tab/><text:tab/>pcan.sendCanMessage(type[index], id[index], data[index], 0, 0);</text:span></text:span></text:p>
      <text:p text:style-name="P278"><text:span text:style-name="Absatz-Standardschriftart"><text:span text:style-name="T13"><text:tab/>}<text:tab/></text:span></text:span></text:p>
      <text:p text:style-name="P278"><text:span text:style-name="Absatz-Standardschriftart"><text:span text:style-name="T13">}</text:span></text:span></text:p>
      <text:p text:style-name="P40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78"><text:span text:style-name="Absatz-Standardschriftart"><text:span text:style-name="T13">pcan.canMessagesReceivedSignal.connect(pcanMessagesReceived);</text:span></text:span></text:p>
      <text:p text:style-name="P278"><text:span text:style-name="Absatz-Standardschriftart"><text:span text:style-name="T13"/></text:span></text:p>
      <text:p text:style-name="P278"><text:span text:style-name="Absatz-Standardschriftart"><text:span text:style-name="T13">if(!pcan.open(2, 1000, true, fa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pcan');</text:span></text:span></text:p>
      <text:p text:style-name="P278"><text:span text:style-name="Absatz-Standardschriftart"><text:span text:style-name="T13">}</text:span></text:span></text:p>
      <text:p text:style-name="P278"><text:span text:style-name="Absatz-Standardschriftart"><text:span text:style-name="T13">if(!pcan.setFilter(true, 0, 0x1fffffffff))</text:span></text:span></text:p>
      <text:p text:style-name="P278"><text:span text:style-name="Absatz-Standardschriftart"><text:span text:style-name="T13">{</text:span></text:span></text:p>
      <text:p text:style-name="P278"><text:span text:style-name="Absatz-Standardschriftart"><text:span text:style-name="T13"><text:tab/>scriptThread.messageBox("Critical", "error", 'setFilter failed');</text:span></text:span></text:p>
      <text:p text:style-name="P278"><text:span text:style-name="Absatz-Standardschriftart"><text:span text:style-name="T13">}</text:span></text:span></text:p>
      <text:p text:style-name="P278"><text:span text:style-name="Absatz-Standardschriftart"><text:span text:style-name="T13"><text:tab/><text:tab/></text:span></text:span></text:p>
      <text:p text:style-name="P278"><text:span text:style-name="Absatz-Standardschriftart"><text:span text:style-name="T13">//PCAN_CHANNEL_IDENTIFYING=0x15</text:span></text:span></text:p>
      <text:p text:style-name="P278"><text:span text:style-name="Absatz-Standardschriftart"><text:span text:style-name="T13">var valueAndStatus = pcan.getCanParameter(0x15, value);</text:span></text:span></text:p>
      <text:p text:style-name="P278"><text:span text:style-name="Absatz-Standardschriftart"><text:span text:style-name="T13">var status = valueAndStatus &gt;&gt; 15;</text:span></text:span></text:p>
      <text:p text:style-name="P278"><text:span text:style-name="Absatz-Standardschriftart"><text:span text:style-name="T13">var value = valueAndStatus &amp; 0xff;</text:span></text:span></text:p>
      <text:p text:style-name="P278"><text:span text:style-name="Absatz-Standardschriftart"><text:span text:style-name="T13">if(!status)</text:span></text:span></text:p>
      <text:p text:style-name="P278"><text:span text:style-name="Absatz-Standardschriftart"><text:span text:style-name="T13">{</text:span></text:span></text:p>
      <text:p text:style-name="P278"><text:span text:style-name="Absatz-Standardschriftart"><text:span text:style-name="T13"><text:tab/>scriptThread.messageBox("Critical", "error", ' getCanParameter failed')</text:span></text:span></text:p>
      <text:p text:style-name="P278"><text:span text:style-name="Absatz-Standardschriftart"><text:span text:style-name="T13">}</text:span></text:span></text:p>
      <text:p text:style-name="P278"><text:span text:style-name="Absatz-Standardschriftart"><text:span text:style-name="T2"/></text:span></text:p>
      <text:h text:style-name="P51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6">Aardvark I2C/SPI class</text:span><text:bookmark-end text:name="__RefHeading___Toc28805_1340973868"/></text:h>
      <text:p text:style-name="P27">With this class the script can create a<text:span text:style-name="T446">n</text:span> <text:span text:style-name="T446">Aardvark I2C/SPI</text:span> interface. To create a<text:span text:style-name="T446">n</text:span> <text:span text:style-name="T446">Aardvark I2C/SPI </text:span>interface object the function <text:span text:style-name="Absatz-Standardschriftart"><text:span text:style-name="T153"><text:bookmark-ref text:reference-format="text" text:ref-name="__RefHeading___Toc29579_1340973868663">ScriptAardvarkI2cSpi aardvarkI2cSpiCreateInterface(void)</text:bookmark-ref></text:span></text:span><text:span text:style-name="Absatz-Standardschriftart"><text:span text:style-name="T153"> </text:span></text:span>must be used.</text:p>
      <text:p text:style-name="P387"><text:span text:style-name="Absatz-Standardschriftart"><text:span text:style-name="T112">The functions and signals which can be used are described in the following chapters.</text:span></text:span></text:p>
      <text:p text:style-name="P387"><text:span text:style-name="Absatz-Standardschriftart"><text:span text:style-name="T112"/></text:span></text:p>
      <text:h text:style-name="P632" text:outline-level="4">AardvarkI2cSpiSettings <text:span text:style-name="T451">getInterfaceSettings</text:span>(void)</text:h>
      <text:p text:style-name="P381">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text:p>
      <text:p text:style-name="P229"><text:soft-page-break/>Example: <text:s/></text:p>
      <text:p text:style-name="P38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8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81"><text:span text:style-name="Absatz-Standardschriftart"><text:span text:style-name="T29">var consoleString = "connected: &lt;br&gt;" + settingsStructToString(readSettings);</text:span></text:span></text:p>
      <text:p text:style-name="P381"><text:span text:style-name="Absatz-Standardschriftart"><text:span text:style-name="T29">scriptThread.appendTextToConsole(consoleString);</text:span></text:span></text:p>
      <text:p text:style-name="P381"><text:span text:style-name="Absatz-Standardschriftart"><text:span text:style-name="T29"/></text:span></text:p>
      <text:p text:style-name="P381"><text:span text:style-name="Absatz-Standardschriftart"><text:span text:style-name="T29">function settingsStructToString(readSettings)</text:span></text:span></text:p>
      <text:p text:style-name="P381"><text:span text:style-name="Absatz-Standardschriftart"><text:span text:style-name="T29">{</text:span></text:span></text:p>
      <text:p text:style-name="P381"><text:span text:style-name="Absatz-Standardschriftart"><text:span text:style-name="T29"><text:tab/>var result = "devicePort=" + readSettings.devicePort + " deviceMode=" + readSettings.deviceMode + " <text:tab/><text:tab/><text:tab/>device5VIsOn=" + <text:tab/>readSettings.device5VIsOn;</text:span></text:span></text:p>
      <text:p text:style-name="P38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1"><text:span text:style-name="Absatz-Standardschriftart"><text:span text:style-name="T29"><text:tab/>result += " spiBitorder=" + readSettings.spiBitorder + " spiPhase=" + readSettings.spiPhase + " <text:tab/><text:tab/>spiBaudrate=" + readSettings.spiBaudrate;</text:span></text:span></text:p>
      <text:p text:style-name="P381"><text:span text:style-name="Absatz-Standardschriftart"><text:span text:style-name="T29"><text:tab/>for(var i = 0; i &lt; AARDVARD_I2C_SPI_GPIO_COUNT; i++)</text:span></text:span></text:p>
      <text:p text:style-name="P381"><text:span text:style-name="Absatz-Standardschriftart"><text:span text:style-name="T29"><text:tab/>{</text:span></text:span></text:p>
      <text:p text:style-name="P381"><text:span text:style-name="Absatz-Standardschriftart"><text:span text:style-name="T29"><text:tab/><text:tab/>var mode = "out";</text:span></text:span></text:p>
      <text:p text:style-name="P381"><text:span text:style-name="Absatz-Standardschriftart"><text:span text:style-name="T29"><text:tab/><text:tab/>if(readSettings.pinConfigs[i].isInput)</text:span></text:span></text:p>
      <text:p text:style-name="P381"><text:span text:style-name="Absatz-Standardschriftart"><text:span text:style-name="T29"><text:tab/><text:tab/>{</text:span></text:span></text:p>
      <text:p text:style-name="P381"><text:span text:style-name="Absatz-Standardschriftart"><text:span text:style-name="T29"><text:tab/><text:tab/><text:tab/>if(readSettings.pinConfigs[i].with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 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else</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text:span></text:span></text:p>
      <text:p text:style-name="P381"><text:span text:style-name="Absatz-Standardschriftart"><text:span text:style-name="T29"><text:tab/><text:tab/><text:tab/>}</text:span></text:span></text:p>
      <text:p text:style-name="P381"><text:span text:style-name="Absatz-Standardschriftart"><text:span text:style-name="T29"><text:tab/><text:tab/>}</text:span></text:span></text:p>
      <text:p text:style-name="P381"><text:span text:style-name="Absatz-Standardschriftart"><text:span text:style-name="T29"><text:tab/><text:tab/>result += "&lt;br&gt;"+ g_aardvardI2cGpioGuiElements[i].mode.getAdditionalData(0) + " mode=" + <text:tab/><text:tab/><text:tab/>mode;</text:span></text:span></text:p>
      <text:p text:style-name="P381"><text:span text:style-name="Absatz-Standardschriftart"><text:span text:style-name="T29"><text:tab/><text:tab/>result += " "+ g_aardvardI2cGpioGuiElements[i].mode.getAdditionalData(0) + " outValue=" + <text:tab/><text:tab/><text:tab/>readSettings.pinConfigs[i].outValue;</text:span></text:span></text:p>
      <text:p text:style-name="P381"><text:span text:style-name="Absatz-Standardschriftart"><text:span text:style-name="T29"><text:tab/>}</text:span></text:span></text:p>
      <text:p text:style-name="P381"><text:span text:style-name="Absatz-Standardschriftart"><text:span text:style-name="T29"><text:tab/></text:span></text:span></text:p>
      <text:p text:style-name="P381"><text:span text:style-name="Absatz-Standardschriftart"><text:span text:style-name="T29"><text:tab/>return result;</text:span></text:span></text:p>
      <text:p text:style-name="P381"><text:span text:style-name="Absatz-Standardschriftart"><text:span text:style-name="T29">}</text:span></text:span></text:p>
      <text:p text:style-name="P387"><text:span text:style-name="Absatz-Standardschriftart"><text:span text:style-name="T112"/></text:span></text:p>
      <text:h text:style-name="P635" text:outline-level="4">void i2cMasterFreeBus(void)</text:h>
      <text:p text:style-name="P392"><text:span text:style-name="Absatz-Standardschriftart"><text:span text:style-name="T120">Frees the main interface I2C bus (this function can be used if the no stop condition was created during the last i2cMasterReadWrite call).</text:span></text:span></text:p>
      <text:p text:style-name="P388"><text:span text:style-name="Absatz-Standardschriftart"><text:span text:style-name="T113"/></text:span></text:p>
      <text:h text:style-name="P638" text:outline-level="4">String detectDevices(void)</text:h>
      <text:p text:style-name="P388"><text:span text:style-name="Absatz-Standardschriftart"><text:span text:style-name="T113">Frees the main interface I2C bus (this function can be used if the no stop condition was created</text:span></text:span></text:p>
      <text:p text:style-name="P388"><text:span text:style-name="Absatz-Standardschriftart"><text:span text:style-name="T113">during the last masterI2cSendReceiveData call).</text:span></text:span></text:p>
      <text:p text:style-name="P388"><text:span text:style-name="Absatz-Standardschriftart"><text:span text:style-name="T113"/></text:span></text:p>
      <text:h text:style-name="P560" text:outline-level="4"><text:bookmark-start text:name="_Toc403041657211642651"/>bool <text:bookmark-end text:name="_Toc403041657211642651"/><text:span text:style-name="T452">connectToDevice(AardvarkI2cSpiSettings aardvarkI2cSpiSettings)</text:span></text:h>
      <text:p text:style-name="P231">Connects to the Aardvark I2C/SPI device/interface.</text:p>
      <text:p text:style-name="P230">Arguments:</text:p>
      <text:list xml:id="list115956735793790" text:continue-numbering="true" text:style-name="L33">
        <text:list-item>
          <text:p text:style-name="P70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p text:style-name="P786"><text:span text:style-name="Absatz-Standardschriftart"><text:span text:style-name="T72">Return: True on success</text:span></text:span></text:p>
        </text:list-item>
      </text:list>
      <text:p text:style-name="P230">Example: <text:s/></text:p>
      <text:p text:style-name="P395"><text:span text:style-name="Absatz-Standardschriftart"><text:span text:style-name="T27">/************************Create the AardvarkI2cSpiSettings structure***************/</text:span></text:span></text:p>
      <text:p text:style-name="P395"><text:span text:style-name="Absatz-Standardschriftart"><text:span text:style-name="T27">settings = Array();</text:span></text:span></text:p>
      <text:p text:style-name="P395"><text:span text:style-name="Absatz-Standardschriftart"><text:span text:style-name="T27">settings.devicePort = <text:s/>parseInt(UI_AardvarkI2cSpiPort.text());</text:span></text:span></text:p>
      <text:p text:style-name="P395"><text:span text:style-name="Absatz-Standardschriftart"><text:span text:style-name="T27">settings.deviceMode = <text:s/>UI_AardvarkI2cSpiMode.currentIndex();</text:span></text:span></text:p>
      <text:p text:style-name="P395"><text:span text:style-name="Absatz-Standardschriftart"><text:span text:style-name="T27">settings.device5VIsOn = <text:s/>(UI_AardvarkI2cSpi5V.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i2cBaudrate = <text:s/>parseInt(UI_AardvarkI2cBaudrate.text());</text:span></text:span></text:p>
      <text:p text:style-name="P411"><text:span text:style-name="Absatz-Standardschriftart"><text:span text:style-name="T44">settings.i2cSlaveAddress = <text:s/>parseInt(UI_AardvarkI2cSlaveAddress.text());</text:span></text:span></text:p>
      <text:p text:style-name="P395"><text:span text:style-name="Absatz-Standardschriftart"><text:span text:style-name="T27">settings.i2cPullupsOn = (UI_AardvarkI2cPullUp.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spiPolarity = <text:s/>UI_AardvarkSpiPolarity.currentIndex();</text:span></text:span></text:p>
      <text:p text:style-name="P395"><text:span text:style-name="Absatz-Standardschriftart"><text:span text:style-name="T27">settings.spiSSPolarity = <text:s/>UI_AardvarkSpiSSPolarity.currentIndex();</text:span></text:span></text:p>
      <text:p text:style-name="P395"><text:span text:style-name="Absatz-Standardschriftart"><text:span text:style-name="T27">settings.spiBitorder = <text:s/>UI_AardvarkSpiBitorder.currentIndex();</text:span></text:span></text:p>
      <text:p text:style-name="P395"><text:span text:style-name="Absatz-Standardschriftart"><text:span text:style-name="T27">settings.spiPhase = <text:s/>UI_AardvarkSpiPhase.currentIndex();</text:span></text:span></text:p>
      <text:p text:style-name="P395"><text:span text:style-name="Absatz-Standardschriftart"><text:span text:style-name="T27">settings.spiBaudrate = <text:s/>parseInt(UI_AardvarkSpiBaudrate.text());</text:span></text:span></text:p>
      <text:p text:style-name="P395"><text:soft-page-break/><text:span text:style-name="Absatz-Standardschriftart"><text:span text:style-name="T27"/></text:span></text:p>
      <text:p text:style-name="P395"><text:span text:style-name="Absatz-Standardschriftart"><text:span text:style-name="T27">settings.pinConfigs = <text:s/>Array();</text:span></text:span></text:p>
      <text:p text:style-name="P395"><text:span text:style-name="Absatz-Standardschriftart"><text:span text:style-name="T27">for(var i = 0; i &lt; AARDVARD_I2C_SPI_GPIO_COUNT; i++)</text:span></text:span></text:p>
      <text:p text:style-name="P395"><text:span text:style-name="Absatz-Standardschriftart"><text:span text:style-name="T27">{</text:span></text:span></text:p>
      <text:p text:style-name="P395"><text:span text:style-name="Absatz-Standardschriftart"><text:span text:style-name="T27"><text:tab/>settings.pinConfigs[i] = Array();<text:tab/></text:span></text:span></text:p>
      <text:p text:style-name="P395"><text:span text:style-name="Absatz-Standardschriftart"><text:span text:style-name="T27"><text:tab/>settings.pinConfigs[i].isInput = (g_aardvardI2cGpioGuiElements[i].mode.currentText().indexOf("in") != -1) ? true : false;</text:span></text:span></text:p>
      <text:p text:style-name="P395"><text:span text:style-name="Absatz-Standardschriftart"><text:span text:style-name="T27"><text:tab/>settings.pinConfigs[i].withPullups = (g_aardvardI2cGpioGuiElements[i].mode.currentText().indexOf("in pullup") != -1) ? true : false;</text:span></text:span></text:p>
      <text:p text:style-name="P395"><text:span text:style-name="Absatz-Standardschriftart"><text:span text:style-name="T27"><text:tab/>settings.pinConfigs[i].outValue = (g_aardvardI2cGpioGuiElements[i].outValue.currentText() == 1) ? true : false;</text:span></text:span></text:p>
      <text:p text:style-name="P395"><text:span text:style-name="Absatz-Standardschriftart"><text:span text:style-name="T27"><text:tab/><text:tab/>}</text:span></text:span></text:p>
      <text:p text:style-name="P395"><text:span text:style-name="Absatz-Standardschriftart"><text:span text:style-name="T27">/**********************************************************************************/</text:span></text:span></text:p>
      <text:p text:style-name="P395"><text:span text:style-name="Absatz-Standardschriftart"><text:span text:style-name="T27"><text:tab/></text:span></text:span></text:p>
      <text:p text:style-name="P40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39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395"><text:span text:style-name="Absatz-Standardschriftart"><text:span text:style-name="T27">{</text:span></text:span></text:p>
      <text:p text:style-name="P39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89"><text:span text:style-name="Absatz-Standardschriftart"><text:span text:style-name="T27">}</text:span></text:span></text:p>
      <text:p text:style-name="P388"><text:span text:style-name="Absatz-Standardschriftart"><text:span text:style-name="T113"/></text:span></text:p>
      <text:h text:style-name="P639" text:outline-level="4">void disconnect(void)</text:h>
      <text:p text:style-name="P389"><text:span text:style-name="Absatz-Standardschriftart"><text:span text:style-name="T114">Disconnects from the interface.</text:span></text:span></text:p>
      <text:p text:style-name="P389"><text:span text:style-name="Absatz-Standardschriftart"><text:span text:style-name="T114"/></text:span></text:p>
      <text:h text:style-name="P560" text:outline-level="4">bool <text:span text:style-name="T452">i2cMasterReadWrite(Number flags, Number slaveAddress, Number numberOfBytesToRead, Array&lt;Number&gt; dataToSend = Array&lt;Number&gt;(), Number)</text:span></text:h>
      <text:p text:style-name="P225">Accesses the I2C bus (write/read). <text:span text:style-name="T452">The received data can be read with i2cMasterReadLastReceivedData.</text:span></text:p>
      <text:p text:style-name="P230">Arguments:</text:p>
      <text:list xml:id="list115958117548090" text:continue-numbering="true" text:style-name="L33">
        <text:list-item>
          <text:p text:style-name="P761">flags: The I2C flags: 0x00= no flags, 0x01= 10bit address, 0x02=combined FMT,0x04= no stop condition (use i2cMasterFreeBus to generate the stop condition later)</text:p>
        </text:list-item>
        <text:list-item>
          <text:p text:style-name="P761">slaveAddress: The I2C address</text:p>
        </text:list-item>
        <text:list-item>
          <text:p text:style-name="P761">numberOfBytesToRead: The number of bytes wich shall be read.</text:p>
        </text:list-item>
        <text:list-item>
          <text:p text:style-name="P705"><text:span text:style-name="T445">dataToSend</text:span>: <text:span text:style-name="T445">The bytes which shall be send/written (if this array is empty only a read is performed)</text:span></text:p>
        </text:list-item>
      </text:list>
      <text:p text:style-name="P230"><text:s/>Return: True on success</text:p>
      <text:p text:style-name="P230">Example: <text:s/></text:p>
      <text:p text:style-name="P37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114"/></text:span></text:p>
      <text:h text:style-name="P640" text:outline-level="4">Array&lt;Number&gt; i2cMasterReadLastReceivedData(void)</text:h>
      <text:p text:style-name="P390"><text:span text:style-name="Absatz-Standardschriftart"><text:span text:style-name="T115">Returns last received data from the I2C interface (master mode).</text:span></text:span></text:p>
      <text:p text:style-name="P390"><text:span text:style-name="Absatz-Standardschriftart"><text:span text:style-name="T115"/></text:span></text:p>
      <text:h text:style-name="P561" text:outline-level="4">bool spiMasterSendReceiveData(Array&lt;Number&gt; dataToSend)</text:h>
      <text:p text:style-name="P233">Sends and receive data with the SPI interface (master mode). The received data must be read with spiMasterReadLastReceivedData.</text:p>
      <text:p text:style-name="P232">Arguments:</text:p>
      <text:list xml:id="list115956890232469" text:continue-numbering="true" text:style-name="L33">
        <text:list-item>
          <text:p text:style-name="P706"><text:span text:style-name="T445">dataToSend</text:span>: <text:span text:style-name="T445">The bytes which shall be send/written (if this array is empty only a read is performed)</text:span></text:p>
        </text:list-item>
      </text:list>
      <text:p text:style-name="P232"><text:s/>Return: True on success</text:p>
      <text:p text:style-name="P232">Example: <text:s/></text:p>
      <text:p text:style-name="P37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78"><text:span text:style-name="Absatz-Standardschriftart"><text:span text:style-name="T8"/></text:span></text:p>
      <text:h text:style-name="P640" text:outline-level="4">Array&lt;Number&gt; spiMasterReadLastReceivedData(void)</text:h>
      <text:p text:style-name="P390"><text:span text:style-name="Absatz-Standardschriftart"><text:span text:style-name="T115">Returns last received data from the SPI interface (master mode).</text:span></text:span></text:p>
      <text:p text:style-name="P390"><text:span text:style-name="Absatz-Standardschriftart"><text:span text:style-name="T115"/></text:span></text:p>
      <text:h text:style-name="P550" text:outline-level="4"><text:soft-page-break/>bool <text:span text:style-name="T453">setOutput(Number pinIndex, bool high)</text:span></text:h>
      <text:p text:style-name="P223">Sets the value of an output pin.</text:p>
      <text:p text:style-name="P234">Arguments:</text:p>
      <text:list xml:id="list115957304890532" text:continue-numbering="true" text:style-name="L33">
        <text:list-item>
          <text:p text:style-name="P70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70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795"><text:span text:style-name="Absatz-Standardschriftart"><text:span text:style-name="T94">Return: True on success</text:span></text:span></text:p>
        </text:list-item>
      </text:list>
      <text:p text:style-name="P390"><text:span text:style-name="Absatz-Standardschriftart"><text:span text:style-name="T115"/></text:span></text:p>
      <text:h text:style-name="P550" text:outline-level="4">bool <text:span text:style-name="T453">changePinConfiguration</text:span>(Number pinIndex, bool isInput, bool withPullups=false)</text:h>
      <text:p text:style-name="P221">Changes the configuration of a pin.</text:p>
      <text:p text:style-name="P234">Arguments:</text:p>
      <text:list xml:id="list115957176737547" text:continue-numbering="true" text:style-name="L33">
        <text:list-item>
          <text:p text:style-name="P70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70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759"><text:span text:style-name="T443">w</text:span>ithPullups: <text:span text:style-name="T443">True of the input pin shall have a pullup (not possible with output).</text:span></text:p>
          <text:p text:style-name="P795"><text:span text:style-name="Absatz-Standardschriftart"><text:span text:style-name="T72">Return: True on success</text:span></text:span></text:p>
        </text:list-item>
      </text:list>
      <text:p text:style-name="P446"><text:span text:style-name="Absatz-Standardschriftart"><text:span text:style-name="T94"/></text:span></text:p>
      <text:h text:style-name="P641" text:outline-level="4">Array&lt;bool&gt; readAllInputs(void)</text:h>
      <text:p text:style-name="P426">Reads all inputs.</text:p>
      <text:p text:style-name="P426">The indexes of the result array are:0=Pin1/SCL, 1=Pin3/SDA, 2=Pin5/MISO, 3=Pin7/SCK, 4=Pin8/MOSI, 5=Pin9/SS0.</text:p>
      <text:p text:style-name="P446"/>
      <text:h text:style-name="P642" text:outline-level="4">bool isConnected(void)</text:h>
      <text:p text:style-name="P391"><text:span text:style-name="Absatz-Standardschriftart"><text:span text:style-name="T116">Returns true if the interface is connected</text:span></text:span><text:span text:style-name="Absatz-Standardschriftart"><text:span text:style-name="T115">.</text:span></text:span></text:p>
      <text:p text:style-name="P391"><text:span text:style-name="Absatz-Standardschriftart"><text:span text:style-name="T115"/></text:span></text:p>
      <text:h text:style-name="P562" text:outline-level="4">bool slaveSetResponse(Array&lt;Number&gt; response)</text:h>
      <text:p text:style-name="P249">Sets the slave (I2C/SPI) response. slaveDataSentSignal can be used to receive the sent data and slaveDataReceivedSignal can be uses to read the received data.</text:p>
      <text:p text:style-name="P251">If more bytes are requested in a transaction (from the master), the response will be wrapped as many times as necessary to complete the transaction. The device buffer space is 64 bytes.</text:p>
      <text:p text:style-name="P248">Arguments:</text:p>
      <text:list xml:id="list115958104384658" text:continue-numbering="true" text:style-name="L33">
        <text:list-item>
          <text:p text:style-name="P708"><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796"><text:span text:style-name="Absatz-Standardschriftart"><text:span text:style-name="T94">Return: True on success</text:span></text:span></text:p>
        </text:list-item>
      </text:list>
      <text:p text:style-name="P391"><text:span text:style-name="Absatz-Standardschriftart"><text:span text:style-name="T115"/></text:span></text:p>
      <text:h text:style-name="P554" text:outline-level="4">void aardvarkI2cSpiInputStatesChangedSignal(Array&lt;bool&gt; states)</text:h>
      <text:p text:style-name="P227">Is emitted if the input states of the Ardvard I2C/SPI device (main interface) have been changed.</text:p>
      <text:p text:style-name="P235">Arguments:</text:p>
      <text:list xml:id="list115956882239169" text:continue-numbering="true" text:style-name="L33">
        <text:list-item>
          <text:p text:style-name="P709"><text:span text:style-name="Absatz-Standardschriftart"><text:span text:style-name="T95">s</text:span></text:span><text:span text:style-name="Absatz-Standardschriftart"><text:span text:style-name="T118">tate</text:span></text:span><text:span text:style-name="Absatz-Standardschriftart"><text:span text:style-name="T119">s</text:span></text:span><text:span text:style-name="Absatz-Standardschriftart"><text:span text:style-name="T117">: The </text:span></text:span><text:span text:style-name="Absatz-Standardschriftart"><text:span text:style-name="T118">states of the inputs <text:s/>(true=1. false=0). Elements of state are:0=Pin1/SCL, 1=Pin3/SDA, 2=Pin5/MISO, 3=Pin7/SCK, 4=Pin8/MOSI, 5=Pin9/SS0.</text:span></text:span></text:p>
        </text:list-item>
      </text:list>
      <text:p text:style-name="P450"/>
      <text:h text:style-name="P551" text:outline-level="4"><text:span text:style-name="T467">void</text:span> <text:span text:style-name="T467">slaveDataSentSignal(Array&lt;Number&gt; data)</text:span></text:h>
      <text:p text:style-name="P249">Is called if the interface is a I2C or SPI slave and has sent data.</text:p>
      <text:p text:style-name="P248">Arguments:</text:p>
      <text:list xml:id="list115958011108030" text:continue-numbering="true" text:style-name="L33">
        <text:list-item>
          <text:p text:style-name="P708"><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45"><text:span text:style-name="Absatz-Standardschriftart"><text:span text:style-name="T92"/></text:span></text:p>
      <text:h text:style-name="P562" text:outline-level="4">void slaveDataReceivedSignal(Array&lt;Number&gt; data)</text:h>
      <text:p text:style-name="P249">Is called if the interface is a I2C or SPI slave and has received data.</text:p>
      <text:p text:style-name="P248"><text:soft-page-break/>Arguments:</text:p>
      <text:list xml:id="list115956518037540" text:continue-numbering="true" text:style-name="L33">
        <text:list-item>
          <text:p text:style-name="P708"><text:span text:style-name="Absatz-Standardschriftart"><text:span text:style-name="T99">data: The received data</text:span></text:span><text:span text:style-name="Absatz-Standardschriftart"><text:span text:style-name="T91">.</text:span></text:span></text:p>
        </text:list-item>
      </text:list>
      <text:p text:style-name="P450"/>
      <text:h text:style-name="P637" text:outline-level="4">I2C master example</text:h>
      <text:p text:style-name="P419">This example sends <text:span text:style-name="T472">and reads </text:span>every second <text:span text:style-name="T472">data</text:span> with the <text:span text:style-name="T475">Aardvark I2C interface (master mode)</text:span>. <text:span text:style-name="T472">The sent and received data is </text:span>show<text:span text:style-name="T472">n</text:span> in the script window console.</text:p>
      <text:p text:style-name="P316"/>
      <text:p text:style-name="P317">//Is called if the timer times out.</text:p>
      <text:p text:style-name="P317">function timerSlot()</text:p>
      <text:p text:style-name="P317">{</text:p>
      <text:p text:style-name="P317"><text:tab/>if(g_interface.isConnected())</text:p>
      <text:p text:style-name="P317"><text:tab/>{<text:tab/><text:tab/></text:p>
      <text:p text:style-name="P317"><text:tab/><text:tab/>var sendData = Array(1, 2, 3, 4, 5);</text:p>
      <text:p text:style-name="P317"><text:tab/><text:tab/>if(!g_interface.i2cMasterReadWrite(0, 0x2, 4, sendData ))</text:p>
      <text:p text:style-name="P317"><text:tab/><text:tab/>{</text:p>
      <text:p text:style-name="P317"><text:tab/><text:tab/><text:tab/>scriptThread.appendTextToConsole("send failed");</text:p>
      <text:p text:style-name="P317"><text:tab/><text:tab/>}</text:p>
      <text:p text:style-name="P317"><text:tab/><text:tab/>else</text:p>
      <text:p text:style-name="P317"><text:tab/><text:tab/>{</text:p>
      <text:p text:style-name="P317"><text:tab/><text:tab/><text:tab/>scriptThread.appendTextToConsole("I2C data sent: data=" + conv.byteArrayToHexString(sendData));</text:p>
      <text:p text:style-name="P317"><text:tab/><text:tab/><text:tab/></text:p>
      <text:p text:style-name="P317"><text:tab/><text:tab/><text:tab/>var receivedData = g_interface.i2cMasterReadLastReceivedData();</text:p>
      <text:p text:style-name="P317"><text:tab/><text:tab/><text:tab/>if(receivedData.length != 0)</text:p>
      <text:p text:style-name="P317"><text:tab/><text:tab/><text:tab/>{</text:p>
      <text:p text:style-name="P317"><text:tab/><text:tab/><text:tab/><text:tab/>scriptThread.appendTextToConsole("I2C data received: data=" + conv.byteArrayToHexString(receivedData));</text:p>
      <text:p text:style-name="P317"><text:tab/><text:tab/><text:tab/>}</text:p>
      <text:p text:style-name="P317"><text:tab/><text:tab/>}</text:p>
      <text:p text:style-name="P317"><text:tab/>}</text:p>
      <text:p text:style-name="P317">}</text:p>
      <text:p text:style-name="P317"/>
      <text:p text:style-name="P317">var g_interface = scriptInf.aardvarkI2cSpiCreateInterface();</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g_interface.connectToDevice(settings))</text:p>
      <text:p text:style-name="P317">{</text:p>
      <text:p text:style-name="P317"><text:tab/>scriptThread.appendTextToConsole("connectToDevice failed: " + result);</text:p>
      <text:p text:style-name="P317"><text:tab/>scriptThread.stopScript();</text:p>
      <text:p text:style-name="P317">}</text:p>
      <text:p text:style-name="P317"/>
      <text:p text:style-name="P317">var timer = scriptThread.createTimer();</text:p>
      <text:p text:style-name="P317">timer.timeoutSignal.connect(timerSlot);</text:p>
      <text:p text:style-name="P317">timer.start(1000);</text:p>
      <text:p text:style-name="P299"/>
      <text:h text:style-name="P637" text:outline-level="4">I2C slave example</text:h>
      <text:p text:style-name="P421">This example <text:span text:style-name="T474">reads/sends data from/to an I2C master (Aardvark I2C interface, slave mode)</text:span>. <text:span text:style-name="T472">The sent and received data is </text:span>show<text:span text:style-name="T472">n</text:span> in the script window console.</text:p>
      <text:p text:style-name="P318"/>
      <text:p text:style-name="P318">function slaveDataSentSlot(data)</text:p>
      <text:p text:style-name="P318">{</text:p>
      <text:p text:style-name="P318"><text:tab/>scriptThread.appendTextToConsole("slave data sent: data=" + conv.byteArrayToHexString(data));</text:p>
      <text:p text:style-name="P318">}</text:p>
      <text:p text:style-name="P318"/>
      <text:p text:style-name="P318">function slaveDataReceivedSlot(data)</text:p>
      <text:p text:style-name="P318">{</text:p>
      <text:p text:style-name="P318"><text:soft-page-break/><text:tab/>scriptThread.appendTextToConsole("slave data received: data=" + conv.byteArrayToHexString(data));</text:p>
      <text:p text:style-name="P318">}</text:p>
      <text:p text:style-name="P318"/>
      <text:p text:style-name="P318">var g_interface = scriptInf.aardvarkI2cSpiCreateInterface();</text:p>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1;//I2C slave</text:p>
      <text:p text:style-name="P318">settings.device5VIsOn = <text:s/>false;</text:p>
      <text:p text:style-name="P318">settings.i2cBaudrate = <text:s/>400;</text:p>
      <text:p text:style-name="P318">settings.i2cPullupsOn = true;</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tab/>settings.pinConfigs[i].withPullups = false;</text:p>
      <text:p text:style-name="P318"><text:tab/>settings.pinConfigs[i].outValue = 0;</text:p>
      <text:p text:style-name="P318">}</text:p>
      <text:p text:style-name="P318"/>
      <text:p text:style-name="P318">if(!g_interface.connectToDevice(settings))</text:p>
      <text:p text:style-name="P318">{</text:p>
      <text:p text:style-name="P318"><text:tab/>scriptThread.appendTextToConsole("connectToDevice failed: " + result);</text:p>
      <text:p text:style-name="P318"><text:tab/>scriptThread.stopScript();</text:p>
      <text:p text:style-name="P318">}</text:p>
      <text:p text:style-name="P318"/>
      <text:p text:style-name="P318">if(!g_interface.slaveSetResponse(Array(1, 2, 3, 4, 5)))</text:p>
      <text:p text:style-name="P318">{</text:p>
      <text:p text:style-name="P318"><text:tab/>scriptThread.appendTextToConsole("slaveSetResponse failed");</text:p>
      <text:p text:style-name="P318"><text:tab/>scriptThread.stopScript();</text:p>
      <text:p text:style-name="P318">}</text:p>
      <text:p text:style-name="P318"/>
      <text:p text:style-name="P318">g_interface.slaveDataSentSignal.connect(slaveDataSentSlot);</text:p>
      <text:p text:style-name="P318">g_interface.slaveDataReceivedSignal.connect(slaveDataReceivedSlot);</text:p>
      <text:p text:style-name="P311"/>
      <text:h text:style-name="P637" text:outline-level="4">SPI master example</text:h>
      <text:p text:style-name="P419">This example sends <text:span text:style-name="T472">and reads </text:span>every second <text:span text:style-name="T472">data</text:span> with the <text:span text:style-name="T476">Aardvark SPI</text:span> interface <text:span text:style-name="T476">(master mode)</text:span>. <text:span text:style-name="T472">The received data is </text:span>show<text:span text:style-name="T472">n</text:span> in the script window console.</text:p>
      <text:p text:style-name="P311"/>
      <text:p text:style-name="P319">//Is called if the timer times out.</text:p>
      <text:p text:style-name="P319">function timerSlot()</text:p>
      <text:p text:style-name="P319">{</text:p>
      <text:p text:style-name="P319"><text:tab/>if(g_interface.isConnected())</text:p>
      <text:p text:style-name="P319"><text:tab/>{<text:tab/><text:tab/></text:p>
      <text:p text:style-name="P319"><text:tab/><text:tab/>var sendData = Array(1, 2, 3, 4, 5);</text:p>
      <text:p text:style-name="P319"><text:tab/><text:tab/>if(!g_interface.spiMasterSendReceiveData(sendData ))</text:p>
      <text:p text:style-name="P319"><text:tab/><text:tab/>{</text:p>
      <text:p text:style-name="P319"><text:tab/><text:tab/><text:tab/>scriptThread.appendTextToConsole("send failed");</text:p>
      <text:p text:style-name="P319"><text:tab/><text:tab/>}</text:p>
      <text:p text:style-name="P319"><text:tab/><text:tab/>else</text:p>
      <text:p text:style-name="P319"><text:tab/><text:tab/>{</text:p>
      <text:p text:style-name="P319"><text:tab/><text:tab/><text:tab/>scriptThread.appendTextToConsole("SPI data sent: data=" + conv.byteArrayToHexString(sendData));</text:p>
      <text:p text:style-name="P319"><text:tab/><text:tab/><text:tab/></text:p>
      <text:p text:style-name="P319"><text:tab/><text:tab/><text:tab/>var receivedData = g_interface.spiMasterReadLastReceivedData();</text:p>
      <text:p text:style-name="P319"><text:tab/><text:tab/><text:tab/>if(receivedData.length != 0)</text:p>
      <text:p text:style-name="P319"><text:tab/><text:tab/><text:tab/>{</text:p>
      <text:p text:style-name="P319"><text:tab/><text:tab/><text:tab/><text:tab/>scriptThread.appendTextToConsole("SPI data received: data=" + conv.byteArrayToHexString(receivedData));</text:p>
      <text:p text:style-name="P319"><text:tab/><text:tab/><text:tab/>}</text:p>
      <text:p text:style-name="P319"><text:tab/><text:tab/>}</text:p>
      <text:p text:style-name="P319"><text:tab/>}</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2;//SPI master</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text:soft-page-break/>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var timer = scriptThread.createTimer();</text:p>
      <text:p text:style-name="P319">timer.timeoutSignal.connect(timerSlot);</text:p>
      <text:p text:style-name="P319">timer.start(1000);</text:p>
      <text:p text:style-name="P311"/>
      <text:h text:style-name="P637" text:outline-level="4">SPI slave example</text:h>
      <text:p text:style-name="P421">This example <text:span text:style-name="T474">reads/sends data from/to an SPI master (Aardvark SPI interface, slave mode)</text:span>. <text:span text:style-name="T472">The sent and received data is </text:span>show<text:span text:style-name="T472">n</text:span> in the script window console.</text:p>
      <text:p text:style-name="P311"/>
      <text:p text:style-name="P319">function slaveDataSentSlot(data)</text:p>
      <text:p text:style-name="P319">{</text:p>
      <text:p text:style-name="P319"><text:tab/>scriptThread.appendTextToConsole("slave data sent: data=" + conv.byteArrayToHexString(data));</text:p>
      <text:p text:style-name="P319">}</text:p>
      <text:p text:style-name="P319"/>
      <text:p text:style-name="P319">function slaveDataReceivedSlot(data)</text:p>
      <text:p text:style-name="P319">{</text:p>
      <text:p text:style-name="P319"><text:tab/>scriptThread.appendTextToConsole("slave data received: data=" + conv.byteArrayToHexString(data));</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3;//SPI slave</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if(!g_interface.slaveSetResponse(Array(1, 2, 3, 4, 5)))</text:p>
      <text:p text:style-name="P319">{</text:p>
      <text:p text:style-name="P319"><text:tab/>scriptThread.appendTextToConsole("slaveSetResponse failed");</text:p>
      <text:p text:style-name="P319"><text:tab/>scriptThread.stopScript();</text:p>
      <text:p text:style-name="P319">}</text:p>
      <text:p text:style-name="P319"/>
      <text:p text:style-name="P319">g_interface.slaveDataSentSignal.connect(slaveDataSentSlot);</text:p>
      <text:p text:style-name="P319">g_interface.slaveDataReceivedSignal.connect(slaveDataReceivedSlot);</text:p>
      <text:p text:style-name="P450"/>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1">Arguments:</text:p>
      <text:list xml:id="list115956555038356" text:continue-numbering="true" text:style-name="L33">
        <text:list-item>
          <text:p text:style-name="P679">msec: The timer interval in milliseconds</text:p>
        </text:list-item>
      </text:list>
      <text:p text:style-name="P257"/>
      <text:h text:style-name="P563" text:outline-level="4">void start(<text:span text:style-name="T345">void</text:span>)</text:h>
      <text:p text:style-name="P352"><text:span text:style-name="T345">Starts or restarts the timer with the timeout interval set in setInterval.</text:span> If the timer is already running, it will be stopped and restarted. If the timer is a single-shot timer, then the timer will be activated only once.</text:p>
      <text:list xml:id="list115958371106041" text:continue-numbering="true" text:style-name="L33">
        <text:list-header>
          <text:p text:style-name="P679"/>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564" text:outline-level="4">void setSingleShot(bool singleShot)</text:h>
      <text:p text:style-name="P146">Sets the timer to single-shot or non-single-shot. A single-shot timer fires only once, non-single-shot timers fire every interval milliseconds.</text:p>
      <text:p text:style-name="P145">Arguments:</text:p>
      <text:list xml:id="list115958070931941" text:continue-numbering="true" text:style-name="L33">
        <text:list-item>
          <text:p text:style-name="P710"><text:span text:style-name="T346">singleShot</text:span>: <text:span text:style-name="T346">True if the timer is a single-shot timer.</text:span></text:p>
          <text:p text:style-name="P710"/>
        </text:list-item>
      </text:list>
      <text:h text:style-name="P565" text:outline-level="4">bool isSingleShot(void)</text:h>
      <text:p text:style-name="P353">Returns true if the timer is a single-shot timer.</text:p>
      <text:p text:style-name="P353"/>
      <text:h text:style-name="P565" text:outline-level="4">void setInterval(Number msec)</text:h>
      <text:p text:style-name="P148">Sets the timer interval.</text:p>
      <text:p text:style-name="P147">Arguments:</text:p>
      <text:list xml:id="list115958163952767" text:continue-numbering="true" text:style-name="L33">
        <text:list-item>
          <text:p text:style-name="P711"><text:span text:style-name="T347">msec</text:span>: <text:span text:style-name="T346">The timer interval in milliseconds.</text:span></text:p>
        </text:list-item>
      </text:list>
      <text:p text:style-name="P263"/>
      <text:h text:style-name="P566" text:outline-level="4">Number interval(void)</text:h>
      <text:p text:style-name="P354">Returns the timer interval.</text:p>
      <text:p text:style-name="P354"/>
      <text:h text:style-name="P566" text:outline-level="4">bool isActive(void)</text:h>
      <text:p text:style-name="P354">Returns true if the timer is running, otherwise false.</text:p>
      <text:p text:style-name="P354"/>
      <text:h text:style-name="P567" text:outline-level="4">Number remainingTime(void)</text:h>
      <text:p text:style-name="P355">Returns the timer's remaining value in milliseconds left until the timeout. If the timer is inactive, the returned value will be -1. If the timer is overdue, the returned value will be 0.</text:p>
      <text:list xml:id="list115956809477032" text:continue-numbering="true" text:style-name="L33">
        <text:list-header>
          <text:p text:style-name="P787"/>
        </text:list-header>
      </text:list>
      <text:h text:style-name="P568"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278"><text:span text:style-name="Absatz-Standardschriftart"><text:span text:style-name="T13">function updateConsole()</text:span></text:span></text:p>
      <text:p text:style-name="P278"><text:span text:style-name="Absatz-Standardschriftart"><text:span text:style-name="T13">{</text:span></text:span></text:p>
      <text:p text:style-name="P278"><text:span text:style-name="Absatz-Standardschriftart"><text:span text:style-name="T13"><text:tab/>scriptThread.appendTextToConsole("updateConsole function called")</text:span></text:span></text:p>
      <text:p text:style-name="P278"><text:span text:style-name="Absatz-Standardschriftart"><text:span text:style-name="T13">}</text:span></text:span></text:p>
      <text:p text:style-name="P278"><text:span text:style-name="Absatz-Standardschriftart"><text:span text:style-name="T13">var consoleTimer = scriptThread.createTimer()</text:span></text:span></text:p>
      <text:p text:style-name="P35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78"><text:span text:style-name="Absatz-Standardschriftart"><text:span text:style-name="T13">consoleTimer.start(200);</text:span></text:span></text:p>
      <text:p text:style-name="P27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3"><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15957233722926" text:continue-numbering="true" text:style-name="L33">
        <text:list-item>
          <text:p text:style-name="P679">color: The color of the graph. Allowed values are: <text:s/>"blue", "red", "yellow", "green" and "black"</text:p>
        </text:list-item>
        <text:list-item>
          <text:p text:style-name="P679">penStyle: The pen style of the graph. Allowed values are: "dash", "dot" and "solid"</text:p>
        </text:list-item>
        <text:list-item>
          <text:p text:style-name="P679">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15957591520253" text:continue-numbering="true" text:style-name="L33">
        <text:list-item>
          <text:p text:style-name="P679">xRange: The range of the x axis (the x axis starts always with 0)</text:p>
        </text:list-item>
        <text:list-item>
          <text:p text:style-name="P679">yMinValue: The min. values of the y axis</text:p>
        </text:list-item>
        <text:list-item>
          <text:p text:style-name="P679"><text:soft-page-break/>yMaxValue: The max. value of the y axis</text:p>
          <text:p text:style-name="P679"/>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15956548008242" text:continue-numbering="true" text:style-name="L33">
        <text:list-item>
          <text:p text:style-name="P679">graphIndex: The graph index</text:p>
        </text:list-item>
        <text:list-item>
          <text:p text:style-name="P679">x: The x value of the point</text:p>
        </text:list-item>
        <text:list-item>
          <text:p text:style-name="P679">y: The y value of the point</text:p>
          <text:p text:style-name="P679"/>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15958377735828" text:continue-numbering="true" text:style-name="L33">
        <text:list-item>
          <text:p text:style-name="P679">xAxisLabel: The label of the x axis</text:p>
        </text:list-item>
        <text:list-item>
          <text:p text:style-name="P679">yAxisLabel: The label of the y axis</text:p>
          <text:p text:style-name="P679"/>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15958127982124" text:continue-numbering="true" text:style-name="L33">
        <text:list-item>
          <text:p text:style-name="P679">show: True=show, false=hide</text:p>
          <text:p text:style-name="P679"/>
        </text:list-item>
      </text:list>
      <text:h text:style-name="Heading_20_4" text:outline-level="4"><text:bookmark-start text:name="_Toc40304168612"/>void clearGraphs(void)<text:bookmark-end text:name="_Toc40304168612"/></text:h>
      <text:p text:style-name="P278">This function clears the data of all graphs.</text:p>
      <text:p text:style-name="P427"/>
      <text:h text:style-name="Heading_20_4" text:outline-level="4"><text:bookmark-start text:name="_Toc403041686111"/>void removeAllGraphs(void)<text:bookmark-end text:name="_Toc403041686111"/></text:h>
      <text:p text:style-name="P278">This function removes all graphs.</text:p>
      <text:p text:style-name="P278"/>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78">Arguments:</text:p>
      <text:list xml:id="list115958527624257" text:continue-numbering="true" text:style-name="L33">
        <text:list-item>
          <text:p text:style-name="P679">showXRange: True if the x range input field shall be visible</text:p>
        </text:list-item>
        <text:list-item>
          <text:p text:style-name="P679">showYRange: True if the y range input fields shall be visible</text:p>
        </text:list-item>
        <text:list-item>
          <text:p text:style-name="P679">showUpdate: True if the x update check box shall be visible</text:p>
        </text:list-item>
        <text:list-item>
          <text:p text:style-name="P679">showSave: True if the save button shall be visible</text:p>
        </text:list-item>
        <text:list-item>
          <text:p text:style-name="P679">showLoad: True if the load button shall be visible</text:p>
        </text:list-item>
        <text:list-item>
          <text:p text:style-name="P679">showClear: True if the clear button shall be visible</text:p>
        </text:list-item>
        <text:list-item>
          <text:p text:style-name="P679">showGraphVisibility: True if the show group box</text:p>
        </text:list-item>
        <text:list-item>
          <text:p text:style-name="P679">graphVisibilityMaxSize: The max. width of the show group box</text:p>
        </text:list-item>
        <text:list-item>
          <text:p text:style-name="P679">showLegend: True if the show legend check box shall be visible</text:p>
        </text:list-item>
      </text:list>
      <text:p text:style-name="P278"/>
      <text:h text:style-name="Heading_20_4" text:outline-level="4"><text:soft-page-break/>void setUpdateInterval(Number updateInterval)</text:h>
      <text:p text:style-name="P31">Sets the update-interval.</text:p>
      <text:p text:style-name="P31">Arguments:</text:p>
      <text:list xml:id="list115957075435608" text:continue-numbering="true" text:style-name="L33">
        <text:list-item>
          <text:p text:style-name="P679">updateInterval: The new interval</text:p>
          <text:p text:style-name="P783"/>
        </text:list-item>
      </text:list>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78">Arguments:</text:p>
      <text:list xml:id="list115957358200012" text:continue-numbering="true" text:style-name="L33">
        <text:list-item>
          <text:p text:style-name="P679">xValue: The x-position of the click</text:p>
        </text:list-item>
        <text:list-item>
          <text:p text:style-name="P679">yValue: The y-position of the click</text:p>
        </text:list-item>
        <text:list-item>
          <text:p text:style-name="P679">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8"><text:span text:style-name="Absatz-Standardschriftart"><text:span text:style-name="T13">'name of the graph','color of the graph (rgb)','graph style (Qt::PenStyle)',x1:y1,x2:y2,...</text:span></text:span></text:p>
      <text:p text:style-name="P27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78"><text:span text:style-name="Absatz-Standardschriftart"><text:span text:style-name="T13">graph 1,#0000ff,1,0:0,1:0,2:0,3:0,4:0</text:span></text:span></text:p>
      <text:p text:style-name="P278"><text:span text:style-name="Absatz-Standardschriftart"><text:span text:style-name="T13">graph 2,#00ff00,2,0:0,1:0,2:0,3:0,4:0</text:span></text:span></text:p>
      <text:p text:style-name="P27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78"><text:span text:style-name="Absatz-Standardschriftart"><text:span text:style-name="T13">function plotWindowClosedSlot()</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Window.clearGraphs();</text:span></text:span></text:p>
      <text:p text:style-name="P278"><text:span text:style-name="Absatz-Standardschriftart"><text:span text:style-name="T13">}</text:span></text:span></text:p>
      <text:p text:style-name="P278"><text:span text:style-name="Absatz-Standardschriftart"><text:span text:style-name="T13">var plotWindow = scriptThread.createPlotWindow();</text:span></text:span></text:p>
      <text:p text:style-name="P278"><text:span text:style-name="Absatz-Standardschriftart"><text:span text:style-name="T13">plotWindow.setWindowTitle("plot window created/used by script");</text:span></text:span></text:p>
      <text:p text:style-name="P278"><text:span text:style-name="Absatz-Standardschriftart"><text:span text:style-name="T13">plotWindow.setAxisLabels("x axis plot 1", "y axis plot 1");</text:span></text:span></text:p>
      <text:p text:style-name="P278"><text:span text:style-name="Absatz-Standardschriftart"><text:span text:style-name="T13">plotWindow.showLegend(true);</text:span></text:span></text:p>
      <text:p text:style-name="P278"><text:span text:style-name="Absatz-Standardschriftart"><text:span text:style-name="T13">plotWindow.setInitialAxisRanges(100, 0, 15);</text:span></text:span></text:p>
      <text:p text:style-name="P278"><text:span text:style-name="Absatz-Standardschriftart"><text:span text:style-name="T13">var plotWindowGraph1Index = plotWindow.addGraph("blue", "solid", "graph 1");</text:span></text:span></text:p>
      <text:p text:style-name="P278"><text:span text:style-name="Absatz-Standardschriftart"><text:span text:style-name="T13">var plotWindowGraph2Index = plotWindow.addGraph("red", "dot", "graph 2");</text:span></text:span></text:p>
      <text:p text:style-name="P278"><text:span text:style-name="Absatz-Standardschriftart"><text:span text:style-name="T13">plotWindow.showHelperElements(true, true, true, true, true, true);</text:span></text:span></text:p>
      <text:p text:style-name="P278"><text:span text:style-name="Absatz-Standardschriftart"><text:span text:style-name="T13">plotWindow.show();</text:span></text:span></text:p>
      <text:p text:style-name="P278"><text:span text:style-name="Absatz-Standardschriftart"><text:span text:style-name="T13"/></text:span></text:p>
      <text:p text:style-name="P278"><text:span text:style-name="Absatz-Standardschriftart"><text:span text:style-name="T13">plotWindow.clearButtonPressedSignal.connect(clearButtonPressed)</text:span></text:span></text:p>
      <text:p text:style-name="P278"><text:span text:style-name="Absatz-Standardschriftart"><text:span text:style-name="T13">plotWindow.closedSignal.connect(plotWindowClosedSlot)</text:span></text:span></text:p>
      <text:p text:style-name="P250"/>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ndow.addDataToGraph(plotWindowGraph1Index, <text:s/>x, <text:s/>y);</text:span></text:span></text:p>
      <text:p text:style-name="P278"><text:soft-page-break/><text:span text:style-name="Absatz-Standardschriftart"><text:span text:style-name="T13"><text:tab/>plotWindow.addDataToGraph(plotWindow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7280540737325545430" text:style-name="L43">
        <text:list-item>
          <text:p text:style-name="P971">QDialog</text:p>
        </text:list-item>
        <text:list-item>
          <text:p text:style-name="P971">QMainWindow</text:p>
        </text:list-item>
        <text:list-item>
          <text:p text:style-name="P971">QTabWidget</text:p>
        </text:list-item>
        <text:list-item>
          <text:p text:style-name="P971">QToolBox</text:p>
        </text:list-item>
        <text:list-item>
          <text:p text:style-name="P971">QGroupBox</text:p>
        </text:list-item>
        <text:list-item>
          <text:p text:style-name="P971">QLabel</text:p>
        </text:list-item>
        <text:list-item>
          <text:p text:style-name="P971">QAction</text:p>
        </text:list-item>
        <text:list-item>
          <text:p text:style-name="P971">QStatusBar</text:p>
        </text:list-item>
        <text:list-item>
          <text:p text:style-name="P971">QPushButton</text:p>
        </text:list-item>
        <text:list-item>
          <text:p text:style-name="P971">QToolButton</text:p>
        </text:list-item>
        <text:list-item>
          <text:p text:style-name="P971">QCheckBox</text:p>
        </text:list-item>
        <text:list-item>
          <text:p text:style-name="P971">QRadioButton</text:p>
        </text:list-item>
        <text:list-item>
          <text:p text:style-name="P971">Q<text:span text:style-name="T289">C</text:span>omboBox</text:p>
        </text:list-item>
        <text:list-item>
          <text:p text:style-name="P972">QFontComboBox</text:p>
        </text:list-item>
        <text:list-item>
          <text:p text:style-name="P971">QLineEdit</text:p>
        </text:list-item>
        <text:list-item>
          <text:p text:style-name="P971">QTableWidget</text:p>
        </text:list-item>
        <text:list-item>
          <text:p text:style-name="P971">QListWidget</text:p>
        </text:list-item>
        <text:list-item>
          <text:p text:style-name="P971">QTreeWidget</text:p>
        </text:list-item>
        <text:list-item>
          <text:p text:style-name="P971">QTreeWidgetItem</text:p>
        </text:list-item>
        <text:list-item>
          <text:p text:style-name="P971">QTextEdit</text:p>
        </text:list-item>
        <text:list-item>
          <text:p text:style-name="P971">QProgressBar</text:p>
        </text:list-item>
        <text:list-item>
          <text:p text:style-name="P971">QSlider</text:p>
        </text:list-item>
        <text:list-item>
          <text:p text:style-name="P971">QSpinBox</text:p>
        </text:list-item>
        <text:list-item>
          <text:p text:style-name="P971">QDoubleSpinBox</text:p>
        </text:list-item>
        <text:list-item>
          <text:p text:style-name="P971">QTimeEdit</text:p>
        </text:list-item>
        <text:list-item>
          <text:p text:style-name="P971">QDateEdit</text:p>
        </text:list-item>
        <text:list-item>
          <text:p text:style-name="P971">QDateTimeEdit</text:p>
        </text:list-item>
        <text:list-item>
          <text:p text:style-name="P971">QCalendarWidget</text:p>
        </text:list-item>
        <text:list-item>
          <text:p text:style-name="P971">QSplitter</text:p>
        </text:list-item>
        <text:list-item>
          <text:p text:style-name="P971">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1">A QDialog in the user interface file is passed to the worker script via a <text:span text:style-name="T291">S</text:span>cript<text:span text:style-name="T291">D</text:span>ialog class object.</text:p>
      <text:p text:style-name="P31">This class is derived from the <text:s/><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570" text:outline-level="4">creating shortcuts</text:h>
      <text:p text:style-name="P23"><text:span text:style-name="T406">For creating shortcuts (e.g. Ctrl+V) </text:span><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h text:style-name="P569" text:outline-level="4"><text:bookmark-start text:name="__RefHeading__6590_596565095"/>Script dialog example<text:bookmark-end text:name="__RefHeading__6590_596565095"/></text:h>
      <text:p text:style-name="Standard">The following Code shows the typically use of the ScriptDialog class:</text:p>
      <text:p text:style-name="P278"><text:span text:style-name="Absatz-Standardschriftart"><text:span text:style-name="T13">function DialogFinished()</text:span></text:span></text:p>
      <text:p text:style-name="P278"><text:span text:style-name="Absatz-Standardschriftart"><text:span text:style-name="T13">{</text:span></text:span></text:p>
      <text:p text:style-name="P452"><text:span text:style-name="Absatz-Standardschriftart"><text:span text:style-name="T13">UI_testTextEdit.append("DialogFinished");</text:span></text:span></text:p>
      <text:p text:style-name="P452"><text:span text:style-name="Absatz-Standardschriftart"><text:span text:style-name="T13">scriptThread.stopScript()</text:span></text:span></text:p>
      <text:p text:style-name="P278"><text:span text:style-name="Absatz-Standardschriftart"><text:span text:style-name="T13">}</text:span></text:span></text:p>
      <text:p text:style-name="P278"><text:span text:style-name="Absatz-Standardschriftart"><text:span text:style-name="T13">UI_Dialog.setWindowTitle("gui example");</text:span></text:span></text:p>
      <text:p text:style-name="P278"><text:span text:style-name="Absatz-Standardschriftart"><text:span text:style-name="T13">Ui_Dialog.setWindowPositionAndSize("100,100,500,500");</text:span></text:span></text:p>
      <text:p text:style-name="P278"><text:span text:style-name="Absatz-Standardschriftart"><text:span text:style-name="T13">UI_Dialog.finishedSignal.connect(DialogFinished);</text:span></text:span></text:p>
      <text:p text:style-name="P27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0">A QMainWindow in the user interface file is passed to the script via a ScriptMainWindow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571" text:outline-level="4">creating shortcuts</text:h>
      <text:p text:style-name="P22">For creating shortcuts (e.g. Ctrl+V):</text:p>
      <text:list xml:id="list4899864865711102453" text:style-name="L44">
        <text:list-item>
          <text:p text:style-name="P801"><text:span text:style-name="T406">menu items with shortcuts can be created (only main windows can have menus) in QtDesigner (the menu items can be accessed with </text:span><text:span text:style-name="T406"><text:bookmark-ref text:reference-format="chapter" text:ref-name="__RefHeading__11955_1500227590"/></text:span><text:span text:style-name="Absatz-Standardschriftart"><text:span text:style-name="T163"><text:bookmark-ref text:reference-format="text" text:ref-name="__RefHeading__6030_596565095">Script action (menu entry)</text:bookmark-ref></text:span></text:span><text:span text:style-name="Absatz-Standardschriftart"><text:span text:style-name="T143">)</text:span></text:span></text:p>
        </text:list-item>
        <text:list-item>
          <text:p text:style-name="P973"><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572" text:outline-level="4">void showMessage(String text, Number duration)</text:h>
      <text:p text:style-name="P188">Shows a message in the status bar.</text:p>
      <text:p text:style-name="P188">Arguments:</text:p>
      <text:list xml:id="list115957625315983" text:continue-list="list115957358200012" text:style-name="L33">
        <text:list-item>
          <text:p text:style-name="P712">text: The message text</text:p>
        </text:list-item>
        <text:list-item>
          <text:p text:style-name="P712">duration: The duration of the message (after this time the status bar will be cleared)</text:p>
          <text:p text:style-name="P71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8"><text:span text:style-name="Absatz-Standardschriftart"><text:span text:style-name="T13">function MainWindowFinished(e)</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oft-page-break/><text:span text:style-name="Absatz-Standardschriftart"><text:span text:style-name="T13">UI_MainWindow.finishedSignal.connect(MainWindowFinished);</text:span></text:span></text:p>
      <text:p text:style-name="P278"><text:span text:style-name="Absatz-Standardschriftart"><text:span text:style-name="T13">UI_MainWindow.setWindowTitle("main window example");</text:span></text:span></text:p>
      <text:p text:style-name="P278"><text:span text:style-name="Absatz-Standardschriftart"><text:span text:style-name="T13">UI_MainWindow.setWindowPositionAndSize("100,100,300,300");</text:span></text:span></text:p>
      <text:p text:style-name="P367"><text:span text:style-name="Absatz-Standardschriftart"><text:span text:style-name="T13">UI_MainWindow.showMessage("new message", 1000);</text:span></text:span></text:p>
      <text:p text:style-name="P27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0">A QTabWidget in the user interface file is passed to the worker script via a <text:span text:style-name="T293">S</text:span>cript<text:span text:style-name="T293">T</text:span>ab w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15957254269059" text:continue-numbering="true" text:style-name="L33">
        <text:list-item>
          <text:p text:style-name="P679">index: The tab index</text:p>
        </text:list-item>
        <text:list-item>
          <text:p text:style-name="P679">text: The new text</text:p>
          <text:p text:style-name="P679"/>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15958547335722" text:continue-numbering="true" text:style-name="L33">
        <text:list-item>
          <text:p text:style-name="P679">index: The tab index</text:p>
          <text:p text:style-name="P679"/>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15958376936349" text:continue-numbering="true" text:style-name="L33">
        <text:list-item>
          <text:p text:style-name="P679">index: The new tab index</text:p>
        </text:list-item>
      </text:list>
      <text:p text:style-name="P257"/>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78"><text:span text:style-name="Absatz-Standardschriftart"><text:span text:style-name="T13">//the user has changed the tab index</text:span></text:span></text:p>
      <text:p text:style-name="P278"><text:span text:style-name="Absatz-Standardschriftart"><text:span text:style-name="T13">function CurrentTabChanged(index)</text:span></text:span></text:p>
      <text:p text:style-name="P278"><text:span text:style-name="Absatz-Standardschriftart"><text:span text:style-name="T13">{</text:span></text:span></text:p>
      <text:p text:style-name="P278"><text:span text:style-name="Absatz-Standardschriftart"><text:span text:style-name="T13"><text:tab/>UI_testTextEdit.append("CurrentTabChanged: " + index);</text:span></text:span></text:p>
      <text:p text:style-name="P278"><text:span text:style-name="Absatz-Standardschriftart"><text:span text:style-name="T13">}</text:span></text:span></text:p>
      <text:p text:style-name="P278"><text:span text:style-name="Absatz-Standardschriftart"><text:span text:style-name="T13">UI_tabWidget1.setTabText(0, "new text");</text:span></text:span></text:p>
      <text:p text:style-name="P278"><text:span text:style-name="Absatz-Standardschriftart"><text:span text:style-name="T13">UI_tabWidget1.setCurrentIndex(UI_tabWidget1.currentIndex() + 1);</text:span></text:span></text:p>
      <text:p text:style-name="P278"><text:span text:style-name="Absatz-Standardschriftart"><text:span text:style-name="T13">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1">A QToolBox in the user interface file is passed to the worker script via a <text:span text:style-name="T294">S</text:span>cript<text:span text:style-name="T294">T</text:span>ool<text:span text:style-name="T294">B</text:span>ox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text:soft-page-break/></text:p>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15958343372357" text:continue-numbering="true" text:style-name="L33">
        <text:list-item>
          <text:p text:style-name="P679">index: The item index</text:p>
        </text:list-item>
        <text:list-item>
          <text:p text:style-name="P679">text: The new text</text:p>
          <text:p text:style-name="P679"/>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15958508888719" text:continue-numbering="true" text:style-name="L33">
        <text:list-item>
          <text:p text:style-name="P679">index: The item index</text:p>
          <text:p text:style-name="P679"/>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15957467721690" text:continue-numbering="true" text:style-name="L33">
        <text:list-item>
          <text:p text:style-name="P679">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78"><text:span text:style-name="Absatz-Standardschriftart"><text:span text:style-name="T13">//the user has changed the item index</text:span></text:span></text:p>
      <text:p text:style-name="P278"><text:span text:style-name="Absatz-Standardschriftart"><text:span text:style-name="T13">function ToolBoxCurrentItemChanged(index)</text:span></text:span></text:p>
      <text:p text:style-name="P278"><text:span text:style-name="Absatz-Standardschriftart"><text:span text:style-name="T13">{</text:span></text:span></text:p>
      <text:p text:style-name="P278"><text:span text:style-name="Absatz-Standardschriftart"><text:span text:style-name="T13"><text:tab/>UI_testTextEdit.append("ToolBoxCurrentItemChanged: " + index);</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UI_toolBox.setItemText(1, "new text");</text:span></text:span></text:p>
      <text:p text:style-name="P278"><text:span text:style-name="Absatz-Standardschriftart"><text:span text:style-name="T13">UI_toolBox.setCurrentIndex(UI_toolBox.currentIndex() + 1);</text:span></text:span></text:p>
      <text:p text:style-name="P278"><text:span text:style-name="Absatz-Standardschriftart"><text:span text:style-name="T13">UI_toolBox.currentItemChangedSignal.connect(ToolBoxCurrentItemChanged);</text:span></text:span></text:p>
      <text:p text:style-name="P27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0">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15956786358943" text:continue-numbering="true" text:style-name="L33">
        <text:list-item>
          <text:p text:style-name="P679">title: The new title</text:p>
          <text:p text:style-name="P679"/>
        </text:list-item>
      </text:list>
      <text:h text:style-name="Heading_20_4" text:outline-level="4"><text:bookmark-start text:name="__RefHeading__6608_596565095"/><text:soft-page-break/>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3"><text:bookmark-ref text:reference-format="text" text:ref-name="__RefHeading__15672_1003207465">Script plot widget</text:bookmark-ref></text:span></text:span> for more details).</text:p>
      <text:p text:style-name="P31"/>
      <text:h text:style-name="P573" text:outline-level="4"><text:bookmark-start text:name="__RefHeading___Toc24370_521371646"/><text:span text:style-name="T430">ScriptCanvas2DWidget addCanvas2DWidget</text:span>(void)<text:bookmark-end text:name="__RefHeading___Toc24370_521371646"/></text:h>
      <text:p text:style-name="P219">Adds <text:span text:style-name="T430">a ScriptCanvas2DWidget</text:span> to the group box (see chapter <text:span text:style-name="Absatz-Standardschriftart"><text:span text:style-name="T153"><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5">S</text:span>cript<text:span text:style-name="T295">G</text:span>roup<text:span text:style-name="T295">B</text:span>ox class:</text:p>
      <text:p text:style-name="P31"/>
      <text:p text:style-name="P278"><text:span text:style-name="Absatz-Standardschriftart"><text:span text:style-name="T13">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5">S</text:span>cript<text:span text:style-name="T295">L</text:span>abel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15956872318972" text:continue-numbering="true" text:style-name="L33">
        <text:list-item>
          <text:p text:style-name="P957">text: The new text</text:p>
        </text:list-item>
      </text:list>
      <text:p text:style-name="P31">Example:</text:p>
      <text:p text:style-name="P278"><text:span text:style-name="Absatz-Standardschriftart"><text:span text:style-name="T13">UI_createProcessProgramLabel.setText("program");</text:span></text:span></text:p>
      <text:p text:style-name="P27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78"><text:span text:style-name="Absatz-Standardschriftart"><text:span text:style-name="T13">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4">(menu entry)</text:span><text:bookmark-end text:name="__RefHeading__6030_596565095"/></text:h>
      <text:p text:style-name="P200">A Q<text:span text:style-name="T407">A</text:span>ction <text:span text:style-name="T407">(menu entry)</text:span> in the user interface file is passed to the worker script via a <text:span text:style-name="T295">S</text:span>cript<text:span text:style-name="T295">A</text:span>ction class object. <text:s text:c="2"/></text:p>
      <text:p text:style-name="P201">Note: Menus can be created in QtDesigner (only main windows can have menus).</text:p>
      <text:p text:style-name="P31"/>
      <text:p text:style-name="P120"><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15957400132667" text:continue-numbering="true" text:style-name="L33">
        <text:list-item>
          <text:p text:style-name="P679">text: The new text</text:p>
          <text:p text:style-name="P679"/>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15958166486776" text:continue-numbering="true" text:style-name="L33">
        <text:list-item>
          <text:p text:style-name="P679">check: True=checked, false=not checked</text:p>
          <text:p text:style-name="P67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78"><text:span text:style-name="Absatz-Standardschriftart"><text:span text:style-name="T13">function myActi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ActionClicked");<text:tab/></text:span></text:span></text:p>
      <text:p text:style-name="P278"><text:span text:style-name="Absatz-Standardschriftart"><text:span text:style-name="T13">}</text:span></text:span></text:p>
      <text:p text:style-name="P278"><text:span text:style-name="Absatz-Standardschriftart"><text:span text:style-name="T13">UI_myAction.setText("new text")</text:span></text:span></text:p>
      <text:p text:style-name="P372"><text:span text:style-name="Absatz-Standardschriftart"><text:span text:style-name="T13">UI_myAction.clickedSignal.connect(myActionClicked);</text:span></text:span></text:p>
      <text:p text:style-name="P27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6">S</text:span>cript<text:span text:style-name="T296">B</text:span>utton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15958328476464" text:continue-numbering="true" text:style-name="L33">
        <text:list-item>
          <text:p text:style-name="P679">text: The new text</text:p>
          <text:p text:style-name="P67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15957206321440" text:continue-numbering="true" text:style-name="L33">
        <text:list-item>
          <text:p text:style-name="P679">iconFileName: The path to the icon (absolute path)</text:p>
        </text:list-item>
      </text:list>
      <text:p text:style-name="P257"/>
      <text:h text:style-name="P574" text:outline-level="4">void <text:span text:style-name="T376">setCheckable(bool checkable)</text:span></text:h>
      <text:p text:style-name="P176">Sets the checkable property of the button.</text:p>
      <text:p text:style-name="P180">Arguments:</text:p>
      <text:list xml:id="list115956560050902" text:continue-numbering="true" text:style-name="L33">
        <text:list-item>
          <text:p text:style-name="P764">checkable: The new value of the checkable property</text:p>
        </text:list-item>
      </text:list>
      <text:h text:style-name="P575" text:outline-level="4"><text:soft-page-break/>bool isCheckable(void)</text:h>
      <text:p text:style-name="P178">Returns true if the button is checkable and false if not.</text:p>
      <text:p text:style-name="P178"/>
      <text:h text:style-name="P574" text:outline-level="4">void <text:span text:style-name="T377">setChecked(bool checked)</text:span></text:h>
      <text:p text:style-name="P178">Checks or unchecks the button.</text:p>
      <text:p text:style-name="P180">Arguments:</text:p>
      <text:list xml:id="list115956737338977" text:continue-numbering="true" text:style-name="L33">
        <text:list-item>
          <text:p text:style-name="P764">check<text:span text:style-name="T377">ed</text:span>: <text:span text:style-name="T377">true=check, false=uncheck</text:span></text:p>
        </text:list-item>
      </text:list>
      <text:p text:style-name="P178"/>
      <text:h text:style-name="P575" text:outline-level="4">bool isChecked(void)</text:h>
      <text:p text:style-name="P178">Returns true if the button is checked and false if not.</text:p>
      <text:list xml:id="list115957381072264" text:continue-numbering="true" text:style-name="L33">
        <text:list-header>
          <text:p text:style-name="P67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p text:style-name="P27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0">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15958355912472" text:continue-numbering="true" text:style-name="L33">
        <text:list-item>
          <text:p text:style-name="P679">text: The new text</text:p>
          <text:p text:style-name="P67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15958181116273" text:continue-numbering="true" text:style-name="L33">
        <text:list-item>
          <text:p text:style-name="P679">iconFileName: The path to the icon (absolute path)</text:p>
        </text:list-item>
      </text:list>
      <text:p text:style-name="P257"/>
      <text:h text:style-name="P577" text:outline-level="4">void <text:span text:style-name="T376">setCheckable(bool checkable)</text:span></text:h>
      <text:p text:style-name="P175">Sets the checkable property of the button.</text:p>
      <text:p text:style-name="P174">Arguments:</text:p>
      <text:list xml:id="list115957804452962" text:continue-numbering="true" text:style-name="L33">
        <text:list-item>
          <text:p text:style-name="P765"><text:soft-page-break/>checkable: The new value of the checkable property</text:p>
        </text:list-item>
      </text:list>
      <text:p text:style-name="P268"/>
      <text:h text:style-name="P576" text:outline-level="4">bool isCheckable(void)</text:h>
      <text:p text:style-name="P177">Returns true if the button is checkable and false if not.</text:p>
      <text:p text:style-name="P177"/>
      <text:h text:style-name="P578" text:outline-level="4">void <text:span text:style-name="T377">setChecked(bool checked)</text:span></text:h>
      <text:p text:style-name="P177">Checks or unchecks the button.</text:p>
      <text:p text:style-name="P179">Arguments:</text:p>
      <text:list xml:id="list115957570801332" text:continue-numbering="true" text:style-name="L33">
        <text:list-item>
          <text:p text:style-name="P766">check<text:span text:style-name="T377">ed</text:span>: <text:span text:style-name="T377">true=check, false=uncheck</text:span></text:p>
        </text:list-item>
      </text:list>
      <text:p text:style-name="P177"/>
      <text:h text:style-name="P576" text:outline-level="4">bool isChecked(void)</text:h>
      <text:p text:style-name="P177">Returns true if the button is checked and false if not.</text:p>
      <text:list xml:id="list115958030423009" text:continue-numbering="true" text:style-name="L33">
        <text:list-header>
          <text:p text:style-name="P67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0">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15956636611726" text:continue-numbering="true" text:style-name="L33">
        <text:list-item>
          <text:p text:style-name="P679">text: The new text</text:p>
          <text:p text:style-name="P67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15956737940473" text:continue-numbering="true" text:style-name="L33">
        <text:list-item>
          <text:p text:style-name="P679">check: True=checked, false=not checked</text:p>
          <text:p text:style-name="P67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78"><text:span text:style-name="Absatz-Standardschriftart"><text:span text:style-name="T13">function myCheckBoxClicked()</text:span></text:span></text:p>
      <text:p text:style-name="P278"><text:span text:style-name="Absatz-Standardschriftart"><text:span text:style-name="T13">{</text:span></text:span></text:p>
      <text:p text:style-name="P278"><text:span text:style-name="Absatz-Standardschriftart"><text:span text:style-name="T13"><text:tab/>scriptThread.appendTextToConsole("myCheckBoxClicked");</text:span></text:span></text:p>
      <text:p text:style-name="P278"><text:span text:style-name="Absatz-Standardschriftart"><text:span text:style-name="T13"><text:tab/>//disable the check box</text:span></text:span></text:p>
      <text:p text:style-name="P278"><text:span text:style-name="Absatz-Standardschriftart"><text:span text:style-name="T13"><text:tab/>UI_myCheckBox.setEnabled(false);</text:span></text:span></text:p>
      <text:p text:style-name="P278"><text:span text:style-name="Absatz-Standardschriftart"><text:span text:style-name="T13">}</text:span></text:span></text:p>
      <text:p text:style-name="P278"><text:span text:style-name="Absatz-Standardschriftart"><text:span text:style-name="T13">UI_myCheckBox.setText("new text")</text:span></text:span></text:p>
      <text:p text:style-name="P278"><text:span text:style-name="Absatz-Standardschriftart"><text:span text:style-name="T13">UI_myCheckBox.clickedSignal.connect(myCheckBoxClicked);</text:span></text:span></text:p>
      <text:p text:style-name="P27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0">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8">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15957836543778" text:continue-numbering="true" text:style-name="L33">
        <text:list-item>
          <text:p text:style-name="P679">text: The new text</text:p>
          <text:p text:style-name="P67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15956871016177" text:continue-numbering="true" text:style-name="L33">
        <text:list-item>
          <text:p text:style-name="P679">check: True=checked, false=not checked</text:p>
          <text:p text:style-name="P67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78"><text:span text:style-name="Absatz-Standardschriftart"><text:span text:style-name="T13">function myRadio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RadioButtonClicked");</text:span></text:span></text:p>
      <text:p text:style-name="P278"><text:span text:style-name="Absatz-Standardschriftart"><text:span text:style-name="T13"><text:tab/>//disable the check box</text:span></text:span></text:p>
      <text:p text:style-name="P278"><text:span text:style-name="Absatz-Standardschriftart"><text:span text:style-name="T13"><text:tab/>UI_myRadioButton.setEnabled(false);<text:tab/></text:span></text:span></text:p>
      <text:p text:style-name="P278"><text:span text:style-name="Absatz-Standardschriftart"><text:span text:style-name="T13">}</text:span></text:span></text:p>
      <text:p text:style-name="P278"><text:span text:style-name="Absatz-Standardschriftart"><text:span text:style-name="T13">UI_myRadioButton.setText("new text")</text:span></text:span></text:p>
      <text:p text:style-name="P278"><text:soft-page-break/><text:span text:style-name="Absatz-Standardschriftart"><text:span text:style-name="T13">UI_myRadioButton.clickedSignal.connect(myRadioButtonClicked);</text:span></text:span></text:p>
      <text:p text:style-name="P278"><text:span text:style-name="Absatz-Standardschriftart"><text:span text:style-name="T2"/></text:span></text:p>
      <text:h text:style-name="P518" text:outline-level="3"><text:bookmark-start text:name="__RefHeading__6038_596565095"/><text:bookmark-start text:name="_Toc403041691"/>Script <text:span text:style-name="T290">c</text:span>ombo <text:span text:style-name="T290">b</text:span>ox<text:bookmark-end text:name="_Toc403041691"/> <text:span text:style-name="T290">and <text:s/>font combo box</text:span><text:bookmark-end text:name="__RefHeading__6038_596565095"/></text:h>
      <text:p text:style-name="P120">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15957697056879" text:continue-numbering="true" text:style-name="L33">
        <text:list-item>
          <text:p text:style-name="P679">text: The text of the new item</text:p>
          <text:p text:style-name="P679"/>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15957384875043" text:continue-numbering="true" text:style-name="L33">
        <text:list-item>
          <text:p text:style-name="P679">index: The index of the new item</text:p>
        </text:list-item>
        <text:list-item>
          <text:p text:style-name="P679">text: The text of the new item</text:p>
          <text:p text:style-name="P679"/>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15957163245239" text:continue-numbering="true" text:style-name="L33">
        <text:list-item>
          <text:p text:style-name="P679">index: The index of the item</text:p>
          <text:p text:style-name="P679"/>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15957689156813" text:continue-numbering="true" text:style-name="L33">
        <text:list-item>
          <text:p text:style-name="P679">editable: True=editable, false=not editable</text:p>
          <text:p text:style-name="P679"/>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15957615202740" text:continue-numbering="true" text:style-name="L33">
        <text:list-item>
          <text:p text:style-name="P679">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15958310321332" text:continue-numbering="true" text:style-name="L33">
        <text:list-item>
          <text:p text:style-name="P679">index: The index of the item</text:p>
        </text:list-item>
        <text:list-item>
          <text:p text:style-name="P679">text: The new text</text:p>
          <text:p text:style-name="P679"/>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15958391361069" text:continue-numbering="true" text:style-name="L33">
        <text:list-item>
          <text:p text:style-name="P679">text: The new text</text:p>
        </text:list-item>
      </text:list>
      <text:p text:style-name="P427"/>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15958184385464" text:continue-numbering="true" text:style-name="L33">
        <text:list-item>
          <text:p text:style-name="P679">index: The index of the new selected item</text:p>
        </text:list-item>
      </text:list>
      <text:p text:style-name="P257"/>
      <text:h text:style-name="Heading_20_4" text:outline-level="4">Number count(void)</text:h>
      <text:p text:style-name="P31">Returns the number of items in the combo box.</text:p>
      <text:p text:style-name="P31"/>
      <text:h text:style-name="Heading_20_4" text:outline-level="4">void clear(void)</text:h>
      <text:p text:style-name="P278">Clears the combo box and removes all items.</text:p>
      <text:p text:style-name="P27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15957574495492" text:continue-numbering="true" text:style-name="L33">
        <text:list-item>
          <text:p text:style-name="P957">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15957796839152" text:continue-numbering="true" text:style-name="L33">
        <text:list-item>
          <text:p text:style-name="P957">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78"><text:span text:style-name="Absatz-Standardschriftart"><text:span text:style-name="T13">function myComboBoxCurrentTextChanged(text)</text:span></text:span></text:p>
      <text:p text:style-name="P278"><text:span text:style-name="Absatz-Standardschriftart"><text:span text:style-name="T13">{</text:span></text:span></text:p>
      <text:p text:style-name="P278"><text:span text:style-name="Absatz-Standardschriftart"><text:span text:style-name="T13"><text:tab/>UI_testTextEdit.append("myComboBoxCurrentTextChanged");</text:span></text:span></text:p>
      <text:p text:style-name="P278"><text:span text:style-name="Absatz-Standardschriftart"><text:span text:style-name="T13">}</text:span></text:span></text:p>
      <text:p text:style-name="P278"><text:span text:style-name="Absatz-Standardschriftart"><text:span text:style-name="T13">UI_myComboBox.setCurrentText("myItem");</text:span></text:span></text:p>
      <text:p text:style-name="P278"><text:span text:style-name="Absatz-Standardschriftart"><text:span text:style-name="T13">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1">A QLineEdit in the user interface file is passed to the worker script via a <text:span text:style-name="T298">S</text:span>cript<text:span text:style-name="T298">L</text:span>ine<text:span text:style-name="T298">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15957399554058" text:continue-numbering="true" text:style-name="L33">
        <text:list-item>
          <text:p text:style-name="P679">text: The new text</text:p>
          <text:p text:style-name="P679"/>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15958137544463" text:continue-numbering="true" text:style-name="L33">
        <text:list-item>
          <text:p text:style-name="P679">readOnly: True=read only, false=editable</text:p>
          <text:p text:style-name="P679"/>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15957243244265" text:continue-numbering="true" text:style-name="L33">
        <text:list-item>
          <text:p text:style-name="P679">bottom: The min. value</text:p>
        </text:list-item>
        <text:list-item>
          <text:p text:style-name="P679">top: The max. value</text:p>
          <text:p text:style-name="P679"/>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15956505529961" text:continue-numbering="true" text:style-name="L33">
        <text:list-item>
          <text:p text:style-name="P679">bottom: The min. value</text:p>
        </text:list-item>
        <text:list-item>
          <text:p text:style-name="P679">top: The max. value</text:p>
        </text:list-item>
        <text:list-item>
          <text:p text:style-name="P679">decimals: the max. number of digits after the decimal point</text:p>
          <text:p text:style-name="P679"/>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15957739449526" text:continue-numbering="true" text:style-name="L33">
        <text:list-item>
          <text:p text:style-name="P67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79">caseSensitiv: True if the pattern shall be matched case sensitively</text:p>
          <text:p text:style-name="P679"/>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15956540714149" text:continue-numbering="true" text:style-name="L33">
        <text:list-item>
          <text:p text:style-name="P957"><text:soft-page-break/>currentText: The current text of the line edit</text:p>
          <text:p text:style-name="P957"/>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78"><text:span text:style-name="Absatz-Standardschriftart"><text:span text:style-name="T13">function textChangedSlot(text)</text:span></text:span></text:p>
      <text:p text:style-name="P278"><text:span text:style-name="Absatz-Standardschriftart"><text:span text:style-name="T13">{</text:span></text:span></text:p>
      <text:p text:style-name="P278"><text:span text:style-name="Absatz-Standardschriftart"><text:span text:style-name="T13"><text:tab/>UI_testTextEdit.append("textChangedSlot: " + text);</text:span></text:span></text:p>
      <text:p text:style-name="P278"><text:span text:style-name="Absatz-Standardschriftart"><text:span text:style-name="T13">}</text:span></text:span></text:p>
      <text:p text:style-name="P278"><text:span text:style-name="Absatz-Standardschriftart"><text:span text:style-name="T13">UI_lineEdit.addIntValidator(0, 2000);</text:span></text:span></text:p>
      <text:p text:style-name="P278"><text:span text:style-name="Absatz-Standardschriftart"><text:span text:style-name="T13">UI_lineEdit.textChangedSignal.connect(textChangedSlot);</text:span></text:span></text:p>
      <text:p text:style-name="P278"><text:span text:style-name="Absatz-Standardschriftart"><text:span text:style-name="T13">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1">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15957967232812" text:continue-numbering="true" text:style-name="L33">
        <text:list-item>
          <text:p text:style-name="P957">row: The row of the cell</text:p>
        </text:list-item>
        <text:list-item>
          <text:p text:style-name="P957">column: The column of the cell</text:p>
        </text:list-item>
        <text:list-item>
          <text:p text:style-name="P957">text: The new text</text:p>
          <text:p text:style-name="P957"/>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15957942888754" text:continue-numbering="true" text:style-name="L33">
        <text:list-item>
          <text:p text:style-name="P957">row: The row of the header</text:p>
        </text:list-item>
        <text:list-item>
          <text:p text:style-name="P957">text: The new text</text:p>
          <text:p text:style-name="P957"/>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15957089899728" text:continue-numbering="true" text:style-name="L33">
        <text:list-item>
          <text:p text:style-name="P957">column: the column of the header</text:p>
        </text:list-item>
        <text:list-item>
          <text:p text:style-name="P957">text: The new text</text:p>
          <text:p text:style-name="P957"/>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15957808819457" text:continue-numbering="true" text:style-name="L33">
        <text:list-item>
          <text:p text:style-name="P957"><text:soft-page-break/>row: The row of the cell</text:p>
        </text:list-item>
        <text:list-item>
          <text:p text:style-name="P957">column: The column of the cell</text:p>
        </text:list-item>
        <text:list-item>
          <text:p text:style-name="P957">editable: True=editable, false=not editable</text:p>
          <text:p text:style-name="P957"/>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15958414785295" text:continue-numbering="true" text:style-name="L33">
        <text:list-item>
          <text:p text:style-name="P65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15958174108564" text:continue-numbering="true" text:style-name="L33">
        <text:list-item>
          <text:p text:style-name="P652">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579" text:outline-level="4">void <text:span text:style-name="T378">insertRowWithContent(Number row, Array&lt;String&gt; texts, Array&lt;String&gt; backgroundColors, Array&lt;String&gt; foregroundColors)</text:span></text:h>
      <text:p text:style-name="P182">This function inserts one row at row and fills the cells with content.</text:p>
      <text:p text:style-name="P182"><text:span text:style-name="T379">Note: </text:span>Possible colors are: black, white, gray, red, green, blue, cyan, magenta and yellow.</text:p>
      <text:p text:style-name="P181">Arguments:</text:p>
      <text:list xml:id="list115957268772748" text:continue-numbering="true" text:style-name="L33">
        <text:list-item>
          <text:p text:style-name="P958">row: The row </text:p>
        </text:list-item>
        <text:list-item>
          <text:p text:style-name="P974">texts: The texts of the cells</text:p>
        </text:list-item>
        <text:list-item>
          <text:p text:style-name="P974">backgroundColors: The background colors of the cells</text:p>
        </text:list-item>
        <text:list-item>
          <text:p text:style-name="P974">foregroundColors: The foreground colors of the cells</text:p>
        </text:list-item>
      </text:list>
      <text:p text:style-name="P183">Example:</text:p>
      <text:p text:style-name="P363"><text:span text:style-name="Absatz-Standardschriftart"><text:span text:style-name="T48">UI_testSendTableWidget.insertRowWithContent(1, Array("text1", "text2"), Array("red", "green"), Array("white", "black"));</text:span></text:span></text:p>
      <text:p text:style-name="P36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15957992465862" text:continue-numbering="true" text:style-name="L33">
        <text:list-item>
          <text:p text:style-name="P957">color: The color, possible values are: black, white, gray, red, green, blue, cyan, magenta and yellow</text:p>
        </text:list-item>
        <text:list-item>
          <text:p text:style-name="P957">row: The row of the cell</text:p>
        </text:list-item>
        <text:list-item>
          <text:p text:style-name="P957">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15957776248410" text:continue-numbering="true" text:style-name="L33">
        <text:list-item>
          <text:p text:style-name="P957">color: The color, possible values are: black, white, gray, red, green, blue, cyan, magenta and yellow</text:p>
        </text:list-item>
        <text:list-item>
          <text:p text:style-name="P957">row: The row of the cell</text:p>
        </text:list-item>
        <text:list-item>
          <text:p text:style-name="P957">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15957773109138" text:continue-numbering="true" text:style-name="L33">
        <text:list-item>
          <text:p text:style-name="P957">column: The column</text:p>
        </text:list-item>
        <text:list-item>
          <text:p text:style-name="P957">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15957387405633" text:continue-numbering="true" text:style-name="L33">
        <text:list-item>
          <text:p text:style-name="P957">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15958266286927" text:continue-numbering="true" text:style-name="L33">
        <text:list-item>
          <text:p text:style-name="P957">row: The row</text:p>
          <text:p text:style-name="P957"/>
        </text:list-item>
      </text:list>
      <text:h text:style-name="Heading_20_4" text:outline-level="4">void setRowHeight(Number row, Number height)</text:h>
      <text:p text:style-name="P31">Sets the height of the given row to be height.</text:p>
      <text:p text:style-name="P31">Arguments:</text:p>
      <text:list xml:id="list115958190968215" text:continue-numbering="true" text:style-name="L33">
        <text:list-item>
          <text:p text:style-name="P957">row: The row</text:p>
        </text:list-item>
        <text:list-item>
          <text:p text:style-name="P957">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15956782619235" text:continue-numbering="true" text:style-name="L33">
        <text:list-item>
          <text:p text:style-name="P957">column: The column</text:p>
        </text:list-item>
        <text:list-item>
          <text:p text:style-name="P957">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3"><text:bookmark-ref text:reference-format="text" text:ref-name="__RefHeading__19610_1541510536">ScriptWidget* getWidget(Number row, Number column)</text:bookmark-ref></text:span></text:span> must be used.</text:p>
      <text:p text:style-name="P31">Arguments:</text:p>
      <text:list xml:id="list115957778515231" text:continue-numbering="true" text:style-name="L33">
        <text:list-item>
          <text:p text:style-name="P957">row: The row of the cell</text:p>
        </text:list-item>
        <text:list-item>
          <text:p text:style-name="P957">column: The column of the cell</text:p>
        </text:list-item>
        <text:list-item>
          <text:p text:style-name="P957">type: The type of the created widget. Possible type values are:</text:p>
          <text:list>
            <text:list-item>
              <text:p text:style-name="P957">LineEdit</text:p>
            </text:list-item>
            <text:list-item>
              <text:p text:style-name="P957">ComboBox</text:p>
            </text:list-item>
            <text:list-item>
              <text:p text:style-name="P957">Button</text:p>
            </text:list-item>
            <text:list-item>
              <text:p text:style-name="P957">CheckBox</text:p>
            </text:list-item>
            <text:list-item>
              <text:p text:style-name="P957">SpinBox</text:p>
            </text:list-item>
            <text:list-item>
              <text:p text:style-name="P957">DoubleSpinBox</text:p>
            </text:list-item>
            <text:list-item>
              <text:p text:style-name="P957">VerticalSlider</text:p>
            </text:list-item>
            <text:list-item>
              <text:p text:style-name="P957">HorizontalSlider</text:p>
            </text:list-item>
            <text:list-item>
              <text:p text:style-name="P957">TimeEdit</text:p>
            </text:list-item>
            <text:list-item>
              <text:p text:style-name="P957">DateEdit</text:p>
            </text:list-item>
            <text:list-item>
              <text:p text:style-name="P957">DateTimeEdit</text:p>
            </text:list-item>
            <text:list-item>
              <text:p text:style-name="P957">CalendarWidget</text:p>
            </text:list-item>
            <text:list-item>
              <text:p text:style-name="P957">TextEdit</text:p>
            </text:list-item>
            <text:list-item>
              <text:p text:style-name="P957">Dial</text:p>
            </text:list-item>
          </text:list>
        </text:list-item>
      </text:list>
      <text:p text:style-name="P31">Return: True on success</text:p>
      <text:p text:style-name="P31">Example:</text:p>
      <text:p text:style-name="P278"><text:span text:style-name="Absatz-Standardschriftart"><text:span text:style-name="T13">function TableCheckBoxClicked(checked)</text:span></text:span></text:p>
      <text:p text:style-name="P278"><text:span text:style-name="Absatz-Standardschriftart"><text:span text:style-name="T13">{</text:span></text:span></text:p>
      <text:p text:style-name="P278"><text:span text:style-name="Absatz-Standardschriftart"><text:span text:style-name="T13"><text:tab/>UI_testTextEdit.append("TableCheckBoxClicked: " + checked);</text:span></text:span></text:p>
      <text:p text:style-name="P278"><text:soft-page-break/><text:span text:style-name="Absatz-Standardschriftart"><text:span text:style-name="T13">}</text:span></text:span></text:p>
      <text:p text:style-name="P278"><text:span text:style-name="Absatz-Standardschriftart"><text:span text:style-name="T13">UI_testSendTableWidget.insertWidget(3, 1, "CheckBox");</text:span></text:span></text:p>
      <text:p text:style-name="P278"><text:span text:style-name="Absatz-Standardschriftart"><text:span text:style-name="T13">var UI_tableCheckBox1 = UI_testSendTableWidget.getWidget(3, 1);</text:span></text:span></text:p>
      <text:p text:style-name="P278"><text:span text:style-name="Absatz-Standardschriftart"><text:span text:style-name="T13">if(typeof UI_tableCheckBox1 != 'undefined')</text:span></text:span></text:p>
      <text:p text:style-name="P278"><text:span text:style-name="Absatz-Standardschriftart"><text:span text:style-name="T13">{</text:span></text:span></text:p>
      <text:p text:style-name="P278"><text:span text:style-name="Absatz-Standardschriftart"><text:span text:style-name="T13"><text:tab/>UI_tableComboBox1.addItem("val1");</text:span></text:span></text:p>
      <text:p text:style-name="P278"><text:span text:style-name="Absatz-Standardschriftart"><text:span text:style-name="T13"><text:tab/>UI_tableCheckBox1.clickedSignal.connect(TableCheckBoxClicke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3"><text:bookmark-ref text:reference-format="text" text:ref-name="__RefHeading__19754_1541510536">bool insertWidget(Number row, Number column, String type)</text:bookmark-ref></text:span></text:span><text:span text:style-name="Absatz-Standardschriftart"><text:span text:style-name="T153">.</text:span></text:span></text:p>
      <text:p text:style-name="Standard"><text:span text:style-name="Absatz-Standardschriftart"><text:span text:style-name="T1">Note: To determine the class name of the returned ScriptWidget </text:span></text:span><text:span text:style-name="Absatz-Standardschriftart"><text:span text:style-name="T15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15958104113099" text:continue-numbering="true" text:style-name="L33">
        <text:list-item>
          <text:p text:style-name="P679">row: The row of the cell</text:p>
        </text:list-item>
        <text:list-item>
          <text:p text:style-name="P679">column: The column of the cell</text:p>
        </text:list-item>
        <text:list-item>
          <text:p text:style-name="P679">iconFileName: The path to the item icon</text:p>
        </text:list-item>
      </text:list>
      <text:p text:style-name="P257"/>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15957626657013" text:continue-numbering="true" text:style-name="L33">
        <text:list-item>
          <text:p text:style-name="P679">canBeMoved: True for moving selected rows</text:p>
        </text:list-item>
      </text:list>
      <text:p text:style-name="P257"/>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3"><text:bookmark-ref text:reference-format="text" text:ref-name="__RefHeading__20911_1541510536">void cellChangedSignal (void)</text:bookmark-ref></text:span></text:span>.</text:p>
      <text:h text:style-name="P619" text:outline-level="4"><text:bookmark-start text:name="__RefHeading__20911_1541510536"/>void cellChangedSignal (void)<text:bookmark-end text:name="__RefHeading__20911_1541510536"/></text:h>
      <text:p text:style-name="P278">This signal is emitted if a cell has been changed.</text:p>
      <text:p text:style-name="P31">Example:</text:p>
      <text:p text:style-name="P278"><text:span text:style-name="Absatz-Standardschriftart"><text:span text:style-name="T13">function ReceiveTableSelectionChanged()</text:span></text:span></text:p>
      <text:p text:style-name="P278"><text:span text:style-name="Absatz-Standardschriftart"><text:span text:style-name="T13">{<text:tab/></text:span></text:span></text:p>
      <text:p text:style-name="P278"><text:span text:style-name="Absatz-Standardschriftart"><text:span text:style-name="T13"><text:tab/>var cells = UI_testReceiveTableWidget.getAllSelectedCells();</text:span></text:span></text:p>
      <text:p text:style-name="P278"><text:span text:style-name="Absatz-Standardschriftart"><text:span text:style-name="T13"><text:tab/>for(var i = 0; i &lt; cells.length; i++)</text:span></text:span></text:p>
      <text:p text:style-name="P278"><text:span text:style-name="Absatz-Standardschriftart"><text:span text:style-name="T13"><text:tab/>{</text:span></text:span></text:p>
      <text:p text:style-name="P278"><text:span text:style-name="Absatz-Standardschriftart"><text:span text:style-name="T13"><text:tab/><text:tab/>UI_testTextEdit.append('column: ' + cells[i].column + ' <text:s/>row: ' <text:tab/><text:tab/><text:tab/><text:tab/><text:tab/><text:tab/><text:tab/><text:tab/> + cells[i].row);</text:span></text:span></text:p>
      <text:p text:style-name="P278"><text:span text:style-name="Absatz-Standardschriftart"><text:span text:style-name="T13"><text:tab/>}</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UI_testSendTableWidget.cellSelectionChangedSignal.connect(SendTableSelectionChanged)</text:span></text:span></text:p>
      <text:p text:style-name="P278"/>
      <text:h text:style-name="Heading_20_4" text:outline-level="4">void cellPressedSignal(Number row, Number column)</text:h>
      <text:p text:style-name="P31">This signal is emitted if the user has pressed a cell.</text:p>
      <text:p text:style-name="P31">Arguments:</text:p>
      <text:list xml:id="list115956578494816" text:continue-numbering="true" text:style-name="L33">
        <text:list-item>
          <text:p text:style-name="P957">row: The row of the cell</text:p>
        </text:list-item>
        <text:list-item>
          <text:p text:style-name="P957">column: The column of the cell</text:p>
          <text:p text:style-name="P957"><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15958094923379" text:continue-numbering="true" text:style-name="L33">
        <text:list-item>
          <text:p text:style-name="P957">row: The row of the cell</text:p>
        </text:list-item>
        <text:list-item>
          <text:p text:style-name="P957">column: The column of the cell</text:p>
          <text:p text:style-name="P957"/>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15958189645857" text:continue-numbering="true" text:style-name="L33">
        <text:list-item>
          <text:p text:style-name="P957">row: The row of the cell</text:p>
        </text:list-item>
        <text:list-item>
          <text:p text:style-name="P957">column: The column of the cell</text:p>
          <text:p text:style-name="P957"/>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15957291869144" text:continue-numbering="true" text:style-name="L33">
        <text:list-item>
          <text:p text:style-name="P957">row: The row of the cell</text:p>
        </text:list-item>
        <text:list-item>
          <text:p text:style-name="P957">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15958424773485" text:continue-numbering="true" text:style-name="L33">
        <text:list-item>
          <text:p text:style-name="P957">logicalIndex: The section's logical number</text:p>
        </text:list-item>
        <text:list-item>
          <text:p text:style-name="P957">oldSize: The old size</text:p>
        </text:list-item>
        <text:list-item>
          <text:p text:style-name="P957">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78"><text:span text:style-name="Absatz-Standardschriftart"><text:span text:style-name="T13">function tableWidgetCellChanged (row, column)</text:span></text:span></text:p>
      <text:p text:style-name="P278"><text:span text:style-name="Absatz-Standardschriftart"><text:span text:style-name="T13">{</text:span></text:span></text:p>
      <text:p text:style-name="P278"><text:span text:style-name="Absatz-Standardschriftart"><text:span text:style-name="T13"><text:tab/>UI_testTextEdit.append("tableWidgetCellChanged: " + </text:span></text:span></text:p>
      <text:p text:style-name="P278"><text:span text:style-name="Absatz-Standardschriftart"><text:span text:style-name="T13"><text:tab/><text:tab/><text:tab/><text:tab/><text:tab/>UI_tableWidget.getText(row, column));</text:span></text:span></text:p>
      <text:p text:style-name="P278"><text:span text:style-name="Absatz-Standardschriftart"><text:span text:style-name="T13">}</text:span></text:span></text:p>
      <text:p text:style-name="P278"><text:span text:style-name="Absatz-Standardschriftart"><text:span text:style-name="T13">UI_tableWidget.setRowCount(2);</text:span></text:span></text:p>
      <text:p text:style-name="P278"><text:span text:style-name="Absatz-Standardschriftart"><text:span text:style-name="T13">UI_tableWidget.setColumnCount(2);</text:span></text:span></text:p>
      <text:p text:style-name="P278"><text:span text:style-name="Absatz-Standardschriftart"><text:span text:style-name="T13">UI_tableWidget.setVerticalHeaderLabel(0, "ver1");</text:span></text:span></text:p>
      <text:p text:style-name="P278"><text:span text:style-name="Absatz-Standardschriftart"><text:span text:style-name="T13">UI_tableWidget.setVerticalHeaderLabel(1, "ver2");</text:span></text:span></text:p>
      <text:p text:style-name="P278"><text:span text:style-name="Absatz-Standardschriftart"><text:span text:style-name="T13">UI_tableWidget.setHorizontalHeaderLabel(0, "hor1");</text:span></text:span></text:p>
      <text:p text:style-name="P278"><text:span text:style-name="Absatz-Standardschriftart"><text:span text:style-name="T13">UI_tableWidget.setHorizontalHeaderLabel(1, "hor2");</text:span></text:span></text:p>
      <text:p text:style-name="P278"><text:span text:style-name="Absatz-Standardschriftart"><text:span text:style-name="T13">UI_tableWidget.setCellEditable(0,0, false);</text:span></text:span></text:p>
      <text:p text:style-name="P278"><text:span text:style-name="Absatz-Standardschriftart"><text:span text:style-name="T13">UI_tableWidget.setCellEditable(1,0, false);</text:span></text:span></text:p>
      <text:p text:style-name="P278"><text:span text:style-name="Absatz-Standardschriftart"><text:span text:style-name="T13">UI_tableWidget.insertRow(UI_testSendTableWidget.rowCount() )</text:span></text:span></text:p>
      <text:p text:style-name="P278"><text:span text:style-name="Absatz-Standardschriftart"><text:span text:style-name="T13">UI_tableWidget.setHorizontalHeaderLabel(2, "hor3");</text:span></text:span></text:p>
      <text:p text:style-name="P278"><text:span text:style-name="Absatz-Standardschriftart"><text:span text:style-name="T13">UI_tableWidget.setText(0, 0, "test1");</text:span></text:span></text:p>
      <text:p text:style-name="P278"><text:span text:style-name="Absatz-Standardschriftart"><text:span text:style-name="T13">UI_tableWidget.setText(1, 0, "test2");</text:span></text:span></text:p>
      <text:p text:style-name="P278"><text:span text:style-name="Absatz-Standardschriftart"><text:span text:style-name="T13">UI_tableWidget.setText(2, 0, "test3")</text:span></text:span></text:p>
      <text:p text:style-name="P278"><text:span text:style-name="Absatz-Standardschriftart"><text:span text:style-name="T13">UI_tableWidget.cellChangedSignal.connect(UI_tableWidgetCellChanged);</text:span></text:span></text:p>
      <text:p text:style-name="P27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8"><text:soft-page-break/><text:span text:style-name="Absatz-Standardschriftart"><text:span text:style-name="T13">//Adjust the width of the right column, so that all columns fit in the complete table.</text:span></text:span></text:p>
      <text:p text:style-name="P278"><text:span text:style-name="Absatz-Standardschriftart"><text:span text:style-name="T13">function adjustTableColmnWidth()</text:span></text:span></text:p>
      <text:p text:style-name="P278"><text:span text:style-name="Absatz-Standardschriftart"><text:span text:style-name="T13">{</text:span></text:span></text:p>
      <text:p text:style-name="P278"><text:span text:style-name="Absatz-Standardschriftart"><text:span text:style-name="T13"><text:tab/>var verticalScrollBarWidth = 0;</text:span></text:span></text:p>
      <text:p text:style-name="P278"><text:span text:style-name="Absatz-Standardschriftart"><text:span text:style-name="T13"><text:tab/>if(UI_TableWidget.isVerticalScrollBarVisible())</text:span></text:span></text:p>
      <text:p text:style-name="P278"><text:span text:style-name="Absatz-Standardschriftart"><text:span text:style-name="T13"><text:tab/>{</text:span></text:span></text:p>
      <text:p text:style-name="P278"><text:span text:style-name="Absatz-Standardschriftart"><text:span text:style-name="T13"><text:tab/>verticalScrollBarWidth = UI_TableWidget.verticalScrollBarWidth();</text:span></text:span></text:p>
      <text:p text:style-name="P278"><text:span text:style-name="Absatz-Standardschriftart"><text:span text:style-name="T13"><text:tab/>}</text:span></text:span></text:p>
      <text:p text:style-name="P278"><text:span text:style-name="Absatz-Standardschriftart"><text:span text:style-name="T13"><text:tab/>UI_TableWidget.setColumnWidth(1, UI_TableWidget.width() -</text:span></text:span></text:p>
      <text:p text:style-name="P278"><text:span text:style-name="Absatz-Standardschriftart"><text:span text:style-name="T13"><text:s text:c="27"/><text:tab/>(UI_TableWidget.columnWidth(0)</text:span></text:span></text:p>
      <text:p text:style-name="P278"><text:span text:style-name="Absatz-Standardschriftart"><text:span text:style-name="T13"><text:tab/><text:tab/><text:tab/><text:tab/><text:tab/>+ 2 * UI_TableWidget.frameWidth()</text:span></text:span></text:p>
      <text:p text:style-name="P278"><text:span text:style-name="Absatz-Standardschriftart"><text:span text:style-name="T13"><text:s text:c="27"/><text:tab/>+ UI_TableWidget.verticalHeaderWidth() </text:span></text:span></text:p>
      <text:p text:style-name="P278"><text:span text:style-name="Absatz-Standardschriftart"><text:span text:style-name="T13"><text:s text:c="33"/>+ verticalScrollBarWidth));</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he width of a header has been changed.</text:span></text:span></text:p>
      <text:p text:style-name="P278"><text:span text:style-name="Absatz-Standardschriftart"><text:span text:style-name="T13">function UI_tableHorizontalHeaderSectionResizedSignal(logicalIndex, oldSize, newSize)</text:span></text:span></text:p>
      <text:p text:style-name="P278"><text:span text:style-name="Absatz-Standardschriftart"><text:span text:style-name="T13">{</text:span></text:span></text:p>
      <text:p text:style-name="P278"><text:span text:style-name="Absatz-Standardschriftart"><text:span text:style-name="T13"><text:tab/>adjustSendTableColmnWidth();</text:span></text:span></text:p>
      <text:p text:style-name="P278"><text:span text:style-name="Absatz-Standardschriftart"><text:span text:style-name="T13">}</text:span></text:span></text:p>
      <text:p text:style-name="P278"><text:span text:style-name="Absatz-Standardschriftart"><text:span text:style-name="T13">//Start a timer which periodically calls adjustTableColmnWidth(if the dialog/table </text:span></text:span></text:p>
      <text:p text:style-name="P278"><text:span text:style-name="Absatz-Standardschriftart"><text:span text:style-name="T13">//size has been changed the columns have to be adjusted)</text:span></text:span></text:p>
      <text:p text:style-name="P278"><text:span text:style-name="Absatz-Standardschriftart"><text:span text:style-name="T13">var tableAdjustWidthTimer = scriptThread.createTimer()</text:span></text:span></text:p>
      <text:p text:style-name="P278"><text:span text:style-name="Absatz-Standardschriftart"><text:span text:style-name="T13">tableAdjustWidthTimer.timeout.connect(adjustTableColmnWidth)</text:span></text:span></text:p>
      <text:p text:style-name="P278"><text:span text:style-name="Absatz-Standardschriftart"><text:span text:style-name="T13">tableAdjustWidthTimer.start(200);</text:span></text:span></text:p>
      <text:p text:style-name="P278"><text:span text:style-name="Absatz-Standardschriftart"><text:span text:style-name="T13"/></text:span></text:p>
      <text:p text:style-name="P278"><text:span text:style-name="Absatz-Standardschriftart"><text:span text:style-name="T13">UI_testSendTableWidget.horizontalHeaderSectionResizedSignal.connect(UI_tableHorizontalHeaderSectionResizedSignal);</text:span></text:span></text:p>
      <text:p text:style-name="P27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1">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15957756747219" text:continue-numbering="true" text:style-name="L33">
        <text:list-item>
          <text:p text:style-name="P957">row: The row of the new item</text:p>
        </text:list-item>
        <text:list-item>
          <text:p text:style-name="P957">itemText: The text of the new item</text:p>
        </text:list-item>
        <text:list-item>
          <text:p text:style-name="P957">iconFileName: The path to the item icon (if empty then no icon will be added)</text:p>
          <text:p text:style-name="P679"/>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0">n</text:span> item from the list widget.</text:p>
      <text:p text:style-name="P31">Arguments:</text:p>
      <text:list xml:id="list115957339492922" text:continue-numbering="true" text:style-name="L33">
        <text:list-item>
          <text:p text:style-name="P957">row: The row of the item</text:p>
          <text:p text:style-name="P783"/>
        </text:list-item>
      </text:list>
      <text:h text:style-name="Heading_20_4" text:outline-level="4">Number currentSelectedRow(void)</text:h>
      <text:p text:style-name="P278">Returns the current selected row.</text:p>
      <text:p text:style-name="P278"><text:soft-page-break/></text:p>
      <text:h text:style-name="Heading_20_4" text:outline-level="4">void setCurrentRow(Number row)</text:h>
      <text:p text:style-name="P31">Sets the current selected row.</text:p>
      <text:p text:style-name="P31">Arguments:</text:p>
      <text:list xml:id="list115957723116609" text:continue-numbering="true" text:style-name="L33">
        <text:list-item>
          <text:p text:style-name="P957">row: The row of the item</text:p>
          <text:p text:style-name="P783"/>
        </text:list-item>
      </text:list>
      <text:h text:style-name="Heading_20_4" text:outline-level="4">void clear(void)</text:h>
      <text:p text:style-name="P278">Clears the list widget.</text:p>
      <text:p text:style-name="P278"/>
      <text:h text:style-name="Heading_20_4" text:outline-level="4">void setItemBackgroundColor(Number row, String color)</text:h>
      <text:p text:style-name="P31">Sets the background color of an item.</text:p>
      <text:p text:style-name="P31">Arguments:</text:p>
      <text:list xml:id="list115957884948271" text:continue-numbering="true" text:style-name="L33">
        <text:list-item>
          <text:p text:style-name="P679">row: The row of the item</text:p>
        </text:list-item>
        <text:list-item>
          <text:p text:style-name="P679">color: The color, possible values are: black, white, gray, red, green, blue, cyan, magenta and yellow</text:p>
        </text:list-item>
      </text:list>
      <text:p text:style-name="P257"/>
      <text:h text:style-name="Heading_20_4" text:outline-level="4">void setItemForegroundColor(Number row, String color)</text:h>
      <text:p text:style-name="P31">Sets the foreground color of an item.</text:p>
      <text:p text:style-name="P31">Arguments:</text:p>
      <text:list xml:id="list115958204485588" text:continue-numbering="true" text:style-name="L33">
        <text:list-item>
          <text:p text:style-name="P679">row: The row of the item</text:p>
        </text:list-item>
        <text:list-item>
          <text:p text:style-name="P679">color: The color, possible values are: black, white, gray, red, green, blue, cyan, magenta and yellow</text:p>
        </text:list-item>
      </text:list>
      <text:p text:style-name="P427"/>
      <text:h text:style-name="Heading_20_4" text:outline-level="4">String getItemText(Number row)</text:h>
      <text:p text:style-name="P278">Returns the item text.</text:p>
      <text:p text:style-name="P427">Arguments:</text:p>
      <text:list xml:id="list115957991274416" text:continue-numbering="true" text:style-name="L33">
        <text:list-item>
          <text:p text:style-name="P679">row: The row of the item</text:p>
        </text:list-item>
      </text:list>
      <text:p text:style-name="P278"/>
      <text:h text:style-name="Heading_20_4" text:outline-level="4">void setItemText(Number row, String text)</text:h>
      <text:p text:style-name="P31">Sets the item text.</text:p>
      <text:p text:style-name="P31">Arguments:</text:p>
      <text:list xml:id="list115957345906401" text:continue-numbering="true" text:style-name="L33">
        <text:list-item>
          <text:p text:style-name="P679">row: The row of the item</text:p>
        </text:list-item>
        <text:list-item>
          <text:p text:style-name="P679">text: The new text</text:p>
        </text:list-item>
      </text:list>
      <text:h text:style-name="Heading_20_4" text:outline-level="4">void setItemIcon(Number row, String iconFileName)</text:h>
      <text:p text:style-name="P31">Sets the item icon.</text:p>
      <text:p text:style-name="P31">Arguments:</text:p>
      <text:list xml:id="list115958002278333" text:continue-numbering="true" text:style-name="L33">
        <text:list-item>
          <text:p text:style-name="P679">row: The row of the item</text:p>
        </text:list-item>
        <text:list-item>
          <text:p text:style-name="P679">iconFileName: The path to the item icon</text:p>
        </text:list-item>
      </text:list>
      <text:p text:style-name="P257"/>
      <text:h text:style-name="Heading_20_4" text:outline-level="4">void sortItems(bool ascendingOrder=true)</text:h>
      <text:p text:style-name="P31">Sorts the items in the widget in the specified order(true=AscendingOrder, false=DescendingOrder).</text:p>
      <text:p text:style-name="P257"/>
      <text:h text:style-name="Heading_20_4" text:outline-level="4">void currentRowChangedSignal(Number currentRow)</text:h>
      <text:p text:style-name="P31">This signal is emitted if the current row selection has been changed.</text:p>
      <text:p text:style-name="P278">Arguments:</text:p>
      <text:list xml:id="list115957312294879" text:continue-numbering="true" text:style-name="L33">
        <text:list-item>
          <text:p text:style-name="P679"><text:soft-page-break/>currentRow: The index of the current selected item</text:p>
        </text:list-item>
      </text:list>
      <text:p text:style-name="P427"/>
      <text:h text:style-name="Heading_20_4" text:outline-level="4">void itemClickedSignal(Number row)</text:h>
      <text:p text:style-name="P31">This signal is emitted if a row has been clicked.</text:p>
      <text:p text:style-name="P278">Arguments:</text:p>
      <text:list xml:id="list115957151926169" text:continue-numbering="true" text:style-name="L33">
        <text:list-item>
          <text:p text:style-name="P679">row: The row of the item</text:p>
        </text:list-item>
      </text:list>
      <text:p text:style-name="P427"/>
      <text:h text:style-name="Heading_20_4" text:outline-level="4">void itemDoubleClickedSignal(Number row)</text:h>
      <text:p text:style-name="P31">This signal is emitted if a row has been double clicked.</text:p>
      <text:p text:style-name="P278">Arguments:</text:p>
      <text:list xml:id="list115957625603986" text:continue-numbering="true" text:style-name="L33">
        <text:list-item>
          <text:p text:style-name="P679">row: The row of the item</text:p>
        </text:list-item>
      </text:list>
      <text:p text:style-name="P257"/>
      <text:h text:style-name="Heading_20_4" text:outline-level="4">Script list widget example</text:h>
      <text:p text:style-name="P337">The following Code shows the typically use of the <text:span text:style-name="T298">S</text:span>cript<text:span text:style-name="T298">L</text:span>ist<text:span text:style-name="T298">W</text:span>idget class:</text:p>
      <text:p text:style-name="P278"/>
      <text:p text:style-name="P291">function UI_listWidgetCurrentRowChanged(currentRow)</text:p>
      <text:p text:style-name="P291">{</text:p>
      <text:p text:style-name="P291"><text:tab/>UI_testTextEdit.append("UI_listWidgetCurrentRowChanged: " + currentRow);</text:p>
      <text:p text:style-name="P291">}</text:p>
      <text:p text:style-name="P291">function UI_listWidgetItemClicked(currentRow)</text:p>
      <text:p text:style-name="P291">{</text:p>
      <text:p text:style-name="P291"><text:tab/>UI_testTextEdit.append("UI_listWidgetItemClicked: " + currentRow);</text:p>
      <text:p text:style-name="P291">}</text:p>
      <text:p text:style-name="P291">function UI_listWidgetItemDoubleClicked(currentRow)</text:p>
      <text:p text:style-name="P291">{</text:p>
      <text:p text:style-name="P291"><text:tab/>UI_testTextEdit.append("UI_listWidgetItemDoubleClicked: " + currentRow);</text:p>
      <text:p text:style-name="P291">}</text:p>
      <text:p text:style-name="P423"/>
      <text:p text:style-name="P291">UI_sendListWidget.insertNewItem(UI_sendListWidget.rowCount(), "item0", scriptThread.createAbsolutePath("icons/folder.gif"));</text:p>
      <text:p text:style-name="P291">UI_sendListWidget.seItemBackgroundColor(UI_sendListWidget.rowCount() - 1, "red")</text:p>
      <text:p text:style-name="P291"/>
      <text:p text:style-name="P291">UI_sendListWidget.insertNewItem(UI_sendListWidget.rowCount(), "item1", scriptThread.createAbsolutePath("icons/browser.ico"));</text:p>
      <text:p text:style-name="P291">UI_sendListWidget.setCurrentRow(0);</text:p>
      <text:p text:style-name="P291"><text:tab/>UI_sendListWidget.currentRowChangedSignal.connect(UI_listWidgetCurrentRowChanged);</text:p>
      <text:p text:style-name="P291">UI_sendListWidget.itemClickedSignal.connect(UI_listWidgetItemClick)</text:p>
      <text:p text:style-name="P29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1">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3"> </text:span></text:span><text:span text:style-name="Absatz-Standardschriftart"><text:span text:style-name="T153"><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1">var headerList = Array("header 1", "header 2");</text:p>
      <text:p text:style-name="P291">UI_treeWidget.setHeaderLabels(headerList);</text:p>
      <text:p text:style-name="P27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38">The following Code shows the typically use of the <text:span text:style-name="T299">S</text:span>cript<text:span text:style-name="T299">T</text:span>ree<text:span text:style-name="T299">W</text:span>idget class:</text:p>
      <text:p text:style-name="P278"/>
      <text:p text:style-name="P291">function UI_treeWidgetItemClicked(item, column)</text:p>
      <text:p text:style-name="P291">{</text:p>
      <text:p text:style-name="P291"><text:tab/>UI_testTextEdit.append("UI_treeWidgetItemClicked: " + item.text(column));</text:p>
      <text:p text:style-name="P291">}</text:p>
      <text:p text:style-name="P291"/>
      <text:p text:style-name="P291">function UI_treeWidgetItemDoubleClicked(item, column)</text:p>
      <text:p text:style-name="P291">{</text:p>
      <text:p text:style-name="P291"><text:tab/>UI_testTextEdit.append("UI_treeWidgetItemDoubleClicked: " + <text:tab/><text:tab/><text:tab/><text:tab/><text:tab/><text:tab/><text:tab/>item.text(column));</text:p>
      <text:p text:style-name="P291">}</text:p>
      <text:p text:style-name="P291"/>
      <text:p text:style-name="P291">UI_treeWidget.itemClickedSignal.connect(UI_treeWidgetItemClicked);</text:p>
      <text:p text:style-name="P291">UI_treeWidget.itemDoubleClickedSignal.connect(UI_treeWidgetItemDoubleClicked);</text:p>
      <text:p text:style-name="P291"/>
      <text:p text:style-name="P291">UI_treeWidget.setColumnWidth(0, 100);</text:p>
      <text:p text:style-name="P291"/>
      <text:p text:style-name="P291">var treeItem1 = UI_treeWidget.createScriptTreeWidgetItem();</text:p>
      <text:p text:style-name="P291">treeItem1.setText(0, "value1");</text:p>
      <text:p text:style-name="P291">treeItem1.setData(0, 0, "value 1");</text:p>
      <text:p text:style-name="P291">treeItem1.setText(0, treeItem1.data(0, 0));</text:p>
      <text:p text:style-name="P291">treeItem1.setItemIcon(0, scriptThread.createAbsolutePath("icons/openfolder.gif"));</text:p>
      <text:p text:style-name="P291">treeItem1.setText(1, "value2");</text:p>
      <text:p text:style-name="P291"><text:soft-page-break/>treeItem1.setItemIcon(1, scriptThread.createAbsolutePath("icons/folder.gif"));</text:p>
      <text:p text:style-name="P291">UI_treeWidget.addTopLevelItem(treeItem1);</text:p>
      <text:p text:style-name="P291"/>
      <text:p text:style-name="P291">var treeItem2 = UI_treeWidget.createScriptTreeWidgetItem();</text:p>
      <text:p text:style-name="P291">treeItem2.setText(0, "value3");</text:p>
      <text:p text:style-name="P291">treeItem2.setItemIcon(0, scriptThread.createAbsolutePath("icons/browser.ico"));</text:p>
      <text:p text:style-name="P291">treeItem2.setText(1, "value4");</text:p>
      <text:p text:style-name="P291">treeItem2.setItemIcon(1, scriptThread.createAbsolutePath("icons/browser.ico"));</text:p>
      <text:p text:style-name="P291">UI_treeWidget.insertTopLevelItem(UI_treeWidget.topLevelItemCount(), treeItem2)</text:p>
      <text:p text:style-name="P291">treeItem2.setBackgroundColor(0, "red");</text:p>
      <text:p text:style-name="P291">treeItem2.setForegroundColor(1, "blue");</text:p>
      <text:p text:style-name="P291">treeItem1.addChild(treeItem2);</text:p>
      <text:p text:style-name="P291"/>
      <text:p text:style-name="P291">UI_treeWidget.expandItem(treeItem1);</text:p>
      <text:p text:style-name="P27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
      <text:p text:style-name="P119">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645" text:outline-level="4"><text:soft-page-break/>Script tree widget item example</text:h>
      <text:p text:style-name="P119">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3"><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300">S</text:span>cript<text:span text:style-name="T300">T</text:span>ext<text:span text:style-name="T300">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15958325300034" text:continue-numbering="true" text:style-name="L33">
        <text:list-item>
          <text:p text:style-name="P652">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15956756867935" text:continue-numbering="true" text:style-name="L33">
        <text:list-item>
          <text:p text:style-name="P652">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15957273116494" text:continue-numbering="true" text:style-name="L33">
        <text:list-item>
          <text:p text:style-name="P957">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15958385254589" text:continue-numbering="true" text:style-name="L33">
        <text:list-item>
          <text:p text:style-name="P652">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15956838430110" text:continue-numbering="true" text:style-name="L33">
        <text:list-item>
          <text:p text:style-name="P652">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80" text:outline-level="4">void insertPlainText(String text<text:span text:style-name="T302">, bool atTheEnd=true</text:span>)</text:h>
      <text:p text:style-name="P31">Inserts plain text into the text edit.</text:p>
      <text:p text:style-name="P31">Arguments:</text:p>
      <text:list xml:id="list115956779236533" text:continue-list="list115956838430110" text:style-name="L45">
        <text:list-item>
          <text:p text:style-name="P767">text: The text</text:p>
        </text:list-item>
        <text:list-item>
          <text:p text:style-name="P768">atTheEnd: If true then the text is inserted at the end if false then the text is inserted at the cursor position</text:p>
          <text:p text:style-name="P768"/>
        </text:list-item>
      </text:list>
      <text:h text:style-name="P580" text:outline-level="4"><text:bookmark-start text:name="__RefHeading__6762_596565095"/>void insertHtml(String htmlString<text:span text:style-name="T302">, bool atTheEnd=true</text:span>)<text:bookmark-end text:name="__RefHeading__6762_596565095"/></text:h>
      <text:p text:style-name="P31">Inserts <text:span text:style-name="T303">HTML text</text:span> into the text edit.</text:p>
      <text:p text:style-name="P31">Arguments:</text:p>
      <text:list xml:id="list115956706944930" text:continue-numbering="true" text:style-name="L45">
        <text:list-item>
          <text:p text:style-name="P767">htmlString: The <text:span text:style-name="T303">HTML</text:span> string</text:p>
        </text:list-item>
        <text:list-item>
          <text:p text:style-name="P768">atTheEnd: If true then the text is inserted at the end if false then the text is inserted at the cursor position</text:p>
          <text:p text:style-name="P768"/>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15957178642084" text:continue-list="list115956706944930" text:style-name="L33">
        <text:list-item>
          <text:p text:style-name="P652">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15956911381366" text:continue-numbering="true" text:style-name="L33">
        <text:list-item>
          <text:p text:style-name="P652">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15958412719430" text:continue-numbering="true" text:style-name="L33">
        <text:list-item>
          <text:p text:style-name="P652">text: The text</text:p>
        </text:list-item>
      </text:list>
      <text:h text:style-name="P643" text:outline-level="4">void <text:span text:style-name="T302">lockScrolling(bool lock)</text:span></text:h>
      <text:p text:style-name="P123">Locks or unlocks the scrolling of the vertical scroll bar.</text:p>
      <text:p text:style-name="P122">Arguments:</text:p>
      <text:list xml:id="list115958038153000" text:continue-numbering="true" text:style-name="L33">
        <text:list-item>
          <text:p text:style-name="P713"><text:span text:style-name="T302">lock</text:span>: <text:span text:style-name="T302">true for locking and false for unlocking</text:span></text:p>
        </text:list-item>
      </text:list>
      <text:p text:style-name="P267"/>
      <text:h text:style-name="P644" text:outline-level="4">void <text:span text:style-name="T366">setUpdateRate(Number updateRate)</text:span></text:h>
      <text:p text:style-name="P164">Sets the update rate of the script text edit.</text:p>
      <text:p text:style-name="P163">Arguments:</text:p>
      <text:list xml:id="list115958373090576" text:continue-numbering="true" text:style-name="L33">
        <text:list-item>
          <text:p text:style-name="P714"><text:span text:style-name="T366">updateRate</text:span>: <text:span text:style-name="T366">The new update rate</text:span></text:p>
          <text:p text:style-name="P78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31">A QProgressBar in the user interface file is passed to the script via a <text:span text:style-name="T300">S</text:span>cript<text:span text:style-name="T300">P</text:span>rogress<text:span text:style-name="T300">B</text:span>a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15957982074348" text:continue-numbering="true" text:style-name="L33">
        <text:list-item>
          <text:p text:style-name="P679">minimum: The minimum</text:p>
        </text:list-item>
        <text:list-item>
          <text:p text:style-name="P679">maximum: The maximum</text:p>
          <text:p text:style-name="P679"/>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15957981103876" text:continue-numbering="true" text:style-name="L33">
        <text:list-item>
          <text:p text:style-name="P679">minimum: The minimum</text:p>
          <text:p text:style-name="P679"/>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15958640975634" text:continue-numbering="true" text:style-name="L33">
        <text:list-item>
          <text:p text:style-name="P679">maximum: The maximum</text:p>
          <text:p text:style-name="P679"/>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15957342690922" text:continue-numbering="true" text:style-name="L33">
        <text:list-item>
          <text:p text:style-name="P679">value: The current value</text:p>
          <text:p text:style-name="P783"/>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78"><text:span text:style-name="Absatz-Standardschriftart"><text:span text:style-name="T13">UI_progressBar.setMinimum(0);</text:span></text:span></text:p>
      <text:p text:style-name="P278"><text:span text:style-name="Absatz-Standardschriftart"><text:span text:style-name="T13">UI_progressBar.setMaximum(100);</text:span></text:span></text:p>
      <text:p text:style-name="P278"><text:span text:style-name="Absatz-Standardschriftart"><text:span text:style-name="T13">UI_progressBar.setValue(10);</text:span></text:span></text:p>
      <text:p text:style-name="P27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1">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15958244708128" text:continue-numbering="true" text:style-name="L33">
        <text:list-item>
          <text:p text:style-name="P957">min: The minimum</text:p>
        </text:list-item>
        <text:list-item>
          <text:p text:style-name="P957">max: The maximum</text:p>
          <text:p text:style-name="P957"/>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15957358352766" text:continue-numbering="true" text:style-name="L33">
        <text:list-item>
          <text:p text:style-name="P679">value: The current value</text:p>
        </text:list-item>
      </text:list>
      <text:p text:style-name="P427"/>
      <text:h text:style-name="Heading_20_4" text:outline-level="4">Number value(void)</text:h>
      <text:p text:style-name="P278">Returns <text:s/>the slider's current value.</text:p>
      <text:p text:style-name="P27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78"><text:span text:style-name="Absatz-Standardschriftart"><text:span text:style-name="T13">function UI_horizontalSlider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horizontalSliderValueChanged");</text:span></text:span></text:p>
      <text:p text:style-name="P278"><text:span text:style-name="Absatz-Standardschriftart"><text:span text:style-name="T13">}</text:span></text:span></text:p>
      <text:p text:style-name="P278"><text:span text:style-name="Absatz-Standardschriftart"><text:span text:style-name="T13">UI_horizontalSlider.valueChangedSignal.connect(UI_horizontalSliderValueChanged);</text:span></text:span></text:p>
      <text:p text:style-name="P278"><text:span text:style-name="Absatz-Standardschriftart"><text:span text:style-name="T13">UI_horizontalSlider.setRange(0,100);</text:span></text:span></text:p>
      <text:p text:style-name="P278"><text:span text:style-name="Absatz-Standardschriftart"><text:span text:style-name="T13">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300">S</text:span>cript<text:span text:style-name="T300">S</text:span>pin<text:span text:style-name="T300">B</text:span>ox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15956861259893" text:continue-numbering="true" text:style-name="L33">
        <text:list-item>
          <text:p text:style-name="P957">min: The minimum</text:p>
        </text:list-item>
        <text:list-item>
          <text:p text:style-name="P957">max: The maximum</text:p>
          <text:p text:style-name="P957"/>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15958216092331" text:continue-numbering="true" text:style-name="L33">
        <text:list-item>
          <text:p text:style-name="P679">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15957978748085" text:continue-numbering="true" text:style-name="L33">
        <text:list-item>
          <text:p text:style-name="P679">value: The new value</text:p>
        </text:list-item>
      </text:list>
      <text:p text:style-name="P427"/>
      <text:h text:style-name="Heading_20_4" text:outline-level="4">Number singleStep(void)</text:h>
      <text:p text:style-name="P27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78"><text:span text:style-name="Absatz-Standardschriftart"><text:span text:style-name="T13">function UI_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spinBoxValueChanged: " + value);</text:span></text:span></text:p>
      <text:p text:style-name="P278"><text:span text:style-name="Absatz-Standardschriftart"><text:span text:style-name="T13">}</text:span></text:span></text:p>
      <text:p text:style-name="P278"><text:span text:style-name="Absatz-Standardschriftart"><text:span text:style-name="T13">UI_spinBox.valueChangedSignal.connect(UI_spinBoxValueChanged);</text:span></text:span></text:p>
      <text:p text:style-name="P278"><text:span text:style-name="Absatz-Standardschriftart"><text:span text:style-name="T13">UI_spinBox.setRange(0,100);</text:span></text:span></text:p>
      <text:p text:style-name="P278"><text:span text:style-name="Absatz-Standardschriftart"><text:span text:style-name="T13">UI_spinBox.setValue(0);</text:span></text:span></text:p>
      <text:p text:style-name="P27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1">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15956627362267" text:continue-numbering="true" text:style-name="L33">
        <text:list-item>
          <text:p text:style-name="P957">min: The minimum</text:p>
        </text:list-item>
        <text:list-item>
          <text:p text:style-name="P957">max: The maximum</text:p>
          <text:p text:style-name="P957"/>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15957867896625" text:continue-numbering="true" text:style-name="L33">
        <text:list-item>
          <text:p text:style-name="P679">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15957301393702" text:continue-numbering="true" text:style-name="L33">
        <text:list-item>
          <text:p text:style-name="P679">value: The new value</text:p>
          <text:p text:style-name="P783"><text:soft-page-break/></text:p>
        </text:list-item>
      </text:list>
      <text:h text:style-name="Heading_20_4" text:outline-level="4">Number singleStep(void)</text:h>
      <text:p text:style-name="P278">Returns the single step value.</text:p>
      <text:p text:style-name="P278"/>
      <text:h text:style-name="Heading_20_4" text:outline-level="4">void setDecimals(Number value)</text:h>
      <text:p text:style-name="P31">Sets the precision of the spin box, in decimals.</text:p>
      <text:p text:style-name="P31">Arguments:</text:p>
      <text:list xml:id="list115958224337894" text:continue-numbering="true" text:style-name="L33">
        <text:list-item>
          <text:p text:style-name="P679">value: The new value</text:p>
        </text:list-item>
      </text:list>
      <text:p text:style-name="P257"/>
      <text:h text:style-name="Heading_20_4" text:outline-level="4">Number decimals(void)</text:h>
      <text:p text:style-name="P27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78"><text:span text:style-name="Absatz-Standardschriftart"><text:span text:style-name="T13">function UI_double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oubleSpinBoxValueChanged: " + value);</text:span></text:span></text:p>
      <text:p text:style-name="P278"><text:span text:style-name="Absatz-Standardschriftart"><text:span text:style-name="T13">}</text:span></text:span></text:p>
      <text:p text:style-name="P278"><text:span text:style-name="Absatz-Standardschriftart"><text:span text:style-name="T13">UI_doubleSpinBox.valueChangedSignal.connect(UI_doubleSpinBoxValueChanged);</text:span></text:span></text:p>
      <text:p text:style-name="P278"><text:span text:style-name="Absatz-Standardschriftart"><text:span text:style-name="T13">UI_doubleSpinBox.setRange(0,100);</text:span></text:span></text:p>
      <text:p text:style-name="P278"><text:span text:style-name="Absatz-Standardschriftart"><text:span text:style-name="T13">UI_doubleSpinBox.setDecimals(2);</text:span></text:span></text:p>
      <text:p text:style-name="P278"><text:span text:style-name="Absatz-Standardschriftart"><text:span text:style-name="T13">UI_doubleSpinBox.setValue(0);</text:span></text:span></text:p>
      <text:p text:style-name="P27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301">S</text:span>cript<text:span text:style-name="T301">T</text:span>im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15957644438700" text:continue-numbering="true" text:style-name="L33">
        <text:list-item>
          <text:p text:style-name="P679">time: The time (must satisfy the display format)</text:p>
          <text:p text:style-name="P679"/>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15958250981782" text:continue-numbering="true" text:style-name="L33">
        <text:list-item>
          <text:p text:style-name="P957">format: The new display format (see chapter <text:span text:style-name="Absatz-Standardschriftart"><text:span text:style-name="T153"><text:bookmark-ref text:reference-format="text" text:ref-name="__RefHeading__13033_443172521">Time format</text:bookmark-ref></text:span></text:span>)</text:p>
          <text:p text:style-name="P679"/>
        </text:list-item>
      </text:list>
      <text:h text:style-name="Heading_20_4" text:outline-level="4">String getDisplayFormat(void)</text:h>
      <text:p text:style-name="P278">Returns the display format.</text:p>
      <text:p text:style-name="P278"><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8"><text:span text:style-name="Absatz-Standardschriftart"><text:span text:style-name="T13">//time is 12:01.00</text:span></text:span></text:p>
      <text:p text:style-name="P278"><text:span text:style-name="Absatz-Standardschriftart"><text:span text:style-name="T13">UI_timeEdit.setDisplayFormat("m'mm'hcarss");</text:span></text:span></text:p>
      <text:p text:style-name="P32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78"><text:span text:style-name="Absatz-Standardschriftart"><text:span text:style-name="T13">//invalid</text:span></text:span></text:p>
      <text:p text:style-name="P278"><text:span text:style-name="Absatz-Standardschriftart"><text:span text:style-name="T13">UI_timeEdit.setDisplayFormat("hh:ms");</text:span></text:span></text:p>
      <text:p text:style-name="P324"><text:span text:style-name="Absatz-Standardschriftart"><text:span text:style-name="T13">UI_timeEdit.setTime("00:710");</text:span></text:span></text:p>
      <text:p text:style-name="P324"><text:span text:style-name="Absatz-Standardschriftart"><text:span text:style-name="T2"/></text:span></text:p>
      <text:p text:style-name="P31"><text:span text:style-name="Absatz-Standardschriftart"><text:span text:style-name="T175">Any field that is not represented in the format will be set to zero. For example:</text:span></text:span></text:p>
      <text:p text:style-name="P31"><text:span text:style-name="Absatz-Standardschriftart"><text:span text:style-name="T175"/></text:span></text:p>
      <text:p text:style-name="P278"><text:span text:style-name="Absatz-Standardschriftart"><text:span text:style-name="T177">//time is 00:01:30.000</text:span></text:span></text:p>
      <text:p text:style-name="P278"><text:span text:style-name="Absatz-Standardschriftart"><text:span text:style-name="T13">UI_timeEdit.setDisplayFormat("m.s");</text:span></text:span></text:p>
      <text:p text:style-name="P324"><text:span text:style-name="Absatz-Standardschriftart"><text:span text:style-name="T13">UI_timeEdit.setTime("1.30");</text:span></text:span></text:p>
      <text:p text:style-name="P32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78"><text:span text:style-name="Absatz-Standardschriftart"><text:span text:style-name="T13">function UI_timeEditTimeChanged(time)</text:span></text:span></text:p>
      <text:p text:style-name="P278"><text:span text:style-name="Absatz-Standardschriftart"><text:span text:style-name="T13">{</text:span></text:span></text:p>
      <text:p text:style-name="P278"><text:span text:style-name="Absatz-Standardschriftart"><text:span text:style-name="T13"><text:tab/>UI_testTextEdit.append("UI_timeEditTimeChanged: " + time);</text:span></text:span></text:p>
      <text:p text:style-name="P278"><text:span text:style-name="Absatz-Standardschriftart"><text:span text:style-name="T13">}</text:span></text:span></text:p>
      <text:p text:style-name="P278"><text:span text:style-name="Absatz-Standardschriftart"><text:span text:style-name="T13">UI_timeEdit.setDisplayFormat("hh:mm:ss");</text:span></text:span></text:p>
      <text:p text:style-name="P278"><text:span text:style-name="Absatz-Standardschriftart"><text:span text:style-name="T13">UI_timeEdit.setTime("10:09:08");</text:span></text:span></text:p>
      <text:p text:style-name="P278"><text:span text:style-name="Absatz-Standardschriftart"><text:span text:style-name="T13">UI_timeEdit.timeChangedSignal.connect(UI_timeEditTimeChanged);</text:span></text:span></text:p>
      <text:p text:style-name="P278"><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1">A QDateEdit in the user interface file is passed to the worker script via a <text:span text:style-name="T301">S</text:span>cript<text:span text:style-name="T301">D</text:span>at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15958388687488" text:continue-numbering="true" text:style-name="L33">
        <text:list-item>
          <text:p text:style-name="P679">date: The date (must satisfy the display format)</text:p>
          <text:p text:style-name="P679"/>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15957537307190" text:continue-numbering="true" text:style-name="L33">
        <text:list-item>
          <text:p text:style-name="P957">format: The new display format (see chapter <text:span text:style-name="Absatz-Standardschriftart"><text:span text:style-name="T153"><text:bookmark-ref text:reference-format="text" text:ref-name="__RefHeading__13341_443172521">Date format</text:bookmark-ref></text:span></text:span>)</text:p>
          <text:p text:style-name="P679"/>
        </text:list-item>
      </text:list>
      <text:h text:style-name="Heading_20_4" text:outline-level="4">String getDisplayFormat(void)</text:h>
      <text:p text:style-name="P278">Returns the display format.</text:p>
      <text:p text:style-name="P27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78"><text:span text:style-name="Absatz-Standardschriftart"><text:span text:style-name="T13">//date is 1 December 2003</text:span></text:span></text:p>
      <text:p text:style-name="P278"><text:span text:style-name="Absatz-Standardschriftart"><text:span text:style-name="T13">UI_dateEdit.setDisplayFormat("d'MM'MMcaryyyy");</text:span></text:span></text:p>
      <text:p text:style-name="P278"><text:span text:style-name="Absatz-Standardschriftart"><text:span text:style-name="T13">UI_dateEdit.setDate("1MM12car2003");</text:span></text:span></text:p>
      <text:p text:style-name="P27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8"><text:span text:style-name="Absatz-Standardschriftart"><text:span text:style-name="T13">//invalid</text:span></text:span></text:p>
      <text:p text:style-name="P278"><text:span text:style-name="Absatz-Standardschriftart"><text:span text:style-name="T13">UI_dateEdit.setDisplayFormat("Md");</text:span></text:span></text:p>
      <text:p text:style-name="P278"><text:span text:style-name="Absatz-Standardschriftart"><text:span text:style-name="T13">UI_dateEdit.setDate("130");</text:span></text:span></text:p>
      <text:p text:style-name="P27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2">Field</text:span></text:span></text:p>
          </table:table-cell>
          <table:table-cell table:style-name="Table4.B1" office:value-type="string">
            <text:p text:style-name="P31"><text:span text:style-name="Absatz-Standardschriftart"><text:span text:style-name="T122">Default value</text:span></text:span></text:p>
          </table:table-cell>
        </table:table-row>
        <table:table-row>
          <table:table-cell table:style-name="Table4.A2" office:value-type="string">
            <text:p text:style-name="P31"><text:span text:style-name="Absatz-Standardschriftart"><text:span text:style-name="T121">Year</text:span></text:span></text:p>
          </table:table-cell>
          <table:table-cell table:style-name="Table4.B2" office:value-type="string">
            <text:p text:style-name="P31"><text:span text:style-name="Absatz-Standardschriftart"><text:span text:style-name="T121">1900</text:span></text:span></text:p>
          </table:table-cell>
        </table:table-row>
        <table:table-row>
          <table:table-cell table:style-name="Table4.A2" office:value-type="string">
            <text:p text:style-name="P31"><text:span text:style-name="Absatz-Standardschriftart"><text:span text:style-name="T121">Month</text:span></text:span></text:p>
          </table:table-cell>
          <table:table-cell table:style-name="Table4.B2" office:value-type="string">
            <text:p text:style-name="P31"><text:span text:style-name="Absatz-Standardschriftart"><text:span text:style-name="T121">1</text:span></text:span></text:p>
          </table:table-cell>
        </table:table-row>
        <table:table-row>
          <table:table-cell table:style-name="Table4.A2" office:value-type="string">
            <text:p text:style-name="P31"><text:span text:style-name="Absatz-Standardschriftart"><text:span text:style-name="T121">Day</text:span></text:span></text:p>
          </table:table-cell>
          <table:table-cell table:style-name="Table4.B2" office:value-type="string">
            <text:p text:style-name="P31"><text:span text:style-name="Absatz-Standardschriftart"><text:span text:style-name="T121">1</text:span></text:span></text:p>
          </table:table-cell>
        </table:table-row>
      </table:table>
      <text:p text:style-name="Standard">The following examples demonstrate the default values:</text:p>
      <text:p text:style-name="P278"><text:span text:style-name="Absatz-Standardschriftart"><text:span text:style-name="T13">//</text:span></text:span><text:span text:style-name="Absatz-Standardschriftart"><text:span text:style-name="T176">January 30 1900</text:span></text:span></text:p>
      <text:p text:style-name="P278"><text:span text:style-name="Absatz-Standardschriftart"><text:span text:style-name="T13">UI_dateEdit.setDisplayFormat("</text:span></text:span><text:span text:style-name="Absatz-Standardschriftart"><text:span text:style-name="T176">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1.3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Md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78"><text:span text:style-name="Absatz-Standardschriftart"><text:span text:style-name="T13">function UI_dateEditDateChanged(date)</text:span></text:span></text:p>
      <text:p text:style-name="P278"><text:span text:style-name="Absatz-Standardschriftart"><text:span text:style-name="T13">{</text:span></text:span></text:p>
      <text:p text:style-name="P278"><text:span text:style-name="Absatz-Standardschriftart"><text:span text:style-name="T13"><text:tab/>UI_testTextEdit.append("UI_dateEditDateChanged: " + date);</text:span></text:span></text:p>
      <text:p text:style-name="P278"><text:span text:style-name="Absatz-Standardschriftart"><text:span text:style-name="T13">}</text:span></text:span></text:p>
      <text:p text:style-name="P278"><text:span text:style-name="Absatz-Standardschriftart"><text:span text:style-name="T13">UI_dateEdit.setDisplayFormat("dd.MM.yyyy");</text:span></text:span></text:p>
      <text:p text:style-name="P278"><text:span text:style-name="Absatz-Standardschriftart"><text:span text:style-name="T13">UI_dateEdit.setDate("01.02.2014");</text:span></text:span></text:p>
      <text:p text:style-name="P278"><text:span text:style-name="Absatz-Standardschriftart"><text:span text:style-name="T13">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1">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15957739549428" text:continue-numbering="true" text:style-name="L33">
        <text:list-item>
          <text:p text:style-name="P679">date: The date and time (must satisfy the display format)</text:p>
          <text:p text:style-name="P679"/>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15957235592915" text:continue-numbering="true" text:style-name="L33">
        <text:list-item>
          <text:p text:style-name="P957">format: The new display format (see chapter <text:span text:style-name="Absatz-Standardschriftart"><text:span text:style-name="T153"><text:bookmark-ref text:reference-format="text" text:ref-name="__RefHeading__13341_443172521">Date format</text:bookmark-ref></text:span></text:span> and <text:span text:style-name="Absatz-Standardschriftart"><text:span text:style-name="T153"><text:bookmark-ref text:reference-format="text" text:ref-name="__RefHeading__13033_443172521">Time format</text:bookmark-ref></text:span></text:span>)</text:p>
          <text:p text:style-name="P789">Example:</text:p>
        </text:list-item>
      </text:list>
      <text:p text:style-name="P449"><text:span text:style-name="Absatz-Standardschriftart"><text:span text:style-name="T13">UI_dateTimeEdit.setDisplayFormat("dd.MM.yyyy hh:mm:ss");</text:span></text:span></text:p>
      <text:list xml:id="list115957602746813" text:continue-numbering="true" text:style-name="L33">
        <text:list-header>
          <text:p text:style-name="P679"/>
        </text:list-header>
      </text:list>
      <text:h text:style-name="Heading_20_4" text:outline-level="4">String getDisplayFormat(void)</text:h>
      <text:p text:style-name="P278">Returns the display format.</text:p>
      <text:p text:style-name="P27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78"><text:span text:style-name="Absatz-Standardschriftart"><text:span text:style-name="T13">//the user has changed the date and/or the time</text:span></text:span></text:p>
      <text:p text:style-name="P278"><text:span text:style-name="Absatz-Standardschriftart"><text:span text:style-name="T13">function UI_dateTimeEditTimeChanged(dateTime)</text:span></text:span></text:p>
      <text:p text:style-name="P278"><text:span text:style-name="Absatz-Standardschriftart"><text:span text:style-name="T13">{</text:span></text:span></text:p>
      <text:p text:style-name="P278"><text:span text:style-name="Absatz-Standardschriftart"><text:span text:style-name="T13"><text:tab/>UI_testTextEdit.append("UI_dateTimeEditTimeChanged: " + dateTime);<text:tab/><text:tab/></text:span></text:span></text:p>
      <text:p text:style-name="P278"><text:span text:style-name="Absatz-Standardschriftart"><text:span text:style-name="T13">}</text:span></text:span></text:p>
      <text:p text:style-name="P278"><text:span text:style-name="Absatz-Standardschriftart"><text:span text:style-name="T13">UI_dateTimeEdit.setDisplayFormat("dd.MM.yyyy hh:mm:ss");</text:span></text:span></text:p>
      <text:p text:style-name="P278"><text:span text:style-name="Absatz-Standardschriftart"><text:span text:style-name="T13">UI_dateTimeEdit.setDateTime("01.01.2016 10:09:08");</text:span></text:span></text:p>
      <text:p text:style-name="P278"><text:span text:style-name="Absatz-Standardschriftart"><text:span text:style-name="T13">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1">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15957634286486" text:continue-numbering="true" text:style-name="L33">
        <text:list-item>
          <text:p text:style-name="P679">date: The date (must satisfy the date format)</text:p>
          <text:p text:style-name="P679"/>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15958183580284" text:continue-numbering="true" text:style-name="L33">
        <text:list-item>
          <text:p text:style-name="P957"><text:soft-page-break/>format: The new date format (see chapter <text:span text:style-name="Absatz-Standardschriftart"><text:span text:style-name="T153"><text:bookmark-ref text:reference-format="text" text:ref-name="__RefHeading__13341_443172521">Date format</text:bookmark-ref></text:span></text:span>)</text:p>
          <text:p text:style-name="P679"/>
        </text:list-item>
      </text:list>
      <text:h text:style-name="Heading_20_4" text:outline-level="4">String getDateFormat(void)</text:h>
      <text:p text:style-name="P278">Returns the date format.</text:p>
      <text:p text:style-name="P278"/>
      <text:h text:style-name="Heading_20_4" text:outline-level="4">void setDateRange(String min, String max)</text:h>
      <text:p text:style-name="P278">Sets the minimum and the maximum date.</text:p>
      <text:p text:style-name="P278">Arguments:</text:p>
      <text:list xml:id="list3338740726862810737" text:style-name="L46">
        <text:list-item>
          <text:p text:style-name="P975">min: the min. date (must satisfy the date format)</text:p>
        </text:list-item>
        <text:list-item>
          <text:p text:style-name="P975">max: the max. date (must satisfy the date format)</text:p>
          <text:p text:style-name="P97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78"><text:span text:style-name="Absatz-Standardschriftart"><text:span text:style-name="T13">//the user has changed the date</text:span></text:span></text:p>
      <text:p text:style-name="P278"><text:span text:style-name="Absatz-Standardschriftart"><text:span text:style-name="T13">function UI_calendarSelectionChangedSignal(date)</text:span></text:span></text:p>
      <text:p text:style-name="P278"><text:span text:style-name="Absatz-Standardschriftart"><text:span text:style-name="T13">{</text:span></text:span></text:p>
      <text:p text:style-name="P278"><text:span text:style-name="Absatz-Standardschriftart"><text:span text:style-name="T13"><text:tab/>UI_testTextEdit.append("UI_calendarSelectionChangedSignal: " + date);</text:span></text:span></text:p>
      <text:p text:style-name="P278"><text:span text:style-name="Absatz-Standardschriftart"><text:span text:style-name="T13">}</text:span></text:span></text:p>
      <text:p text:style-name="P278"><text:span text:style-name="Absatz-Standardschriftart"><text:span text:style-name="T13">UI_calendar.setDateFormat("dd.MM.yyyy");</text:span></text:span></text:p>
      <text:p text:style-name="P278"><text:span text:style-name="Absatz-Standardschriftart"><text:span text:style-name="T13">UI_calendar.setDateRange("01.01.2014", "01.01.2016");</text:span></text:span></text:p>
      <text:p text:style-name="P278"><text:span text:style-name="Absatz-Standardschriftart"><text:span text:style-name="T13">UI_calendar.setSelectedDate("01.02.2015");</text:span></text:span></text:p>
      <text:p text:style-name="P278"><text:span text:style-name="Absatz-Standardschriftart"><text:span text:style-name="T13">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301">S</text:span>cript<text:span text:style-name="T301">S</text:span>plitte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15958086539551" text:continue-list="list115958183580284" text:style-name="L33">
        <text:list-header>
          <text:p text:style-name="P679"/>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78"><text:span text:style-name="Absatz-Standardschriftart"><text:span text:style-name="T13">var sizeList = UI_SecondDialogSplitter.sizes();<text:tab/><text:tab/><text:tab/></text:span></text:span></text:p>
      <text:p text:style-name="P278"><text:span text:style-name="Absatz-Standardschriftart"><text:span text:style-name="T13">//Change the sizes.</text:span></text:span></text:p>
      <text:p text:style-name="P278"><text:span text:style-name="Absatz-Standardschriftart"><text:span text:style-name="T13">sizeList[0] -= 50;</text:span></text:span></text:p>
      <text:p text:style-name="P278"><text:span text:style-name="Absatz-Standardschriftart"><text:span text:style-name="T13">sizeList[1] += 50;</text:span></text:span></text:p>
      <text:p text:style-name="P278"><text:span text:style-name="Absatz-Standardschriftart"><text:span text:style-name="T13">UI_SecondDialogSplitter.setSizes(sizeList);</text:span></text:span></text:p>
      <text:p text:style-name="P278"><text:span text:style-name="Absatz-Standardschriftart"><text:span text:style-name="T2"/></text:span></text:p>
      <text:p text:style-name="P31"><text:span text:style-name="Absatz-Standardschriftart"><text:span text:style-name="T72">Note: To add a splitter in the designer following must be done:</text:span></text:span></text:p>
      <text:list xml:id="list8292862363870863662" text:style-name="L47">
        <text:list-item>
          <text:p text:style-name="P976"><text:span text:style-name="Absatz-Standardschriftart"><text:span text:style-name="T72">select several items</text:span></text:span></text:p>
        </text:list-item>
        <text:list-item>
          <text:p text:style-name="P976"><text:span text:style-name="Absatz-Standardschriftart"><text:span text:style-name="T72">press the right mouse button</text:span></text:span></text:p>
        </text:list-item>
        <text:list-item>
          <text:p text:style-name="P976"><text:span text:style-name="Absatz-Standardschriftart"><text:span text:style-name="T72">go to the 'lay out' menu</text:span></text:span></text:p>
        </text:list-item>
        <text:list-item>
          <text:p text:style-name="P976"><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301">S</text:span>cript<text:span text:style-name="T301">D</text:span>ial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15957378699813" text:continue-list="list115958086539551" text:style-name="L33">
        <text:list-item>
          <text:p text:style-name="P957"><text:soft-page-break/>min: The minimum</text:p>
        </text:list-item>
        <text:list-item>
          <text:p text:style-name="P957">max: The maximum</text:p>
          <text:p text:style-name="P957"/>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15957658557242" text:continue-numbering="true" text:style-name="L33">
        <text:list-item>
          <text:p text:style-name="P679">value: The current value</text:p>
        </text:list-item>
      </text:list>
      <text:p text:style-name="P427"/>
      <text:h text:style-name="Heading_20_4" text:outline-level="4">Number value(void)</text:h>
      <text:p text:style-name="P278">Returns <text:s/>the dial's current value.</text:p>
      <text:p text:style-name="P27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1">S</text:span>cript<text:span text:style-name="T301">D</text:span>ial class:</text:p>
      <text:p text:style-name="P278"><text:span text:style-name="Absatz-Standardschriftart"><text:span text:style-name="T13">function UI_dial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ialValueChanged");</text:span></text:span></text:p>
      <text:p text:style-name="P278"><text:span text:style-name="Absatz-Standardschriftart"><text:span text:style-name="T13">}</text:span></text:span></text:p>
      <text:p text:style-name="P278"><text:span text:style-name="Absatz-Standardschriftart"><text:span text:style-name="T13">UI_dial.valueChangedSignal.connect(UI_dialValueChanged);</text:span></text:span></text:p>
      <text:p text:style-name="P278"><text:span text:style-name="Absatz-Standardschriftart"><text:span text:style-name="T13">UI_dial.setRange(0,100);</text:span></text:span></text:p>
      <text:p text:style-name="P27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3"><text:bookmark-ref text:reference-format="text" text:ref-name="__RefHeading__6012_596565095">Script plot window class</text:bookmark-ref></text:span></text:span>).</text:p>
      <text:p text:style-name="P31">To create a <text:span text:style-name="T301">S</text:span>cript<text:span text:style-name="T301">P</text:span>lot<text:span text:style-name="T301">W</text:span>idget following must be done:</text:p>
      <text:list xml:id="list2584754267215306077" text:style-name="L48">
        <text:list-item>
          <text:p text:style-name="P977">add a group box to the script GUI (QtDesigner)</text:p>
        </text:list-item>
        <text:list-item>
          <text:p text:style-name="P977">call ScriptGroupBox::addPlotWidget (see chapter <text:span text:style-name="Absatz-Standardschriftart"><text:span text:style-name="T153"><text:bookmark-ref text:reference-format="text" text:ref-name="__RefHeading__14749_2043766423">ScriptPlotWidget addPlotWidget(void)</text:bookmark-ref></text:span></text:span>)</text:p>
        </text:list-item>
      </text:list>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15958684570582" text:continue-numbering="true" text:style-name="L48">
        <text:list-header>
          <text:p text:style-name="P977"><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15958344558426" text:continue-list="list115957658557242" text:style-name="L33">
        <text:list-item>
          <text:p text:style-name="P679">color: The color of the graph. Allowed values are: <text:s/>"blue", "red", "yellow", "green" and "black"</text:p>
        </text:list-item>
        <text:list-item>
          <text:p text:style-name="P679">penStyle: The pen style of the graph. Allowed values are: "dash", "dot" and "solid"</text:p>
        </text:list-item>
        <text:list-item>
          <text:p text:style-name="P679">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15957117068513" text:continue-numbering="true" text:style-name="L33">
        <text:list-item>
          <text:p text:style-name="P679">xRange: The range of the x axis (the x axis starts always with 0)</text:p>
        </text:list-item>
        <text:list-item>
          <text:p text:style-name="P679">yMinValue: The min. values of the y axis</text:p>
        </text:list-item>
        <text:list-item>
          <text:p text:style-name="P679">yMaxValue: The max. value of the y axis</text:p>
          <text:p text:style-name="P679"/>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15956757569239" text:continue-numbering="true" text:style-name="L33">
        <text:list-item>
          <text:p text:style-name="P679">graphIndex: The graph index</text:p>
        </text:list-item>
        <text:list-item>
          <text:p text:style-name="P679">x: The x value of the point</text:p>
        </text:list-item>
        <text:list-item>
          <text:p text:style-name="P679">y: The y value of the point</text:p>
          <text:p text:style-name="P679"/>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15957497100910" text:continue-numbering="true" text:style-name="L33">
        <text:list-item>
          <text:p text:style-name="P679">xAxisLabel: The label of the x axis</text:p>
        </text:list-item>
        <text:list-item>
          <text:p text:style-name="P679">yAxisLabel: The label of the y axis</text:p>
          <text:p text:style-name="P679"/>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15958302327265" text:continue-numbering="true" text:style-name="L33">
        <text:list-item>
          <text:p text:style-name="P679">show: True=show, false=hide</text:p>
          <text:p text:style-name="P679"/>
        </text:list-item>
      </text:list>
      <text:h text:style-name="Heading_20_4" text:outline-level="4"><text:bookmark-start text:name="_Toc4030416861"/>void clearGraphs(void)<text:bookmark-end text:name="_Toc4030416861"/></text:h>
      <text:p text:style-name="P278">This function clears the data of all graphs.</text:p>
      <text:p text:style-name="P427"/>
      <text:h text:style-name="Heading_20_4" text:outline-level="4"><text:bookmark-start text:name="_Toc40304168611"/>void removeAllGraphs(void)<text:bookmark-end text:name="_Toc40304168611"/></text:h>
      <text:p text:style-name="P278">This function removes all graphs.</text:p>
      <text:p text:style-name="P27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78"><text:soft-page-break/>Arguments:</text:p>
      <text:list xml:id="list115957596521054" text:continue-numbering="true" text:style-name="L33">
        <text:list-item>
          <text:p text:style-name="P679">showXRange: True if the x range input field shall be visible</text:p>
        </text:list-item>
        <text:list-item>
          <text:p text:style-name="P679">showYRange: True if the y range input fields shall be visible</text:p>
        </text:list-item>
        <text:list-item>
          <text:p text:style-name="P679">showUpdate: True if the x update check box shall be visible</text:p>
        </text:list-item>
        <text:list-item>
          <text:p text:style-name="P679">showSave: True if the save button shall be visible</text:p>
        </text:list-item>
        <text:list-item>
          <text:p text:style-name="P679">showLoad: True if the load button shall be visible</text:p>
        </text:list-item>
        <text:list-item>
          <text:p text:style-name="P679">showClear: True if the clear button shall be visible</text:p>
        </text:list-item>
        <text:list-item>
          <text:p text:style-name="P679">showGraphVisibility: True if the show group box</text:p>
        </text:list-item>
        <text:list-item>
          <text:p text:style-name="P679">graphVisibilityMaxSize: The max. width of the show group box</text:p>
        </text:list-item>
        <text:list-item>
          <text:p text:style-name="P679">showLegend: True if the show legend check box shall be visible</text:p>
        </text:list-item>
      </text:list>
      <text:p text:style-name="P278"/>
      <text:h text:style-name="Heading_20_4" text:outline-level="4">void setMaxDataPointsPerGraph(Number maxDataPointsPerGraph)</text:h>
      <text:p text:style-name="P278">Sets the max. number of data points per graph (the default is 10.000.000.).</text:p>
      <text:p text:style-name="P278"/>
      <text:h text:style-name="Heading_20_4" text:outline-level="4">void setUpdateInterval(Number updateInterval)</text:h>
      <text:p text:style-name="P31">Sets the update-interval.</text:p>
      <text:p text:style-name="P31">Arguments:</text:p>
      <text:list xml:id="list115957121031289" text:continue-numbering="true" text:style-name="L33">
        <text:list-item>
          <text:p text:style-name="P679">updateInterval: The new interval</text:p>
        </text:list-item>
      </text:list>
      <text:p text:style-name="P42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78">Arguments:</text:p>
      <text:list xml:id="list115958303992944" text:continue-numbering="true" text:style-name="L33">
        <text:list-item>
          <text:p text:style-name="P679">xValue: The x-position of the click</text:p>
        </text:list-item>
        <text:list-item>
          <text:p text:style-name="P679">yValue: The y-position of the click</text:p>
        </text:list-item>
        <text:list-item>
          <text:p text:style-name="P679">mouseButton: The used mouse button (enumeration Qt::MouseButton)</text:p>
          <text:p text:style-name="P679"/>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3"><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78"><text:span text:style-name="Absatz-Standardschriftart"><text:span text:style-name="T13">//Is called if the user clicks the button.</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XCounter = 0;</text:span></text:span></text:p>
      <text:p text:style-name="P278"><text:span text:style-name="Absatz-Standardschriftart"><text:span text:style-name="T13"><text:tab/>plotWindow.clearGraphs();</text:span></text:span></text:p>
      <text:p text:style-name="P278"><text:span text:style-name="Absatz-Standardschriftart"><text:span text:style-name="T13"><text:tab/>plotWidget.clearGraphs();</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var plotWidget = UI_PlotGroupBox.addPlotWidget();</text:span></text:span></text:p>
      <text:p text:style-name="P278"><text:span text:style-name="Absatz-Standardschriftart"><text:span text:style-name="T13">plotWidget.setAxisLabels("x axis plot 1", "y axis plot 1");</text:span></text:span></text:p>
      <text:p text:style-name="P278"><text:span text:style-name="Absatz-Standardschriftart"><text:span text:style-name="T13">plotWidget.showLegend(true);</text:span></text:span></text:p>
      <text:p text:style-name="P278"><text:span text:style-name="Absatz-Standardschriftart"><text:span text:style-name="T13">plotWidget.setInitialAxisRanges(100, 0, 15);</text:span></text:span></text:p>
      <text:p text:style-name="P278"><text:span text:style-name="Absatz-Standardschriftart"><text:span text:style-name="T13">var plotWidgetGraph1Index = plotWidget.addGraph("blue", "solid", "value 5");</text:span></text:span></text:p>
      <text:p text:style-name="P278"><text:span text:style-name="Absatz-Standardschriftart"><text:span text:style-name="T13">var plotWidgetGraph2Index = plotWidget.addGraph("red", "solid", "value 5 + offset");</text:span></text:span></text:p>
      <text:p text:style-name="P278"><text:span text:style-name="Absatz-Standardschriftart"><text:span text:style-name="T13">plotWidget.showHelperElements(true, true, true, true, true, true);</text:span></text:span></text:p>
      <text:p text:style-name="P278"><text:soft-page-break/><text:span text:style-name="Absatz-Standardschriftart"><text:span text:style-name="T13">plotWidget.clearButtonPressedSignal.connect(clearButtonPressed);</text:span></text:span></text:p>
      <text:p text:style-name="P278"><text:span text:style-name="Absatz-Standardschriftart"><text:span text:style-name="T13"/></text:span></text:p>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dget.addDataToGraph(plotWidgetGraph1Index, <text:s/>x, <text:s/>y);</text:span></text:span></text:p>
      <text:p text:style-name="P278"><text:span text:style-name="Absatz-Standardschriftart"><text:span text:style-name="T13"><text:tab/>plotWidget.addDataToGraph(plotWidget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P519" text:outline-level="3"><text:bookmark-start text:name="__RefHeading___Toc20641_1050142399"/>Script <text:span text:style-name="T200">Canvas2D</text:span><text:bookmark-end text:name="__RefHeading___Toc20641_1050142399"/></text:h>
      <text:p text:style-name="P32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6"><text:span text:style-name="Absatz-Standardschriftart"><text:span text:style-name="T74"/></text:span></text:p>
      <text:p text:style-name="P54">To create a <text:span text:style-name="T301">S</text:span>cript<text:span text:style-name="T301">Canvas2DW</text:span>idget following must be done:</text:p>
      <text:list xml:id="list115957635763927" text:continue-list="list115958684570582" text:style-name="L48">
        <text:list-item>
          <text:p text:style-name="P978">add a group box to the script GUI (QtDesigner)</text:p>
        </text:list-item>
        <text:list-item>
          <text:p text:style-name="P978"><text:span text:style-name="Absatz-Standardschriftart"><text:span text:style-name="T74">call ScriptGroupBox::addCanvas2DWidget (see chapter </text:span></text:span><text:span text:style-name="Absatz-Standardschriftart"><text:span text:style-name="T158"><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5"><text:span text:style-name="Absatz-Standardschriftart"><text:span text:style-name="T72"/></text:span></text:p>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26"><text:span text:style-name="Absatz-Standardschriftart"><text:span text:style-name="T72">The functions and signals which can be used from script are described in the following chapters.</text:span></text:span></text:p>
      <text:p text:style-name="P326"><text:span text:style-name="Absatz-Standardschriftart"><text:span text:style-name="T184"/></text:span></text:p>
      <text:h text:style-name="P581" text:outline-level="4"><text:bookmark-start text:name="__RefHeading__6792_596565095"/><text:span text:style-name="T208">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581" text:outline-level="4"><text:span text:style-name="T208">String </text:span>globalCompositeOperation</text:h>
      <text:p text:style-name="P57">This read/write property holds the current the current composition operation.</text:p>
      <text:p text:style-name="P57">The default value is source-over. Following values are possible:</text:p>
      <text:list xml:id="list8018229221475946320" text:style-name="L49">
        <text:list-item>
          <text:p text:style-name="P979">"source-over"</text:p>
        </text:list-item>
        <text:list-item>
          <text:p text:style-name="P979">"destination-over"</text:p>
        </text:list-item>
        <text:list-item>
          <text:p text:style-name="P979">"clear"</text:p>
        </text:list-item>
        <text:list-item>
          <text:p text:style-name="P979">"source"</text:p>
        </text:list-item>
        <text:list-item>
          <text:p text:style-name="P979">"destination"</text:p>
        </text:list-item>
        <text:list-item>
          <text:p text:style-name="P979">"source-in"</text:p>
        </text:list-item>
        <text:list-item>
          <text:p text:style-name="P979">"destination-in"</text:p>
        </text:list-item>
        <text:list-item>
          <text:p text:style-name="P979">"source-out"</text:p>
        </text:list-item>
        <text:list-item>
          <text:p text:style-name="P979">"destination-out"</text:p>
        </text:list-item>
        <text:list-item>
          <text:p text:style-name="P979">"source-atop"</text:p>
        </text:list-item>
        <text:list-item>
          <text:p text:style-name="P979">"destination-atop"</text:p>
        </text:list-item>
        <text:list-item>
          <text:p text:style-name="P979">"xor"</text:p>
        </text:list-item>
        <text:list-item>
          <text:p text:style-name="P979">"plus"</text:p>
        </text:list-item>
        <text:list-item>
          <text:p text:style-name="P979">"multiply"</text:p>
        </text:list-item>
        <text:list-item>
          <text:p text:style-name="P979">"screen"</text:p>
        </text:list-item>
        <text:list-item>
          <text:p text:style-name="P979"><text:soft-page-break/>"overlay"</text:p>
        </text:list-item>
        <text:list-item>
          <text:p text:style-name="P979">"darken"</text:p>
        </text:list-item>
        <text:list-item>
          <text:p text:style-name="P979">"lighten"</text:p>
        </text:list-item>
        <text:list-item>
          <text:p text:style-name="P979"><text:s/>"color-dodge"</text:p>
        </text:list-item>
        <text:list-item>
          <text:p text:style-name="P979">"color-burn"</text:p>
        </text:list-item>
        <text:list-item>
          <text:p text:style-name="P979">"hard-light"</text:p>
        </text:list-item>
        <text:list-item>
          <text:p text:style-name="P979">"soft-light"</text:p>
        </text:list-item>
        <text:list-item>
          <text:p text:style-name="P979">"difference"</text:p>
        </text:list-item>
        <text:list-item>
          <text:p text:style-name="P979">"exclusion"</text:p>
        </text:list-item>
      </text:list>
      <text:p text:style-name="P57"><text:s text:c="4"/>Note: See QPainter::CompositionMode for more details.</text:p>
      <text:p text:style-name="P31"/>
      <text:h text:style-name="P582" text:outline-level="4">QVariant strokeStyle</text:h>
      <text:p text:style-name="P58">This read/write property h<text:span text:style-name="T204">olds the current color or style to use for the lines around shapes.</text:span></text:p>
      <text:p text:style-name="P75">The style can be either a string containing a CSS color, a CanvasGradient or CanvasPattern object. Invalid values are ignored. The default value is '#000000'.</text:p>
      <text:p text:style-name="P58"/>
      <text:h text:style-name="P584" text:outline-level="4"><text:span text:style-name="T209">QVariant </text:span>fillStyle</text:h>
      <text:p text:style-name="P59">This read/write property h<text:span text:style-name="T205">olds the current style used for filling shapes. The style can be either a string containing a CSS color, a CanvasGradient or CanvasPattern object- The default value is '#000000'.</text:span></text:p>
      <text:p text:style-name="P59"/>
      <text:h text:style-name="P585" text:outline-level="4"><text:span text:style-name="T209">Number </text:span>lineWidth</text:h>
      <text:p text:style-name="P60">This read/write property h<text:span text:style-name="T206">olds the current line width. Values that are not finite values greater than zero are ignored. The default value is 1.</text:span></text:p>
      <text:p text:style-name="P60"/>
      <text:h text:style-name="P586" text:outline-level="4"><text:span text:style-name="T209">String </text:span>lineCap</text:h>
      <text:p text:style-name="P61">This read/write property h<text:span text:style-name="T207">olds the current line cap style. The possible line cap styles are:</text:span></text:p>
      <text:list xml:id="list6265684228755076470" text:style-name="L50">
        <text:list-item>
          <text:p text:style-name="P980">butt: the end of each line has a flat edge perpendicular to the direction of the line, this is the default line cap value.</text:p>
        </text:list-item>
        <text:list-item>
          <text:p text:style-name="P980"><text:span text:style-name="T209">r</text:span>ound: a semi-circle with the diameter equal to the width of the line must then be added on to the end of the line.</text:p>
        </text:list-item>
        <text:list-item>
          <text:p text:style-name="P980"><text:span text:style-name="T209">s</text:span>quare: a rectangle with the length of the line width and the width of half the line width, placed flat against the edge perpendicular to the direction of the line.</text:p>
        </text:list-item>
      </text:list>
      <text:p text:style-name="P67"/>
      <text:h text:style-name="P583" text:outline-level="4">String lineJoin</text:h>
      <text:p text:style-name="P62">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8"><text:s text:c="4"/></text:p>
      <text:list xml:id="list4027255511635301252" text:style-name="L51">
        <text:list-item>
          <text:p text:style-name="P981">bevel: this is all that is rendered at joins.</text:p>
        </text:list-item>
        <text:list-item>
          <text:p text:style-name="P98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981">miter: a second filled triangle must (if it can given the miter length) be rendered at the join, this is the default line join style.</text:p>
        </text:list-item>
      </text:list>
      <text:p text:style-name="P58"><text:soft-page-break/></text:p>
      <text:h text:style-name="P587" text:outline-level="4">Number miterLimit</text:h>
      <text:p text:style-name="P63">This read/write property h<text:span text:style-name="T211">olds the current miter limit ratio. The default miter limit value is 10.0.</text:span></text:p>
      <text:p text:style-name="P63"/>
      <text:h text:style-name="P587" text:outline-level="4">Number shadowOffsetX</text:h>
      <text:p text:style-name="P63">This read/write property h<text:span text:style-name="T211">olds the current shadow offset in the positive horizontal distance. The default value is 0.</text:span></text:p>
      <text:p text:style-name="P63"/>
      <text:h text:style-name="P587" text:outline-level="4">Number shadowOffsetY</text:h>
      <text:p text:style-name="P63">This read/write property h<text:span text:style-name="T211">olds the current shadow offset in the positive vertical distance. The default value is 0.</text:span></text:p>
      <text:p text:style-name="P63"/>
      <text:h text:style-name="P587" text:outline-level="4">Number shadowBlur</text:h>
      <text:p text:style-name="P63">This read/write property h<text:span text:style-name="T211">olds the current level of blur applied to shadows. The default value is 0.</text:span></text:p>
      <text:p text:style-name="P63"/>
      <text:h text:style-name="P587" text:outline-level="4">String shadowColor</text:h>
      <text:p text:style-name="P63">This read/write property h<text:span text:style-name="T211">olds the current shadow color. The default value is '#000000'.</text:span></text:p>
      <text:p text:style-name="P63"/>
      <text:h text:style-name="P588" text:outline-level="4">String <text:span text:style-name="T212">width</text:span></text:h>
      <text:p text:style-name="P64">This read property h<text:span text:style-name="T212">olds the width of the canvas widget.</text:span></text:p>
      <text:p text:style-name="P64"/>
      <text:h text:style-name="P588" text:outline-level="4">String <text:span text:style-name="T212">height</text:span></text:h>
      <text:p text:style-name="P64">This read property h<text:span text:style-name="T212">olds the height of the canvas widget.</text:span></text:p>
      <text:p text:style-name="P64"/>
      <text:h text:style-name="P589" text:outline-level="4">void save()</text:h>
      <text:p text:style-name="P70">Pushes the current state onto the state stack.</text:p>
      <text:p text:style-name="P70">Before changing any state attributes, you should save the current state for future reference. The context maintains a stack of drawing states. Each state consists of the current transformation matrix, clipping region, and values of the following attributes:</text:p>
      <text:list xml:id="list2407805631783868473" text:style-name="L52">
        <text:list-item>
          <text:p text:style-name="P982">strokeStyle</text:p>
        </text:list-item>
        <text:list-item>
          <text:p text:style-name="P982"><text:s text:c="4"/>fillStyle</text:p>
        </text:list-item>
        <text:list-item>
          <text:p text:style-name="P982"><text:s text:c="4"/>globalAlpha</text:p>
        </text:list-item>
        <text:list-item>
          <text:p text:style-name="P982"><text:s text:c="4"/>lineWidth</text:p>
        </text:list-item>
        <text:list-item>
          <text:p text:style-name="P982"><text:s text:c="4"/>lineCap</text:p>
        </text:list-item>
        <text:list-item>
          <text:p text:style-name="P982"><text:s text:c="4"/>lineJoin</text:p>
        </text:list-item>
        <text:list-item>
          <text:p text:style-name="P982"><text:s text:c="4"/>miterLimit</text:p>
        </text:list-item>
        <text:list-item>
          <text:p text:style-name="P982"><text:s text:c="4"/>shadowOffsetX</text:p>
        </text:list-item>
        <text:list-item>
          <text:p text:style-name="P982"><text:s text:c="4"/>shadowOffsetY</text:p>
        </text:list-item>
        <text:list-item>
          <text:p text:style-name="P982"><text:s text:c="4"/>shadowBlur</text:p>
        </text:list-item>
        <text:list-item>
          <text:p text:style-name="P982"><text:s text:c="4"/>shadowColor</text:p>
        </text:list-item>
        <text:list-item>
          <text:p text:style-name="P982"><text:s text:c="4"/>globalCompositeOperation</text:p>
        </text:list-item>
      </text:list>
      <text:p text:style-name="P70"/>
      <text:h text:style-name="P590" text:outline-level="4">void <text:span text:style-name="T213">restore</text:span>()</text:h>
      <text:p text:style-name="P71">Pops the top state on the stack, restoring the context to that state.</text:p>
      <text:p text:style-name="P71"/>
      <text:h text:style-name="P591" text:outline-level="4"><text:soft-page-break/>void scale(Number x, Number y)</text:h>
      <text:p text:style-name="P71">Increases or decreases the size of each unit in the canvas grid by multiplying the scale factors to the current tranform matrix. x is the scale factor in the horizontal direction and y is the scale factor in the vertical direction.</text:p>
      <text:p text:style-name="P71"/>
      <text:h text:style-name="P592" text:outline-level="4">void rotate(Number angle)</text:h>
      <text:p text:style-name="P72">Rotate the canvas around the current origin by angle in radians and clockwise direction.</text:p>
      <text:p text:style-name="P72"/>
      <text:h text:style-name="P593" text:outline-level="4">void translate(Number x, Number y)</text:h>
      <text:p text:style-name="P7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3"/>
      <text:h text:style-name="P593" text:outline-level="4">void setTransform(Number m11, Number m12, Number m21, Number m22, Number dx, Number dy)</text:h>
      <text:p text:style-name="P7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3"/>
      <text:h text:style-name="P593" text:outline-level="4">void transform(Number m11, Number m12, Number m21, Number m22, Number dx, Number dy)</text:h>
      <text:p text:style-name="P73">This method is very similar to setTransform(), but instead of replacing the old transform matrix, this method applies the given tranform matrix to the current matrix by multiplying to it.</text:p>
      <text:p text:style-name="P73"/>
      <text:h text:style-name="P594" text:outline-level="4">CanvasGradient createLinearGradient(Number x0, Number y0, Number x1, Number y1)</text:h>
      <text:p text:style-name="P7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4"/>
      <text:h text:style-name="P594" text:outline-level="4">CanvasGradient createRadialGradient(Number x0, Number y0, Number r0, Number x1, Number y1, Number r1)</text:h>
      <text:p text:style-name="P74">Returns a CanvasGradient object that represents a radial gradient that paints along the cone given by the start circle with origin (x0, y0) and radius r0, and the end circle with origin (x1, y1) and radius r1.</text:p>
      <text:p text:style-name="P66"/>
      <text:h text:style-name="P594" text:outline-level="4">void clearRect(Number x, Number y, Number w, Number h)</text:h>
      <text:p text:style-name="P74">Clears all pixels on the canvas in the given rectangle to transparent black. </text:p>
      <text:p text:style-name="P74"/>
      <text:h text:style-name="P594" text:outline-level="4">void fillRect(Number x, Number y, Number w, Number h)</text:h>
      <text:p text:style-name="P74">Paint the specified rectangular area using the fillStyle.</text:p>
      <text:p text:style-name="P74"/>
      <text:h text:style-name="P594" text:outline-level="4">void strokeRect(Number x, Number y, Number w, Number h)</text:h>
      <text:p text:style-name="P74">Stroke the specified rectangle's path using the strokeStyle, lineWidth, lineJoin, and (if appropriate) miterLimit attributes.</text:p>
      <text:p text:style-name="P74"><text:soft-page-break/></text:p>
      <text:h text:style-name="P594" text:outline-level="4">void beginPath()</text:h>
      <text:p text:style-name="P74">Resets the current path to a new path.</text:p>
      <text:p text:style-name="P74"/>
      <text:h text:style-name="P594" text:outline-level="4">void closePath()</text:h>
      <text:p text:style-name="P74">Closes the current subpath by drawing a line to the beginning of the subpath, automatically starting a new path. The current point of the new path is the previous subpath's first point.</text:p>
      <text:p text:style-name="P74"/>
      <text:h text:style-name="P594" text:outline-level="4">void moveTo(Number x, Number y)</text:h>
      <text:p text:style-name="P74">Creates a new subpath with the given point.</text:p>
      <text:p text:style-name="P74"/>
      <text:h text:style-name="P594" text:outline-level="4">void lineTo(Number x, Number y)</text:h>
      <text:p text:style-name="P74">Draws a line from the current position to the point (x, y).</text:p>
      <text:p text:style-name="P74"/>
      <text:h text:style-name="P594" text:outline-level="4">void quadraticCurveTo(Number cpx, Number cpy, Number x, Number y)</text:h>
      <text:p text:style-name="P74">Adds a quadratic bezier curve between the current point and the endpoint (x, y) with the control point specified by (cpx, cpy). </text:p>
      <text:p text:style-name="P74"/>
      <text:h text:style-name="P594" text:outline-level="4">void bezierCurveTo(Number cp1x, Number cp1y, Number cp2x, Number cp2y, Number x, Number y)</text:h>
      <text:p text:style-name="P74">Adds a cubic bezier curve between the current position and the given endPoint using the control points specified by (cp1x, cp1y) and (cp2x, cp2y). After the curve is added, the current position is updated to be at the end point (x, y) of the curve.</text:p>
      <text:p text:style-name="P74"/>
      <text:h text:style-name="P594" text:outline-level="4">void arcTo(Number x1, Number y1, Number x2, Number y2, Number radius)</text:h>
      <text:p text:style-name="P74">Adds an arc with the given control points and radius to the current subpath, connected to the previous point by a straight line.</text:p>
      <text:p text:style-name="P74"/>
      <text:h text:style-name="P594" text:outline-level="4">void rect(Number x, Number y, Number w, Number h)</text:h>
      <text:p text:style-name="P74">Adds a rectangle at position (x, y), with the given width w and height h, as a closed subpath.</text:p>
      <text:p text:style-name="P74"/>
      <text:h text:style-name="P594" text:outline-level="4">void arc(Number x, Number y, Number radius, Number startAngle, Number endAngle, bool anticlockwise)</text:h>
      <text:p text:style-name="P7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4"/>
      <text:h text:style-name="P594" text:outline-level="4">void fill()</text:h>
      <text:p text:style-name="P74">Fills the subpaths with the current fill style.</text:p>
      <text:p text:style-name="P74"/>
      <text:h text:style-name="P594" text:outline-level="4">void stroke()</text:h>
      <text:p text:style-name="P74">Strokes the subpaths with the current stroke style.</text:p>
      <text:p text:style-name="P74"/>
      <text:h text:style-name="P594" text:outline-level="4"><text:soft-page-break/>void clip()</text:h>
      <text:p text:style-name="P74">Creates the clipping region from the current path. Any parts of the shape outside the clipping path are not displayed.</text:p>
      <text:p text:style-name="P74"/>
      <text:h text:style-name="P594" text:outline-level="4">bool isPointInPath(Number x, Number y)</text:h>
      <text:p text:style-name="P74">Returns true if the given point is in the current path.</text:p>
      <text:p text:style-name="P74"/>
      <text:h text:style-name="P594" text:outline-level="4">void clear()</text:h>
      <text:p text:style-name="P74">Clears the canvas widget.</text:p>
      <text:p text:style-name="P74"/>
      <text:h text:style-name="P594" text:outline-level="4">void reset()</text:h>
      <text:p text:style-name="P74">Resets the canvas widget.</text:p>
      <text:p text:style-name="P74"/>
      <text:h text:style-name="P646" text:outline-level="4">bool saveToFile(String fileName, String imageType="")</text:h>
      <text:p text:style-name="P84">Save the canvas widget to an image file. If imageType is empty then the image format will be detected by inspecting the extension of fileName.</text:p>
      <text:p text:style-name="P86">Arguments:</text:p>
      <text:list xml:id="list115958406241623" text:continue-list="list115958303992944" text:style-name="L33">
        <text:list-item>
          <text:p text:style-name="P715"><text:span text:style-name="T230">fileName</text:span>: The <text:span text:style-name="T230">file name</text:span></text:p>
        </text:list-item>
        <text:list-item>
          <text:p text:style-name="P715"><text:span text:style-name="T230">imageType</text:span>: The <text:span text:style-name="T230">image type. Following types are supported.</text:span></text:p>
          <text:list>
            <text:list-item>
              <text:p text:style-name="P769">BMP (Windows Bitmap)</text:p>
            </text:list-item>
            <text:list-item>
              <text:p text:style-name="P769">JPG (Joint Photographic Experts Group)</text:p>
            </text:list-item>
            <text:list-item>
              <text:p text:style-name="P769">PNG (Portable Network Graphics)</text:p>
            </text:list-item>
            <text:list-item>
              <text:p text:style-name="P769">PBM (Portable Bitmap)</text:p>
            </text:list-item>
            <text:list-item>
              <text:p text:style-name="P769">PGM (Portable Graymap)</text:p>
            </text:list-item>
            <text:list-item>
              <text:p text:style-name="P769">PPM (Portable Pixmap)</text:p>
            </text:list-item>
          </text:list>
        </text:list-item>
      </text:list>
      <text:p text:style-name="P84">Return: True on success.</text:p>
      <text:p text:style-name="P84"/>
      <text:h text:style-name="P647" text:outline-level="4">void print(String printDialogTitle="")</text:h>
      <text:p text:style-name="P87">Opens a print dialog and prints the canvas widget.</text:p>
      <text:p text:style-name="P85">Arguments:</text:p>
      <text:list xml:id="list115958652504265" text:continue-numbering="true" text:style-name="L33">
        <text:list-item>
          <text:p text:style-name="P770">print<text:span text:style-name="T231">DialogTitle</text:span>: <text:span text:style-name="T231">The title of the print dialog</text:span></text:p>
        </text:list-item>
      </text:list>
      <text:p text:style-name="P74"/>
      <text:h text:style-name="P595" text:outline-level="4"><text:span text:style-name="Absatz-Standardschriftart"><text:span text:style-name="T201">Script Canvas2D Example</text:span></text:span></text:h>
      <text:p text:style-name="P65"><text:span text:style-name="Absatz-Standardschriftart"><text:span text:style-name="T183">An example can be found under exampleScripts\WorkerScripts\Canvas2D.</text:span></text:span></text:p>
      <text:h text:style-name="P520" text:outline-level="3"><text:bookmark-start text:name="_Toc403041698"/><text:bookmark-start text:name="__RefHeading___Toc23998_1050142399"/>Script<text:span text:style-name="T292">W</text:span>idget<text:bookmark-end text:name="_Toc403041698"/> <text:span text:style-name="T292">class</text:span><text:bookmark-end text:name="__RefHeading___Toc23998_1050142399"/></text:h>
      <text:p text:style-name="P69">This is the parent class of almost all user interface classes. </text:p>
      <text:p text:style-name="P64">The functions and signals which can be used from the worker script are described in the following chapters.</text:p>
      <text:p text:style-name="P64"/>
      <text:h text:style-name="P596" text:outline-level="4">void setEnabled(bool isEnabled)</text:h>
      <text:p text:style-name="P327"><text:span text:style-name="Absatz-Standardschriftart"><text:span text:style-name="T72">Enables or disables the widget.</text:span></text:span></text:p>
      <text:p text:style-name="P32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text:soft-page-break/>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15958486716733" text:continue-numbering="true" text:style-name="L33">
        <text:list-item>
          <text:p text:style-name="P652">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15958722862181" text:continue-numbering="true" text:style-name="L33">
        <text:list-item>
          <text:p text:style-name="P652">positionAndSize: The position and size string</text:p>
        </text:list-item>
      </text:list>
      <text:p text:style-name="P31">Example:</text:p>
      <text:p text:style-name="P278"><text:span text:style-name="Absatz-Standardschriftart"><text:span text:style-name="T13">Ui_Dialog.setWindowPositionAndSize("100,100,500,500");</text:span></text:span></text:p>
      <text:p text:style-name="P27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15957973201061" text:continue-numbering="true" text:style-name="L33">
        <text:list-item>
          <text:p text:style-name="P652">color: The color, possible values are: black, white, gray, red, green, blue, cyan, magenta and yellow</text:p>
        </text:list-item>
      </text:list>
      <text:p text:style-name="P31">Example:</text:p>
      <text:p text:style-name="P278"><text:span text:style-name="Absatz-Standardschriftart"><text:span text:style-name="T13">UI_testSetTextLineEdit.setBackgroundColor("red");</text:span></text:span></text:p>
      <text:p text:style-name="P27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15957256665399" text:continue-numbering="true" text:style-name="L33">
        <text:list-item>
          <text:p text:style-name="P652">color: The color, possible values are: black, white, gray, red, green, blue, cyan, magenta and yellow</text:p>
        </text:list-item>
      </text:list>
      <text:p text:style-name="P31">Example:</text:p>
      <text:p text:style-name="P278"><text:span text:style-name="Absatz-Standardschriftart"><text:span text:style-name="T13">UI_testReceiveCheckBox.setWindowTextColor("red");</text:span></text:span></text:p>
      <text:p text:style-name="P278"><text:span text:style-name="Absatz-Standardschriftart"><text:span text:style-name="T2"/></text:span></text:p>
      <text:h text:style-name="Heading_20_4" text:outline-level="4">void setTextColor(String color)</text:h>
      <text:p text:style-name="P31">Sets the text color of a script gui element.</text:p>
      <text:p text:style-name="P31"><text:soft-page-break/>Arguments:</text:p>
      <text:list xml:id="list115958377274663" text:continue-numbering="true" text:style-name="L33">
        <text:list-item>
          <text:p text:style-name="P652">color: The color, possible values are: black, white, gray, red, green, blue, cyan, magenta and yellow</text:p>
        </text:list-item>
      </text:list>
      <text:p text:style-name="P31">Example:</text:p>
      <text:p text:style-name="P278"><text:span text:style-name="Absatz-Standardschriftart"><text:span text:style-name="T13">UI_testReceiveCheckBox.setTextColor("red");</text:span></text:span></text:p>
      <text:p text:style-name="P27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15958801311479" text:continue-numbering="true" text:style-name="L33">
        <text:list-item>
          <text:p text:style-name="P716">palette: <text:s/>The palette element, possible values are: Base, Foreground, Background, WindowText, Window, Text <text:span text:style-name="T287">and ButtonText</text:span>.</text:p>
        </text:list-item>
        <text:list-item>
          <text:p text:style-name="P679">color: The color, possible values are: black, white, gray, red, green, blue, cyan, magenta and yellow </text:p>
        </text:list-item>
      </text:list>
      <text:p text:style-name="P31">Example:</text:p>
      <text:p text:style-name="P278"><text:span text:style-name="Absatz-Standardschriftart"><text:span text:style-name="T13">UI_testReceiveCheckBox.setPaletteColor("Text", "red");</text:span></text:span></text:p>
      <text:p text:style-name="P278"><text:span text:style-name="Absatz-Standardschriftart"><text:span text:style-name="T2"/></text:span></text:p>
      <text:h text:style-name="P597" text:outline-level="4">void <text:span text:style-name="T288">setPaletteColorRgb(Number red, Number green, Number blue, String palette)</text:span></text:h>
      <text:p text:style-name="P118">Sets a palette color of a script gui element.</text:p>
      <text:p text:style-name="P118">Arguments:</text:p>
      <text:list xml:id="list115958408677809" text:continue-numbering="true" text:style-name="L33">
        <text:list-item>
          <text:p text:style-name="P771">red: the red value</text:p>
        </text:list-item>
        <text:list-item>
          <text:p text:style-name="P771">green: the green value</text:p>
        </text:list-item>
        <text:list-item>
          <text:p text:style-name="P771">blue: the blue value</text:p>
        </text:list-item>
        <text:list-item>
          <text:p text:style-name="P717">palette: <text:s/>The palette element, possible values are: Base, Foreground, Background, WindowText, Window, Text <text:span text:style-name="T287">and ButtonText</text:span>.</text:p>
        </text:list-item>
      </text:list>
      <text:p text:style-name="P118">Example:</text:p>
      <text:p text:style-name="P33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7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15958639483558" text:continue-numbering="true" text:style-name="L33">
        <text:list-item>
          <text:p text:style-name="P957">text: The tool tip text</text:p>
        </text:list-item>
        <text:list-item>
          <text:p text:style-name="P957">duration: The tool tip duration</text:p>
        </text:list-item>
      </text:list>
      <text:p text:style-name="P31">Example:</text:p>
      <text:p text:style-name="P278"><text:span text:style-name="Absatz-Standardschriftart"><text:span text:style-name="T13">UI_testGetTextLineEdit.setToolTip("tool tip text", -1);</text:span></text:span></text:p>
      <text:p text:style-name="P27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2">ScriptWidget::show()</text:span> to make the widget visible again.</text:p>
      <text:p text:style-name="P31">Arguments:</text:p>
      <text:list xml:id="list115956857450615" text:continue-numbering="true" text:style-name="L33">
        <text:list-item>
          <text:p text:style-name="P652">flags: The new additional window flags</text:p>
          <text:p text:style-name="P798">The flag argument is a Qt enumeration. It is defined as:</text:p>
          <text:p text:style-name="P998"><text:span text:style-name="Absatz-Standardschriftart"><text:span text:style-name="T13">enum WindowType </text:span></text:span></text:p>
          <text:p text:style-name="P998"><text:span text:style-name="Absatz-Standardschriftart"><text:span text:style-name="T13">{</text:span></text:span></text:p>
        </text:list-item>
      </text:list>
      <text:p text:style-name="P278"><text:span text:style-name="Absatz-Standardschriftart"><text:span text:style-name="T13"><text:s text:c="8"/>Widget = 0x00000000,</text:span></text:span></text:p>
      <text:p text:style-name="P278"><text:span text:style-name="Absatz-Standardschriftart"><text:span text:style-name="T13"><text:s text:c="8"/>Window = 0x00000001,</text:span></text:span></text:p>
      <text:p text:style-name="P278"><text:span text:style-name="Absatz-Standardschriftart"><text:span text:style-name="T13"><text:s text:c="8"/>Dialog = 0x00000002 | Window,</text:span></text:span></text:p>
      <text:p text:style-name="P278"><text:span text:style-name="Absatz-Standardschriftart"><text:span text:style-name="T13"><text:s text:c="8"/>Sheet = 0x00000004 | Window,</text:span></text:span></text:p>
      <text:p text:style-name="P278"><text:span text:style-name="Absatz-Standardschriftart"><text:span text:style-name="T13"><text:s text:c="8"/>Drawer = Sheet | Dialog,</text:span></text:span></text:p>
      <text:p text:style-name="P278"><text:span text:style-name="Absatz-Standardschriftart"><text:span text:style-name="T13"><text:s text:c="8"/>Popup = 0x00000008 | Window,</text:span></text:span></text:p>
      <text:p text:style-name="P278"><text:span text:style-name="Absatz-Standardschriftart"><text:span text:style-name="T13"><text:s text:c="8"/>Tool = Popup | Dialog,</text:span></text:span></text:p>
      <text:p text:style-name="P278"><text:span text:style-name="Absatz-Standardschriftart"><text:span text:style-name="T13"><text:s text:c="8"/>ToolTip = Popup | Sheet,</text:span></text:span></text:p>
      <text:p text:style-name="P278"><text:span text:style-name="Absatz-Standardschriftart"><text:span text:style-name="T13"><text:s text:c="8"/>SplashScreen = ToolTip | Dialog,</text:span></text:span></text:p>
      <text:p text:style-name="P278"><text:span text:style-name="Absatz-Standardschriftart"><text:span text:style-name="T13"><text:s text:c="8"/>Desktop = 0x00000010 | Window,</text:span></text:span></text:p>
      <text:p text:style-name="P278"><text:span text:style-name="Absatz-Standardschriftart"><text:span text:style-name="T13"><text:s text:c="8"/>SubWindow = 0x00000012,</text:span></text:span></text:p>
      <text:p text:style-name="P278"><text:span text:style-name="Absatz-Standardschriftart"><text:span text:style-name="T13"><text:s text:c="8"/>ForeignWindow = 0x00000020 | Window,</text:span></text:span></text:p>
      <text:p text:style-name="P278"><text:span text:style-name="Absatz-Standardschriftart"><text:span text:style-name="T13"><text:s text:c="8"/>CoverWindow = 0x00000040 | Window,</text:span></text:span></text:p>
      <text:p text:style-name="P278"><text:span text:style-name="Absatz-Standardschriftart"><text:span text:style-name="T13"/></text:span></text:p>
      <text:p text:style-name="P278"><text:span text:style-name="Absatz-Standardschriftart"><text:span text:style-name="T13"><text:s text:c="8"/>WindowType_Mask = 0x000000ff,</text:span></text:span></text:p>
      <text:p text:style-name="P278"><text:span text:style-name="Absatz-Standardschriftart"><text:span text:style-name="T13"><text:s text:c="8"/>MSWindowsFixedSizeDialogHint = 0x00000100,</text:span></text:span></text:p>
      <text:p text:style-name="P278"><text:span text:style-name="Absatz-Standardschriftart"><text:span text:style-name="T13"><text:s text:c="8"/>MSWindowsOwnDC = 0x00000200,</text:span></text:span></text:p>
      <text:p text:style-name="P278"><text:span text:style-name="Absatz-Standardschriftart"><text:span text:style-name="T13"><text:s text:c="8"/>BypassWindowManagerHint = 0x00000400,</text:span></text:span></text:p>
      <text:p text:style-name="P278"><text:span text:style-name="Absatz-Standardschriftart"><text:span text:style-name="T13"><text:s text:c="8"/>X11BypassWindowManagerHint = BypassWindowManagerHint,</text:span></text:span></text:p>
      <text:p text:style-name="P278"><text:span text:style-name="Absatz-Standardschriftart"><text:span text:style-name="T13"><text:s text:c="8"/>FramelessWindowHint = 0x00000800,</text:span></text:span></text:p>
      <text:p text:style-name="P278"><text:span text:style-name="Absatz-Standardschriftart"><text:span text:style-name="T13"><text:s text:c="8"/>WindowTitleHint = 0x00001000,</text:span></text:span></text:p>
      <text:p text:style-name="P278"><text:span text:style-name="Absatz-Standardschriftart"><text:span text:style-name="T13"><text:s text:c="8"/>WindowSystemMenuHint = 0x00002000,</text:span></text:span></text:p>
      <text:p text:style-name="P278"><text:span text:style-name="Absatz-Standardschriftart"><text:span text:style-name="T13"><text:s text:c="8"/>WindowMinimizeButtonHint = 0x00004000,</text:span></text:span></text:p>
      <text:p text:style-name="P278"><text:span text:style-name="Absatz-Standardschriftart"><text:span text:style-name="T13"><text:s text:c="8"/>WindowMaximizeButtonHint = 0x00008000,</text:span></text:span></text:p>
      <text:p text:style-name="P278"><text:span text:style-name="Absatz-Standardschriftart"><text:span text:style-name="T13"><text:s text:c="8"/>WindowMinMaxButtonsHint = WindowMinimizeButtonHint | <text:tab/><text:tab/><text:tab/><text:tab/><text:tab/><text:tab/><text:tab/><text:tab/><text:tab/>WindowMaximizeButtonHint,</text:span></text:span></text:p>
      <text:p text:style-name="P278"><text:span text:style-name="Absatz-Standardschriftart"><text:span text:style-name="T13"><text:s text:c="8"/>WindowContextHelpButtonHint = 0x00010000,</text:span></text:span></text:p>
      <text:p text:style-name="P278"><text:span text:style-name="Absatz-Standardschriftart"><text:span text:style-name="T13"><text:s text:c="8"/>WindowShadeButtonHint = 0x00020000,</text:span></text:span></text:p>
      <text:p text:style-name="P278"><text:span text:style-name="Absatz-Standardschriftart"><text:span text:style-name="T13"><text:s text:c="8"/>WindowStaysOnTopHint = 0x00040000,</text:span></text:span></text:p>
      <text:p text:style-name="P278"><text:span text:style-name="Absatz-Standardschriftart"><text:span text:style-name="T13"><text:s text:c="8"/>WindowTransparentForInput = 0x00080000,</text:span></text:span></text:p>
      <text:p text:style-name="P278"><text:span text:style-name="Absatz-Standardschriftart"><text:span text:style-name="T13"><text:s text:c="8"/>WindowOverridesSystemGestures = 0x00100000,</text:span></text:span></text:p>
      <text:p text:style-name="P278"><text:span text:style-name="Absatz-Standardschriftart"><text:span text:style-name="T13"><text:s text:c="8"/>WindowDoesNotAcceptFocus = 0x00200000,</text:span></text:span></text:p>
      <text:p text:style-name="P278"><text:span text:style-name="Absatz-Standardschriftart"><text:span text:style-name="T13"/></text:span></text:p>
      <text:p text:style-name="P278"><text:span text:style-name="Absatz-Standardschriftart"><text:span text:style-name="T13"><text:s text:c="8"/>CustomizeWindowHint = 0x02000000,</text:span></text:span></text:p>
      <text:p text:style-name="P278"><text:span text:style-name="Absatz-Standardschriftart"><text:span text:style-name="T13"><text:s text:c="8"/>WindowStaysOnBottomHint = 0x04000000,</text:span></text:span></text:p>
      <text:p text:style-name="P278"><text:span text:style-name="Absatz-Standardschriftart"><text:span text:style-name="T13"><text:s text:c="8"/>WindowCloseButtonHint = 0x08000000,</text:span></text:span></text:p>
      <text:p text:style-name="P278"><text:span text:style-name="Absatz-Standardschriftart"><text:span text:style-name="T13"><text:s text:c="8"/>MacWindowToolBarButtonHint = 0x10000000,</text:span></text:span></text:p>
      <text:p text:style-name="P278"><text:span text:style-name="Absatz-Standardschriftart"><text:span text:style-name="T13"><text:s text:c="8"/>BypassGraphicsProxyWidget = 0x20000000,</text:span></text:span></text:p>
      <text:p text:style-name="P278"><text:span text:style-name="Absatz-Standardschriftart"><text:span text:style-name="T13"><text:s text:c="8"/>WindowOkButtonHint = 0x00080000,</text:span></text:span></text:p>
      <text:p text:style-name="P278"><text:span text:style-name="Absatz-Standardschriftart"><text:span text:style-name="T13"><text:s text:c="8"/>WindowCancelButtonHint = 0x00100000,</text:span></text:span></text:p>
      <text:p text:style-name="P278"><text:span text:style-name="Absatz-Standardschriftart"><text:span text:style-name="T13"><text:s text:c="8"/>NoDropShadowWindowHint = 0x40000000,</text:span></text:span></text:p>
      <text:p text:style-name="P278"><text:span text:style-name="Absatz-Standardschriftart"><text:span text:style-name="T13"><text:s text:c="8"/>WindowFullscreenButtonHint = 0x80000000</text:span></text:span></text:p>
      <text:p text:style-name="P278"><text:span text:style-name="Absatz-Standardschriftart"><text:span text:style-name="T13"><text:s text:c="4"/>};</text:span></text:span></text:p>
      <text:p text:style-name="P31">Example:</text:p>
      <text:p text:style-name="P278"><text:span text:style-name="Absatz-Standardschriftart"><text:span text:style-name="T13">UI_ReceiveFileDialog.set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645" text:outline-level="4">void clearWindowFlags(Number flags)</text:h>
      <text:p text:style-name="P31">Clears the given window flags.</text:p>
      <text:p text:style-name="P31"><text:soft-page-break/>Note: ScriptWidget::show must be called after a clearWindowFlags call.</text:p>
      <text:p text:style-name="P31">Arguments:</text:p>
      <text:list xml:id="list115958024587277" text:continue-numbering="true" text:style-name="L33">
        <text:list-item>
          <text:p text:style-name="P957">flags: The window flags which shall be cleared (for more details about window flags see <text:span text:style-name="Absatz-Standardschriftart"><text:span text:style-name="T153"><text:bookmark-ref text:reference-format="text" text:ref-name="__RefHeading__14016_699240593">void setWindowFlags(Number flags)</text:bookmark-ref></text:span></text:span></text:p>
        </text:list-item>
      </text:list>
      <text:p text:style-name="P31">Example:</text:p>
      <text:p text:style-name="P278"><text:span text:style-name="Absatz-Standardschriftart"><text:span text:style-name="T13">UI_ReceiveFileDialog.clear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27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598" text:outline-level="4">void <text:span text:style-name="T199">height</text:span>(void)</text:h>
      <text:p text:style-name="P56">Returns the <text:span text:style-name="T199">height</text:span> of the widget excluding any window frame.</text:p>
      <text:p text:style-name="P3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1">Returns the widget pointer.</text:p>
      <text:p text:style-name="P31">Example: <text:s/></text:p>
      <text:p text:style-name="P278"><text:span text:style-name="Absatz-Standardschriftart"><text:span text:style-name="T13">var input = scriptThread.showTextInputDialog(“Title”, “label”, “initial text”, UI_Dialog.getWidgetPointer())</text:span></text:span></text:p>
      <text:p text:style-name="P278"/>
      <text:h text:style-name="Heading_20_4" text:outline-level="4">void setAdditionalData(Number key, String data)</text:h>
      <text:p text:style-name="P31">Sets/stores an additional data entry (internally stored in a QMap&lt;int, String&gt; map).</text:p>
      <text:p text:style-name="P31">Arguments:</text:p>
      <text:list xml:id="list115957945281927" text:continue-numbering="true" text:style-name="L33">
        <text:list-item>
          <text:p text:style-name="P957">key: The data key</text:p>
        </text:list-item>
        <text:list-item>
          <text:p text:style-name="P957">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15958794784192" text:continue-numbering="true" text:style-name="L33">
        <text:list-item>
          <text:p text:style-name="P957">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7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599" text:outline-level="4">String <text:span text:style-name="T375">getObjectName</text:span>(Number key)</text:h>
      <text:p text:style-name="P172">Returns the name of this object (UI_'object name in the ui file').</text:p>
      <text:p text:style-name="P173">Note: <text:span text:style-name="T395">This function returns only a not empty string for GUI elements from ui files (standard GUI elements). For GUI elements created with ScriptTableWidget::insertWidget the object name must be set with setObjectName.</text:span></text:p>
      <text:p text:style-name="P189"><text:soft-page-break/>Example: <text:s/></text:p>
      <text:p text:style-name="P368"><text:span text:style-name="Absatz-Standardschriftart"><text:span text:style-name="T51">function sendSequence()</text:span></text:span></text:p>
      <text:p text:style-name="P368"><text:span text:style-name="Absatz-Standardschriftart"><text:span text:style-name="T51">{</text:span></text:span></text:p>
      <text:p text:style-name="P368"><text:span text:style-name="Absatz-Standardschriftart"><text:span text:style-name="T51"><text:s text:c="4"/>var sender = this;</text:span></text:span></text:p>
      <text:p text:style-name="P368"><text:span text:style-name="Absatz-Standardschriftart"><text:span text:style-name="T51"><text:s text:c="4"/>if(sender.getObjectName() == "UI_SendButton1")</text:span></text:span></text:p>
      <text:p text:style-name="P368"><text:span text:style-name="Absatz-Standardschriftart"><text:span text:style-name="T51"><text:s text:c="4"/>{</text:span></text:span></text:p>
      <text:p text:style-name="P368"><text:span text:style-name="Absatz-Standardschriftart"><text:span text:style-name="T51"><text:s text:c="4"/>}</text:span></text:span></text:p>
      <text:p text:style-name="P368"><text:span text:style-name="Absatz-Standardschriftart"><text:span text:style-name="T51"><text:s text:c="4"/>else</text:span></text:span></text:p>
      <text:p text:style-name="P368"><text:span text:style-name="Absatz-Standardschriftart"><text:span text:style-name="T51"><text:s text:c="4"/>{//UI_SendButton2</text:span></text:span></text:p>
      <text:p text:style-name="P368"><text:span text:style-name="Absatz-Standardschriftart"><text:span text:style-name="T51"><text:s text:c="4"/>} <text:s text:c="2"/></text:span></text:span></text:p>
      <text:p text:style-name="P368"><text:span text:style-name="Absatz-Standardschriftart"><text:span text:style-name="T51">}</text:span></text:span></text:p>
      <text:p text:style-name="P368"><text:span text:style-name="Absatz-Standardschriftart"><text:span text:style-name="T51">UI_SendButton1.clickedSignal.connect(UI_SendButton1, sendSequence);</text:span></text:span></text:p>
      <text:p text:style-name="P368"><text:span text:style-name="Absatz-Standardschriftart"><text:span text:style-name="T51">UI_SendButton2.clickedSignal.connect(UI_SendButton2, sendSequence);</text:span></text:span></text:p>
      <text:p text:style-name="P171"/>
      <text:h text:style-name="P600" text:outline-level="4"><text:bookmark-start text:name="__RefHeading__20327_1541510536666"/>void setObjectName(<text:span text:style-name="T380">S</text:span>tring name)<text:bookmark-end text:name="__RefHeading__20327_1541510536666"/></text:h>
      <text:p text:style-name="P192">Sets the name of the current object (can be retrieved with getObjectName).</text:p>
      <text:p text:style-name="P192"/>
      <text:h text:style-name="P601" text:outline-level="4">void <text:span text:style-name="T397">setWindowIcon(String iconFile, bool isRelativePath=true)</text:span></text:h>
      <text:p text:style-name="P193">Sets the window icon of a dialog or a main window. Supported formats: .ico, .gif, .png, .jpeg, .tiff, .bmp, .icns.</text:p>
      <text:p text:style-name="P194">Arguments:</text:p>
      <text:list xml:id="list115957870575098" text:continue-numbering="true" text:style-name="L33">
        <text:list-item>
          <text:p text:style-name="P718"><text:span text:style-name="Absatz-Standardschriftart"><text:span text:style-name="T108">iconFile: The file name of the icon</text:span></text:span></text:p>
        </text:list-item>
        <text:list-item>
          <text:p text:style-name="P752">isRelativePath: True if the file path is relative to the current script (which executes this function)</text:p>
          <text:p text:style-name="P792">Note: An example can be found under: <text:s/>exampleScripts\WorkerScripts\SendUserInput</text:p>
        </text:list-item>
      </text:list>
      <text:p text:style-name="P442"/>
      <text:h text:style-name="P602" text:outline-level="4"><text:bookmark-start text:name="__RefHeading___Toc27539_1991468012"/>void <text:span text:style-name="T405">createShortCut(QString keys, QScriptValue scriptFunction)</text:span><text:bookmark-end text:name="__RefHeading___Toc27539_1991468012"/></text:h>
      <text:p text:style-name="P198">Creates <text:span text:style-name="T408">a </text:span>shortcut and connects it to a script function.</text:p>
      <text:p text:style-name="P197">Arguments:</text:p>
      <text:list xml:id="list115958325097394" text:continue-numbering="true" text:style-name="L33">
        <text:list-item>
          <text:p text:style-name="P719"><text:span text:style-name="Absatz-Standardschriftart"><text:span text:style-name="T110">keys</text:span></text:span><text:span text:style-name="Absatz-Standardschriftart"><text:span text:style-name="T108">: The </text:span></text:span><text:span text:style-name="Absatz-Standardschriftart"><text:span text:style-name="T110">shortcut keys (</text:span></text:span><text:span text:style-name="Absatz-Standardschriftart"><text:span text:style-name="T111">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0">ee </text:span></text:span><text:a xlink:type="simple" xlink:href="http://doc.qt.io/qt-4.8/qkeysequence.html" text:style-name="Internet_20_link" text:visited-style-name="Visited_20_Internet_20_Link"><text:span text:style-name="Absatz-Standardschriftart">http://doc.qt.io/qt-4.8/qkeysequence.html</text:span></text:a> <text:span text:style-name="T405">for more details).</text:span></text:p>
        </text:list-item>
        <text:list-item>
          <text:p text:style-name="P753"><text:span text:style-name="T405">scriptFunction</text:span>: T<text:span text:style-name="T405">he script function which shall be called if the user enters the shortcuts.</text:span></text:p>
        </text:list-item>
      </text:list>
      <text:p text:style-name="P199">Example: <text:s/></text:p>
      <text:p text:style-name="P369"><text:span text:style-name="Absatz-Standardschriftart"><text:span text:style-name="T52">function testShortcut1(){scriptThread.appendTextToConsole("testShortcut1");}</text:span></text:span></text:p>
      <text:p text:style-name="P369"><text:span text:style-name="Absatz-Standardschriftart"><text:span text:style-name="T52">function testShortcut2(){scriptThread.appendTextToConsole("testShortcut2");}</text:span></text:span></text:p>
      <text:p text:style-name="P369"><text:span text:style-name="Absatz-Standardschriftart"><text:span text:style-name="T52">function testShortcut3(){scriptThread.appendTextToConsole("testShortcut3");}</text:span></text:span></text:p>
      <text:p text:style-name="P369"><text:span text:style-name="Absatz-Standardschriftart"><text:span text:style-name="T52"/></text:span></text:p>
      <text:p text:style-name="P369"><text:span text:style-name="Absatz-Standardschriftart"><text:span text:style-name="T52">//Test shortcut 1.</text:span></text:span></text:p>
      <text:p text:style-name="P369"><text:span text:style-name="Absatz-Standardschriftart"><text:span text:style-name="T52">UI_Dialog.createShortCut("Alt+V", testShortcut1);</text:span></text:span></text:p>
      <text:p text:style-name="P369"><text:span text:style-name="Absatz-Standardschriftart"><text:span text:style-name="T52"/></text:span></text:p>
      <text:p text:style-name="P369"><text:span text:style-name="Absatz-Standardschriftart"><text:span text:style-name="T52">//Test shortcut 2.</text:span></text:span></text:p>
      <text:p text:style-name="P369"><text:span text:style-name="Absatz-Standardschriftart"><text:span text:style-name="T52">UI_Dialog.createShortCut("F1", testShortcut2);</text:span></text:span></text:p>
      <text:p text:style-name="P369"><text:span text:style-name="Absatz-Standardschriftart"><text:span text:style-name="T52"/></text:span></text:p>
      <text:p text:style-name="P369"><text:span text:style-name="Absatz-Standardschriftart"><text:span text:style-name="T52">//To activate test shortcut 3:</text:span></text:span></text:p>
      <text:p text:style-name="P369"><text:span text:style-name="Absatz-Standardschriftart"><text:span text:style-name="T52">//- enter Alt+Ctrl+X, release Alt+Ctrl+X</text:span></text:span></text:p>
      <text:p text:style-name="P369"><text:span text:style-name="Absatz-Standardschriftart"><text:span text:style-name="T52">//- enter Ctrl+S, release Ctrl+S</text:span></text:span></text:p>
      <text:p text:style-name="P369"><text:span text:style-name="Absatz-Standardschriftart"><text:span text:style-name="T52">//- enter Q</text:span></text:span></text:p>
      <text:p text:style-name="P369"><text:span text:style-name="Absatz-Standardschriftart"><text:span text:style-name="T52">UI_Dialog.createShortCut("Alt+Ctrl+X,Ctrl+S,Q", testShortcut3);</text:span></text:span></text:p>
      <text:p text:style-name="P269"/>
      <text:list xml:id="list115958624463536" text:continue-numbering="true" text:style-name="L33">
        <text:list-header>
          <text:p text:style-name="P793">Note: An example can be found under: <text:s/>exampleScripts\WorkerScripts\SendUserInput</text:p>
        </text:list-header>
      </text:list>
      <text:h text:style-name="P52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597842577959993408" text:style-name="L53">
        <text:list-item>
          <text:p text:style-name="P983">create a Qt widget (<text:span text:style-name="T217">see the Qt documentation)</text:span></text:p>
        </text:list-item>
        <text:list-item>
          <text:p text:style-name="P984">create a QtDesigner plug-in (<text:span text:style-name="T217">see the Qt documentation)</text:span></text:p>
        </text:list-item>
        <text:list-item>
          <text:p text:style-name="P984"><text:soft-page-break/>export the functions GetScriptCommunicatorWidgetName and CreateScriptCommunicatorWidget</text:p>
        </text:list-item>
        <text:list-item>
          <text:p text:style-name="P984">create a wrapper class through which worker scripts can access the custom widget (the custom widget resides (like a GUI elements) in the main thread and worker threads resides in their own thread)</text:p>
        </text:list-item>
        <text:list-item>
          <text:p text:style-name="P985">put the <text:span text:style-name="T216">QtDesigner plug-in </text:span>library into the plugins\designer folder</text:p>
          <text:p text:style-name="P985"/>
        </text:list-item>
      </text:list>
      <text:p text:style-name="P76">Note: All functions a<text:span text:style-name="T226">nd</text:span> classes must reside in the QtDesigner plug-in library.</text:p>
      <text:p text:style-name="P76"/>
      <text:h text:style-name="P603"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604" text:outline-level="4">extern "C" Q_DECL_EXPORT QObject *<text:span text:style-name="T223">CreateScriptCommunicatorWidget(QObject *scriptThread, QWidget *customWidget, bool scriptRunsInDebugger)</text:span></text:h>
      <text:p text:style-name="P77">Creates the wrapper class through which a worker-script can access the custom widget.</text:p>
      <text:p text:style-name="P79">Arguments:</text:p>
      <text:list xml:id="list115958026376016" text:continue-list="list115958624463536" text:style-name="L33">
        <text:list-item>
          <text:p text:style-name="P986"><text:span text:style-name="T222">scriptThread</text:span>: <text:span text:style-name="T222">Pointer to the script thread.</text:span></text:p>
        </text:list-item>
        <text:list-item>
          <text:p text:style-name="P987"><text:span text:style-name="T224">c</text:span>ustomWidget: The custom widget.</text:p>
        </text:list-item>
        <text:list-item>
          <text:p text:style-name="P988"><text:span text:style-name="T224">s</text:span>criptRunsInDebugger: True if the script thread runs in a script debugger.</text:p>
        </text:list-item>
      </text:list>
      <text:p text:style-name="P80"/>
      <text:p text:style-name="P78">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78">If the worker script runs in a debugger then Qt::DirectConnection instead of Qt::BlockingQueuedConnection must be used (the debugger and therefore the worker script runs in the main thread). Qt::BlockingQueuedConnection would cause a dead-lock.</text:p>
      <text:p text:style-name="P78"/>
      <text:p text:style-name="P81"><text:span text:style-name="T227">E</text:span>xample<text:span text:style-name="T22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9">functionality</text:span> by loading a dynamic link library. This library must export following function:</text:p>
      <text:p text:style-name="P278"><text:span text:style-name="Absatz-Standardschriftart"><text:span text:style-name="T13">extern "C" Q_DECL_EXPORT void init(QScriptEngine* engine);</text:span></text:span></text:p>
      <text:p text:style-name="P278"><text:span text:style-name="Absatz-Standardschriftart"><text:span text:style-name="T2"/></text:span></text:p>
      <text:p text:style-name="Standard">In this function all objects and functions which are accessible by script must be registered. </text:p>
      <text:p text:style-name="P31">C++ Example:</text:p>
      <text:p text:style-name="P278"><text:span text:style-name="Absatz-Standardschriftart"><text:span text:style-name="T13">void init(QScriptEngine* engine)</text:span></text:span></text:p>
      <text:p text:style-name="P278"><text:span text:style-name="Absatz-Standardschriftart"><text:span text:style-name="T13">{</text:span></text:span></text:p>
      <text:p text:style-name="P278"><text:span text:style-name="Absatz-Standardschriftart"><text:span text:style-name="T13"><text:s text:c="4"/>qRegisterMetaType&lt;QScriptEngine*&gt;("TestDll*");</text:span></text:span></text:p>
      <text:p text:style-name="P278"><text:span text:style-name="Absatz-Standardschriftart"><text:span text:style-name="T13"><text:s text:c="4"/>engine-&gt;globalObject().setProperty("TestDll", engine-&gt;newQObject(&amp;testDll));</text:span></text:span></text:p>
      <text:p text:style-name="P278"><text:span text:style-name="Absatz-Standardschriftart"><text:span text:style-name="T13"/></text:span></text:p>
      <text:p text:style-name="P278"><text:span text:style-name="Absatz-Standardschriftart"><text:span text:style-name="T13"><text:s text:c="4"/>QScriptValue sendDataArrayFunction = engine-&gt;evaluate("sendDataArray");</text:span></text:span></text:p>
      <text:p text:style-name="P278"><text:span text:style-name="Absatz-Standardschriftart"><text:span text:style-name="T13"><text:s text:c="4"/>testDll.setSendDataArrayFunction(sendDataArrayFunction);</text:span></text:span></text:p>
      <text:p text:style-name="P278"><text:span text:style-name="Absatz-Standardschriftart"><text:span text:style-name="T13"><text:s text:c="4"/>testDll.setScriptEngine(engine);</text:span></text:span></text:p>
      <text:p text:style-name="P278"><text:span text:style-name="Absatz-Standardschriftart"><text:span text:style-name="T13">}</text:span></text:span></text:p>
      <text:p text:style-name="P278"><text:span text:style-name="Absatz-Standardschriftart"><text:span text:style-name="T2"/></text:span></text:p>
      <text:p text:style-name="P31">To load a library the script must call the function <text:span text:style-name="Absatz-Standardschriftart"><text:span text:style-name="T153"><text:bookmark-ref text:reference-format="text" text:ref-name="__RefHeading__5942_596565095">bool loadLibrary(String path, bool isRelativePath=true)</text:bookmark-ref></text:span></text:span></text:p>
      <text:p text:style-name="P31"><text:soft-page-break/>Example:</text:p>
      <text:p text:style-name="P27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1">function sendData(data)</text:p>
      <text:p text:style-name="P291">{</text:p>
      <text:p text:style-name="P291"><text:tab/>var counter = 0;</text:p>
      <text:p text:style-name="P291"><text:tab/>//Read the stored counter value</text:p>
      <text:p text:style-name="P291"><text:tab/>var resultArray = seq.getGlobalUnsignedNumber("Counter");</text:p>
      <text:p text:style-name="P291"><text:tab/>if(resultArray[0] == 1)</text:p>
      <text:p text:style-name="P291"><text:tab/>{</text:p>
      <text:p text:style-name="P291"><text:tab/><text:tab/>counter = resultArray[1];</text:p>
      <text:p text:style-name="P291"><text:tab/>}</text:p>
      <text:p text:style-name="P291"><text:tab/><text:tab/></text:p>
      <text:p text:style-name="P291"><text:tab/>//Append the counter value.</text:p>
      <text:p text:style-name="P291"><text:tab/>data.push((counter &gt;&gt; 24) &amp; 0xff);<text:tab/></text:p>
      <text:p text:style-name="P291"><text:tab/>data.push((counter &gt;&gt; 16) &amp; 0xff);<text:tab/></text:p>
      <text:p text:style-name="P291"><text:tab/>data.push((counter &gt;&gt; 8) &amp; 0xff);<text:tab/></text:p>
      <text:p text:style-name="P291"><text:tab/>data.push(counter &amp; 0xff);<text:tab/></text:p>
      <text:p text:style-name="P291"><text:tab/><text:tab/></text:p>
      <text:p text:style-name="P291"><text:tab/>//Append a CRC8.</text:p>
      <text:p text:style-name="P291"><text:tab/>var crc8 = seq.calculateCrc8(data);</text:p>
      <text:p text:style-name="P291"><text:tab/>data.push(crc8 &amp; 0xff);<text:tab/></text:p>
      <text:p text:style-name="P291"/>
      <text:p text:style-name="P291"><text:tab/>counter++;</text:p>
      <text:p text:style-name="P291"><text:tab/>//Store the new counter value.</text:p>
      <text:p text:style-name="P291"><text:tab/>seq.setGlobalUnsignedNumber("Counter", counter);<text:tab/></text:p>
      <text:p text:style-name="P291"/>
      <text:p text:style-name="P291"><text:tab/>return data;</text:p>
      <text:p text:style-name="P29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3"><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text:soft-page-break/>Arguments:</text:p>
      <text:list xml:id="list115958477752905" text:continue-numbering="true" text:style-name="L33">
        <text:list-item>
          <text:p text:style-name="P957">data: The sequence data <text:span text:style-name="T429">(byte) </text:span>array</text:p>
        </text:list-item>
      </text:list>
      <text:p text:style-name="P31">Return: The modified data array.</text:p>
      <text:p text:style-name="P31">Note: The sequence will not be sent if an empty array (Array()) is returned.</text:p>
      <text:p text:style-name="P27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15958770161510" text:continue-list="list115956863460161" text:style-name="L31">
        <text:list-item>
          <text:p text:style-name="P669">title: The title of the dialog</text:p>
        </text:list-item>
        <text:list-item>
          <text:p text:style-name="P669">label: The label over the input area</text:p>
        </text:list-item>
        <text:list-item>
          <text:p text:style-name="P669">displayedText: The initial displayed text in the input area</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eq.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15956877132902" text:continue-numbering="true" text:style-name="L31">
        <text:list-item>
          <text:p text:style-name="P669">title: The title of the dialog</text:p>
        </text:list-item>
        <text:list-item>
          <text:p text:style-name="P669">label: The label over the input area</text:p>
        </text:list-item>
        <text:list-item>
          <text:p text:style-name="P669">displayedText: The initial displayed text in the input area</text:p>
        </text:list-item>
        <text:list-item>
          <text:p text:style-name="P6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eq.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15957405857063" text:continue-numbering="true" text:style-name="L31">
        <text:list-item>
          <text:p text:style-name="P669">title: The title of the dialog</text:p>
        </text:list-item>
        <text:list-item>
          <text:p text:style-name="P669">label: The label over the input area</text:p>
        </text:list-item>
        <text:list-item>
          <text:p text:style-name="P669">displayedItems: The displayed items</text:p>
        </text:list-item>
        <text:list-item>
          <text:p text:style-name="P669">currentItemIndex: The current combobox index</text:p>
        </text:list-item>
        <text:list-item>
          <text:p text:style-name="P669">editable: True if the combobox shall be editable</text:p>
        </text:list-item>
        <text:list-item>
          <text:p text:style-name="P6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eq.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15957180775164" text:continue-numbering="true" text:style-name="L31">
        <text:list-item>
          <text:p text:style-name="P669">title: The title of the dialog</text:p>
        </text:list-item>
        <text:list-item>
          <text:p text:style-name="P669">label: The label over the input area</text:p>
        </text:list-item>
        <text:list-item>
          <text:p text:style-name="P669">intialValue: The initial value.</text:p>
        </text:list-item>
        <text:list-item>
          <text:p text:style-name="P669">min: The minimum value</text:p>
        </text:list-item>
        <text:list-item>
          <text:p text:style-name="P669">max: The maximum value.</text:p>
        </text:list-item>
        <text:list-item>
          <text:p text:style-name="P669">step: The amount by which the values change as the user presses the arrow buttons to increment or decrement the value</text:p>
        </text:list-item>
        <text:list-item>
          <text:p text:style-name="P6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15957215986755" text:continue-numbering="true" text:style-name="L31">
        <text:list-item>
          <text:p text:style-name="P669">array item 0: 1 if the ok button has been pressed, 0 otherwise</text:p>
        </text:list-item>
        <text:list-item>
          <text:p text:style-name="P669">array item 1: The value of the spinbox after closing the dialog</text:p>
        </text:list-item>
      </text:list>
      <text:p text:style-name="P31">Example: <text:s/></text:p>
      <text:p text:style-name="P278"><text:span text:style-name="Absatz-Standardschriftart"><text:span text:style-name="T13">var resultArray = seq.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oft-page-break/><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15957578353015" text:continue-numbering="true" text:style-name="L31">
        <text:list-item>
          <text:p text:style-name="P669">title: The title of the dialog</text:p>
        </text:list-item>
        <text:list-item>
          <text:p text:style-name="P669">label: The label over the input area</text:p>
        </text:list-item>
        <text:list-item>
          <text:p text:style-name="P669">intialValue: The initial value.</text:p>
        </text:list-item>
        <text:list-item>
          <text:p text:style-name="P669">min: The minimum value</text:p>
        </text:list-item>
        <text:list-item>
          <text:p text:style-name="P669">max: The maximum value.</text:p>
        </text:list-item>
        <text:list-item>
          <text:p text:style-name="P669">decimals: The maximum number of decimal places the number may have</text:p>
        </text:list-item>
        <text:list-item>
          <text:p text:style-name="P6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15957721273603" text:continue-numbering="true" text:style-name="L31">
        <text:list-item>
          <text:p text:style-name="P669">array item 0: 1.0 if the ok button has been pressed, 0 otherwise</text:p>
        </text:list-item>
        <text:list-item>
          <text:p text:style-name="P669">array item 1: The value of the spinbox after closing the dialog</text:p>
        </text:list-item>
      </text:list>
      <text:p text:style-name="P31">Example: <text:s/></text:p>
      <text:p text:style-name="P278"><text:span text:style-name="Absatz-Standardschriftart"><text:span text:style-name="T13">var resultArray = seq.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1752806676435993631" text:style-name="L54">
        <text:list-item>
          <text:p text:style-name="P772">icon: The icon of the message box. Possible values are: "Information"," Warning", "Critical" and "Question"</text:p>
        </text:list-item>
        <text:list-item>
          <text:p text:style-name="P772">title: The title of the message box</text:p>
        </text:list-item>
        <text:list-item>
          <text:p text:style-name="P772">text: The text of the message box</text:p>
        </text:list-item>
        <text:list-item>
          <text:p text:style-name="P77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text:soft-page-break/>Example: <text:s/></text:p>
      <text:p text:style-name="P278"><text:span text:style-name="Absatz-Standardschriftart"><text:span text:style-name="T13">seq.messageBox("Information", "Title", "test text");</text:span></text:span></text:p>
      <text:p text:style-name="P27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15958417744714" text:continue-numbering="true" text:style-name="L54">
        <text:list-item>
          <text:p text:style-name="P772">icon: The icon of the dialog. Possible values are: "Information"," Warning", "Critical" and "Question"</text:p>
        </text:list-item>
        <text:list-item>
          <text:p text:style-name="P772">title: The title of the dialog</text:p>
        </text:list-item>
        <text:list-item>
          <text:p text:style-name="P772">text: The text of the dialog</text:p>
        </text:list-item>
        <text:list-item>
          <text:p text:style-name="P77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797">Return: True if the user has pressed the yes button</text:p>
        </text:list-item>
      </text:list>
      <text:p text:style-name="P31">Example: <text:s/></text:p>
      <text:p text:style-name="P278"><text:span text:style-name="Absatz-Standardschriftart"><text:span text:style-name="T13">if(seq.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text:span text:style-name="Absatz-Standardschriftart"><text:span text:style-name="T13">}</text:span></text:span></text:p>
      <text:p text:style-name="P27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15957530403238" text:continue-list="list115957871270978" text:style-name="L32">
        <text:list-item>
          <text:p text:style-name="P671">initialRed: The initial value for red</text:p>
        </text:list-item>
        <text:list-item>
          <text:p text:style-name="P671">initialGreen: The initial value for green</text:p>
        </text:list-item>
        <text:list-item>
          <text:p text:style-name="P677">initialBlue: The initial value for blue</text:p>
        </text:list-item>
        <text:list-item>
          <text:p text:style-name="P677">initialAlpha: The initial value for alpha</text:p>
        </text:list-item>
        <text:list-item>
          <text:p text:style-name="P677">alphaIsEnabled: True if the alpha value should be visible/editable</text:p>
          <text:p text:style-name="P782">Return: integer list which contains:</text:p>
        </text:list-item>
        <text:list-item>
          <text:p text:style-name="P678">element 0: 1 = OK button press, 0 OK button not pressed</text:p>
        </text:list-item>
        <text:list-item>
          <text:p text:style-name="P678">element 1: red <text:s/>(0-255)</text:p>
        </text:list-item>
        <text:list-item>
          <text:p text:style-name="P678">element 2: green <text:s/>(0-255)</text:p>
        </text:list-item>
        <text:list-item>
          <text:p text:style-name="P678">element 3: blue (0-255)</text:p>
        </text:list-item>
        <text:list-item>
          <text:p text:style-name="P678">element 4: alpha (0-255)</text:p>
        </text:list-item>
      </text:list>
      <text:p text:style-name="P31">Example: <text:s/></text:p>
      <text:p text:style-name="P278"><text:span text:style-name="Absatz-Standardschriftart"><text:span text:style-name="T13">var resultArray = seq.showColorDialog(1,2,3,4,true);</text:span></text:span></text:p>
      <text:p text:style-name="P278"><text:span text:style-name="Absatz-Standardschriftart"><text:span text:style-name="T13">var data = Array();</text:span></text:span></text:p>
      <text:p text:style-name="P278"><text:soft-page-break/><text:span text:style-name="Absatz-Standardschriftart"><text:span text:style-name="T13">if(resultArray[0])</text:span></text:span></text:p>
      <text:p text:style-name="P278"><text:span text:style-name="Absatz-Standardschriftart"><text:span text:style-name="T13">{//OK clicked.</text:span></text:span></text:p>
      <text:p text:style-name="P278"><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27">Calculates a CRC8.</text:p>
      <text:p text:style-name="P427">Arguments:</text:p>
      <text:list xml:id="list1784026423200212935" text:style-name="L55">
        <text:list-item>
          <text:p text:style-name="P773">data: The data 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8(dataArray);</text:span></text:span></text:p>
      <text:p text:style-name="P427"/>
      <text:p text:style-name="P31">The used code for the CRC calculation is shown on page <text:span text:style-name="Absatz-Standardschriftart"><text:span text:style-name="T153"><text:bookmark-ref text:reference-format="page" text:ref-name="__RefHeading__15034_1722588897">35</text:bookmark-ref></text:span></text:span>.</text:p>
      <text:p text:style-name="P31"/>
      <text:h text:style-name="P605"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15957564701800" text:continue-list="list115958477752905" text:style-name="L33">
        <text:list-item>
          <text:p text:style-name="P720">data: The data <text:span text:style-name="T429">(byte array) </text:span>for calculating the CRC</text:p>
        </text:list-item>
        <text:list-item>
          <text:p text:style-name="P954">polynomial: The used polynomial</text:p>
        </text:list-item>
        <text:list-item>
          <text:p text:style-name="P956">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36</text:bookmark-ref></text:span></text:span><text:span text:style-name="Absatz-Standardschriftart"><text:span text:style-name="T2">.</text:span></text:span></text:p>
      <text:p text:style-name="P427"/>
      <text:h text:style-name="Heading_20_4" text:outline-level="4">Number calculateCrc16(Array&lt;Number&gt; data)</text:h>
      <text:p text:style-name="P427">Calculates a CRC16.</text:p>
      <text:p text:style-name="P427">Arguments:</text:p>
      <text:list xml:id="list115957253364376" text:continue-list="list1784026423200212935" text:style-name="L55">
        <text:list-item>
          <text:p text:style-name="P774">data: The data <text:span text:style-name="T429">(byte array) </text:span>for calculating the CRC</text:p>
        </text:list-item>
      </text:list>
      <text:p text:style-name="P427">Return: The CRC</text:p>
      <text:p text:style-name="P427">Example: <text:s/></text:p>
      <text:p text:style-name="P278"><text:soft-page-break/><text:span text:style-name="Absatz-Standardschriftart"><text:span text:style-name="T13">var dataArray = Array(0, 1, 2, 3, 4, 5, 6, 7)</text:span></text:span></text:p>
      <text:p text:style-name="P278"><text:span text:style-name="Absatz-Standardschriftart"><text:span text:style-name="T13">var crc = <text:s/>seq.calculateCrc16(dataArray);</text:span></text:span></text:p>
      <text:p text:style-name="P427"/>
      <text:p text:style-name="P31">The used code for the CRC calculation is shown on page <text:span text:style-name="Absatz-Standardschriftart"><text:span text:style-name="T153"><text:bookmark-ref text:ref-name="__RefHeading__9873_562515255">37</text:bookmark-ref></text:span></text:span>.</text:p>
      <text:p text:style-name="P427"/>
      <text:h text:style-name="Heading_20_4" text:outline-level="4">Number calculateCrc32(Array&lt;Number&gt; data)</text:h>
      <text:p text:style-name="P427">Calculates a CRC32.</text:p>
      <text:p text:style-name="P427">Arguments:</text:p>
      <text:list xml:id="list115956975923376" text:continue-numbering="true" text:style-name="L55">
        <text:list-item>
          <text:p text:style-name="P774">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32(dataArray);</text:span></text:span></text:p>
      <text:p text:style-name="P427"/>
      <text:p text:style-name="P31">The used code for the CRC calculation is shown on page <text:span text:style-name="Absatz-Standardschriftart"><text:span text:style-name="T153"><text:bookmark-ref text:ref-name="__RefHeading__9875_562515255">38</text:bookmark-ref></text:span></text:span>.</text:p>
      <text:p text:style-name="P427"/>
      <text:h text:style-name="Heading_20_4" text:outline-level="4">Number calculateCrc64(Array&lt;Number&gt; data)</text:h>
      <text:p text:style-name="P427">Calculates a CRC64.</text:p>
      <text:p text:style-name="P427">Arguments:</text:p>
      <text:list xml:id="list115957528614299" text:continue-numbering="true" text:style-name="L55">
        <text:list-item>
          <text:p text:style-name="P774">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64(dataArray);</text:span></text:span></text:p>
      <text:p text:style-name="P427"/>
      <text:p text:style-name="P31">The used code for the CRC calculation is shown on page <text:span text:style-name="Absatz-Standardschriftart"><text:span text:style-name="T153"><text:bookmark-ref text:ref-name="__RefHeading__9877_562515255">38</text:bookmark-ref></text:span></text:span>.</text:p>
      <text:p text:style-name="P427"/>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78">Version format: major.minor (eg. 3.09)</text:p>
      <text:p text:style-name="P278"/>
      <text:h text:style-name="Heading_20_4" text:outline-level="4"><text:bookmark-start text:name="_Toc4030416581111113121"/>void setBlockTime(Number blockTime)<text:bookmark-end text:name="_Toc4030416581111113121"/></text:h>
      <text:p text:style-name="P278">Sets the script block time.</text:p>
      <text:p text:style-name="P278">Note: After this execution time (sendData and the script main function (all outside a function))</text:p>
      <text:p text:style-name="P278">the script is regarded as blocked and will be stopped. The default is 10000.</text:p>
      <text:p text:style-name="P278"/>
      <text:h text:style-name="P624" text:outline-level="4">Array&lt;String&gt; getAllObjectPropertiesAndFunctions(QScriptValue object)</text:h>
      <text:p text:style-name="P130">Returns all functions and properties of an object.</text:p>
      <text:p text:style-name="P133">Arguments:</text:p>
      <text:list xml:id="list115957457094511" text:continue-list="list115957564701800" text:style-name="L33">
        <text:list-item>
          <text:p text:style-name="P721"><text:span text:style-name="T327">object</text:span>: The <text:span text:style-name="T310">object</text:span></text:p>
        </text:list-item>
      </text:list>
      <text:p text:style-name="P349"><text:span text:style-name="Absatz-Standardschriftart"><text:span text:style-name="T79">Return: </text:span></text:span><text:span text:style-name="Absatz-Standardschriftart"><text:span text:style-name="T80">All functions and properties of the object.</text:span></text:span></text:p>
      <text:p text:style-name="P349"><text:span text:style-name="Absatz-Standardschriftart"><text:span text:style-name="T80"/></text:span></text:p>
      <text:h text:style-name="P606" text:outline-level="4">void appendTextToConsole(String text, bool newLine=true<text:span text:style-name="T341">, bool bringToForeground=false</text:span>)</text:h>
      <text:p text:style-name="P142">This function can be used to append a text to the script window console <text:span text:style-name="T343">(e.g. to print debug messages)</text:span>.</text:p>
      <text:p text:style-name="P142">Arguments:</text:p>
      <text:list xml:id="list115956950648518" text:continue-list="list115956378623073" text:style-name="L34">
        <text:list-item>
          <text:p text:style-name="P733">text: The text which has to be appended to the console</text:p>
        </text:list-item>
        <text:list-item>
          <text:p text:style-name="P733">newLine: If true then the text will be appended in a new line </text:p>
        </text:list-item>
        <text:list-item>
          <text:p text:style-name="P736"><text:soft-page-break/>bringToForeground: True if the script window shall be on top of all windows</text:p>
        </text:list-item>
      </text:list>
      <text:p text:style-name="P142">Example: <text:s text:c="2"/></text:p>
      <text:p text:style-name="P282"><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78"/>
      <text:h text:style-name="P607" text:outline-level="4">Converter function<text:span text:style-name="T360">s</text:span></text:h>
      <text:p text:style-name="P361"><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7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6164704108147624100" text:style-name="L56">
        <text:list-item>
          <text:p text:style-name="P775">name: Name of the string variable</text:p>
        </text:list-item>
        <text:list-item>
          <text:p text:style-name="P775">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15957414476403" text:continue-numbering="true" text:style-name="L56">
        <text:list-item>
          <text:p text:style-name="P775">name: Name of the variable</text:p>
        </text:list-item>
        <text:list-item>
          <text:p text:style-name="P775">removeValue: True if the variable shall be removed from the string map</text:p>
        </text:list-item>
      </text:list>
      <text:p text:style-name="P427">Return: The read string. Returns an empty string if name is not in the string map.</text:p>
      <text:h text:style-name="Heading_20_5" text:outline-level="5">void setGlobalDataArray(String name, Array&lt;Number&gt; data)</text:h>
      <text:p text:style-name="P31">Sets a data <text:span text:style-name="T429">(byte) </text:span>array in the global data array map.</text:p>
      <text:p text:style-name="P31">Arguments:</text:p>
      <text:list xml:id="list115958392898561" text:continue-numbering="true" text:style-name="L56">
        <text:list-item>
          <text:p text:style-name="P775">name: Name of the variable</text:p>
        </text:list-item>
        <text:list-item>
          <text:p text:style-name="P775">data: The data <text:span text:style-name="T429">(byte) </text:span>array</text:p>
        </text:list-item>
      </text:list>
      <text:h text:style-name="Heading_20_5" text:outline-level="5">Array&lt;Number&gt; getGlobalDataArray(String name, bool removeValue=false)</text:h>
      <text:p text:style-name="P31">Returns a data <text:span text:style-name="T429">(byte) </text:span>array from the global data array map.</text:p>
      <text:p text:style-name="P31">Arguments:</text:p>
      <text:list xml:id="list115957068364989" text:continue-numbering="true" text:style-name="L56">
        <text:list-item>
          <text:p text:style-name="P775">name: Name of the variable</text:p>
        </text:list-item>
        <text:list-item>
          <text:p text:style-name="P775">removeValue: True if the variable shall be removed from the data array map</text:p>
        </text:list-item>
      </text:list>
      <text:p text:style-name="P427">Return: The read data <text:span text:style-name="T429">(byte) </text:span>array. Returns an empty data array if name is not in the data array map.</text:p>
      <text:h text:style-name="Heading_20_5" text:outline-level="5">void setGlobalUnsignedNumber(String name, Number number)</text:h>
      <text:p text:style-name="P31">Sets a<text:span text:style-name="T240">n</text:span> unsigned number in the global unsigned number map.</text:p>
      <text:p text:style-name="P31">Arguments:</text:p>
      <text:list xml:id="list115956949577143" text:continue-numbering="true" text:style-name="L56">
        <text:list-item>
          <text:p text:style-name="P775">name: Name of the variable</text:p>
        </text:list-item>
        <text:list-item>
          <text:p text:style-name="P775">number: The number</text:p>
        </text:list-item>
      </text:list>
      <text:h text:style-name="Heading_20_5" text:outline-level="5"><text:soft-page-break/><text:span text:style-name="T428">Array</text:span>&lt;Number&gt; getGlobalUnsignedNumber(String name,bool removeValue=false)</text:h>
      <text:p text:style-name="P31">Returns a<text:span text:style-name="T241">n</text:span> unsigned number from the global unsigned number map.</text:p>
      <text:p text:style-name="P31">Arguments:</text:p>
      <text:list xml:id="list115958854430356" text:continue-numbering="true" text:style-name="L56">
        <text:list-item>
          <text:p text:style-name="P775">name: Name of the variable</text:p>
        </text:list-item>
        <text:list-item>
          <text:p text:style-name="P775">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UnsignedNumber("Counter");</text:p>
      <text:p text:style-name="P429">if(resultArray[0] == 1)</text:p>
      <text:p text:style-name="P429">{</text:p>
      <text:p text:style-name="P429"><text:tab/>counter = resultArray[1];</text:p>
      <text:p text:style-name="P429">}</text:p>
      <text:h text:style-name="Heading_20_5" text:outline-level="5">void setGlobalSignedNumber(String name, Number number)</text:h>
      <text:p text:style-name="P31">Sets a signed number in the global signed number map.</text:p>
      <text:p text:style-name="P31">Arguments:</text:p>
      <text:list xml:id="list115958590517777" text:continue-numbering="true" text:style-name="L56">
        <text:list-item>
          <text:p text:style-name="P775">name: Name of the variable</text:p>
        </text:list-item>
        <text:list-item>
          <text:p text:style-name="P775">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15957698848727" text:continue-numbering="true" text:style-name="L56">
        <text:list-item>
          <text:p text:style-name="P775">name: Name of the variable</text:p>
        </text:list-item>
        <text:list-item>
          <text:p text:style-name="P775">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SignedNumber("Counter");</text:p>
      <text:p text:style-name="P429">if(resultArray[0] == 1)</text:p>
      <text:p text:style-name="P429">{</text:p>
      <text:p text:style-name="P429"><text:tab/>counter = resultArray[1];</text:p>
      <text:p text:style-name="P42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3">var storedData = Array()</text:span></text:span></text:p>
      <text:p text:style-name="P31"><text:span text:style-name="Absatz-Standardschriftart"><text:span text:style-name="T173">function createString(data, timeStamp, type, isLog)</text:span></text:span></text:p>
      <text:p text:style-name="P31"><text:span text:style-name="Absatz-Standardschriftart"><text:span text:style-name="T173">{</text:span></text:span></text:p>
      <text:p text:style-name="P31"><text:span text:style-name="Absatz-Standardschriftart"><text:span text:style-name="T173"><text:tab/>var resultString = "";</text:span></text:span></text:p>
      <text:p text:style-name="P31"><text:span text:style-name="Absatz-Standardschriftart"><text:span text:style-name="T173"><text:tab/>appendByteArrayAtByteArray(storedData, data, data.length);</text:span></text:span></text:p>
      <text:p text:style-name="P31"><text:span text:style-name="Absatz-Standardschriftart"><text:span text:style-name="T173"><text:tab/></text:span></text:span></text:p>
      <text:p text:style-name="P31"><text:span text:style-name="Absatz-Standardschriftart"><text:span text:style-name="T173"><text:tab/>//After 5 bytes have been reived the packet table is created.</text:span></text:span></text:p>
      <text:p text:style-name="P31"><text:span text:style-name="Absatz-Standardschriftart"><text:span text:style-name="T173"><text:tab/>if(storedData.length &gt;=5)</text:span></text:span></text:p>
      <text:p text:style-name="P31"><text:span text:style-name="Absatz-Standardschriftart"><text:span text:style-name="T173"><text:tab/>{</text:span></text:span></text:p>
      <text:p text:style-name="P31"><text:soft-page-break/><text:span text:style-name="Absatz-Standardschriftart"><text:span text:style-name="T173"><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3"><text:tab/><text:tab/>storedData.splice(0, 5);</text:span></text:span></text:p>
      <text:p text:style-name="P31"><text:span text:style-name="Absatz-Standardschriftart"><text:span text:style-name="T173"><text:tab/>}</text:span></text:span></text:p>
      <text:p text:style-name="P31"><text:span text:style-name="Absatz-Standardschriftart"><text:span text:style-name="T173"><text:tab/>return resultString;</text:span></text:span></text:p>
      <text:p text:style-name="P31"><text:span text:style-name="Absatz-Standardschriftart"><text:span text:style-name="T173">}</text:span></text:span></text:p>
      <text:p text:style-name="P31"><text:span text:style-name="Absatz-Standardschriftart"><text:span text:style-name="T173">function appendByteArrayAtByteArray(dest, source, maxBytes)</text:span></text:span></text:p>
      <text:p text:style-name="P31"><text:span text:style-name="Absatz-Standardschriftart"><text:span text:style-name="T173">{</text:span></text:span></text:p>
      <text:p text:style-name="P31"><text:span text:style-name="Absatz-Standardschriftart"><text:span text:style-name="T173"><text:tab/>for(var i = 0; i &lt; source.length; i++)</text:span></text:span></text:p>
      <text:p text:style-name="P31"><text:span text:style-name="Absatz-Standardschriftart"><text:span text:style-name="T173"><text:tab/>{</text:span></text:span></text:p>
      <text:p text:style-name="P31"><text:span text:style-name="Absatz-Standardschriftart"><text:span text:style-name="T173"><text:tab/><text:tab/>if(maxBytes &lt;= i )</text:span></text:span></text:p>
      <text:p text:style-name="P31"><text:span text:style-name="Absatz-Standardschriftart"><text:span text:style-name="T173"><text:tab/><text:tab/>{//To many bytes in source.</text:span></text:span></text:p>
      <text:p text:style-name="P31"><text:span text:style-name="Absatz-Standardschriftart"><text:span text:style-name="T173"><text:tab/><text:tab/><text:tab/>break;</text:span></text:span></text:p>
      <text:p text:style-name="P31"><text:span text:style-name="Absatz-Standardschriftart"><text:span text:style-name="T173"><text:tab/><text:tab/>}</text:span></text:span></text:p>
      <text:p text:style-name="P31"><text:span text:style-name="Absatz-Standardschriftart"><text:span text:style-name="T173"><text:tab/><text:tab/>dest.push(source[i]);</text:span></text:span></text:p>
      <text:p text:style-name="P31"><text:span text:style-name="Absatz-Standardschriftart"><text:span text:style-name="T173"><text:tab/>}</text:span></text:span></text:p>
      <text:p text:style-name="P31"><text:span text:style-name="Absatz-Standardschriftart"><text:span text:style-name="T17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oft-page-break/><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1314234521637768176" text:style-name="L57">
        <text:list-item>
          <text:p text:style-name="P989"><text:span text:style-name="Absatz-Standardschriftart">data has been sent</text:span></text:p>
        </text:list-item>
        <text:list-item>
          <text:p text:style-name="P989"><text:span text:style-name="Absatz-Standardschriftart">data has been received</text:span></text:p>
        </text:list-item>
        <text:list-item>
          <text:p text:style-name="P989"><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2">QTextEdit</text:span></text:span><text:span text:style-name="Absatz-Standardschriftart"> </text:span><text:span text:style-name="Absatz-Standardschriftart"><text:span text:style-name="T152">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0"><text:span text:style-name="Absatz-Standardschriftart"><text:span text:style-name="T433">If the data is send with a CAN interface then the first bytes are:</text:span></text:span></text:p>
      <text:list xml:id="list8562981707324439671" text:style-name="L58">
        <text:list-item>
          <text:p text:style-name="P990"><text:span text:style-name="Absatz-Standardschriftart"><text:span text:style-name="T433">Byte 0= message type (0=standard, 1=standard remote-transfer-request, 2=extended, 3=extended remote-transfer-request)</text:span></text:span></text:p>
        </text:list-item>
        <text:list-item>
          <text:p text:style-name="P990"><text:span text:style-name="Absatz-Standardschriftart"><text:span text:style-name="T433">Byte 1-4 (MSB)= can id </text:span></text:span></text:p>
        </text:list-item>
        <text:list-item>
          <text:p text:style-name="P990"><text:span text:style-name="Absatz-Standardschriftart"><text:span text:style-name="T433">Byte 5-12= the data</text:span></text:span></text:p>
        </text:list-item>
      </text:list>
      <text:p text:style-name="P220"><text:span text:style-name="Absatz-Standardschriftart"><text:span text:style-name="T433"><text:s/>If the data is received with a CAN interface then the first bytes are</text:span></text:span></text:p>
      <text:list xml:id="list6674655188654661444" text:style-name="L59">
        <text:list-item>
          <text:p text:style-name="P991"><text:span text:style-name="Absatz-Standardschriftart"><text:span text:style-name="T433">Byte 0= message type (0=standard, 1=standard remote-transfer-request, 2=extended, 3=extended remote-transfer-request)</text:span></text:span></text:p>
        </text:list-item>
        <text:list-item>
          <text:p text:style-name="P991"><text:span text:style-name="Absatz-Standardschriftart"><text:span text:style-name="T433">Byte 1-4 (MSB)= can id </text:span></text:span></text:p>
        </text:list-item>
        <text:list-item>
          <text:p text:style-name="P991"><text:span text:style-name="Absatz-Standardschriftart"><text:span text:style-name="T433">Byte 5-8 (MSB)=timestamp (difference between the first received CAN message (after the last connect) and the current)</text:span></text:span></text:p>
        </text:list-item>
        <text:list-item>
          <text:p text:style-name="P991"><text:span text:style-name="Absatz-Standardschriftart"><text:span text:style-name="T433">Byte 9-16= the data. <text:s/></text:span></text:span></text:p>
        </text:list-item>
      </text:list>
      <text:p text:style-name="P220"><text:span text:style-name="Absatz-Standardschriftart"><text:span text:style-name="T433"><text:s text:c="2"/>If the data is send or received with a I2C interface then the first bytes are:</text:span></text:span></text:p>
      <text:list xml:id="list319459413932688929" text:style-name="L60">
        <text:list-item>
          <text:p text:style-name="P992"><text:span text:style-name="Absatz-Standardschriftart"><text:span text:style-name="T433">Byte 0= flags bits (1=10 bit address, 2=combined FMT, 4=no stop condition)</text:span></text:span></text:p>
        </text:list-item>
        <text:list-item>
          <text:p text:style-name="P992"><text:span text:style-name="Absatz-Standardschriftart"><text:span text:style-name="T433">Byte 1-2 (MSB)= I2C address</text:span></text:span></text:p>
        </text:list-item>
        <text:list-item>
          <text:p text:style-name="P992"><text:span text:style-name="Absatz-Standardschriftart"><text:span text:style-name="T433">Byte 3-n= the data. <text:s/></text:span></text:span></text:p>
        </text:list-item>
      </text:list>
      <text:p text:style-name="P31">Arguments:</text:p>
      <text:list xml:id="list115957701259913" text:continue-list="list115957698848727" text:style-name="L56">
        <text:list-item>
          <text:p text:style-name="P775">data: the data</text:p>
        </text:list-item>
        <text:list-item>
          <text:p text:style-name="P993"><text:span text:style-name="Absatz-Standardschriftart">timeStamp: the time stamp string <text:s/>(the format is set in the settings dialog).</text:span></text:p>
        </text:list-item>
        <text:list-item>
          <text:p text:style-name="P993"><text:span text:style-name="Absatz-Standardschriftart">Type: <text:s/>the data type: <text:s/></text:span></text:p>
          <text:list>
            <text:list-item>
              <text:p text:style-name="P993"><text:span text:style-name="Absatz-Standardschriftart">0=the data has been received from a normal interface (all but CAN)</text:span></text:p>
            </text:list-item>
            <text:list-item>
              <text:p text:style-name="P993"><text:span text:style-name="Absatz-Standardschriftart">1=the data has been sent with a normal interface (all but CAN)</text:span></text:p>
            </text:list-item>
            <text:list-item>
              <text:p text:style-name="P993"><text:span text:style-name="Absatz-Standardschriftart">2=the data has been received from the CAN interface</text:span></text:p>
            </text:list-item>
            <text:list-item>
              <text:p text:style-name="P993"><text:span text:style-name="Absatz-Standardschriftart">3=the data has been sent with CAN the can interface</text:span></text:p>
            </text:list-item>
            <text:list-item>
              <text:p text:style-name="P993"><text:span text:style-name="Absatz-Standardschriftart">4=the data is a user message (from message dialog or normal script</text:span></text:p>
            </text:list-item>
            <text:list-item>
              <text:p text:style-name="P994"><text:span text:style-name="Absatz-Standardschriftart"><text:span text:style-name="T434">5=the data has been received from the I2C interface</text:span></text:span></text:p>
            </text:list-item>
            <text:list-item>
              <text:p text:style-name="P994"><text:span text:style-name="Absatz-Standardschriftart"><text:span text:style-name="T434">6=the data has been sent with a I2C interface</text:span></text:span></text:p>
            </text:list-item>
          </text:list>
        </text:list-item>
        <text:list-item>
          <text:p text:style-name="P993"><text:span text:style-name="Absatz-Standardschriftart">isLog: True if this call is for the custom log (false=custom console)</text:span></text:p>
        </text:list-item>
      </text:list>
      <text:p text:style-name="P427"><text:span text:style-name="Absatz-Standardschriftart">Return: </text:span></text:p>
      <text:p text:style-name="P31"><text:span text:style-name="Absatz-Standardschriftart">The created string which will be added to the custom log or the custom console (argument isLog).</text:span></text:p>
      <text:p text:style-name="P373"><text:span text:style-name="Absatz-Standardschriftart"><text:span text:style-name="T2"/></text:span></text:p>
      <text:h text:style-name="Heading_20_2" text:outline-level="2"><text:bookmark-start text:name="_Toc403041636650"/><text:bookmark-start text:name="__RefHeading___Toc29678_375010449"/><text:soft-page-break/>M<text:bookmark-end text:name="_Toc403041636650"/>iscellaneous<text:bookmark-end text:name="__RefHeading___Toc29678_375010449"/></text:h>
      <text:p text:style-name="P208">This chapter contains general functions.</text:p>
      <text:p text:style-name="P208"/>
      <text:h text:style-name="Heading_20_4" text:outline-level="4">bool loadScript(String scriptPath, bool isRelativePath=true)</text:h>
      <text:p text:style-name="P31">Loads/includes one script (QtScript has no built in include mechanism).</text:p>
      <text:p text:style-name="P31">Arguments:</text:p>
      <text:list xml:id="list115957570116238" text:continue-list="list115957457094511" text:style-name="L33">
        <text:list-item>
          <text:p text:style-name="P957">scriptPath: The script path</text:p>
        </text:list-item>
        <text:list-item>
          <text:p text:style-name="P957">isRelativePath: True if the script path is a relative path (relative to the custom console/log script)</text:p>
        </text:list-item>
      </text:list>
      <text:p text:style-name="P31">Return: True on success.</text:p>
      <text:p text:style-name="P31">Example: <text:s/></text:p>
      <text:p text:style-name="P27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09">n</text:span>(<text:bookmark-end text:name="_Toc403041658111111311"/>void)</text:h>
      <text:p text:style-name="P31">Returns the current version of ScriptCommunicator (string). </text:p>
      <text:p text:style-name="P31">Version format: major.minor (eg. 3.09)</text:p>
      <text:p text:style-name="P31">Example: <text:s/></text:p>
      <text:p text:style-name="P278"><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78"><text:span text:style-name="Absatz-Standardschriftart"><text:span text:style-name="T13">cust.setBlockTime(20000);</text:span></text:span></text:p>
      <text:p text:style-name="P278"><text:span text:style-name="Absatz-Standardschriftart"><text:span text:style-name="T2"/></text:span></text:p>
      <text:h text:style-name="P625" text:outline-level="4">Array&lt;String&gt; getAllObjectPropertiesAndFunctions(QScriptValue object)</text:h>
      <text:p text:style-name="P131">Returns all functions and properties of an object.</text:p>
      <text:p text:style-name="P134">Arguments:</text:p>
      <text:list xml:id="list115957216094129" text:continue-numbering="true" text:style-name="L33">
        <text:list-item>
          <text:p text:style-name="P722"><text:span text:style-name="T327">object</text:span>: The <text:span text:style-name="T310">object</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608"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15958771813460" text:continue-list="list115956950648518" text:style-name="L34">
        <text:list-item>
          <text:p text:style-name="P734">text: The text which has to be appended to the console</text:p>
        </text:list-item>
        <text:list-item>
          <text:p text:style-name="P734">newLine: If true then the text will be appended in a new line </text:p>
        </text:list-item>
        <text:list-item>
          <text:p text:style-name="P737">bringToForeground: True if the script window shall be on top of all windows</text:p>
        </text:list-item>
      </text:list>
      <text:p text:style-name="P143">Example: <text:s text:c="2"/></text:p>
      <text:p text:style-name="P283"><text:span text:style-name="Absatz-Standardschriftart"><text:span text:style-name="T146">cus</text:span></text:span><text:span text:style-name="Absatz-Standardschriftart"><text:span text:style-name="T148">t</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3"><text:span text:style-name="Absatz-Standardschriftart"><text:span text:style-name="T6"/></text:span></text:p>
      <text:h text:style-name="Heading_20_2" text:outline-level="2"><text:bookmark-start text:name="__RefHeading___Toc29680_375010449"/>Converter function<text:span text:style-name="T361">s</text:span><text:bookmark-end text:name="__RefHeading___Toc29680_375010449"/></text:h>
      <text:p text:style-name="P207"><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h text:style-name="Heading_20_2" text:outline-level="2"><text:bookmark-start text:name="__RefHeading___Toc28902_375010449"/><text:soft-page-break/>Filesystem<text:bookmark-end text:name="__RefHeading___Toc28902_375010449"/></text:h>
      <text:p text:style-name="P209"><text:span text:style-name="Absatz-Standardschriftart"><text:span text:style-name="T411">Custom console/log scripts can access the file system. The functionality is described in chapter</text:span></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2" text:outline-level="2"><text:bookmark-start text:name="__RefHeading__24577_1329481546"/>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53">.</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31"><text:span text:style-name="Absatz-Standardschriftart">Creates </text:span><text:span text:style-name="Absatz-Standardschriftart"><text:span text:style-name="T241">an XML</text:span></text:span><text:span text:style-name="Absatz-Standardschriftart"> reader.</text:span></text:p>
      <text:p text:style-name="P31">Example: <text:s/></text:p>
      <text:p text:style-name="P278"><text:span text:style-name="Absatz-Standardschriftart"><text:span text:style-name="T13">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31"><text:span text:style-name="Absatz-Standardschriftart"><text:span text:style-name="T1">Creates </text:span></text:span><text:span text:style-name="Absatz-Standardschriftart"><text:span text:style-name="T127">an XML</text:span></text:span><text:span text:style-name="Absatz-Standardschriftart"><text:span text:style-name="T1"> writer.</text:span></text:span></text:p>
      <text:p text:style-name="P31">Example: <text:s/></text:p>
      <text:p text:style-name="P27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6"><text:span text:style-name="Absatz-Standardschriftart">Worker scripts and custom console/log scripts can access </text:span><text:span text:style-name="Absatz-Standardschriftart"><text:span text:style-name="T410">the file system with the scriptFile object</text:span></text:span><text:span text:style-name="Absatz-Standardschriftart">. </text:span><text:span text:style-name="Absatz-Standardschriftart"><text:span text:style-name="T410">The functions of the scriptFile object are described in the following chapters.</text:span></text:span></text:p>
      <text:p text:style-name="P206"><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5">Checks if a file exists.</text:p>
      <text:p text:style-name="P205">Arguments:</text:p>
      <text:list xml:id="list115957470086597" text:continue-list="list115957530403238" text:style-name="L32">
        <text:list-item>
          <text:p text:style-name="P672">path: The file path</text:p>
        </text:list-item>
        <text:list-item>
          <text:p text:style-name="P672">isRelativePath: True if the file path is relative to the current script (which executes this function)</text:p>
        </text:list-item>
      </text:list>
      <text:p text:style-name="P205">Return: True if the file exists and false if not</text:p>
      <text:p text:style-name="P205">Example: <text:s/></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74"><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5">Converts a relative path (relative to the current script) into an absolute path.</text:p>
      <text:p text:style-name="P205">Arguments:</text:p>
      <text:list xml:id="list7374293043551221204" text:style-name="L61">
        <text:list-item>
          <text:p text:style-name="P776">fileName: The relative path</text:p>
        </text:list-item>
      </text:list>
      <text:p text:style-name="P205"><text:s/>Return: The created absolute path</text:p>
      <text:p text:style-name="P205">Example: <text:s/></text:p>
      <text:p text:style-name="P37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7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5">Returns the folder in which the main script resides.</text:p>
      <text:p text:style-name="P205">Example: <text:s/></text:p>
      <text:p text:style-name="P375"><text:soft-page-break/><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75"><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05">Returns the size of a file.</text:p>
      <text:p text:style-name="P205">Arguments:</text:p>
      <text:list xml:id="list115958298192048" text:continue-list="list115957470086597" text:style-name="L32">
        <text:list-item>
          <text:p text:style-name="P672">path: The file path</text:p>
        </text:list-item>
        <text:list-item>
          <text:p text:style-name="P672">isRelativePath: True if the file path is relative to the current script (which executes this function)</text:p>
        </text:list-item>
      </text:list>
      <text:p text:style-name="P205">Return: The file size if the file exists, -1 if the file doesn't exists</text:p>
      <text:p text:style-name="P205">Example: <text:s/></text:p>
      <text:p text:style-name="P37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75"><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05">Reads a text file and returns the content.</text:p>
      <text:p text:style-name="P205">Arguments:</text:p>
      <text:list xml:id="list115957599536391" text:continue-numbering="true" text:style-name="L32">
        <text:list-item>
          <text:p text:style-name="P672">path: The file path</text:p>
        </text:list-item>
        <text:list-item>
          <text:p text:style-name="P672">isRelativePath: True if the file path is relative to the current script (which executes this function)</text:p>
        </text:list-item>
        <text:list-item>
          <text:p text:style-name="P672">startPosition: Start position (the file is read from this position)</text:p>
        </text:list-item>
        <text:list-item>
          <text:p text:style-name="P672">numberOfBytes: The number of bytes which shall be read. If numberOfBytes is &lt; 0 then all bytes from startPosition are read</text:p>
        </text:list-item>
      </text:list>
      <text:p text:style-name="P205">Return: The file as string</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74"><text:span text:style-name="Absatz-Standardschriftart"><text:span text:style-name="T13">//Read 20000 bytes from byte 100.</text:span></text:span></text:p>
      <text:p text:style-name="P37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7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8">Reads a binary file and returns the content <text:span text:style-name="T429">(byte array)</text:span>.</text:p>
      <text:p text:style-name="P205">Arguments:</text:p>
      <text:list xml:id="list115957341217024" text:continue-numbering="true" text:style-name="L32">
        <text:list-item>
          <text:p text:style-name="P672">path: The file path</text:p>
        </text:list-item>
        <text:list-item>
          <text:p text:style-name="P672">isRelativePath: True if the file path is relative to the current script (which executes this function)</text:p>
        </text:list-item>
        <text:list-item>
          <text:p text:style-name="P672">startPosition: Start position (the file is read from this position)</text:p>
        </text:list-item>
        <text:list-item>
          <text:p text:style-name="P672">numberOfBytes: The number of bytes which shall be read. If numberOfBytes is &lt; 0 then all bytes from startPosition are read</text:p>
        </text:list-item>
      </text:list>
      <text:p text:style-name="P205">Return: The file as byte array</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74"><text:span text:style-name="Absatz-Standardschriftart"><text:span text:style-name="T13">//Read 20000 bytes from byte 100.</text:span></text:span></text:p>
      <text:p text:style-name="P37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75"><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05">Writes a text file. </text:p>
      <text:p text:style-name="P205">Arguments:</text:p>
      <text:list xml:id="list115958987537849" text:continue-numbering="true" text:style-name="L32">
        <text:list-item>
          <text:p text:style-name="P672"><text:soft-page-break/>path: The file path</text:p>
        </text:list-item>
        <text:list-item>
          <text:p text:style-name="P672">isRelativePath: True if the file path is relative to the current script (which executes this function)</text:p>
        </text:list-item>
        <text:list-item>
          <text:p text:style-name="P672">content: The content to write</text:p>
        </text:list-item>
        <text:list-item>
          <text:p text:style-name="P672">replaceFile: If replaceFile is true, the existing file will be overwritten, else the content is appended</text:p>
        </text:list-item>
        <text:list-item>
          <text:p text:style-name="P672">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74"><text:span text:style-name="Absatz-Standardschriftart"><text:span text:style-name="T13">//Append text.</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75"><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05">Writes a binary file. </text:p>
      <text:p text:style-name="P205">Arguments:</text:p>
      <text:list xml:id="list115957861542743" text:continue-numbering="true" text:style-name="L32">
        <text:list-item>
          <text:p text:style-name="P672">path: The file path</text:p>
        </text:list-item>
        <text:list-item>
          <text:p text:style-name="P672">isRelativePath: True if the file path is relative to the current script (which executes this function)</text:p>
        </text:list-item>
        <text:list-item>
          <text:p text:style-name="P673">content: The content to write <text:span text:style-name="T429">(byte array)</text:span></text:p>
        </text:list-item>
        <text:list-item>
          <text:p text:style-name="P672">replaceFile: If replaceFile is true, the existing file is overwritten, else the content is appended</text:p>
        </text:list-item>
        <text:list-item>
          <text:p text:style-name="P672">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var array = Array(1,2,3,4,5,6);</text:span></text:span></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74"><text:span text:style-name="Absatz-Standardschriftart"><text:span text:style-name="T13">//Append data.</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75"><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5">Deletes a file.</text:p>
      <text:p text:style-name="P205">Arguments:</text:p>
      <text:list xml:id="list115959039769650" text:continue-numbering="true" text:style-name="L32">
        <text:list-item>
          <text:p text:style-name="P672">path: The file path.</text:p>
        </text:list-item>
        <text:list-item>
          <text:p text:style-name="P672">isRelativePath: True if the file path is relative to the current script (which executes this function)</text:p>
        </text:list-item>
      </text:list>
      <text:p text:style-name="P205">Return: True on success</text:p>
      <text:p text:style-name="P205">Example: </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75"><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5">Renames a file.</text:p>
      <text:p text:style-name="P205">Arguments:</text:p>
      <text:list xml:id="list115957915170503" text:continue-numbering="true" text:style-name="L32">
        <text:list-item>
          <text:p text:style-name="P672">path: The file path.</text:p>
        </text:list-item>
        <text:list-item>
          <text:p text:style-name="P672"><text:soft-page-break/>newName: The new name </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3">C:/Dir1/newName.txt</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5">Reads the content of a directory and his sub directories.</text:p>
      <text:p text:style-name="P205">Arguments:</text:p>
      <text:list xml:id="list115957246890275" text:continue-numbering="true" text:style-name="L32">
        <text:list-item>
          <text:p text:style-name="P672">directory: The directory path</text:p>
        </text:list-item>
        <text:list-item>
          <text:p text:style-name="P672">isRelativePath: True if the directory path is relative to the current script (which executes this function)</text:p>
        </text:list-item>
        <text:list-item>
          <text:p text:style-name="P672">recursive: If true the result includes the contents of all sub directories (and their sub directories)</text:p>
        </text:list-item>
        <text:list-item>
          <text:p text:style-name="P672">returnFiles: If true the result contains all found files</text:p>
        </text:list-item>
        <text:list-item>
          <text:p text:style-name="P672">returnDirectories: If true the result contains all found directories</text:p>
          <text:p text:style-name="P672"/>
        </text:list-item>
      </text:list>
      <text:p text:style-name="P205">Return: The found entries</text:p>
      <text:p text:style-name="P205">Example: <text:s/></text:p>
      <text:p text:style-name="P375"><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75"><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5">Checks if a directory exists.</text:p>
      <text:p text:style-name="P205">Arguments:</text:p>
      <text:list xml:id="list115958330252486" text:continue-numbering="true" text:style-name="L32">
        <text:list-item>
          <text:p text:style-name="P672">path: The directory path.</text:p>
        </text:list-item>
        <text:list-item>
          <text:p text:style-name="P672">isRelativePath: True if the directory path is relative to the current script (which executes this function)</text:p>
        </text:list-item>
      </text:list>
      <text:p text:style-name="P205">Return: True if the directory exists and false if not </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75"><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5">Deletes a directory (must be empty).</text:p>
      <text:p text:style-name="P205">Arguments:</text:p>
      <text:list xml:id="list115957300046642" text:continue-numbering="true" text:style-name="L32">
        <text:list-item>
          <text:p text:style-name="P672">directory: The directory path.</text:p>
        </text:list-item>
        <text:list-item>
          <text:p text:style-name="P672">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75"><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5">Removes the directory, including all its contents.</text:p>
      <text:p text:style-name="P205">If a file or directory cannot be removed, deleteDirectoryRecursively() keeps going and attempts</text:p>
      <text:p text:style-name="P205">to delete as many files and sub-directories as possible, then returns false.</text:p>
      <text:p text:style-name="P205">If the directory was already removed, the method returns true (expected result already reached).</text:p>
      <text:p text:style-name="P205">Arguments:</text:p>
      <text:list xml:id="list115957315927678" text:continue-numbering="true" text:style-name="L32">
        <text:list-item>
          <text:p text:style-name="P672">directory: The directory path.</text:p>
        </text:list-item>
        <text:list-item>
          <text:p text:style-name="P672"><text:soft-page-break/>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75"><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05">Creates a directory.</text:p>
      <text:p text:style-name="P205">Arguments:</text:p>
      <text:list xml:id="list115958680609204" text:continue-numbering="true" text:style-name="L32">
        <text:list-item>
          <text:p text:style-name="P672">path: The directory path.</text:p>
        </text:list-item>
        <text:list-item>
          <text:p text:style-name="P672">isRelativePath: True if the directory path is relative to the current script (which executes this functio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75"><text:span text:style-name="Absatz-Standardschriftart"><text:span text:style-name="T13"/></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05">Renames a directory.</text:p>
      <text:p text:style-name="P205">Arguments:</text:p>
      <text:list xml:id="list115957978994422" text:continue-numbering="true" text:style-name="L32">
        <text:list-item>
          <text:p text:style-name="P672">path: The directory path.</text:p>
        </text:list-item>
        <text:list-item>
          <text:p text:style-name="P672">newName: The new name (always relative path)</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3">C:/Dir1/newName</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13">Zips a directory.</text:p>
      <text:p text:style-name="P205">Arguments:</text:p>
      <text:list xml:id="list115958841591808" text:continue-numbering="true" text:style-name="L32">
        <text:list-item>
          <text:p text:style-name="P672"><text:span text:style-name="T259">fileName</text:span>: <text:span text:style-name="T259">The zip file name.</text:span></text:p>
        </text:list-item>
        <text:list-item>
          <text:p text:style-name="P672"><text:span text:style-name="T259">sourceDirName</text:span>: <text:span text:style-name="T259">The source directory.</text:span></text:p>
        </text:list-item>
        <text:list-item>
          <text:p text:style-name="P777">comment: The zip file comment.</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75"><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412">Array&lt;String&gt;</text:span> fileList, String comment="")<text:bookmark-end text:name="_Toc403041648111666667691"/><text:bookmark-end text:name="__RefHeading___Toc28914_375010449"/></text:h>
      <text:p text:style-name="P202">Adds files to a zip file.</text:p>
      <text:p text:style-name="P205">Arguments:</text:p>
      <text:list xml:id="list115958114268405" text:continue-numbering="true" text:style-name="L32">
        <text:list-item>
          <text:p text:style-name="P672"><text:span text:style-name="T259">fileName</text:span>: <text:span text:style-name="T259">The zip file name.</text:span></text:p>
        </text:list-item>
        <text:list-item>
          <text:p text:style-name="P672"><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77">comment: The zip file comment.</text:p>
        </text:list-item>
      </text:list>
      <text:p text:style-name="P205">Return: True on success:</text:p>
      <text:p text:style-name="P205">Example: <text:s text:c="2"/></text:p>
      <text:p text:style-name="P203"><text:span text:style-name="Absatz-Standardschriftart"><text:span text:style-name="T13">var fileList = Array();</text:span></text:span></text:p>
      <text:p text:style-name="P203"><text:span text:style-name="Absatz-Standardschriftart"><text:span text:style-name="T13">fileList[0] = Array("C:/file1", "file1");</text:span></text:span></text:p>
      <text:p text:style-name="P203"><text:span text:style-name="Absatz-Standardschriftart"><text:span text:style-name="T13">fileList[1] = Array("C:/file2", "dir1/file2");</text:span></text:span></text:p>
      <text:p text:style-name="P203"><text:span text:style-name="Absatz-Standardschriftart"><text:span text:style-name="T13">fileList[2] = Array("C:/file3", "dir2/dir/file3");</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75"><text:soft-page-break/><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4">Extracts a zip file.</text:p>
      <text:p text:style-name="P205">Arguments:</text:p>
      <text:list xml:id="list115957409283059" text:continue-numbering="true" text:style-name="L32">
        <text:list-item>
          <text:p text:style-name="P672"><text:span text:style-name="T259">fileName</text:span>: <text:span text:style-name="T259">The zip file name.</text:span></text:p>
        </text:list-item>
        <text:list-item>
          <text:p text:style-name="P672"><text:span text:style-name="T261">destinationDirectory</text:span>: <text:span text:style-name="T261">The destination directory.</text:spa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8"><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769661433812814303" text:style-name="L62">
        <text:list-item>
          <text:p text:style-name="P995">QSqlQuery createQuery(QSqlDatabase dataBase, String query = "")</text:p>
        </text:list-item>
        <text:list-item>
          <text:p text:style-name="P995">QSqlField createField()</text:p>
        </text:list-item>
        <text:list-item>
          <text:p text:style-name="P995">QSqlRecord createRecord()</text:p>
        </text:list-item>
      </text:list>
      <text:p text:style-name="P31"/>
      <text:p text:style-name="P31">Examples of creating SQL related Objects can be found under:</text:p>
      <text:list xml:id="list320258707614476932" text:style-name="L63">
        <text:list-item>
          <text:p text:style-name="P996">exampleScripts\WorkerScripts\TestSql</text:p>
        </text:list-item>
        <text:list-item>
          <text:p text:style-name="P996">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574222764411439401" text:style-name="L64">
        <text:list-item>
          <text:p text:style-name="P997">QSqlDriver* QSqlDatabase::driver()</text:p>
        </text:list-item>
        <text:list-item>
          <text:p text:style-name="P997">void QsqlDatabase::registerSqlDriver(const String &amp;name, QSqlDriverCreatorBase *creator)</text:p>
        </text:list-item>
        <text:list-item>
          <text:p text:style-name="P997">QSqlDatabase QSqlDatabase::addDatabase(QSqlDriver* driver, const String&amp; connectionName = QLatin1String(defaultConnection))</text:p>
        </text:list-item>
        <text:list-item>
          <text:p text:style-name="P997">QsqlDriver* QSqlQuery::driver()</text:p>
        </text:list-item>
        <text:list-item>
          <text:p text:style-name="P997">QsqlResult* QsqlQuery::result()</text:p>
          <text:p text:style-name="P997"/>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78"><text:soft-page-break/><text:span text:style-name="Absatz-Standardschriftart"><text:span text:style-name="T13">var db = scriptSql.addDatabase("QSQLITE");</text:span></text:span></text:p>
      <text:p text:style-name="P278"><text:span text:style-name="Absatz-Standardschriftart"><text:span text:style-name="T13">//Set the numerical precision policy to </text:span></text:span><text:span text:style-name="Source_20_Text"><text:span text:style-name="T145">QSql::LowPrecisionInt32</text:span></text:span><text:span text:style-name="Absatz-Standardschriftart"><text:span text:style-name="T13">.</text:span></text:span></text:p>
      <text:p text:style-name="P278"><text:span text:style-name="Absatz-Standardschriftart"><text:span text:style-name="T13">db.setNumericalPrecisionPolicy(0x1);</text:span></text:span></text:p>
      <text:h text:style-name="Heading_20_2" text:outline-level="2"><text:bookmark-start text:name="__RefHeading__18052_936501348"/>SQL example scripts<text:bookmark-end text:name="__RefHeading__18052_936501348"/></text:h>
      <text:p text:style-name="P31">Examples scripts which demonstrates the usage of the SQL script functionalities can be found under:</text:p>
      <text:list xml:id="list115958818647101" text:continue-list="list320258707614476932" text:style-name="L63">
        <text:list-item>
          <text:p text:style-name="P996">exampleScripts\WorkerScripts\TestSql</text:p>
        </text:list-item>
        <text:list-item>
          <text:p text:style-name="P996">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15957681962970" text:continue-list="list115957409283059" text:style-name="L32">
        <text:list-item>
          <text:p text:style-name="P671">fileName: The name of the xml file.</text:p>
        </text:list-item>
        <text:list-item>
          <text:p text:style-name="P671">isRelativePath: True if the file path is relative to the main script.</text:p>
        </text:list-item>
      </text:list>
      <text:p text:style-name="P31"><text:span text:style-name="Absatz-Standardschriftart">Return: </text:span></text:p>
      <text:p text:style-name="P452"><text:span text:style-name="Absatz-Standardschriftart">0: success</text:span></text:p>
      <text:p text:style-name="P452"><text:span text:style-name="Absatz-Standardschriftart">1: file could not be opened</text:span></text:p>
      <text:p text:style-name="P452"><text:span text:style-name="Absatz-Standardschriftart">2: parse error</text:span></text:p>
      <text:p text:style-name="P452"><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15957674735956" text:continue-numbering="true" text:style-name="L32">
        <text:list-item>
          <text:p text:style-name="P671">name: The name of the xml elements.</text:p>
        </text:list-item>
      </text:list>
      <text:p text:style-name="P278"><text:span text:style-name="Absatz-Standardschriftart">Return: A list containing all xml elements.</text:span></text:p>
      <text:p text:style-name="P27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2">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2">n</text:span></text:span><text:span text:style-name="Absatz-Standardschriftart"> </text:span><text:span text:style-name="Absatz-Standardschriftart"><text:span text:style-name="T242">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oft-page-break/><text:span text:style-name="Absatz-Standardschriftart">Array&lt;ScriptXmlElement*&gt; childElements(void)</text:span></text:h>
      <text:p text:style-name="P31"><text:span text:style-name="Absatz-Standardschriftart">Returns all child elements.</text:span></text:p>
      <text:p text:style-name="P31"><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15958524166710" text:continue-numbering="true" text:style-name="L32">
        <text:list-item>
          <text:p text:style-name="P671">fileName: The name of the xml file.</text:p>
        </text:list-item>
        <text:list-item>
          <text:p text:style-name="P671">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31"><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78">Common values for codecName are "ISO 8859-1", "UTF-8", and "UTF-16". If the encoding isn't recognized, nothing happens.</text:span></text:span></text:p>
      <text:p text:style-name="P31">Arguments:</text:p>
      <text:list xml:id="list115958748297187" text:continue-numbering="true" text:style-name="L32">
        <text:list-item>
          <text:p text:style-name="P671"><text:span text:style-name="Absatz-Standardschriftart">codecName: The name of the codec.</text:span></text:p>
        </text:list-item>
      </text:list>
      <text:p text:style-name="P257"><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15959046173501" text:continue-numbering="true" text:style-name="L32">
        <text:list-item>
          <text:p text:style-name="P671"><text:span text:style-name="Absatz-Standardschriftart">autoFormatting: The new value.</text:span></text:p>
        </text:list-item>
      </text:list>
      <text:p text:style-name="P25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8"><text:span text:style-name="Absatz-Standardschriftart">Returns the value of the autoFormating property.</text:span></text:p>
      <text:p text:style-name="P27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15957210679012" text:continue-numbering="true" text:style-name="L32">
        <text:list-item>
          <text:p text:style-name="P671"><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8"><text:span text:style-name="Absatz-Standardschriftart">Returns the autoFormatingIndent property.</text:span></text:p>
      <text:p text:style-name="P27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15958432752605" text:continue-numbering="true" text:style-name="L32">
        <text:list-item>
          <text:p text:style-name="P671"><text:span text:style-name="Absatz-Standardschriftart">version: The XML version.</text:span></text:p>
          <text:p text:style-name="P671"><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15958659229048" text:continue-numbering="true" text:style-name="L32">
        <text:list-item>
          <text:p text:style-name="P671"><text:span text:style-name="Absatz-Standardschriftart">standalone: True if the standalone attributes shall be written.</text:span></text:p>
        </text:list-item>
        <text:list-item>
          <text:p text:style-name="P671"><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8"><text:span text:style-name="Absatz-Standardschriftart">Closes all remaining open start elements and writes a newline.</text:span></text:p>
      <text:p text:style-name="P278"><text:soft-page-break/><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15957830116828" text:continue-numbering="true" text:style-name="L32">
        <text:list-item>
          <text:p text:style-name="P671"><text:span text:style-name="Absatz-Standardschriftart">namespaceUri: The namespace URI.</text:span></text:p>
        </text:list-item>
        <text:list-item>
          <text:p text:style-name="P671"><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15958539982346" text:continue-numbering="true" text:style-name="L32">
        <text:list-item>
          <text:p text:style-name="P67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15957547938467" text:continue-numbering="true" text:style-name="L32">
        <text:list-item>
          <text:p text:style-name="P671"><text:span text:style-name="Absatz-Standardschriftart">name: The name of the element.</text:span></text:p>
        </text:list-item>
        <text:list-item>
          <text:p text:style-name="P67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15957269245394" text:continue-numbering="true" text:style-name="L32">
        <text:list-item>
          <text:p text:style-name="P671"><text:span text:style-name="Absatz-Standardschriftart">name: The name of the element.</text:span></text:p>
        </text:list-item>
        <text:list-item>
          <text:p text:style-name="P671"><text:span text:style-name="Absatz-Standardschriftart">namespaceUri: The namespace URI.</text:span></text:p>
          <text:p text:style-name="P671"><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78"><text:span text:style-name="Absatz-Standardschriftart"><text:span text:style-name="T13">writeStartElement(name, namespaceUri);</text:span></text:span></text:p>
      <text:p text:style-name="P278"><text:span text:style-name="Absatz-Standardschriftart"><text:span text:style-name="T13">writeCharacters(text);</text:span></text:span></text:p>
      <text:p text:style-name="P278"><text:span text:style-name="Absatz-Standardschriftart"><text:span text:style-name="T13">writeEndElement();</text:span></text:span></text:p>
      <text:p text:style-name="P31">Arguments:</text:p>
      <text:list xml:id="list115957504458133" text:continue-numbering="true" text:style-name="L32">
        <text:list-item>
          <text:p text:style-name="P671"><text:soft-page-break/><text:span text:style-name="Absatz-Standardschriftart">name: The name of the element.</text:span></text:p>
        </text:list-item>
        <text:list-item>
          <text:p text:style-name="P671"><text:span text:style-name="Absatz-Standardschriftart">text: The text.</text:span></text:p>
        </text:list-item>
        <text:list-item>
          <text:p text:style-name="P67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15956976890064" text:continue-numbering="true" text:style-name="L32">
        <text:list-item>
          <text:p text:style-name="P671"><text:span text:style-name="Absatz-Standardschriftart">name: The name of the attribute.</text:span></text:p>
        </text:list-item>
        <text:list-item>
          <text:p text:style-name="P671"><text:span text:style-name="Absatz-Standardschriftart">value: The value of the attribute.</text:span></text:p>
        </text:list-item>
        <text:list-item>
          <text:p text:style-name="P67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15957406971695" text:continue-numbering="true" text:style-name="L32">
        <text:list-item>
          <text:p text:style-name="P671"><text:span text:style-name="Absatz-Standardschriftart">target: The target</text:span></text:p>
        </text:list-item>
        <text:list-item>
          <text:p text:style-name="P671"><text:span text:style-name="Absatz-Standardschriftart">data: The data.</text:span></text:p>
        </text:list-item>
      </text:list>
      <text:p text:style-name="P257"><text:span text:style-name="Absatz-Standardschriftart"/></text:p>
      <text:h text:style-name="P522"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59"><text:span text:style-name="Absatz-Standardschriftart"/></text:p>
      <text:p text:style-name="P360"><text:soft-page-break/><text:span text:style-name="Absatz-Standardschriftart"><text:span text:style-name="T358">The script converter class provides several converter functions. These functions can be accessed with the conv object. Example:</text:span></text:span></text:p>
      <text:p text:style-name="P360"><text:span text:style-name="Absatz-Standardschriftart"><text:span text:style-name="T59">var array = conv.addUint16ToArray(array, 61234, true);</text:span></text:span></text:p>
      <text:p text:style-name="P360"><text:span text:style-name="Absatz-Standardschriftart"/></text:p>
      <text:p text:style-name="P358"><text:span text:style-name="Absatz-Standardschriftart">The functions which can be used are described in the following chapters.</text:span></text:p>
      <text:p text:style-name="P35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21">var array = Array(48, 49, 50);</text:p>
      <text:p text:style-name="P321">var string = <text:span text:style-name="T359">conv</text:span>.byteArrayToString(array);</text:p>
      <text:p text:style-name="P281"/>
      <text:h text:style-name="P609" text:outline-level="4">String byteArrayTo<text:span text:style-name="T388">Utf8</text:span>String (Array&lt;Number&gt; data)</text:h>
      <text:p text:style-name="P185">Converts a byte array which contains utf8 characters into an utf8 string (QString).</text:p>
      <text:p text:style-name="P184">Example: <text:s/></text:p>
      <text:p text:style-name="P322">var array = Array(<text:span text:style-name="T386">0x61, 0x62, 0xc3, 0xa4</text:span>);</text:p>
      <text:p text:style-name="P322">var string = <text:span text:style-name="T359">conv</text:span>.<text:span text:style-name="T387">byteArrayToUtf8String</text:span>(array);</text:p>
      <text:p text:style-name="P281"/>
      <text:h text:style-name="P610" text:outline-level="4">String byteArrayToHexString (Array&lt;Number&gt; data)</text:h>
      <text:p text:style-name="P154">Converts a byte array into a hex string.</text:p>
      <text:p text:style-name="P154">Example: <text:s/></text:p>
      <text:p text:style-name="P321">var array = Array(2, 3, 4, 33);</text:p>
      <text:p text:style-name="P321">var string = <text:span text:style-name="T359">conv</text:span>.byteArrayToHexString(array);</text:p>
      <text:p text:style-name="P358"><text:span text:style-name="Absatz-Standardschriftart"><text:span text:style-name="T2"/></text:span></text:p>
      <text:h text:style-name="P611" text:outline-level="4">Array&lt;Number&gt; stringToArray(String str)</text:h>
      <text:p text:style-name="P109">Converts an ASCII string into a byte array.</text:p>
      <text:p text:style-name="P154">Example: <text:s/></text:p>
      <text:p text:style-name="P281"><text:span text:style-name="Absatz-Standardschriftart"><text:span text:style-name="T145">var </text:span></text:span><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stringToArray</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4"><text:span text:style-name="Absatz-Standardschriftart"><text:span text:style-name="T1"/></text:span></text:p>
      <text:h text:style-name="P613" text:outline-level="4"><text:span text:style-name="T429">Number</text:span> byteArrayToUint16(<text:span text:style-name="T365">Array</text:span>&lt;Number&gt; data, bool littleEndian)</text:h>
      <text:p text:style-name="P156">Converts the first Bytes of a byte array to an uint16.</text:p>
      <text:p text:style-name="P160">Arguments:</text:p>
      <text:list xml:id="list115957768216988" text:continue-numbering="true" text:style-name="L32">
        <text:list-item>
          <text:p text:style-name="P6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6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5"><text:span text:style-name="Absatz-Standardschriftart"><text:span text:style-name="T1"/></text:span></text:p>
      <text:h text:style-name="P614" text:outline-level="4"><text:span text:style-name="T429">Number</text:span> byteArrayToUint<text:span text:style-name="T363">32</text:span>(<text:span text:style-name="T365">Array</text:span>&lt;Number&gt; data, bool littleEndian)</text:h>
      <text:p text:style-name="P157">Converts the first Bytes of a byte array to an uint<text:span text:style-name="T363">32</text:span>.</text:p>
      <text:p text:style-name="P160">Arguments:</text:p>
      <text:list xml:id="list115957729055533" text:continue-numbering="true" text:style-name="L32">
        <text:list-item>
          <text:p text:style-name="P6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6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614" text:outline-level="4"><text:span text:style-name="T429">Number</text:span> byteArrayToUint<text:span text:style-name="T363">64</text:span>(<text:span text:style-name="T365">Array</text:span>&lt;Number&gt; data, bool littleEndian)</text:h>
      <text:p text:style-name="P157">Converts the first Bytes of a byte array to an uint<text:span text:style-name="T363">64</text:span>.</text:p>
      <text:p text:style-name="P160">Arguments:</text:p>
      <text:list xml:id="list115957881120284" text:continue-numbering="true" text:style-name="L32">
        <text:list-item>
          <text:p text:style-name="P6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6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614" text:outline-level="4"><text:span text:style-name="T429">Number unsignedCharToSignedChar</text:span>(<text:span text:style-name="T367">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6"><text:span text:style-name="Absatz-Standardschriftart"><text:span text:style-name="T1"/></text:span></text:p>
      <text:h text:style-name="P614" text:outline-level="4"><text:soft-page-break/><text:span text:style-name="T429">Number</text:span> byteArrayTo<text:span text:style-name="T363">I</text:span>nt16(<text:span text:style-name="T365">Array</text:span>&lt;Number&gt; data, bool littleEndian)</text:h>
      <text:p text:style-name="P157">Converts the first Bytes of a byte array to an int16.</text:p>
      <text:p text:style-name="P160">Arguments:</text:p>
      <text:list xml:id="list115958327931227" text:continue-numbering="true" text:style-name="L32">
        <text:list-item>
          <text:p text:style-name="P6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6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614" text:outline-level="4"><text:span text:style-name="T429">Number</text:span> byteArrayTo<text:span text:style-name="T363">I</text:span>nt<text:span text:style-name="T363">32</text:span>(<text:span text:style-name="T365">Array</text:span>&lt;Number&gt; data, bool littleEndian)</text:h>
      <text:p text:style-name="P157">Converts the first Bytes of a byte array to an int32.</text:p>
      <text:p text:style-name="P160">Arguments:</text:p>
      <text:list xml:id="list115958131728792" text:continue-numbering="true" text:style-name="L32">
        <text:list-item>
          <text:p text:style-name="P6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6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614" text:outline-level="4"><text:span text:style-name="T429">Number</text:span> byteArrayTo<text:span text:style-name="T363">I</text:span>nt<text:span text:style-name="T363">64</text:span>(<text:span text:style-name="T365">Array</text:span>&lt;Number&gt; data, bool littleEndian)</text:h>
      <text:p text:style-name="P157">Converts the first Bytes of a byte array to an int64.</text:p>
      <text:p text:style-name="P160">Arguments:</text:p>
      <text:list xml:id="list115959088142997" text:continue-numbering="true" text:style-name="L32">
        <text:list-item>
          <text:p text:style-name="P6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6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615" text:outline-level="4">Number byteArrayToFloat32(<text:span text:style-name="T365">Array</text:span>&lt;Number&gt; data, bool littleEndian)</text:h>
      <text:p text:style-name="P252">Converts the first Bytes of a byte array to a float32.</text:p>
      <text:p text:style-name="P160">Arguments:</text:p>
      <text:list xml:id="list115958581654826" text:continue-numbering="true" text:style-name="L32">
        <text:list-item>
          <text:p text:style-name="P6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6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7"><text:span text:style-name="Absatz-Standardschriftart"><text:span text:style-name="T1"/></text:span></text:p>
      <text:h text:style-name="P615" text:outline-level="4">Number byteArrayToFloat64(<text:span text:style-name="T365">Array</text:span>&lt;Number&gt; data, bool littleEndian)</text:h>
      <text:p text:style-name="P159">Converts the first Bytes of a byte array to a double.</text:p>
      <text:p text:style-name="P160">Arguments:</text:p>
      <text:list xml:id="list115958550681234" text:continue-numbering="true" text:style-name="L32">
        <text:list-item>
          <text:p text:style-name="P6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6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612" text:outline-level="4">Array&lt;Number&gt; addStringToArray(Array&lt;Number&gt; array, String str)</text:h>
      <text:p text:style-name="P110">Adds an ASCII string to a byte array.</text:p>
      <text:p text:style-name="P160">Example: <text:s/></text:p>
      <text:p text:style-name="P110"><text:span text:style-name="Absatz-Standardschriftart"><text:span text:style-name="T13">var array = Array(0,1,2,3,4);</text:span></text:span></text:p>
      <text:p text:style-name="P289"><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addStringToArray</text:span></text:span><text:span text:style-name="Absatz-Standardschriftart"><text:span text:style-name="T145">(</text:span></text:span><text:span text:style-name="Absatz-Standardschriftart"><text:span text:style-name="T149">array, </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9"><text:span text:style-name="Absatz-Standardschriftart"><text:span text:style-name="T1"/></text:span></text:p>
      <text:h text:style-name="P616" text:outline-level="4">Array&lt;Number&gt; addUint16ToArray(Array&lt;Number&gt; array, uint16_t value, bool littleEndian)</text:h>
      <text:p text:style-name="P253">Adds an uint16 to a byte array.</text:p>
      <text:p text:style-name="P160">Arguments:</text:p>
      <text:list xml:id="list115958071101529" text:continue-numbering="true" text:style-name="L32">
        <text:list-item>
          <text:p text:style-name="P6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674"><text:span text:style-name="Absatz-Standardschriftart"><text:span text:style-name="T364">value: The value</text:span></text:span></text:p>
        </text:list-item>
        <text:list-item>
          <text:p text:style-name="P6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616" text:outline-level="4">Array&lt;Number&gt; addUint32ToArray(Array&lt;Number&gt; array, uint32_t value, bool littleEndian)</text:h>
      <text:p text:style-name="P253">Adds an uint32 to a byte array.</text:p>
      <text:p text:style-name="P160"><text:soft-page-break/>Arguments:</text:p>
      <text:list xml:id="list115957821230826" text:continue-numbering="true" text:style-name="L32">
        <text:list-item>
          <text:p text:style-name="P6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674"><text:span text:style-name="Absatz-Standardschriftart"><text:span text:style-name="T364">value: The value</text:span></text:span></text:p>
        </text:list-item>
        <text:list-item>
          <text:p text:style-name="P674"><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616" text:outline-level="4">Array&lt;Number&gt; addUint64ToArray(Array&lt;Number&gt; array, uint64_t value, bool littleEndian)</text:h>
      <text:p text:style-name="P253">Adds an uint64 to a byte array.</text:p>
      <text:p text:style-name="P160">Arguments:</text:p>
      <text:list xml:id="list115957267369938" text:continue-numbering="true" text:style-name="L32">
        <text:list-item>
          <text:p text:style-name="P6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674"><text:span text:style-name="Absatz-Standardschriftart"><text:span text:style-name="T364">value: The value</text:span></text:span></text:p>
        </text:list-item>
        <text:list-item>
          <text:p text:style-name="P674"><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617" text:outline-level="4">Array&lt;Number&gt; add<text:span text:style-name="T365">I</text:span>nt16ToArray(Array&lt;Number&gt; array, int16_t value, bool littleEndian)</text:h>
      <text:p text:style-name="P254">Adds an int16 to a byte array.</text:p>
      <text:p text:style-name="P161">Arguments:</text:p>
      <text:list xml:id="list115958405977335" text:continue-numbering="true" text:style-name="L32">
        <text:list-item>
          <text:p text:style-name="P6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675"><text:span text:style-name="Absatz-Standardschriftart"><text:span text:style-name="T364">value: The value</text:span></text:span></text:p>
        </text:list-item>
        <text:list-item>
          <text:p text:style-name="P67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5"><text:span text:style-name="Absatz-Standardschriftart"><text:span text:style-name="T83"/></text:span></text:p>
      <text:h text:style-name="P617" text:outline-level="4">Array&lt;Number&gt; add<text:span text:style-name="T365">I</text:span>nt32ToArray(Array&lt;Number&gt; array, int32_t value, bool littleEndian)</text:h>
      <text:p text:style-name="P254">Adds an int32 to a byte array.</text:p>
      <text:p text:style-name="P161">Arguments:</text:p>
      <text:list xml:id="list115957463840895" text:continue-numbering="true" text:style-name="L32">
        <text:list-item>
          <text:p text:style-name="P6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675"><text:span text:style-name="Absatz-Standardschriftart"><text:span text:style-name="T364">value: The value</text:span></text:span></text:p>
        </text:list-item>
        <text:list-item>
          <text:p text:style-name="P675"><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617" text:outline-level="4">Array&lt;Number&gt; add<text:span text:style-name="T365">I</text:span>nt64ToArray(Array&lt;Number&gt; array, int64_t value, bool littleEndian)</text:h>
      <text:p text:style-name="P254">Adds an int64 to a byte array.</text:p>
      <text:p text:style-name="P161">Arguments:</text:p>
      <text:list xml:id="list115957364276346" text:continue-numbering="true" text:style-name="L32">
        <text:list-item>
          <text:p text:style-name="P6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675"><text:span text:style-name="Absatz-Standardschriftart"><text:span text:style-name="T364">value: The value</text:span></text:span></text:p>
        </text:list-item>
        <text:list-item>
          <text:p text:style-name="P675"><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618" text:outline-level="4">Array&lt;Number&gt; addFloat32ToArray(Array&lt;Number&gt; array, Number value, bool littleEndian)</text:h>
      <text:p text:style-name="P255">Adds a float32 to a byte array.</text:p>
      <text:p text:style-name="P162">Arguments:</text:p>
      <text:list xml:id="list115957370771087" text:continue-numbering="true" text:style-name="L32">
        <text:list-item>
          <text:p text:style-name="P676"><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676"><text:span text:style-name="Absatz-Standardschriftart"><text:span text:style-name="T364">value: The value</text:span></text:span></text:p>
        </text:list-item>
        <text:list-item>
          <text:p text:style-name="P676"><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618" text:outline-level="4">Array&lt;Number&gt; addFloat64ToArray(Array&lt;Number&gt; array, Number value, bool littleEndian)</text:h>
      <text:p text:style-name="P255">Adds a float64 to a byte array.</text:p>
      <text:p text:style-name="P162"><text:soft-page-break/>Arguments:</text:p>
      <text:list xml:id="list115959108629405" text:continue-numbering="true" text:style-name="L32">
        <text:list-item>
          <text:p text:style-name="P676"><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676"><text:span text:style-name="Absatz-Standardschriftart"><text:span text:style-name="T364">value: The value</text:span></text:span></text:p>
        </text:list-item>
        <text:list-item>
          <text:p text:style-name="P676"><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9T11:59:54.747000000</dc:date>
    <meta:print-date>2014-11-04T09:54:00Z</meta:print-date>
    <meta:editing-cycles>2701</meta:editing-cycles>
    <meta:editing-duration>P5DT4H28M22S</meta:editing-duration>
    <meta:document-statistic meta:table-count="5" meta:image-count="35" meta:object-count="0" meta:page-count="171" meta:paragraph-count="6525" meta:word-count="41159" meta:character-count="297461" meta:non-whitespace-character-count="261216"/>
    <meta:template xlink:type="simple" xlink:actuate="onRequest" xlink:title="" xlink:href="Normal.dotm"/>
  </office:meta>
</office:document-meta>
</file>